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pt"/>
    </style:style>
    <style:style style:name="co2" style:family="table-column">
      <style:table-column-properties fo:break-before="auto" style:column-width="55.84pt"/>
    </style:style>
    <style:style style:name="co3" style:family="table-column">
      <style:table-column-properties fo:break-before="auto" style:column-width="26.16pt"/>
    </style:style>
    <style:style style:name="co4" style:family="table-column">
      <style:table-column-properties fo:break-before="auto" style:column-width="71.4pt"/>
    </style:style>
    <style:style style:name="co5" style:family="table-column">
      <style:table-column-properties fo:break-before="auto" style:column-width="60.0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69.31pt"/>
    </style:style>
    <style:style style:name="co8" style:family="table-column">
      <style:table-column-properties fo:break-before="auto" style:column-width="58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2.19pt"/>
    </style:style>
    <style:style style:name="co12" style:family="table-column">
      <style:table-column-properties fo:break-before="auto" style:column-width="88.41pt"/>
    </style:style>
    <style:style style:name="co13" style:family="table-column">
      <style:table-column-properties fo:break-before="auto" style:column-width="111.0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ul_100_0.9_10_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hn_count</text:p>
          </table:table-cell>
          <table:table-cell office:value-type="string" calcext:value-type="string">
            <text:p>hn_uptim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test_per_slots</text:p>
          </table:table-cell>
          <table:table-cell office:value-type="string" calcext:value-type="string">
            <text:p>hn_to_juror</text:p>
          </table:table-cell>
          <table:table-cell office:value-type="string" calcext:value-type="string">
            <text:p>hn_to_hn</text:p>
          </table:table-cell>
          <table:table-cell office:value-type="string" calcext:value-type="string">
            <text:p>juror_to_juror</text:p>
          </table:table-cell>
          <table:table-cell office:value-type="string" calcext:value-type="string">
            <text:p>size_round</text:p>
          </table:table-cell>
          <table:table-cell office:value-type="string" calcext:value-type="string">
            <text:p>bps_per_node</text:p>
          </table:table-cell>
          <table:table-cell office:value-type="string" calcext:value-type="string">
            <text:p>mean_path</text:p>
          </table:table-cell>
          <table:table-cell office:value-type="string" calcext:value-type="string">
            <text:p>time_to_sync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avg_degree</text:p>
          </table:table-cell>
          <table:table-cell office:value-type="string" calcext:value-type="string">
            <text:p>avg_degree_juror</text:p>
          </table:table-cell>
          <table:table-cell office:value-type="string" calcext:value-type="string">
            <text:p>avg_degree_non_juror</text:p>
          </table:table-cell>
          <table:table-cell office:value-type="string" calcext:value-type="string">
            <text:p>metric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3946944" calcext:value-type="float">
            <text:p>363946944</text:p>
          </table:table-cell>
          <table:table-cell office:value-type="float" office:value="8087" calcext:value-type="float">
            <text:p>8087</text:p>
          </table:table-cell>
          <table:table-cell office:value-type="float" office:value="3.31181870338497" calcext:value-type="float">
            <text:p>3.311818703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.81999999999999" calcext:value-type="float">
            <text:p>2.82</text:p>
          </table:table-cell>
          <table:table-cell office:value-type="float" office:value="7.72727272727274" calcext:value-type="float">
            <text:p>7.7272727273</text:p>
          </table:table-cell>
          <table:table-cell office:value-type="float" office:value="2.21348314606741" calcext:value-type="float">
            <text:p>2.2134831461</text:p>
          </table:table-cell>
          <table:table-cell table:formula="of:=[.I2]*[.J2]" office:value-type="float" office:value="26782.6778542743" calcext:value-type="float">
            <text:p>26782.6778542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6852864" calcext:value-type="float">
            <text:p>376852864</text:p>
          </table:table-cell>
          <table:table-cell office:value-type="float" office:value="8374" calcext:value-type="float">
            <text:p>8374</text:p>
          </table:table-cell>
          <table:table-cell office:value-type="float" office:value="3.32072829131653" calcext:value-type="float">
            <text:p>3.32072829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.92" calcext:value-type="float">
            <text:p>2.92</text:p>
          </table:table-cell>
          <table:table-cell office:value-type="float" office:value="9.79999999999998" calcext:value-type="float">
            <text:p>9.8</text:p>
          </table:table-cell>
          <table:table-cell office:value-type="float" office:value="2.15555555555556" calcext:value-type="float">
            <text:p>2.1555555556</text:p>
          </table:table-cell>
          <table:table-cell table:formula="of:=[.I3]*[.J3]" office:value-type="float" office:value="27807.7787114846" calcext:value-type="float">
            <text:p>27807.7787114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1707200" calcext:value-type="float">
            <text:p>451707200</text:p>
          </table:table-cell>
          <table:table-cell office:value-type="float" office:value="10037" calcext:value-type="float">
            <text:p>10037</text:p>
          </table:table-cell>
          <table:table-cell office:value-type="float" office:value="2.91960784313725" calcext:value-type="float">
            <text:p>2.91960784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5.5" calcext:value-type="float">
            <text:p>15.5</text:p>
          </table:table-cell>
          <table:table-cell office:value-type="float" office:value="2.16666666666666" calcext:value-type="float">
            <text:p>2.1666666667</text:p>
          </table:table-cell>
          <table:table-cell table:formula="of:=[.I4]*[.J4]" office:value-type="float" office:value="29304.1039215686" calcext:value-type="float">
            <text:p>29304.1039215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596416" calcext:value-type="float">
            <text:p>384596416</text:p>
          </table:table-cell>
          <table:table-cell office:value-type="float" office:value="8546" calcext:value-type="float">
            <text:p>8546</text:p>
          </table:table-cell>
          <table:table-cell office:value-type="float" office:value="3.45034199726403" calcext:value-type="float">
            <text:p>3.45034199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9.18181818181816" calcext:value-type="float">
            <text:p>9.1818181818</text:p>
          </table:table-cell>
          <table:table-cell office:value-type="float" office:value="2.21348314606741" calcext:value-type="float">
            <text:p>2.2134831461</text:p>
          </table:table-cell>
          <table:table-cell table:formula="of:=[.I5]*[.J5]" office:value-type="float" office:value="29486.6227086184" calcext:value-type="float">
            <text:p>29486.6227086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7843776" calcext:value-type="float">
            <text:p>487843776</text:p>
          </table:table-cell>
          <table:table-cell office:value-type="float" office:value="10840" calcext:value-type="float">
            <text:p>10840</text:p>
          </table:table-cell>
          <table:table-cell office:value-type="float" office:value="2.82124616956077" calcext:value-type="float">
            <text:p>2.821246169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77999999999999" calcext:value-type="float">
            <text:p>3.78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2.40449438202248" calcext:value-type="float">
            <text:p>2.404494382</text:p>
          </table:table-cell>
          <table:table-cell table:formula="of:=[.I6]*[.J6]" office:value-type="float" office:value="30582.3084780388" calcext:value-type="float">
            <text:p>30582.30847803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1091136" calcext:value-type="float">
            <text:p>591091136</text:p>
          </table:table-cell>
          <table:table-cell office:value-type="float" office:value="13135" calcext:value-type="float">
            <text:p>13135</text:p>
          </table:table-cell>
          <table:table-cell office:value-type="float" office:value="2.40109439124487" calcext:value-type="float">
            <text:p>2.40109439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18.6666666666667" calcext:value-type="float">
            <text:p>18.6666666667</text:p>
          </table:table-cell>
          <table:table-cell office:value-type="float" office:value="3.18681318681319" calcext:value-type="float">
            <text:p>3.1868131868</text:p>
          </table:table-cell>
          <table:table-cell table:formula="of:=[.I7]*[.J7]" office:value-type="float" office:value="31538.3748290014" calcext:value-type="float">
            <text:p>31538.3748290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3655616" calcext:value-type="float">
            <text:p>513655616</text:p>
          </table:table-cell>
          <table:table-cell office:value-type="float" office:value="11414" calcext:value-type="float">
            <text:p>11414</text:p>
          </table:table-cell>
          <table:table-cell office:value-type="float" office:value="2.89413233458177" calcext:value-type="float">
            <text:p>2.89413233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.98</text:p>
          </table:table-cell>
          <table:table-cell office:value-type="float" office:value="16.0909090909091" calcext:value-type="float">
            <text:p>16.0909090909</text:p>
          </table:table-cell>
          <table:table-cell office:value-type="float" office:value="2.48314606741573" calcext:value-type="float">
            <text:p>2.4831460674</text:p>
          </table:table-cell>
          <table:table-cell table:formula="of:=[.I8]*[.J8]" office:value-type="float" office:value="33033.6264669164" calcext:value-type="float">
            <text:p>33033.6264669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8493248" calcext:value-type="float">
            <text:p>508493248</text:p>
          </table:table-cell>
          <table:table-cell office:value-type="float" office:value="11299" calcext:value-type="float">
            <text:p>11299</text:p>
          </table:table-cell>
          <table:table-cell office:value-type="float" office:value="2.9688098495212" calcext:value-type="float">
            <text:p>2.968809849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6.45454545454546" calcext:value-type="float">
            <text:p>6.4545454545</text:p>
          </table:table-cell>
          <table:table-cell office:value-type="float" office:value="3.62921348314607" calcext:value-type="float">
            <text:p>3.6292134831</text:p>
          </table:table-cell>
          <table:table-cell table:formula="of:=[.I9]*[.J9]" office:value-type="float" office:value="33544.5824897401" calcext:value-type="float">
            <text:p>33544.58248974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5587328" calcext:value-type="float">
            <text:p>495587328</text:p>
          </table:table-cell>
          <table:table-cell office:value-type="float" office:value="11013" calcext:value-type="float">
            <text:p>11013</text:p>
          </table:table-cell>
          <table:table-cell office:value-type="float" office:value="3.07507002801121" calcext:value-type="float">
            <text:p>3.07507002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83999999999999" calcext:value-type="float">
            <text:p>3.84</text:p>
          </table:table-cell>
          <table:table-cell office:value-type="float" office:value="5.81818181818182" calcext:value-type="float">
            <text:p>5.8181818182</text:p>
          </table:table-cell>
          <table:table-cell office:value-type="float" office:value="3.59550561797753" calcext:value-type="float">
            <text:p>3.595505618</text:p>
          </table:table-cell>
          <table:table-cell table:formula="of:=[.I10]*[.J10]" office:value-type="float" office:value="33865.7462184874" calcext:value-type="float">
            <text:p>33865.7462184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9484160" calcext:value-type="float">
            <text:p>619484160</text:p>
          </table:table-cell>
          <table:table-cell office:value-type="float" office:value="13766" calcext:value-type="float">
            <text:p>13766</text:p>
          </table:table-cell>
          <table:table-cell office:value-type="float" office:value="2.48222400427693" calcext:value-type="float">
            <text:p>2.48222400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80000000000001" calcext:value-type="float">
            <text:p>4.8</text:p>
          </table:table-cell>
          <table:table-cell office:value-type="float" office:value="18.0909090909091" calcext:value-type="float">
            <text:p>18.0909090909</text:p>
          </table:table-cell>
          <table:table-cell office:value-type="float" office:value="3.15730337078651" calcext:value-type="float">
            <text:p>3.1573033708</text:p>
          </table:table-cell>
          <table:table-cell table:formula="of:=[.I11]*[.J11]" office:value-type="float" office:value="34170.2956428762" calcext:value-type="float">
            <text:p>34170.29564287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1415872" calcext:value-type="float">
            <text:p>601415872</text:p>
          </table:table-cell>
          <table:table-cell office:value-type="float" office:value="13364" calcext:value-type="float">
            <text:p>13364</text:p>
          </table:table-cell>
          <table:table-cell office:value-type="float" office:value="2.63545150501673" calcext:value-type="float">
            <text:p>2.6354515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66000000000001" calcext:value-type="float">
            <text:p>4.66</text:p>
          </table:table-cell>
          <table:table-cell office:value-type="float" office:value="21.3636363636363" calcext:value-type="float">
            <text:p>21.3636363636</text:p>
          </table:table-cell>
          <table:table-cell office:value-type="float" office:value="2.59550561797752" calcext:value-type="float">
            <text:p>2.595505618</text:p>
          </table:table-cell>
          <table:table-cell table:formula="of:=[.I12]*[.J12]" office:value-type="float" office:value="35220.1739130435" calcext:value-type="float">
            <text:p>35220.1739130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2065344" calcext:value-type="float">
            <text:p>622065344</text:p>
          </table:table-cell>
          <table:table-cell office:value-type="float" office:value="13823" calcext:value-type="float">
            <text:p>13823</text:p>
          </table:table-cell>
          <table:table-cell office:value-type="float" office:value="2.54896214896215" calcext:value-type="float">
            <text:p>2.5489621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.82</text:p>
          </table:table-cell>
          <table:table-cell office:value-type="float" office:value="16.5454545454545" calcext:value-type="float">
            <text:p>16.5454545455</text:p>
          </table:table-cell>
          <table:table-cell office:value-type="float" office:value="3.37078651685393" calcext:value-type="float">
            <text:p>3.3707865169</text:p>
          </table:table-cell>
          <table:table-cell table:formula="of:=[.I13]*[.J13]" office:value-type="float" office:value="35234.3037851038" calcext:value-type="float">
            <text:p>35234.3037851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8509952" calcext:value-type="float">
            <text:p>588509952</text:p>
          </table:table-cell>
          <table:table-cell office:value-type="float" office:value="13077" calcext:value-type="float">
            <text:p>13077</text:p>
          </table:table-cell>
          <table:table-cell office:value-type="float" office:value="2.70453482935951" calcext:value-type="float">
            <text:p>2.704534829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20.0909090909091" calcext:value-type="float">
            <text:p>20.0909090909</text:p>
          </table:table-cell>
          <table:table-cell office:value-type="float" office:value="2.64044943820224" calcext:value-type="float">
            <text:p>2.6404494382</text:p>
          </table:table-cell>
          <table:table-cell table:formula="of:=[.I14]*[.J14]" office:value-type="float" office:value="35367.2019635344" calcext:value-type="float">
            <text:p>35367.2019635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7227712" calcext:value-type="float">
            <text:p>627227712</text:p>
          </table:table-cell>
          <table:table-cell office:value-type="float" office:value="13938" calcext:value-type="float">
            <text:p>13938</text:p>
          </table:table-cell>
          <table:table-cell office:value-type="float" office:value="2.56256384065373" calcext:value-type="float">
            <text:p>2.56256384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.86000000000001" calcext:value-type="float">
            <text:p>4.86</text:p>
          </table:table-cell>
          <table:table-cell office:value-type="float" office:value="20.9090909090909" calcext:value-type="float">
            <text:p>20.9090909091</text:p>
          </table:table-cell>
          <table:table-cell office:value-type="float" office:value="2.87640449438202" calcext:value-type="float">
            <text:p>2.8764044944</text:p>
          </table:table-cell>
          <table:table-cell table:formula="of:=[.I15]*[.J15]" office:value-type="float" office:value="35717.0148110316" calcext:value-type="float">
            <text:p>35717.0148110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9467456" calcext:value-type="float">
            <text:p>539467456</text:p>
          </table:table-cell>
          <table:table-cell office:value-type="float" office:value="11988" calcext:value-type="float">
            <text:p>11988</text:p>
          </table:table-cell>
          <table:table-cell office:value-type="float" office:value="2.99346917450366" calcext:value-type="float">
            <text:p>2.99346917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7.29999999999999" calcext:value-type="float">
            <text:p>7.3</text:p>
          </table:table-cell>
          <table:table-cell office:value-type="float" office:value="3.83333333333333" calcext:value-type="float">
            <text:p>3.8333333333</text:p>
          </table:table-cell>
          <table:table-cell table:formula="of:=[.I16]*[.J16]" office:value-type="float" office:value="35885.7084639498" calcext:value-type="float">
            <text:p>35885.7084639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4971264" calcext:value-type="float">
            <text:p>634971264</text:p>
          </table:table-cell>
          <table:table-cell office:value-type="float" office:value="14110" calcext:value-type="float">
            <text:p>14110</text:p>
          </table:table-cell>
          <table:table-cell office:value-type="float" office:value="2.56691832532601" calcext:value-type="float">
            <text:p>2.566918325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17" calcext:value-type="float">
            <text:p>17</text:p>
          </table:table-cell>
          <table:table-cell office:value-type="float" office:value="3.42696629213483" calcext:value-type="float">
            <text:p>3.4269662921</text:p>
          </table:table-cell>
          <table:table-cell table:formula="of:=[.I17]*[.J17]" office:value-type="float" office:value="36219.2175703501" calcext:value-type="float">
            <text:p>36219.2175703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1124544" calcext:value-type="float">
            <text:p>751124544</text:p>
          </table:table-cell>
          <table:table-cell office:value-type="float" office:value="16691" calcext:value-type="float">
            <text:p>16691</text:p>
          </table:table-cell>
          <table:table-cell office:value-type="float" office:value="2.25616752725187" calcext:value-type="float">
            <text:p>2.25616752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24.7272727272727" calcext:value-type="float">
            <text:p>24.7272727273</text:p>
          </table:table-cell>
          <table:table-cell office:value-type="float" office:value="3.48314606741572" calcext:value-type="float">
            <text:p>3.4831460674</text:p>
          </table:table-cell>
          <table:table-cell table:formula="of:=[.I18]*[.J18]" office:value-type="float" office:value="37657.6921973609" calcext:value-type="float">
            <text:p>37657.6921973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7227712" calcext:value-type="float">
            <text:p>627227712</text:p>
          </table:table-cell>
          <table:table-cell office:value-type="float" office:value="13938" calcext:value-type="float">
            <text:p>13938</text:p>
          </table:table-cell>
          <table:table-cell office:value-type="float" office:value="2.70687237026647" calcext:value-type="float">
            <text:p>2.70687237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86000000000001" calcext:value-type="float">
            <text:p>4.86</text:p>
          </table:table-cell>
          <table:table-cell office:value-type="float" office:value="23.5454545454545" calcext:value-type="float">
            <text:p>23.5454545455</text:p>
          </table:table-cell>
          <table:table-cell office:value-type="float" office:value="2.55056179775281" calcext:value-type="float">
            <text:p>2.5505617978</text:p>
          </table:table-cell>
          <table:table-cell table:formula="of:=[.I19]*[.J19]" office:value-type="float" office:value="37728.3870967741" calcext:value-type="float">
            <text:p>37728.3870967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5637440" calcext:value-type="float">
            <text:p>735637440</text:p>
          </table:table-cell>
          <table:table-cell office:value-type="float" office:value="16347" calcext:value-type="float">
            <text:p>16347</text:p>
          </table:table-cell>
          <table:table-cell office:value-type="float" office:value="2.31111111111111" calcext:value-type="float">
            <text:p>2.31111111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0.9090909090909" calcext:value-type="float">
            <text:p>20.9090909091</text:p>
          </table:table-cell>
          <table:table-cell office:value-type="float" office:value="3.82022471910113" calcext:value-type="float">
            <text:p>3.8202247191</text:p>
          </table:table-cell>
          <table:table-cell table:formula="of:=[.I20]*[.J20]" office:value-type="float" office:value="37779.7333333333" calcext:value-type="float">
            <text:p>37779.7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60783104" calcext:value-type="float">
            <text:p>660783104</text:p>
          </table:table-cell>
          <table:table-cell office:value-type="float" office:value="14684" calcext:value-type="float">
            <text:p>14684</text:p>
          </table:table-cell>
          <table:table-cell office:value-type="float" office:value="2.60980592441266" calcext:value-type="float">
            <text:p>2.60980592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27.090909090909" calcext:value-type="float">
            <text:p>27.0909090909</text:p>
          </table:table-cell>
          <table:table-cell office:value-type="float" office:value="2.40449438202248" calcext:value-type="float">
            <text:p>2.404494382</text:p>
          </table:table-cell>
          <table:table-cell table:formula="of:=[.I21]*[.J21]" office:value-type="float" office:value="38322.3901940755" calcext:value-type="float">
            <text:p>38322.3901940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4663232" calcext:value-type="float">
            <text:p>704663232</text:p>
          </table:table-cell>
          <table:table-cell office:value-type="float" office:value="15659" calcext:value-type="float">
            <text:p>15659</text:p>
          </table:table-cell>
          <table:table-cell office:value-type="float" office:value="2.45718194254446" calcext:value-type="float">
            <text:p>2.45718194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45999999999999" calcext:value-type="float">
            <text:p>5.46</text:p>
          </table:table-cell>
          <table:table-cell office:value-type="float" office:value="25.1818181818182" calcext:value-type="float">
            <text:p>25.1818181818</text:p>
          </table:table-cell>
          <table:table-cell office:value-type="float" office:value="3.02247191011236" calcext:value-type="float">
            <text:p>3.0224719101</text:p>
          </table:table-cell>
          <table:table-cell table:formula="of:=[.I22]*[.J22]" office:value-type="float" office:value="38477.0120383037" calcext:value-type="float">
            <text:p>38477.0120383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17569152" calcext:value-type="float">
            <text:p>717569152</text:p>
          </table:table-cell>
          <table:table-cell office:value-type="float" office:value="15945" calcext:value-type="float">
            <text:p>15945</text:p>
          </table:table-cell>
          <table:table-cell office:value-type="float" office:value="2.41684981684981" calcext:value-type="float">
            <text:p>2.41684981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22.5454545454545" calcext:value-type="float">
            <text:p>22.5454545455</text:p>
          </table:table-cell>
          <table:table-cell office:value-type="float" office:value="3.46067415730336" calcext:value-type="float">
            <text:p>3.4606741573</text:p>
          </table:table-cell>
          <table:table-cell table:formula="of:=[.I23]*[.J23]" office:value-type="float" office:value="38536.6703296703" calcext:value-type="float">
            <text:p>38536.6703296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38218624" calcext:value-type="float">
            <text:p>738218624</text:p>
          </table:table-cell>
          <table:table-cell office:value-type="float" office:value="16404" calcext:value-type="float">
            <text:p>16404</text:p>
          </table:table-cell>
          <table:table-cell office:value-type="float" office:value="2.38724319159101" calcext:value-type="float">
            <text:p>2.38724319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2000000000002" calcext:value-type="float">
            <text:p>5.72</text:p>
          </table:table-cell>
          <table:table-cell office:value-type="float" office:value="28.4444444444444" calcext:value-type="float">
            <text:p>28.4444444444</text:p>
          </table:table-cell>
          <table:table-cell office:value-type="float" office:value="3.47252747252747" calcext:value-type="float">
            <text:p>3.4725274725</text:p>
          </table:table-cell>
          <table:table-cell table:formula="of:=[.I24]*[.J24]" office:value-type="float" office:value="39160.337314859" calcext:value-type="float">
            <text:p>39160.3373148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0816512" calcext:value-type="float">
            <text:p>820816512</text:p>
          </table:table-cell>
          <table:table-cell office:value-type="float" office:value="18240" calcext:value-type="float">
            <text:p>18240</text:p>
          </table:table-cell>
          <table:table-cell office:value-type="float" office:value="2.15580524344569" calcext:value-type="float">
            <text:p>2.15580524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6000000000001" calcext:value-type="float">
            <text:p>6.36</text:p>
          </table:table-cell>
          <table:table-cell office:value-type="float" office:value="22.3636363636363" calcext:value-type="float">
            <text:p>22.3636363636</text:p>
          </table:table-cell>
          <table:table-cell office:value-type="float" office:value="4.38202247191011" calcext:value-type="float">
            <text:p>4.3820224719</text:p>
          </table:table-cell>
          <table:table-cell table:formula="of:=[.I25]*[.J25]" office:value-type="float" office:value="39321.8876404494" calcext:value-type="float">
            <text:p>39321.8876404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6270208" calcext:value-type="float">
            <text:p>676270208</text:p>
          </table:table-cell>
          <table:table-cell office:value-type="float" office:value="15028" calcext:value-type="float">
            <text:p>15028</text:p>
          </table:table-cell>
          <table:table-cell office:value-type="float" office:value="2.62351623740202" calcext:value-type="float">
            <text:p>2.62351623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24000000000001" calcext:value-type="float">
            <text:p>5.24</text:p>
          </table:table-cell>
          <table:table-cell office:value-type="float" office:value="25.6363636363636" calcext:value-type="float">
            <text:p>25.6363636364</text:p>
          </table:table-cell>
          <table:table-cell office:value-type="float" office:value="2.7191011235955" calcext:value-type="float">
            <text:p>2.7191011236</text:p>
          </table:table-cell>
          <table:table-cell table:formula="of:=[.I26]*[.J26]" office:value-type="float" office:value="39426.2020156775" calcext:value-type="float">
            <text:p>39426.2020156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35637440" calcext:value-type="float">
            <text:p>735637440</text:p>
          </table:table-cell>
          <table:table-cell office:value-type="float" office:value="16347" calcext:value-type="float">
            <text:p>16347</text:p>
          </table:table-cell>
          <table:table-cell office:value-type="float" office:value="2.44958202716824" calcext:value-type="float">
            <text:p>2.449582027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7.1818181818182" calcext:value-type="float">
            <text:p>27.1818181818</text:p>
          </table:table-cell>
          <table:table-cell office:value-type="float" office:value="3.04494382022472" calcext:value-type="float">
            <text:p>3.0449438202</text:p>
          </table:table-cell>
          <table:table-cell table:formula="of:=[.I27]*[.J27]" office:value-type="float" office:value="40043.3173981192" calcext:value-type="float">
            <text:p>40043.3173981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38218624" calcext:value-type="float">
            <text:p>738218624</text:p>
          </table:table-cell>
          <table:table-cell office:value-type="float" office:value="16404" calcext:value-type="float">
            <text:p>16404</text:p>
          </table:table-cell>
          <table:table-cell office:value-type="float" office:value="2.44693932103715" calcext:value-type="float">
            <text:p>2.4469393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2000000000002" calcext:value-type="float">
            <text:p>5.72</text:p>
          </table:table-cell>
          <table:table-cell office:value-type="float" office:value="14" calcext:value-type="float">
            <text:p>14</text:p>
          </table:table-cell>
          <table:table-cell office:value-type="float" office:value="4.69662921348315" calcext:value-type="float">
            <text:p>4.6966292135</text:p>
          </table:table-cell>
          <table:table-cell table:formula="of:=[.I28]*[.J28]" office:value-type="float" office:value="40139.5926222934" calcext:value-type="float">
            <text:p>40139.59262229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5329408" calcext:value-type="float">
            <text:p>805329408</text:p>
          </table:table-cell>
          <table:table-cell office:value-type="float" office:value="17896" calcext:value-type="float">
            <text:p>17896</text:p>
          </table:table-cell>
          <table:table-cell office:value-type="float" office:value="2.25867665418227" calcext:value-type="float">
            <text:p>2.25867665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24000000000001" calcext:value-type="float">
            <text:p>6.24</text:p>
          </table:table-cell>
          <table:table-cell office:value-type="float" office:value="25" calcext:value-type="float">
            <text:p>25</text:p>
          </table:table-cell>
          <table:table-cell office:value-type="float" office:value="3.92134831460674" calcext:value-type="float">
            <text:p>3.9213483146</text:p>
          </table:table-cell>
          <table:table-cell table:formula="of:=[.I29]*[.J29]" office:value-type="float" office:value="40421.2774032459" calcext:value-type="float">
            <text:p>40421.2774032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3689024" calcext:value-type="float">
            <text:p>673689024</text:p>
          </table:table-cell>
          <table:table-cell office:value-type="float" office:value="14970" calcext:value-type="float">
            <text:p>14970</text:p>
          </table:table-cell>
          <table:table-cell office:value-type="float" office:value="2.70879120879121" calcext:value-type="float">
            <text:p>2.70879120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21999999999999" calcext:value-type="float">
            <text:p>5.22</text:p>
          </table:table-cell>
          <table:table-cell office:value-type="float" office:value="13.3636363636363" calcext:value-type="float">
            <text:p>13.3636363636</text:p>
          </table:table-cell>
          <table:table-cell office:value-type="float" office:value="4.21348314606741" calcext:value-type="float">
            <text:p>4.2134831461</text:p>
          </table:table-cell>
          <table:table-cell table:formula="of:=[.I30]*[.J30]" office:value-type="float" office:value="40550.6043956044" calcext:value-type="float">
            <text:p>40550.6043956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9209536" calcext:value-type="float">
            <text:p>849209536</text:p>
          </table:table-cell>
          <table:table-cell office:value-type="float" office:value="18871" calcext:value-type="float">
            <text:p>18871</text:p>
          </table:table-cell>
          <table:table-cell office:value-type="float" office:value="2.16963064295485" calcext:value-type="float">
            <text:p>2.1696306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58000000000001" calcext:value-type="float">
            <text:p>6.58</text:p>
          </table:table-cell>
          <table:table-cell office:value-type="float" office:value="28.4545454545455" calcext:value-type="float">
            <text:p>28.4545454545</text:p>
          </table:table-cell>
          <table:table-cell office:value-type="float" office:value="3.87640449438203" calcext:value-type="float">
            <text:p>3.8764044944</text:p>
          </table:table-cell>
          <table:table-cell table:formula="of:=[.I31]*[.J31]" office:value-type="float" office:value="40943.099863201" calcext:value-type="float">
            <text:p>40943.0998632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69192832" calcext:value-type="float">
            <text:p>769192832</text:p>
          </table:table-cell>
          <table:table-cell office:value-type="float" office:value="17093" calcext:value-type="float">
            <text:p>17093</text:p>
          </table:table-cell>
          <table:table-cell office:value-type="float" office:value="2.41831501831501" calcext:value-type="float">
            <text:p>2.41831501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26.5454545454545" calcext:value-type="float">
            <text:p>26.5454545455</text:p>
          </table:table-cell>
          <table:table-cell office:value-type="float" office:value="3.41573033707865" calcext:value-type="float">
            <text:p>3.4157303371</text:p>
          </table:table-cell>
          <table:table-cell table:formula="of:=[.I32]*[.J32]" office:value-type="float" office:value="41336.2586080586" calcext:value-type="float">
            <text:p>41336.25860805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4355200" calcext:value-type="float">
            <text:p>774355200</text:p>
          </table:table-cell>
          <table:table-cell office:value-type="float" office:value="17207" calcext:value-type="float">
            <text:p>17207</text:p>
          </table:table-cell>
          <table:table-cell office:value-type="float" office:value="2.40927960927961" calcext:value-type="float">
            <text:p>2.40927960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.1111111111111" calcext:value-type="float">
            <text:p>18.1111111111</text:p>
          </table:table-cell>
          <table:table-cell office:value-type="float" office:value="4.80219780219779" calcext:value-type="float">
            <text:p>4.8021978022</text:p>
          </table:table-cell>
          <table:table-cell table:formula="of:=[.I33]*[.J33]" office:value-type="float" office:value="41456.4742368743" calcext:value-type="float">
            <text:p>41456.4742368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5637440" calcext:value-type="float">
            <text:p>735637440</text:p>
          </table:table-cell>
          <table:table-cell office:value-type="float" office:value="16347" calcext:value-type="float">
            <text:p>16347</text:p>
          </table:table-cell>
          <table:table-cell office:value-type="float" office:value="2.57836990595612" calcext:value-type="float">
            <text:p>2.57836990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8.79999999999999" calcext:value-type="float">
            <text:p>8.8</text:p>
          </table:table-cell>
          <table:table-cell office:value-type="float" office:value="5.35555555555556" calcext:value-type="float">
            <text:p>5.3555555556</text:p>
          </table:table-cell>
          <table:table-cell table:formula="of:=[.I34]*[.J34]" office:value-type="float" office:value="42148.6128526646" calcext:value-type="float">
            <text:p>42148.6128526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03414400" calcext:value-type="float">
            <text:p>903414400</text:p>
          </table:table-cell>
          <table:table-cell office:value-type="float" office:value="20075" calcext:value-type="float">
            <text:p>20075</text:p>
          </table:table-cell>
          <table:table-cell office:value-type="float" office:value="2.11066559743384" calcext:value-type="float">
            <text:p>2.11066559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.8181818181819" calcext:value-type="float">
            <text:p>30.8181818182</text:p>
          </table:table-cell>
          <table:table-cell office:value-type="float" office:value="4.0561797752809" calcext:value-type="float">
            <text:p>4.0561797753</text:p>
          </table:table-cell>
          <table:table-cell table:formula="of:=[.I35]*[.J35]" office:value-type="float" office:value="42371.6118684843" calcext:value-type="float">
            <text:p>42371.6118684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5346112" calcext:value-type="float">
            <text:p>885346112</text:p>
          </table:table-cell>
          <table:table-cell office:value-type="float" office:value="19674" calcext:value-type="float">
            <text:p>19674</text:p>
          </table:table-cell>
          <table:table-cell office:value-type="float" office:value="2.17044154655685" calcext:value-type="float">
            <text:p>2.17044154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86000000000001" calcext:value-type="float">
            <text:p>6.86</text:p>
          </table:table-cell>
          <table:table-cell office:value-type="float" office:value="27.2" calcext:value-type="float">
            <text:p>27.2</text:p>
          </table:table-cell>
          <table:table-cell office:value-type="float" office:value="4.60000000000001" calcext:value-type="float">
            <text:p>4.6</text:p>
          </table:table-cell>
          <table:table-cell table:formula="of:=[.I36]*[.J36]" office:value-type="float" office:value="42701.2669869595" calcext:value-type="float">
            <text:p>42701.26698695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89842304" calcext:value-type="float">
            <text:p>789842304</text:p>
          </table:table-cell>
          <table:table-cell office:value-type="float" office:value="17552" calcext:value-type="float">
            <text:p>17552</text:p>
          </table:table-cell>
          <table:table-cell office:value-type="float" office:value="2.46386554621849" calcext:value-type="float">
            <text:p>2.46386554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 office:value-type="float" office:value="20.0909090909091" calcext:value-type="float">
            <text:p>20.0909090909</text:p>
          </table:table-cell>
          <table:table-cell office:value-type="float" office:value="4.39325842696629" calcext:value-type="float">
            <text:p>4.393258427</text:p>
          </table:table-cell>
          <table:table-cell table:formula="of:=[.I37]*[.J37]" office:value-type="float" office:value="43245.768067227" calcext:value-type="float">
            <text:p>43245.768067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1807424" calcext:value-type="float">
            <text:p>931807424</text:p>
          </table:table-cell>
          <table:table-cell office:value-type="float" office:value="20706" calcext:value-type="float">
            <text:p>20706</text:p>
          </table:table-cell>
          <table:table-cell office:value-type="float" office:value="2.10344827586207" calcext:value-type="float">
            <text:p>2.10344827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22000000000002" calcext:value-type="float">
            <text:p>7.22</text:p>
          </table:table-cell>
          <table:table-cell office:value-type="float" office:value="20.0909090909091" calcext:value-type="float">
            <text:p>20.0909090909</text:p>
          </table:table-cell>
          <table:table-cell office:value-type="float" office:value="5.62921348314607" calcext:value-type="float">
            <text:p>5.6292134831</text:p>
          </table:table-cell>
          <table:table-cell table:formula="of:=[.I38]*[.J38]" office:value-type="float" office:value="43553.9999999999" calcext:value-type="float">
            <text:p>43553.9999999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8593472" calcext:value-type="float">
            <text:p>988593472</text:p>
          </table:table-cell>
          <table:table-cell office:value-type="float" office:value="21968" calcext:value-type="float">
            <text:p>21968</text:p>
          </table:table-cell>
          <table:table-cell office:value-type="float" office:value="1.99233926128591" calcext:value-type="float">
            <text:p>1.99233926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35.3000000000001" calcext:value-type="float">
            <text:p>35.3</text:p>
          </table:table-cell>
          <table:table-cell office:value-type="float" office:value="4.58888888888889" calcext:value-type="float">
            <text:p>4.5888888889</text:p>
          </table:table-cell>
          <table:table-cell table:formula="of:=[.I39]*[.J39]" office:value-type="float" office:value="43767.7088919288" calcext:value-type="float">
            <text:p>43767.7088919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77602560" calcext:value-type="float">
            <text:p>877602560</text:p>
          </table:table-cell>
          <table:table-cell office:value-type="float" office:value="19502" calcext:value-type="float">
            <text:p>19502</text:p>
          </table:table-cell>
          <table:table-cell office:value-type="float" office:value="2.25152625152626" calcext:value-type="float">
            <text:p>2.25152625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29" calcext:value-type="float">
            <text:p>29</text:p>
          </table:table-cell>
          <table:table-cell office:value-type="float" office:value="4.0561797752809" calcext:value-type="float">
            <text:p>4.0561797753</text:p>
          </table:table-cell>
          <table:table-cell table:formula="of:=[.I40]*[.J40]" office:value-type="float" office:value="43909.264957265" calcext:value-type="float">
            <text:p>43909.264957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8235328" calcext:value-type="float">
            <text:p>818235328</text:p>
          </table:table-cell>
          <table:table-cell office:value-type="float" office:value="18182" calcext:value-type="float">
            <text:p>18182</text:p>
          </table:table-cell>
          <table:table-cell office:value-type="float" office:value="2.4156712852365" calcext:value-type="float">
            <text:p>2.41567128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office:value-type="float" office:value="16.7272727272727" calcext:value-type="float">
            <text:p>16.7272727273</text:p>
          </table:table-cell>
          <table:table-cell office:value-type="float" office:value="5.0561797752809" calcext:value-type="float">
            <text:p>5.0561797753</text:p>
          </table:table-cell>
          <table:table-cell table:formula="of:=[.I41]*[.J41]" office:value-type="float" office:value="43921.73530817" calcext:value-type="float">
            <text:p>43921.73530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8868096" calcext:value-type="float">
            <text:p>758868096</text:p>
          </table:table-cell>
          <table:table-cell office:value-type="float" office:value="16863" calcext:value-type="float">
            <text:p>16863</text:p>
          </table:table-cell>
          <table:table-cell office:value-type="float" office:value="2.62351623740202" calcext:value-type="float">
            <text:p>2.62351623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17.6363636363637" calcext:value-type="float">
            <text:p>17.6363636364</text:p>
          </table:table-cell>
          <table:table-cell office:value-type="float" office:value="4.42696629213482" calcext:value-type="float">
            <text:p>4.4269662921</text:p>
          </table:table-cell>
          <table:table-cell table:formula="of:=[.I42]*[.J42]" office:value-type="float" office:value="44240.3543113102" calcext:value-type="float">
            <text:p>44240.3543113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25978880" calcext:value-type="float">
            <text:p>825978880</text:p>
          </table:table-cell>
          <table:table-cell office:value-type="float" office:value="18355" calcext:value-type="float">
            <text:p>18355</text:p>
          </table:table-cell>
          <table:table-cell office:value-type="float" office:value="2.4207275223061" calcext:value-type="float">
            <text:p>2.4207275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9999999999999" calcext:value-type="float">
            <text:p>6.4</text:p>
          </table:table-cell>
          <table:table-cell office:value-type="float" office:value="29.090909090909" calcext:value-type="float">
            <text:p>29.0909090909</text:p>
          </table:table-cell>
          <table:table-cell office:value-type="float" office:value="3.59550561797753" calcext:value-type="float">
            <text:p>3.595505618</text:p>
          </table:table-cell>
          <table:table-cell table:formula="of:=[.I43]*[.J43]" office:value-type="float" office:value="44432.4536719285" calcext:value-type="float">
            <text:p>44432.45367192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64030464" calcext:value-type="float">
            <text:p>764030464</text:p>
          </table:table-cell>
          <table:table-cell office:value-type="float" office:value="16978" calcext:value-type="float">
            <text:p>16978</text:p>
          </table:table-cell>
          <table:table-cell office:value-type="float" office:value="2.61935311414061" calcext:value-type="float">
            <text:p>2.61935311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22.3636363636363" calcext:value-type="float">
            <text:p>22.3636363636</text:p>
          </table:table-cell>
          <table:table-cell office:value-type="float" office:value="3.88764044943821" calcext:value-type="float">
            <text:p>3.8876404494</text:p>
          </table:table-cell>
          <table:table-cell table:formula="of:=[.I44]*[.J44]" office:value-type="float" office:value="44471.3771718792" calcext:value-type="float">
            <text:p>44471.3771718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1141248" calcext:value-type="float">
            <text:p>831141248</text:p>
          </table:table-cell>
          <table:table-cell office:value-type="float" office:value="18469" calcext:value-type="float">
            <text:p>18469</text:p>
          </table:table-cell>
          <table:table-cell office:value-type="float" office:value="2.40874343048256" calcext:value-type="float">
            <text:p>2.40874343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44000000000001" calcext:value-type="float">
            <text:p>6.44</text:p>
          </table:table-cell>
          <table:table-cell office:value-type="float" office:value="18.6" calcext:value-type="float">
            <text:p>18.6</text:p>
          </table:table-cell>
          <table:table-cell office:value-type="float" office:value="5.0888888888889" calcext:value-type="float">
            <text:p>5.0888888889</text:p>
          </table:table-cell>
          <table:table-cell table:formula="of:=[.I45]*[.J45]" office:value-type="float" office:value="44487.0824175824" calcext:value-type="float">
            <text:p>44487.0824175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23397696" calcext:value-type="float">
            <text:p>823397696</text:p>
          </table:table-cell>
          <table:table-cell office:value-type="float" office:value="18297" calcext:value-type="float">
            <text:p>18297</text:p>
          </table:table-cell>
          <table:table-cell office:value-type="float" office:value="2.4472049689441" calcext:value-type="float">
            <text:p>2.447204968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8" calcext:value-type="float">
            <text:p>6.38</text:p>
          </table:table-cell>
          <table:table-cell office:value-type="float" office:value="19.9" calcext:value-type="float">
            <text:p>19.9</text:p>
          </table:table-cell>
          <table:table-cell office:value-type="float" office:value="4.87777777777778" calcext:value-type="float">
            <text:p>4.8777777778</text:p>
          </table:table-cell>
          <table:table-cell table:formula="of:=[.I46]*[.J46]" office:value-type="float" office:value="44776.5093167703" calcext:value-type="float">
            <text:p>44776.5093167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5004672" calcext:value-type="float">
            <text:p>795004672</text:p>
          </table:table-cell>
          <table:table-cell office:value-type="float" office:value="17666" calcext:value-type="float">
            <text:p>17666</text:p>
          </table:table-cell>
          <table:table-cell office:value-type="float" office:value="2.54017094017095" calcext:value-type="float">
            <text:p>2.54017094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21.2727272727273" calcext:value-type="float">
            <text:p>21.2727272727</text:p>
          </table:table-cell>
          <table:table-cell office:value-type="float" office:value="4.29213483146067" calcext:value-type="float">
            <text:p>4.2921348315</text:p>
          </table:table-cell>
          <table:table-cell table:formula="of:=[.I47]*[.J47]" office:value-type="float" office:value="44874.6598290599" calcext:value-type="float">
            <text:p>44874.65982905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92423488" calcext:value-type="float">
            <text:p>792423488</text:p>
          </table:table-cell>
          <table:table-cell office:value-type="float" office:value="17609" calcext:value-type="float">
            <text:p>17609</text:p>
          </table:table-cell>
          <table:table-cell office:value-type="float" office:value="2.55207835642619" calcext:value-type="float">
            <text:p>2.552078356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13999999999999" calcext:value-type="float">
            <text:p>6.14</text:p>
          </table:table-cell>
          <table:table-cell office:value-type="float" office:value="17.6363636363637" calcext:value-type="float">
            <text:p>17.6363636364</text:p>
          </table:table-cell>
          <table:table-cell office:value-type="float" office:value="4.71910112359551" calcext:value-type="float">
            <text:p>4.7191011236</text:p>
          </table:table-cell>
          <table:table-cell table:formula="of:=[.I48]*[.J48]" office:value-type="float" office:value="44939.5477783087" calcext:value-type="float">
            <text:p>44939.5477783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9892416" calcext:value-type="float">
            <text:p>1029892416</text:p>
          </table:table-cell>
          <table:table-cell office:value-type="float" office:value="22886" calcext:value-type="float">
            <text:p>22886</text:p>
          </table:table-cell>
          <table:table-cell office:value-type="float" office:value="1.97154582763338" calcext:value-type="float">
            <text:p>1.97154582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98000000000001" calcext:value-type="float">
            <text:p>7.98</text:p>
          </table:table-cell>
          <table:table-cell office:value-type="float" office:value="33.2727272727273" calcext:value-type="float">
            <text:p>33.2727272727</text:p>
          </table:table-cell>
          <table:table-cell office:value-type="float" office:value="4.85393258426967" calcext:value-type="float">
            <text:p>4.8539325843</text:p>
          </table:table-cell>
          <table:table-cell table:formula="of:=[.I49]*[.J49]" office:value-type="float" office:value="45120.7978112175" calcext:value-type="float">
            <text:p>45120.7978112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4713344" calcext:value-type="float">
            <text:p>944713344</text:p>
          </table:table-cell>
          <table:table-cell office:value-type="float" office:value="20993" calcext:value-type="float">
            <text:p>20993</text:p>
          </table:table-cell>
          <table:table-cell office:value-type="float" office:value="2.1510291365945" calcext:value-type="float">
            <text:p>2.15102913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2000000000001" calcext:value-type="float">
            <text:p>7.32</text:p>
          </table:table-cell>
          <table:table-cell office:value-type="float" office:value="22.8181818181818" calcext:value-type="float">
            <text:p>22.8181818182</text:p>
          </table:table-cell>
          <table:table-cell office:value-type="float" office:value="5.40449438202246" calcext:value-type="float">
            <text:p>5.404494382</text:p>
          </table:table-cell>
          <table:table-cell table:formula="of:=[.I50]*[.J50]" office:value-type="float" office:value="45156.5546645282" calcext:value-type="float">
            <text:p>45156.5546645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2148864" calcext:value-type="float">
            <text:p>1022148864</text:p>
          </table:table-cell>
          <table:table-cell office:value-type="float" office:value="22714" calcext:value-type="float">
            <text:p>227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91999999999999" calcext:value-type="float">
            <text:p>7.92</text:p>
          </table:table-cell>
          <table:table-cell office:value-type="float" office:value="33.3636363636364" calcext:value-type="float">
            <text:p>33.3636363636</text:p>
          </table:table-cell>
          <table:table-cell office:value-type="float" office:value="4.77528089887641" calcext:value-type="float">
            <text:p>4.7752808989</text:p>
          </table:table-cell>
          <table:table-cell table:formula="of:=[.I51]*[.J51]" office:value-type="float" office:value="45428" calcext:value-type="float">
            <text:p>45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29226240" calcext:value-type="float">
            <text:p>929226240</text:p>
          </table:table-cell>
          <table:table-cell office:value-type="float" office:value="20649" calcext:value-type="float">
            <text:p>20649</text:p>
          </table:table-cell>
          <table:table-cell office:value-type="float" office:value="2.20965270684371" calcext:value-type="float">
            <text:p>2.20965270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20000000000001" calcext:value-type="float">
            <text:p>7.2</text:p>
          </table:table-cell>
          <table:table-cell office:value-type="float" office:value="21.4545454545455" calcext:value-type="float">
            <text:p>21.4545454545</text:p>
          </table:table-cell>
          <table:table-cell office:value-type="float" office:value="5.438202247191" calcext:value-type="float">
            <text:p>5.4382022472</text:p>
          </table:table-cell>
          <table:table-cell table:formula="of:=[.I52]*[.J52]" office:value-type="float" office:value="45627.1187436159" calcext:value-type="float">
            <text:p>45627.1187436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2764928" calcext:value-type="float">
            <text:p>882764928</text:p>
          </table:table-cell>
          <table:table-cell office:value-type="float" office:value="19616" calcext:value-type="float">
            <text:p>19616</text:p>
          </table:table-cell>
          <table:table-cell office:value-type="float" office:value="2.32749658002736" calcext:value-type="float">
            <text:p>2.3274965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14.4545454545455" calcext:value-type="float">
            <text:p>14.4545454545</text:p>
          </table:table-cell>
          <table:table-cell office:value-type="float" office:value="5.89887640449438" calcext:value-type="float">
            <text:p>5.8988764045</text:p>
          </table:table-cell>
          <table:table-cell table:formula="of:=[.I53]*[.J53]" office:value-type="float" office:value="45656.1729138168" calcext:value-type="float">
            <text:p>45656.1729138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1790720" calcext:value-type="float">
            <text:p>851790720</text:p>
          </table:table-cell>
          <table:table-cell office:value-type="float" office:value="18928" calcext:value-type="float">
            <text:p>18928</text:p>
          </table:table-cell>
          <table:table-cell office:value-type="float" office:value="2.42004118050789" calcext:value-type="float">
            <text:p>2.42004118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60000000000001" calcext:value-type="float">
            <text:p>6.6</text:p>
          </table:table-cell>
          <table:table-cell office:value-type="float" office:value="31.090909090909" calcext:value-type="float">
            <text:p>31.0909090909</text:p>
          </table:table-cell>
          <table:table-cell office:value-type="float" office:value="3.57303370786517" calcext:value-type="float">
            <text:p>3.5730337079</text:p>
          </table:table-cell>
          <table:table-cell table:formula="of:=[.I54]*[.J54]" office:value-type="float" office:value="45806.5394646534" calcext:value-type="float">
            <text:p>45806.53946465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1824128" calcext:value-type="float">
            <text:p>1011824128</text:p>
          </table:table-cell>
          <table:table-cell office:value-type="float" office:value="22484" calcext:value-type="float">
            <text:p>22484</text:p>
          </table:table-cell>
          <table:table-cell office:value-type="float" office:value="2.04761904761905" calcext:value-type="float">
            <text:p>2.047619047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84000000000002" calcext:value-type="float">
            <text:p>7.84</text:p>
          </table:table-cell>
          <table:table-cell office:value-type="float" office:value="32.5454545454545" calcext:value-type="float">
            <text:p>32.5454545455</text:p>
          </table:table-cell>
          <table:table-cell office:value-type="float" office:value="4.78651685393259" calcext:value-type="float">
            <text:p>4.7865168539</text:p>
          </table:table-cell>
          <table:table-cell table:formula="of:=[.I55]*[.J55]" office:value-type="float" office:value="46038.6666666666" calcext:value-type="float">
            <text:p>46038.6666666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55038080" calcext:value-type="float">
            <text:p>955038080</text:p>
          </table:table-cell>
          <table:table-cell office:value-type="float" office:value="21223" calcext:value-type="float">
            <text:p>21223</text:p>
          </table:table-cell>
          <table:table-cell office:value-type="float" office:value="2.17310126582279" calcext:value-type="float">
            <text:p>2.173101265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9999999999999" calcext:value-type="float">
            <text:p>7.4</text:p>
          </table:table-cell>
          <table:table-cell office:value-type="float" office:value="16.5" calcext:value-type="float">
            <text:p>16.5</text:p>
          </table:table-cell>
          <table:table-cell office:value-type="float" office:value="6.3888888888889" calcext:value-type="float">
            <text:p>6.3888888889</text:p>
          </table:table-cell>
          <table:table-cell table:formula="of:=[.I56]*[.J56]" office:value-type="float" office:value="46119.728164557" calcext:value-type="float">
            <text:p>46119.728164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57619264" calcext:value-type="float">
            <text:p>957619264</text:p>
          </table:table-cell>
          <table:table-cell office:value-type="float" office:value="21280" calcext:value-type="float">
            <text:p>21280</text:p>
          </table:table-cell>
          <table:table-cell office:value-type="float" office:value="2.16754057428215" calcext:value-type="float">
            <text:p>2.16754057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41999999999999" calcext:value-type="float">
            <text:p>7.42</text:p>
          </table:table-cell>
          <table:table-cell office:value-type="float" office:value="36.6999999999999" calcext:value-type="float">
            <text:p>36.7</text:p>
          </table:table-cell>
          <table:table-cell office:value-type="float" office:value="4.16666666666667" calcext:value-type="float">
            <text:p>4.1666666667</text:p>
          </table:table-cell>
          <table:table-cell table:formula="of:=[.I57]*[.J57]" office:value-type="float" office:value="46125.2634207242" calcext:value-type="float">
            <text:p>46125.2634207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0816512" calcext:value-type="float">
            <text:p>820816512</text:p>
          </table:table-cell>
          <table:table-cell office:value-type="float" office:value="18240" calcext:value-type="float">
            <text:p>18240</text:p>
          </table:table-cell>
          <table:table-cell office:value-type="float" office:value="2.54675081813932" calcext:value-type="float">
            <text:p>2.54675081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6000000000001" calcext:value-type="float">
            <text:p>6.36</text:p>
          </table:table-cell>
          <table:table-cell office:value-type="float" office:value="23.4545454545455" calcext:value-type="float">
            <text:p>23.4545454545</text:p>
          </table:table-cell>
          <table:table-cell office:value-type="float" office:value="4.24719101123595" calcext:value-type="float">
            <text:p>4.2471910112</text:p>
          </table:table-cell>
          <table:table-cell table:formula="of:=[.I58]*[.J58]" office:value-type="float" office:value="46452.7349228611" calcext:value-type="float">
            <text:p>46452.7349228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95670848" calcext:value-type="float">
            <text:p>895670848</text:p>
          </table:table-cell>
          <table:table-cell office:value-type="float" office:value="19903" calcext:value-type="float">
            <text:p>19903</text:p>
          </table:table-cell>
          <table:table-cell office:value-type="float" office:value="2.34141981613892" calcext:value-type="float">
            <text:p>2.34141981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94000000000001" calcext:value-type="float">
            <text:p>6.94</text:p>
          </table:table-cell>
          <table:table-cell office:value-type="float" office:value="24.1818181818182" calcext:value-type="float">
            <text:p>24.1818181818</text:p>
          </table:table-cell>
          <table:table-cell office:value-type="float" office:value="4.80898876404495" calcext:value-type="float">
            <text:p>4.808988764</text:p>
          </table:table-cell>
          <table:table-cell table:formula="of:=[.I59]*[.J59]" office:value-type="float" office:value="46601.2786006128" calcext:value-type="float">
            <text:p>46601.2786006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8884800" calcext:value-type="float">
            <text:p>838884800</text:p>
          </table:table-cell>
          <table:table-cell office:value-type="float" office:value="18641" calcext:value-type="float">
            <text:p>18641</text:p>
          </table:table-cell>
          <table:table-cell office:value-type="float" office:value="2.51916971916972" calcext:value-type="float">
            <text:p>2.51916971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5.82022471910113" calcext:value-type="float">
            <text:p>5.8202247191</text:p>
          </table:table-cell>
          <table:table-cell table:formula="of:=[.I60]*[.J60]" office:value-type="float" office:value="46959.8427350428" calcext:value-type="float">
            <text:p>46959.8427350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15654144" calcext:value-type="float">
            <text:p>815654144</text:p>
          </table:table-cell>
          <table:table-cell office:value-type="float" office:value="18125" calcext:value-type="float">
            <text:p>18125</text:p>
          </table:table-cell>
          <table:table-cell office:value-type="float" office:value="2.59094028826356" calcext:value-type="float">
            <text:p>2.59094028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32000000000001" calcext:value-type="float">
            <text:p>6.32</text:p>
          </table:table-cell>
          <table:table-cell office:value-type="float" office:value="21.9090909090909" calcext:value-type="float">
            <text:p>21.9090909091</text:p>
          </table:table-cell>
          <table:table-cell office:value-type="float" office:value="4.39325842696629" calcext:value-type="float">
            <text:p>4.393258427</text:p>
          </table:table-cell>
          <table:table-cell table:formula="of:=[.I61]*[.J61]" office:value-type="float" office:value="46960.792724777" calcext:value-type="float">
            <text:p>46960.792724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49875712" calcext:value-type="float">
            <text:p>949875712</text:p>
          </table:table-cell>
          <table:table-cell office:value-type="float" office:value="21108" calcext:value-type="float">
            <text:p>21108</text:p>
          </table:table-cell>
          <table:table-cell office:value-type="float" office:value="2.23449367088608" calcext:value-type="float">
            <text:p>2.23449367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6000000000001" calcext:value-type="float">
            <text:p>7.36</text:p>
          </table:table-cell>
          <table:table-cell office:value-type="float" office:value="11.7272727272727" calcext:value-type="float">
            <text:p>11.7272727273</text:p>
          </table:table-cell>
          <table:table-cell office:value-type="float" office:value="6.82022471910113" calcext:value-type="float">
            <text:p>6.8202247191</text:p>
          </table:table-cell>
          <table:table-cell table:formula="of:=[.I62]*[.J62]" office:value-type="float" office:value="47165.6924050634" calcext:value-type="float">
            <text:p>47165.69240506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86012288" calcext:value-type="float">
            <text:p>986012288</text:p>
          </table:table-cell>
          <table:table-cell office:value-type="float" office:value="21911" calcext:value-type="float">
            <text:p>21911</text:p>
          </table:table-cell>
          <table:table-cell office:value-type="float" office:value="2.15270684371808" calcext:value-type="float">
            <text:p>2.15270684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63999999999999" calcext:value-type="float">
            <text:p>7.64</text:p>
          </table:table-cell>
          <table:table-cell office:value-type="float" office:value="35.2727272727273" calcext:value-type="float">
            <text:p>35.2727272727</text:p>
          </table:table-cell>
          <table:table-cell office:value-type="float" office:value="4.22471910112359" calcext:value-type="float">
            <text:p>4.2247191011</text:p>
          </table:table-cell>
          <table:table-cell table:formula="of:=[.I63]*[.J63]" office:value-type="float" office:value="47167.9596527068" calcext:value-type="float">
            <text:p>47167.9596527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9209536" calcext:value-type="float">
            <text:p>849209536</text:p>
          </table:table-cell>
          <table:table-cell office:value-type="float" office:value="18871" calcext:value-type="float">
            <text:p>18871</text:p>
          </table:table-cell>
          <table:table-cell office:value-type="float" office:value="2.5023199023199" calcext:value-type="float">
            <text:p>2.50231990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11.7272727272727" calcext:value-type="float">
            <text:p>11.7272727273</text:p>
          </table:table-cell>
          <table:table-cell office:value-type="float" office:value="5.9438202247191" calcext:value-type="float">
            <text:p>5.9438202247</text:p>
          </table:table-cell>
          <table:table-cell table:formula="of:=[.I64]*[.J64]" office:value-type="float" office:value="47221.2788766788" calcext:value-type="float">
            <text:p>47221.27887667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2456896" calcext:value-type="float">
            <text:p>952456896</text:p>
          </table:table-cell>
          <table:table-cell office:value-type="float" office:value="21165" calcext:value-type="float">
            <text:p>21165</text:p>
          </table:table-cell>
          <table:table-cell office:value-type="float" office:value="2.24224664224664" calcext:value-type="float">
            <text:p>2.24224664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22.8181818181818" calcext:value-type="float">
            <text:p>22.8181818182</text:p>
          </table:table-cell>
          <table:table-cell office:value-type="float" office:value="5.47191011235954" calcext:value-type="float">
            <text:p>5.4719101124</text:p>
          </table:table-cell>
          <table:table-cell table:formula="of:=[.I65]*[.J65]" office:value-type="float" office:value="47457.1501831502" calcext:value-type="float">
            <text:p>47457.15018315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54371904" calcext:value-type="float">
            <text:p>854371904</text:p>
          </table:table-cell>
          <table:table-cell office:value-type="float" office:value="18986" calcext:value-type="float">
            <text:p>18986</text:p>
          </table:table-cell>
          <table:table-cell office:value-type="float" office:value="2.50469000228781" calcext:value-type="float">
            <text:p>2.50469000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office:value-type="float" office:value="11.5454545454545" calcext:value-type="float">
            <text:p>11.5454545455</text:p>
          </table:table-cell>
          <table:table-cell office:value-type="float" office:value="6.01123595505619" calcext:value-type="float">
            <text:p>6.0112359551</text:p>
          </table:table-cell>
          <table:table-cell table:formula="of:=[.I66]*[.J66]" office:value-type="float" office:value="47554.0443834364" calcext:value-type="float">
            <text:p>47554.04438343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5329408" calcext:value-type="float">
            <text:p>805329408</text:p>
          </table:table-cell>
          <table:table-cell office:value-type="float" office:value="17896" calcext:value-type="float">
            <text:p>17896</text:p>
          </table:table-cell>
          <table:table-cell office:value-type="float" office:value="2.66810966810967" calcext:value-type="float">
            <text:p>2.66810966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24000000000001" calcext:value-type="float">
            <text:p>6.24</text:p>
          </table:table-cell>
          <table:table-cell office:value-type="float" office:value="18.2" calcext:value-type="float">
            <text:p>18.2</text:p>
          </table:table-cell>
          <table:table-cell office:value-type="float" office:value="4.9111111111111" calcext:value-type="float">
            <text:p>4.9111111111</text:p>
          </table:table-cell>
          <table:table-cell table:formula="of:=[.I67]*[.J67]" office:value-type="float" office:value="47748.4906204907" calcext:value-type="float">
            <text:p>47748.49062049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59534272" calcext:value-type="float">
            <text:p>859534272</text:p>
          </table:table-cell>
          <table:table-cell office:value-type="float" office:value="19100" calcext:value-type="float">
            <text:p>19100</text:p>
          </table:table-cell>
          <table:table-cell office:value-type="float" office:value="2.51233211233211" calcext:value-type="float">
            <text:p>2.51233211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4.11235955056179" calcext:value-type="float">
            <text:p>4.1123595506</text:p>
          </table:table-cell>
          <table:table-cell table:formula="of:=[.I68]*[.J68]" office:value-type="float" office:value="47985.5433455433" calcext:value-type="float">
            <text:p>47985.54334554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93089664" calcext:value-type="float">
            <text:p>893089664</text:p>
          </table:table-cell>
          <table:table-cell office:value-type="float" office:value="19846" calcext:value-type="float">
            <text:p>19846</text:p>
          </table:table-cell>
          <table:table-cell office:value-type="float" office:value="2.42212135690397" calcext:value-type="float">
            <text:p>2.42212135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91999999999999" calcext:value-type="float">
            <text:p>6.92</text:p>
          </table:table-cell>
          <table:table-cell office:value-type="float" office:value="22.1818181818182" calcext:value-type="float">
            <text:p>22.1818181818</text:p>
          </table:table-cell>
          <table:table-cell office:value-type="float" office:value="5.03370786516854" calcext:value-type="float">
            <text:p>5.0337078652</text:p>
          </table:table-cell>
          <table:table-cell table:formula="of:=[.I69]*[.J69]" office:value-type="float" office:value="48069.4204491162" calcext:value-type="float">
            <text:p>48069.4204491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3739136" calcext:value-type="float">
            <text:p>913739136</text:p>
          </table:table-cell>
          <table:table-cell office:value-type="float" office:value="20305" calcext:value-type="float">
            <text:p>20305</text:p>
          </table:table-cell>
          <table:table-cell office:value-type="float" office:value="2.36754057428215" calcext:value-type="float">
            <text:p>2.36754057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08000000000001" calcext:value-type="float">
            <text:p>7.08</text:p>
          </table:table-cell>
          <table:table-cell office:value-type="float" office:value="27.5" calcext:value-type="float">
            <text:p>27.5</text:p>
          </table:table-cell>
          <table:table-cell office:value-type="float" office:value="4.81111111111112" calcext:value-type="float">
            <text:p>4.8111111111</text:p>
          </table:table-cell>
          <table:table-cell table:formula="of:=[.I70]*[.J70]" office:value-type="float" office:value="48072.911360799" calcext:value-type="float">
            <text:p>48072.911360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4713344" calcext:value-type="float">
            <text:p>944713344</text:p>
          </table:table-cell>
          <table:table-cell office:value-type="float" office:value="20993" calcext:value-type="float">
            <text:p>20993</text:p>
          </table:table-cell>
          <table:table-cell office:value-type="float" office:value="2.29205851619645" calcext:value-type="float">
            <text:p>2.29205851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2000000000001" calcext:value-type="float">
            <text:p>7.32</text:p>
          </table:table-cell>
          <table:table-cell office:value-type="float" office:value="16" calcext:value-type="float">
            <text:p>16</text:p>
          </table:table-cell>
          <table:table-cell office:value-type="float" office:value="6.24719101123595" calcext:value-type="float">
            <text:p>6.2471910112</text:p>
          </table:table-cell>
          <table:table-cell table:formula="of:=[.I71]*[.J71]" office:value-type="float" office:value="48117.184430512" calcext:value-type="float">
            <text:p>48117.184430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1840832" calcext:value-type="float">
            <text:p>1091840832</text:p>
          </table:table-cell>
          <table:table-cell office:value-type="float" office:value="24263" calcext:value-type="float">
            <text:p>24263</text:p>
          </table:table-cell>
          <table:table-cell office:value-type="float" office:value="1.98471094123268" calcext:value-type="float">
            <text:p>1.98471094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.46000000000001" calcext:value-type="float">
            <text:p>8.46</text:p>
          </table:table-cell>
          <table:table-cell office:value-type="float" office:value="33.4545454545455" calcext:value-type="float">
            <text:p>33.4545454545</text:p>
          </table:table-cell>
          <table:table-cell office:value-type="float" office:value="5.37078651685393" calcext:value-type="float">
            <text:p>5.3707865169</text:p>
          </table:table-cell>
          <table:table-cell table:formula="of:=[.I72]*[.J72]" office:value-type="float" office:value="48155.0415671286" calcext:value-type="float">
            <text:p>48155.0415671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07327936" calcext:value-type="float">
            <text:p>1107327936</text:p>
          </table:table-cell>
          <table:table-cell office:value-type="float" office:value="24607" calcext:value-type="float">
            <text:p>24607</text:p>
          </table:table-cell>
          <table:table-cell office:value-type="float" office:value="1.96554307116105" calcext:value-type="float">
            <text:p>1.96554307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.58000000000001" calcext:value-type="float">
            <text:p>8.58</text:p>
          </table:table-cell>
          <table:table-cell office:value-type="float" office:value="41" calcext:value-type="float">
            <text:p>41</text:p>
          </table:table-cell>
          <table:table-cell office:value-type="float" office:value="4.97777777777777" calcext:value-type="float">
            <text:p>4.9777777778</text:p>
          </table:table-cell>
          <table:table-cell table:formula="of:=[.I73]*[.J73]" office:value-type="float" office:value="48366.11835206" calcext:value-type="float">
            <text:p>48366.11835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8918208" calcext:value-type="float">
            <text:p>998918208</text:p>
          </table:table-cell>
          <table:table-cell office:value-type="float" office:value="22198" calcext:value-type="float">
            <text:p>22198</text:p>
          </table:table-cell>
          <table:table-cell office:value-type="float" office:value="2.18012422360249" calcext:value-type="float">
            <text:p>2.18012422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74000000000001" calcext:value-type="float">
            <text:p>7.74</text:p>
          </table:table-cell>
          <table:table-cell office:value-type="float" office:value="22.3636363636363" calcext:value-type="float">
            <text:p>22.3636363636</text:p>
          </table:table-cell>
          <table:table-cell office:value-type="float" office:value="5.93258426966292" calcext:value-type="float">
            <text:p>5.9325842697</text:p>
          </table:table-cell>
          <table:table-cell table:formula="of:=[.I74]*[.J74]" office:value-type="float" office:value="48394.397515528" calcext:value-type="float">
            <text:p>48394.397515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97003200" calcext:value-type="float">
            <text:p>1097003200</text:p>
          </table:table-cell>
          <table:table-cell office:value-type="float" office:value="24377" calcext:value-type="float">
            <text:p>24377</text:p>
          </table:table-cell>
          <table:table-cell office:value-type="float" office:value="2.00104493207942" calcext:value-type="float">
            <text:p>2.00104493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6.1111111111111" calcext:value-type="float">
            <text:p>6.1111111111</text:p>
          </table:table-cell>
          <table:table-cell table:formula="of:=[.I75]*[.J75]" office:value-type="float" office:value="48779.4723093" calcext:value-type="float">
            <text:p>48779.4723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37635968" calcext:value-type="float">
            <text:p>1037635968</text:p>
          </table:table-cell>
          <table:table-cell office:value-type="float" office:value="23058" calcext:value-type="float">
            <text:p>23058</text:p>
          </table:table-cell>
          <table:table-cell office:value-type="float" office:value="2.13052208835342" calcext:value-type="float">
            <text:p>2.13052208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03999999999999" calcext:value-type="float">
            <text:p>8.04</text:p>
          </table:table-cell>
          <table:table-cell office:value-type="float" office:value="22.6363636363637" calcext:value-type="float">
            <text:p>22.6363636364</text:p>
          </table:table-cell>
          <table:table-cell office:value-type="float" office:value="6.23595505617977" calcext:value-type="float">
            <text:p>6.2359550562</text:p>
          </table:table-cell>
          <table:table-cell table:formula="of:=[.I76]*[.J76]" office:value-type="float" office:value="49125.5783132531" calcext:value-type="float">
            <text:p>49125.578313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45379520" calcext:value-type="float">
            <text:p>1045379520</text:p>
          </table:table-cell>
          <table:table-cell office:value-type="float" office:value="23230" calcext:value-type="float">
            <text:p>23230</text:p>
          </table:table-cell>
          <table:table-cell office:value-type="float" office:value="2.12129724208376" calcext:value-type="float">
            <text:p>2.12129724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30.0999999999999" calcext:value-type="float">
            <text:p>30.1</text:p>
          </table:table-cell>
          <table:table-cell office:value-type="float" office:value="5.65555555555556" calcext:value-type="float">
            <text:p>5.6555555556</text:p>
          </table:table-cell>
          <table:table-cell table:formula="of:=[.I77]*[.J77]" office:value-type="float" office:value="49277.7349336057" calcext:value-type="float">
            <text:p>49277.7349336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5038080" calcext:value-type="float">
            <text:p>955038080</text:p>
          </table:table-cell>
          <table:table-cell office:value-type="float" office:value="21223" calcext:value-type="float">
            <text:p>21223</text:p>
          </table:table-cell>
          <table:table-cell office:value-type="float" office:value="2.32638331996793" calcext:value-type="float">
            <text:p>2.326383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39999999999999" calcext:value-type="float">
            <text:p>7.4</text:p>
          </table:table-cell>
          <table:table-cell office:value-type="float" office:value="12.1818181818182" calcext:value-type="float">
            <text:p>12.1818181818</text:p>
          </table:table-cell>
          <table:table-cell office:value-type="float" office:value="6.80898876404494" calcext:value-type="float">
            <text:p>6.808988764</text:p>
          </table:table-cell>
          <table:table-cell table:formula="of:=[.I78]*[.J78]" office:value-type="float" office:value="49372.8331996793" calcext:value-type="float">
            <text:p>49372.8331996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95670848" calcext:value-type="float">
            <text:p>895670848</text:p>
          </table:table-cell>
          <table:table-cell office:value-type="float" office:value="19903" calcext:value-type="float">
            <text:p>19903</text:p>
          </table:table-cell>
          <table:table-cell office:value-type="float" office:value="2.48145245559039" calcext:value-type="float">
            <text:p>2.481452455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94000000000001" calcext:value-type="float">
            <text:p>6.94</text:p>
          </table:table-cell>
          <table:table-cell office:value-type="float" office:value="21.2" calcext:value-type="float">
            <text:p>21.2</text:p>
          </table:table-cell>
          <table:table-cell office:value-type="float" office:value="5.35555555555556" calcext:value-type="float">
            <text:p>5.3555555556</text:p>
          </table:table-cell>
          <table:table-cell table:formula="of:=[.I79]*[.J79]" office:value-type="float" office:value="49388.3482236155" calcext:value-type="float">
            <text:p>49388.3482236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75687552" calcext:value-type="float">
            <text:p>975687552</text:p>
          </table:table-cell>
          <table:table-cell office:value-type="float" office:value="21681" calcext:value-type="float">
            <text:p>21681</text:p>
          </table:table-cell>
          <table:table-cell office:value-type="float" office:value="2.28454172366622" calcext:value-type="float">
            <text:p>2.28454172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5999999999998" calcext:value-type="float">
            <text:p>7.56</text:p>
          </table:table-cell>
          <table:table-cell office:value-type="float" office:value="21.8" calcext:value-type="float">
            <text:p>21.8</text:p>
          </table:table-cell>
          <table:table-cell office:value-type="float" office:value="5.97777777777777" calcext:value-type="float">
            <text:p>5.9777777778</text:p>
          </table:table-cell>
          <table:table-cell table:formula="of:=[.I80]*[.J80]" office:value-type="float" office:value="49531.1491108072" calcext:value-type="float">
            <text:p>49531.1491108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3106368" calcext:value-type="float">
            <text:p>973106368</text:p>
          </table:table-cell>
          <table:table-cell office:value-type="float" office:value="21624" calcext:value-type="float">
            <text:p>21624</text:p>
          </table:table-cell>
          <table:table-cell office:value-type="float" office:value="2.29979570990807" calcext:value-type="float">
            <text:p>2.29979570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office:value-type="float" office:value="17.3636363636363" calcext:value-type="float">
            <text:p>17.3636363636</text:p>
          </table:table-cell>
          <table:table-cell office:value-type="float" office:value="6.32584269662922" calcext:value-type="float">
            <text:p>6.3258426966</text:p>
          </table:table-cell>
          <table:table-cell table:formula="of:=[.I81]*[.J81]" office:value-type="float" office:value="49730.7824310521" calcext:value-type="float">
            <text:p>49730.7824310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0833216" calcext:value-type="float">
            <text:p>900833216</text:p>
          </table:table-cell>
          <table:table-cell office:value-type="float" office:value="20018" calcext:value-type="float">
            <text:p>20018</text:p>
          </table:table-cell>
          <table:table-cell office:value-type="float" office:value="2.5042735042735" calcext:value-type="float">
            <text:p>2.50427350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98000000000001" calcext:value-type="float">
            <text:p>6.98</text:p>
          </table:table-cell>
          <table:table-cell office:value-type="float" office:value="17.6363636363637" calcext:value-type="float">
            <text:p>17.6363636364</text:p>
          </table:table-cell>
          <table:table-cell office:value-type="float" office:value="5.66292134831462" calcext:value-type="float">
            <text:p>5.6629213483</text:p>
          </table:table-cell>
          <table:table-cell table:formula="of:=[.I82]*[.J82]" office:value-type="float" office:value="50130.5470085469" calcext:value-type="float">
            <text:p>50130.54700854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1807424" calcext:value-type="float">
            <text:p>931807424</text:p>
          </table:table-cell>
          <table:table-cell office:value-type="float" office:value="20706" calcext:value-type="float">
            <text:p>20706</text:p>
          </table:table-cell>
          <table:table-cell office:value-type="float" office:value="2.43170899107756" calcext:value-type="float">
            <text:p>2.43170899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16.4" calcext:value-type="float">
            <text:p>16.4</text:p>
          </table:table-cell>
          <table:table-cell office:value-type="float" office:value="6.2" calcext:value-type="float">
            <text:p>6.2</text:p>
          </table:table-cell>
          <table:table-cell table:formula="of:=[.I83]*[.J83]" office:value-type="float" office:value="50350.9663692519" calcext:value-type="float">
            <text:p>50350.96636925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71857536" calcext:value-type="float">
            <text:p>1171857536</text:p>
          </table:table-cell>
          <table:table-cell office:value-type="float" office:value="26041" calcext:value-type="float">
            <text:p>26041</text:p>
          </table:table-cell>
          <table:table-cell office:value-type="float" office:value="1.93378932968537" calcext:value-type="float">
            <text:p>1.93378932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08000000000001" calcext:value-type="float">
            <text:p>9.08</text:p>
          </table:table-cell>
          <table:table-cell office:value-type="float" office:value="46.4" calcext:value-type="float">
            <text:p>46.4</text:p>
          </table:table-cell>
          <table:table-cell office:value-type="float" office:value="4.93333333333334" calcext:value-type="float">
            <text:p>4.9333333333</text:p>
          </table:table-cell>
          <table:table-cell table:formula="of:=[.I84]*[.J84]" office:value-type="float" office:value="50357.8079343366" calcext:value-type="float">
            <text:p>50357.8079343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8901504" calcext:value-type="float">
            <text:p>918901504</text:p>
          </table:table-cell>
          <table:table-cell office:value-type="float" office:value="20420" calcext:value-type="float">
            <text:p>20420</text:p>
          </table:table-cell>
          <table:table-cell office:value-type="float" office:value="2.47266071837109" calcext:value-type="float">
            <text:p>2.47266071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17.6666666666667" calcext:value-type="float">
            <text:p>17.6666666667</text:p>
          </table:table-cell>
          <table:table-cell office:value-type="float" office:value="6.07692307692309" calcext:value-type="float">
            <text:p>6.0769230769</text:p>
          </table:table-cell>
          <table:table-cell table:formula="of:=[.I85]*[.J85]" office:value-type="float" office:value="50491.7318691376" calcext:value-type="float">
            <text:p>50491.73186913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38302144" calcext:value-type="float">
            <text:p>1138302144</text:p>
          </table:table-cell>
          <table:table-cell office:value-type="float" office:value="25295" calcext:value-type="float">
            <text:p>25295</text:p>
          </table:table-cell>
          <table:table-cell office:value-type="float" office:value="1.9965249933173" calcext:value-type="float">
            <text:p>1.99652499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.82000000000002" calcext:value-type="float">
            <text:p>8.82</text:p>
          </table:table-cell>
          <table:table-cell office:value-type="float" office:value="42.1818181818181" calcext:value-type="float">
            <text:p>42.1818181818</text:p>
          </table:table-cell>
          <table:table-cell office:value-type="float" office:value="4.69662921348315" calcext:value-type="float">
            <text:p>4.6966292135</text:p>
          </table:table-cell>
          <table:table-cell table:formula="of:=[.I86]*[.J86]" office:value-type="float" office:value="50502.0997059611" calcext:value-type="float">
            <text:p>50502.0997059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42132160" calcext:value-type="float">
            <text:p>942132160</text:p>
          </table:table-cell>
          <table:table-cell office:value-type="float" office:value="20936" calcext:value-type="float">
            <text:p>20936</text:p>
          </table:table-cell>
          <table:table-cell office:value-type="float" office:value="2.41956077630235" calcext:value-type="float">
            <text:p>2.41956077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29999999999999" calcext:value-type="float">
            <text:p>7.3</text:p>
          </table:table-cell>
          <table:table-cell office:value-type="float" office:value="21" calcext:value-type="float">
            <text:p>21</text:p>
          </table:table-cell>
          <table:table-cell office:value-type="float" office:value="5.60674157303371" calcext:value-type="float">
            <text:p>5.606741573</text:p>
          </table:table-cell>
          <table:table-cell table:formula="of:=[.I87]*[.J87]" office:value-type="float" office:value="50655.924412666" calcext:value-type="float">
            <text:p>50655.924412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5687552" calcext:value-type="float">
            <text:p>975687552</text:p>
          </table:table-cell>
          <table:table-cell office:value-type="float" office:value="21681" calcext:value-type="float">
            <text:p>21681</text:p>
          </table:table-cell>
          <table:table-cell office:value-type="float" office:value="2.34269662921349" calcext:value-type="float">
            <text:p>2.3426966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5999999999998" calcext:value-type="float">
            <text:p>7.56</text:p>
          </table:table-cell>
          <table:table-cell office:value-type="float" office:value="12.5454545454545" calcext:value-type="float">
            <text:p>12.5454545455</text:p>
          </table:table-cell>
          <table:table-cell office:value-type="float" office:value="6.94382022471909" calcext:value-type="float">
            <text:p>6.9438202247</text:p>
          </table:table-cell>
          <table:table-cell table:formula="of:=[.I88]*[.J88]" office:value-type="float" office:value="50792.0056179776" calcext:value-type="float">
            <text:p>50792.0056179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593472" calcext:value-type="float">
            <text:p>988593472</text:p>
          </table:table-cell>
          <table:table-cell office:value-type="float" office:value="21968" calcext:value-type="float">
            <text:p>21968</text:p>
          </table:table-cell>
          <table:table-cell office:value-type="float" office:value="2.34082397003746" calcext:value-type="float">
            <text:p>2.3408239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10.2727272727273" calcext:value-type="float">
            <text:p>10.2727272727</text:p>
          </table:table-cell>
          <table:table-cell office:value-type="float" office:value="7.33707865168538" calcext:value-type="float">
            <text:p>7.3370786517</text:p>
          </table:table-cell>
          <table:table-cell table:formula="of:=[.I89]*[.J89]" office:value-type="float" office:value="51423.2209737828" calcext:value-type="float">
            <text:p>51423.2209737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67944000" calcext:value-type="float">
            <text:p>967944000</text:p>
          </table:table-cell>
          <table:table-cell office:value-type="float" office:value="21509" calcext:value-type="float">
            <text:p>21509</text:p>
          </table:table-cell>
          <table:table-cell office:value-type="float" office:value="2.39925093632959" calcext:value-type="float">
            <text:p>2.39925093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23.1818181818182" calcext:value-type="float">
            <text:p>23.1818181818</text:p>
          </table:table-cell>
          <table:table-cell office:value-type="float" office:value="5.561797752809" calcext:value-type="float">
            <text:p>5.5617977528</text:p>
          </table:table-cell>
          <table:table-cell table:formula="of:=[.I90]*[.J90]" office:value-type="float" office:value="51605.4883895132" calcext:value-type="float">
            <text:p>51605.4883895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1532800" calcext:value-type="float">
            <text:p>1161532800</text:p>
          </table:table-cell>
          <table:table-cell office:value-type="float" office:value="25811" calcext:value-type="float">
            <text:p>25811</text:p>
          </table:table-cell>
          <table:table-cell office:value-type="float" office:value="2.00586080586081" calcext:value-type="float">
            <text:p>2.00586080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3636363636364" calcext:value-type="float">
            <text:p>28.3636363636</text:p>
          </table:table-cell>
          <table:table-cell office:value-type="float" office:value="6.60674157303371" calcext:value-type="float">
            <text:p>6.606741573</text:p>
          </table:table-cell>
          <table:table-cell table:formula="of:=[.I91]*[.J91]" office:value-type="float" office:value="51773.2732600733" calcext:value-type="float">
            <text:p>51773.27326007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1516096" calcext:value-type="float">
            <text:p>1081516096</text:p>
          </table:table-cell>
          <table:table-cell office:value-type="float" office:value="24033" calcext:value-type="float">
            <text:p>24033</text:p>
          </table:table-cell>
          <table:table-cell office:value-type="float" office:value="2.16678876678876" calcext:value-type="float">
            <text:p>2.16678876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17.9090909090909" calcext:value-type="float">
            <text:p>17.9090909091</text:p>
          </table:table-cell>
          <table:table-cell office:value-type="float" office:value="7.20224719101123" calcext:value-type="float">
            <text:p>7.202247191</text:p>
          </table:table-cell>
          <table:table-cell table:formula="of:=[.I92]*[.J92]" office:value-type="float" office:value="52074.4344322344" calcext:value-type="float">
            <text:p>52074.4344322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2165568" calcext:value-type="float">
            <text:p>1102165568</text:p>
          </table:table-cell>
          <table:table-cell office:value-type="float" office:value="24492" calcext:value-type="float">
            <text:p>24492</text:p>
          </table:table-cell>
          <table:table-cell office:value-type="float" office:value="2.13557993730407" calcext:value-type="float">
            <text:p>2.13557993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53999999999999" calcext:value-type="float">
            <text:p>8.54</text:p>
          </table:table-cell>
          <table:table-cell office:value-type="float" office:value="32.7272727272727" calcext:value-type="float">
            <text:p>32.7272727273</text:p>
          </table:table-cell>
          <table:table-cell office:value-type="float" office:value="5.55056179775282" calcext:value-type="float">
            <text:p>5.5505617978</text:p>
          </table:table-cell>
          <table:table-cell table:formula="of:=[.I93]*[.J93]" office:value-type="float" office:value="52304.6238244514" calcext:value-type="float">
            <text:p>52304.62382445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82182272" calcext:value-type="float">
            <text:p>1182182272</text:p>
          </table:table-cell>
          <table:table-cell office:value-type="float" office:value="26270" calcext:value-type="float">
            <text:p>26270</text:p>
          </table:table-cell>
          <table:table-cell office:value-type="float" office:value="1.99176029962547" calcext:value-type="float">
            <text:p>1.99176029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15999999999999" calcext:value-type="float">
            <text:p>9.16</text:p>
          </table:table-cell>
          <table:table-cell office:value-type="float" office:value="36" calcext:value-type="float">
            <text:p>36</text:p>
          </table:table-cell>
          <table:table-cell office:value-type="float" office:value="6.17777777777779" calcext:value-type="float">
            <text:p>6.1777777778</text:p>
          </table:table-cell>
          <table:table-cell table:formula="of:=[.I94]*[.J94]" office:value-type="float" office:value="52323.5430711611" calcext:value-type="float">
            <text:p>52323.5430711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4080576" calcext:value-type="float">
            <text:p>1004080576</text:p>
          </table:table-cell>
          <table:table-cell office:value-type="float" office:value="22312" calcext:value-type="float">
            <text:p>22312</text:p>
          </table:table-cell>
          <table:table-cell office:value-type="float" office:value="2.35236502627807" calcext:value-type="float">
            <text:p>2.35236502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77999999999998" calcext:value-type="float">
            <text:p>7.78</text:p>
          </table:table-cell>
          <table:table-cell office:value-type="float" office:value="8.27272727272726" calcext:value-type="float">
            <text:p>8.2727272727</text:p>
          </table:table-cell>
          <table:table-cell office:value-type="float" office:value="7.7191011235955" calcext:value-type="float">
            <text:p>7.7191011236</text:p>
          </table:table-cell>
          <table:table-cell table:formula="of:=[.I95]*[.J95]" office:value-type="float" office:value="52485.9684663164" calcext:value-type="float">
            <text:p>52485.9684663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35054784" calcext:value-type="float">
            <text:p>1035054784</text:p>
          </table:table-cell>
          <table:table-cell office:value-type="float" office:value="23001" calcext:value-type="float">
            <text:p>23001</text:p>
          </table:table-cell>
          <table:table-cell office:value-type="float" office:value="2.29751403368084" calcext:value-type="float">
            <text:p>2.29751403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01999999999999" calcext:value-type="float">
            <text:p>8.02</text:p>
          </table:table-cell>
          <table:table-cell office:value-type="float" office:value="24.4545454545455" calcext:value-type="float">
            <text:p>24.4545454545</text:p>
          </table:table-cell>
          <table:table-cell office:value-type="float" office:value="5.98876404494381" calcext:value-type="float">
            <text:p>5.9887640449</text:p>
          </table:table-cell>
          <table:table-cell table:formula="of:=[.I96]*[.J96]" office:value-type="float" office:value="52845.120288693" calcext:value-type="float">
            <text:p>52845.120288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35054784" calcext:value-type="float">
            <text:p>1035054784</text:p>
          </table:table-cell>
          <table:table-cell office:value-type="float" office:value="23001" calcext:value-type="float">
            <text:p>23001</text:p>
          </table:table-cell>
          <table:table-cell office:value-type="float" office:value="2.3050061050061" calcext:value-type="float">
            <text:p>2.3050061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01999999999999" calcext:value-type="float">
            <text:p>8.02</text:p>
          </table:table-cell>
          <table:table-cell office:value-type="float" office:value="13.2727272727273" calcext:value-type="float">
            <text:p>13.2727272727</text:p>
          </table:table-cell>
          <table:table-cell office:value-type="float" office:value="7.37078651685394" calcext:value-type="float">
            <text:p>7.3707865169</text:p>
          </table:table-cell>
          <table:table-cell table:formula="of:=[.I97]*[.J97]" office:value-type="float" office:value="53017.4454212454" calcext:value-type="float">
            <text:p>53017.4454212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3755840" calcext:value-type="float">
            <text:p>993755840</text:p>
          </table:table-cell>
          <table:table-cell office:value-type="float" office:value="22083" calcext:value-type="float">
            <text:p>22083</text:p>
          </table:table-cell>
          <table:table-cell office:value-type="float" office:value="2.402962206333" calcext:value-type="float">
            <text:p>2.40296220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70000000000001" calcext:value-type="float">
            <text:p>7.7</text:p>
          </table:table-cell>
          <table:table-cell office:value-type="float" office:value="23.2727272727273" calcext:value-type="float">
            <text:p>23.2727272727</text:p>
          </table:table-cell>
          <table:table-cell office:value-type="float" office:value="5.77528089887641" calcext:value-type="float">
            <text:p>5.7752808989</text:p>
          </table:table-cell>
          <table:table-cell table:formula="of:=[.I98]*[.J98]" office:value-type="float" office:value="53064.6144024515" calcext:value-type="float">
            <text:p>53064.61440245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07327936" calcext:value-type="float">
            <text:p>1107327936</text:p>
          </table:table-cell>
          <table:table-cell office:value-type="float" office:value="24607" calcext:value-type="float">
            <text:p>24607</text:p>
          </table:table-cell>
          <table:table-cell office:value-type="float" office:value="2.16162464985994" calcext:value-type="float">
            <text:p>2.1616246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58000000000001" calcext:value-type="float">
            <text:p>8.58</text:p>
          </table:table-cell>
          <table:table-cell office:value-type="float" office:value="21.4" calcext:value-type="float">
            <text:p>21.4</text:p>
          </table:table-cell>
          <table:table-cell office:value-type="float" office:value="7.15555555555556" calcext:value-type="float">
            <text:p>7.1555555556</text:p>
          </table:table-cell>
          <table:table-cell table:formula="of:=[.I99]*[.J99]" office:value-type="float" office:value="53191.0977591035" calcext:value-type="float">
            <text:p>53191.0977591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35720960" calcext:value-type="float">
            <text:p>1135720960</text:p>
          </table:table-cell>
          <table:table-cell office:value-type="float" office:value="25238" calcext:value-type="float">
            <text:p>25238</text:p>
          </table:table-cell>
          <table:table-cell office:value-type="float" office:value="2.11133810010215" calcext:value-type="float">
            <text:p>2.11133810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79999999999999" calcext:value-type="float">
            <text:p>8.8</text:p>
          </table:table-cell>
          <table:table-cell office:value-type="float" office:value="33.2727272727273" calcext:value-type="float">
            <text:p>33.2727272727</text:p>
          </table:table-cell>
          <table:table-cell office:value-type="float" office:value="5.77528089887641" calcext:value-type="float">
            <text:p>5.7752808989</text:p>
          </table:table-cell>
          <table:table-cell table:formula="of:=[.I100]*[.J100]" office:value-type="float" office:value="53285.9509703781" calcext:value-type="float">
            <text:p>53285.9509703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55704256" calcext:value-type="float">
            <text:p>1055704256</text:p>
          </table:table-cell>
          <table:table-cell office:value-type="float" office:value="23460" calcext:value-type="float">
            <text:p>23460</text:p>
          </table:table-cell>
          <table:table-cell office:value-type="float" office:value="2.2776907001045" calcext:value-type="float">
            <text:p>2.27769070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17999999999999" calcext:value-type="float">
            <text:p>8.18</text:p>
          </table:table-cell>
          <table:table-cell office:value-type="float" office:value="18" calcext:value-type="float">
            <text:p>18</text:p>
          </table:table-cell>
          <table:table-cell office:value-type="float" office:value="7.08888888888889" calcext:value-type="float">
            <text:p>7.0888888889</text:p>
          </table:table-cell>
          <table:table-cell table:formula="of:=[.I101]*[.J101]" office:value-type="float" office:value="53434.6238244515" calcext:value-type="float">
            <text:p>53434.62382445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92507008" calcext:value-type="float">
            <text:p>1192507008</text:p>
          </table:table-cell>
          <table:table-cell office:value-type="float" office:value="26500" calcext:value-type="float">
            <text:p>26500</text:p>
          </table:table-cell>
          <table:table-cell office:value-type="float" office:value="2.0179012345679" calcext:value-type="float">
            <text:p>2.01790123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24000000000001" calcext:value-type="float">
            <text:p>9.24</text:p>
          </table:table-cell>
          <table:table-cell office:value-type="float" office:value="15.6363636363637" calcext:value-type="float">
            <text:p>15.6363636364</text:p>
          </table:table-cell>
          <table:table-cell office:value-type="float" office:value="8.44943820224717" calcext:value-type="float">
            <text:p>8.4494382022</text:p>
          </table:table-cell>
          <table:table-cell table:formula="of:=[.I102]*[.J102]" office:value-type="float" office:value="53474.3827160493" calcext:value-type="float">
            <text:p>53474.3827160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6678464" calcext:value-type="float">
            <text:p>1086678464</text:p>
          </table:table-cell>
          <table:table-cell office:value-type="float" office:value="24148" calcext:value-type="float">
            <text:p>24148</text:p>
          </table:table-cell>
          <table:table-cell office:value-type="float" office:value="2.21731358529112" calcext:value-type="float">
            <text:p>2.217313585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41999999999999" calcext:value-type="float">
            <text:p>8.42</text:p>
          </table:table-cell>
          <table:table-cell office:value-type="float" office:value="13.8181818181818" calcext:value-type="float">
            <text:p>13.8181818182</text:p>
          </table:table-cell>
          <table:table-cell office:value-type="float" office:value="7.75280898876406" calcext:value-type="float">
            <text:p>7.7528089888</text:p>
          </table:table-cell>
          <table:table-cell table:formula="of:=[.I103]*[.J103]" office:value-type="float" office:value="53543.6884576099" calcext:value-type="float">
            <text:p>53543.6884576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20233856" calcext:value-type="float">
            <text:p>1120233856</text:p>
          </table:table-cell>
          <table:table-cell office:value-type="float" office:value="24894" calcext:value-type="float">
            <text:p>24894</text:p>
          </table:table-cell>
          <table:table-cell office:value-type="float" office:value="2.15147265077138" calcext:value-type="float">
            <text:p>2.15147265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67999999999998" calcext:value-type="float">
            <text:p>8.68</text:p>
          </table:table-cell>
          <table:table-cell office:value-type="float" office:value="42.3636363636364" calcext:value-type="float">
            <text:p>42.3636363636</text:p>
          </table:table-cell>
          <table:table-cell office:value-type="float" office:value="4.51685393258428" calcext:value-type="float">
            <text:p>4.5168539326</text:p>
          </table:table-cell>
          <table:table-cell table:formula="of:=[.I104]*[.J104]" office:value-type="float" office:value="53558.7601683028" calcext:value-type="float">
            <text:p>53558.7601683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7652672" calcext:value-type="float">
            <text:p>1117652672</text:p>
          </table:table-cell>
          <table:table-cell office:value-type="float" office:value="24836" calcext:value-type="float">
            <text:p>24836</text:p>
          </table:table-cell>
          <table:table-cell office:value-type="float" office:value="2.16082281439925" calcext:value-type="float">
            <text:p>2.16082281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66" calcext:value-type="float">
            <text:p>8.66</text:p>
          </table:table-cell>
          <table:table-cell office:value-type="float" office:value="42.3636363636364" calcext:value-type="float">
            <text:p>42.3636363636</text:p>
          </table:table-cell>
          <table:table-cell office:value-type="float" office:value="4.49438202247192" calcext:value-type="float">
            <text:p>4.4943820225</text:p>
          </table:table-cell>
          <table:table-cell table:formula="of:=[.I105]*[.J105]" office:value-type="float" office:value="53666.1954184197" calcext:value-type="float">
            <text:p>53666.1954184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63447808" calcext:value-type="float">
            <text:p>1063447808</text:p>
          </table:table-cell>
          <table:table-cell office:value-type="float" office:value="23632" calcext:value-type="float">
            <text:p>23632</text:p>
          </table:table-cell>
          <table:table-cell office:value-type="float" office:value="2.28317659352142" calcext:value-type="float">
            <text:p>2.28317659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24000000000001" calcext:value-type="float">
            <text:p>8.24</text:p>
          </table:table-cell>
          <table:table-cell office:value-type="float" office:value="25.7272727272727" calcext:value-type="float">
            <text:p>25.7272727273</text:p>
          </table:table-cell>
          <table:table-cell office:value-type="float" office:value="6.07865168539326" calcext:value-type="float">
            <text:p>6.0786516854</text:p>
          </table:table-cell>
          <table:table-cell table:formula="of:=[.I106]*[.J106]" office:value-type="float" office:value="53956.0292580983" calcext:value-type="float">
            <text:p>53956.0292580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54455424" calcext:value-type="float">
            <text:p>1254455424</text:p>
          </table:table-cell>
          <table:table-cell office:value-type="float" office:value="27876" calcext:value-type="float">
            <text:p>27876</text:p>
          </table:table-cell>
          <table:table-cell office:value-type="float" office:value="1.94529914529915" calcext:value-type="float">
            <text:p>1.94529914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72000000000002" calcext:value-type="float">
            <text:p>9.72</text:p>
          </table:table-cell>
          <table:table-cell office:value-type="float" office:value="50.4" calcext:value-type="float">
            <text:p>50.4</text:p>
          </table:table-cell>
          <table:table-cell office:value-type="float" office:value="5.19999999999999" calcext:value-type="float">
            <text:p>5.2</text:p>
          </table:table-cell>
          <table:table-cell table:formula="of:=[.I107]*[.J107]" office:value-type="float" office:value="54227.158974359" calcext:value-type="float">
            <text:p>54227.1589743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1516096" calcext:value-type="float">
            <text:p>1081516096</text:p>
          </table:table-cell>
          <table:table-cell office:value-type="float" office:value="24033" calcext:value-type="float">
            <text:p>24033</text:p>
          </table:table-cell>
          <table:table-cell office:value-type="float" office:value="2.26568986568987" calcext:value-type="float">
            <text:p>2.26568986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23.1818181818182" calcext:value-type="float">
            <text:p>23.1818181818</text:p>
          </table:table-cell>
          <table:table-cell office:value-type="float" office:value="6.55056179775282" calcext:value-type="float">
            <text:p>6.5505617978</text:p>
          </table:table-cell>
          <table:table-cell table:formula="of:=[.I108]*[.J108]" office:value-type="float" office:value="54451.3245421245" calcext:value-type="float">
            <text:p>54451.32454212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0558592" calcext:value-type="float">
            <text:p>1130558592</text:p>
          </table:table-cell>
          <table:table-cell office:value-type="float" office:value="25123" calcext:value-type="float">
            <text:p>25123</text:p>
          </table:table-cell>
          <table:table-cell office:value-type="float" office:value="2.17696629213483" calcext:value-type="float">
            <text:p>2.17696629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75999999999999" calcext:value-type="float">
            <text:p>8.76</text:p>
          </table:table-cell>
          <table:table-cell office:value-type="float" office:value="12.7272727272727" calcext:value-type="float">
            <text:p>12.7272727273</text:p>
          </table:table-cell>
          <table:table-cell office:value-type="float" office:value="8.26966292134831" calcext:value-type="float">
            <text:p>8.2696629213</text:p>
          </table:table-cell>
          <table:table-cell table:formula="of:=[.I109]*[.J109]" office:value-type="float" office:value="54691.9241573034" calcext:value-type="float">
            <text:p>54691.9241573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64113984" calcext:value-type="float">
            <text:p>1164113984</text:p>
          </table:table-cell>
          <table:table-cell office:value-type="float" office:value="25869" calcext:value-type="float">
            <text:p>25869</text:p>
          </table:table-cell>
          <table:table-cell office:value-type="float" office:value="2.11514572384138" calcext:value-type="float">
            <text:p>2.11514572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01999999999999" calcext:value-type="float">
            <text:p>9.02</text:p>
          </table:table-cell>
          <table:table-cell office:value-type="float" office:value="37.1999999999999" calcext:value-type="float">
            <text:p>37.2</text:p>
          </table:table-cell>
          <table:table-cell office:value-type="float" office:value="5.8888888888889" calcext:value-type="float">
            <text:p>5.8888888889</text:p>
          </table:table-cell>
          <table:table-cell table:formula="of:=[.I110]*[.J110]" office:value-type="float" office:value="54716.7047300526" calcext:value-type="float">
            <text:p>54716.7047300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9259648" calcext:value-type="float">
            <text:p>1089259648</text:p>
          </table:table-cell>
          <table:table-cell office:value-type="float" office:value="24205" calcext:value-type="float">
            <text:p>24205</text:p>
          </table:table-cell>
          <table:table-cell office:value-type="float" office:value="2.2745367192862" calcext:value-type="float">
            <text:p>2.27453671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44000000000002" calcext:value-type="float">
            <text:p>8.44</text:p>
          </table:table-cell>
          <table:table-cell office:value-type="float" office:value="21.3" calcext:value-type="float">
            <text:p>21.3</text:p>
          </table:table-cell>
          <table:table-cell office:value-type="float" office:value="7.0111111111111" calcext:value-type="float">
            <text:p>7.0111111111</text:p>
          </table:table-cell>
          <table:table-cell table:formula="of:=[.I111]*[.J111]" office:value-type="float" office:value="55055.1612903226" calcext:value-type="float">
            <text:p>55055.1612903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6045696" calcext:value-type="float">
            <text:p>1146045696</text:p>
          </table:table-cell>
          <table:table-cell office:value-type="float" office:value="25467" calcext:value-type="float">
            <text:p>25467</text:p>
          </table:table-cell>
          <table:table-cell office:value-type="float" office:value="2.16690042075737" calcext:value-type="float">
            <text:p>2.16690042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31.6363636363636" calcext:value-type="float">
            <text:p>31.6363636364</text:p>
          </table:table-cell>
          <table:table-cell office:value-type="float" office:value="6.06741573033708" calcext:value-type="float">
            <text:p>6.0674157303</text:p>
          </table:table-cell>
          <table:table-cell table:formula="of:=[.I112]*[.J112]" office:value-type="float" office:value="55184.4530154278" calcext:value-type="float">
            <text:p>55184.4530154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9909120" calcext:value-type="float">
            <text:p>1109909120</text:p>
          </table:table-cell>
          <table:table-cell office:value-type="float" office:value="24664" calcext:value-type="float">
            <text:p>24664</text:p>
          </table:table-cell>
          <table:table-cell office:value-type="float" office:value="2.24078144078144" calcext:value-type="float">
            <text:p>2.24078144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60000000000002" calcext:value-type="float">
            <text:p>8.6</text:p>
          </table:table-cell>
          <table:table-cell office:value-type="float" office:value="26.2" calcext:value-type="float">
            <text:p>26.2</text:p>
          </table:table-cell>
          <table:table-cell office:value-type="float" office:value="6.64444444444443" calcext:value-type="float">
            <text:p>6.6444444444</text:p>
          </table:table-cell>
          <table:table-cell table:formula="of:=[.I113]*[.J113]" office:value-type="float" office:value="55266.6334554334" calcext:value-type="float">
            <text:p>55266.6334554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94422016" calcext:value-type="float">
            <text:p>1094422016</text:p>
          </table:table-cell>
          <table:table-cell office:value-type="float" office:value="24320" calcext:value-type="float">
            <text:p>24320</text:p>
          </table:table-cell>
          <table:table-cell office:value-type="float" office:value="2.28140960163432" calcext:value-type="float">
            <text:p>2.28140960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48000000000001" calcext:value-type="float">
            <text:p>8.48</text:p>
          </table:table-cell>
          <table:table-cell office:value-type="float" office:value="20.0909090909091" calcext:value-type="float">
            <text:p>20.0909090909</text:p>
          </table:table-cell>
          <table:table-cell office:value-type="float" office:value="7.04494382022472" calcext:value-type="float">
            <text:p>7.0449438202</text:p>
          </table:table-cell>
          <table:table-cell table:formula="of:=[.I114]*[.J114]" office:value-type="float" office:value="55483.8815117467" calcext:value-type="float">
            <text:p>55483.881511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6403840" calcext:value-type="float">
            <text:p>1316403840</text:p>
          </table:table-cell>
          <table:table-cell office:value-type="float" office:value="29253" calcext:value-type="float">
            <text:p>29253</text:p>
          </table:table-cell>
          <table:table-cell office:value-type="float" office:value="1.9028083028083" calcext:value-type="float">
            <text:p>1.90280830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42.4444444444444" calcext:value-type="float">
            <text:p>42.4444444444</text:p>
          </table:table-cell>
          <table:table-cell office:value-type="float" office:value="7.01098901098901" calcext:value-type="float">
            <text:p>7.010989011</text:p>
          </table:table-cell>
          <table:table-cell table:formula="of:=[.I115]*[.J115]" office:value-type="float" office:value="55662.8512820512" calcext:value-type="float">
            <text:p>55662.8512820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76353728" calcext:value-type="float">
            <text:p>1076353728</text:p>
          </table:table-cell>
          <table:table-cell office:value-type="float" office:value="23918" calcext:value-type="float">
            <text:p>23918</text:p>
          </table:table-cell>
          <table:table-cell office:value-type="float" office:value="2.33333333333334" calcext:value-type="float">
            <text:p>2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34000000000001" calcext:value-type="float">
            <text:p>8.34</text:p>
          </table:table-cell>
          <table:table-cell office:value-type="float" office:value="34.8000000000001" calcext:value-type="float">
            <text:p>34.8</text:p>
          </table:table-cell>
          <table:table-cell office:value-type="float" office:value="5.39999999999999" calcext:value-type="float">
            <text:p>5.4</text:p>
          </table:table-cell>
          <table:table-cell table:formula="of:=[.I116]*[.J116]" office:value-type="float" office:value="55808.6666666667" calcext:value-type="float">
            <text:p>55808.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7019904" calcext:value-type="float">
            <text:p>1177019904</text:p>
          </table:table-cell>
          <table:table-cell office:value-type="float" office:value="26155" calcext:value-type="float">
            <text:p>26155</text:p>
          </table:table-cell>
          <table:table-cell office:value-type="float" office:value="2.14856361149111" calcext:value-type="float">
            <text:p>2.14856361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16.7" calcext:value-type="float">
            <text:p>16.7</text:p>
          </table:table-cell>
          <table:table-cell office:value-type="float" office:value="8.27777777777779" calcext:value-type="float">
            <text:p>8.2777777778</text:p>
          </table:table-cell>
          <table:table-cell table:formula="of:=[.I117]*[.J117]" office:value-type="float" office:value="56195.68125855" calcext:value-type="float">
            <text:p>56195.68125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31224768" calcext:value-type="float">
            <text:p>1231224768</text:p>
          </table:table-cell>
          <table:table-cell office:value-type="float" office:value="27360" calcext:value-type="float">
            <text:p>27360</text:p>
          </table:table-cell>
          <table:table-cell office:value-type="float" office:value="2.05771195097037" calcext:value-type="float">
            <text:p>2.0577119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53999999999999" calcext:value-type="float">
            <text:p>9.54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7.34831460674158" calcext:value-type="float">
            <text:p>7.3483146067</text:p>
          </table:table-cell>
          <table:table-cell table:formula="of:=[.I118]*[.J118]" office:value-type="float" office:value="56298.9989785494" calcext:value-type="float">
            <text:p>56298.9989785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59617792" calcext:value-type="float">
            <text:p>1259617792</text:p>
          </table:table-cell>
          <table:table-cell office:value-type="float" office:value="27991" calcext:value-type="float">
            <text:p>27991</text:p>
          </table:table-cell>
          <table:table-cell office:value-type="float" office:value="2.01465201465202" calcext:value-type="float">
            <text:p>2.01465201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31.3333333333334" calcext:value-type="float">
            <text:p>31.3333333333</text:p>
          </table:table-cell>
          <table:table-cell office:value-type="float" office:value="7.62637362637361" calcext:value-type="float">
            <text:p>7.6263736264</text:p>
          </table:table-cell>
          <table:table-cell table:formula="of:=[.I119]*[.J119]" office:value-type="float" office:value="56392.1245421247" calcext:value-type="float">
            <text:p>56392.1245421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267264" calcext:value-type="float">
            <text:p>1280267264</text:p>
          </table:table-cell>
          <table:table-cell office:value-type="float" office:value="28450" calcext:value-type="float">
            <text:p>28450</text:p>
          </table:table-cell>
          <table:table-cell office:value-type="float" office:value="1.98902821316614" calcext:value-type="float">
            <text:p>1.9890282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91999999999999" calcext:value-type="float">
            <text:p>9.92</text:p>
          </table:table-cell>
          <table:table-cell office:value-type="float" office:value="29" calcext:value-type="float">
            <text:p>29</text:p>
          </table:table-cell>
          <table:table-cell office:value-type="float" office:value="7.56179775280899" calcext:value-type="float">
            <text:p>7.5617977528</text:p>
          </table:table-cell>
          <table:table-cell table:formula="of:=[.I120]*[.J120]" office:value-type="float" office:value="56587.8526645768" calcext:value-type="float">
            <text:p>56587.85266457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26728576" calcext:value-type="float">
            <text:p>1326728576</text:p>
          </table:table-cell>
          <table:table-cell office:value-type="float" office:value="29482" calcext:value-type="float">
            <text:p>29482</text:p>
          </table:table-cell>
          <table:table-cell office:value-type="float" office:value="1.92900919305414" calcext:value-type="float">
            <text:p>1.92900919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31.7" calcext:value-type="float">
            <text:p>31.7</text:p>
          </table:table-cell>
          <table:table-cell office:value-type="float" office:value="7.89999999999999" calcext:value-type="float">
            <text:p>7.9</text:p>
          </table:table-cell>
          <table:table-cell table:formula="of:=[.I121]*[.J121]" office:value-type="float" office:value="56871.049029622" calcext:value-type="float">
            <text:p>56871.049029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33805952" calcext:value-type="float">
            <text:p>1233805952</text:p>
          </table:table-cell>
          <table:table-cell office:value-type="float" office:value="27417" calcext:value-type="float">
            <text:p>27417</text:p>
          </table:table-cell>
          <table:table-cell office:value-type="float" office:value="2.07784743991641" calcext:value-type="float">
            <text:p>2.07784743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55999999999998" calcext:value-type="float">
            <text:p>9.56</text:p>
          </table:table-cell>
          <table:table-cell office:value-type="float" office:value="29.7272727272727" calcext:value-type="float">
            <text:p>29.7272727273</text:p>
          </table:table-cell>
          <table:table-cell office:value-type="float" office:value="7.06741573033708" calcext:value-type="float">
            <text:p>7.0674157303</text:p>
          </table:table-cell>
          <table:table-cell table:formula="of:=[.I122]*[.J122]" office:value-type="float" office:value="56968.3432601882" calcext:value-type="float">
            <text:p>56968.3432601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17652672" calcext:value-type="float">
            <text:p>1117652672</text:p>
          </table:table-cell>
          <table:table-cell office:value-type="float" office:value="24836" calcext:value-type="float">
            <text:p>24836</text:p>
          </table:table-cell>
          <table:table-cell office:value-type="float" office:value="2.29768009768009" calcext:value-type="float">
            <text:p>2.29768009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66" calcext:value-type="float">
            <text:p>8.66</text:p>
          </table:table-cell>
          <table:table-cell office:value-type="float" office:value="17.7272727272727" calcext:value-type="float">
            <text:p>17.7272727273</text:p>
          </table:table-cell>
          <table:table-cell office:value-type="float" office:value="7.53932584269663" calcext:value-type="float">
            <text:p>7.5393258427</text:p>
          </table:table-cell>
          <table:table-cell table:formula="of:=[.I123]*[.J123]" office:value-type="float" office:value="57065.1829059828" calcext:value-type="float">
            <text:p>57065.1829059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79601088" calcext:value-type="float">
            <text:p>1179601088</text:p>
          </table:table-cell>
          <table:table-cell office:value-type="float" office:value="26213" calcext:value-type="float">
            <text:p>26213</text:p>
          </table:table-cell>
          <table:table-cell office:value-type="float" office:value="2.17773237997957" calcext:value-type="float">
            <text:p>2.177732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13999999999999" calcext:value-type="float">
            <text:p>9.14</text:p>
          </table:table-cell>
          <table:table-cell office:value-type="float" office:value="13.0909090909091" calcext:value-type="float">
            <text:p>13.0909090909</text:p>
          </table:table-cell>
          <table:table-cell office:value-type="float" office:value="8.65168539325842" calcext:value-type="float">
            <text:p>8.6516853933</text:p>
          </table:table-cell>
          <table:table-cell table:formula="of:=[.I124]*[.J124]" office:value-type="float" office:value="57084.8988764046" calcext:value-type="float">
            <text:p>57084.89887640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98335552" calcext:value-type="float">
            <text:p>1298335552</text:p>
          </table:table-cell>
          <table:table-cell office:value-type="float" office:value="28851" calcext:value-type="float">
            <text:p>28851</text:p>
          </table:table-cell>
          <table:table-cell office:value-type="float" office:value="1.98064978499761" calcext:value-type="float">
            <text:p>1.980649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office:value-type="float" office:value="36.4545454545455" calcext:value-type="float">
            <text:p>36.4545454545</text:p>
          </table:table-cell>
          <table:table-cell office:value-type="float" office:value="6.79775280898877" calcext:value-type="float">
            <text:p>6.797752809</text:p>
          </table:table-cell>
          <table:table-cell table:formula="of:=[.I125]*[.J125]" office:value-type="float" office:value="57143.7269469661" calcext:value-type="float">
            <text:p>57143.7269469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2182272" calcext:value-type="float">
            <text:p>1182182272</text:p>
          </table:table-cell>
          <table:table-cell office:value-type="float" office:value="26270" calcext:value-type="float">
            <text:p>26270</text:p>
          </table:table-cell>
          <table:table-cell office:value-type="float" office:value="2.18155694879832" calcext:value-type="float">
            <text:p>2.18155694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15999999999999" calcext:value-type="float">
            <text:p>9.16</text:p>
          </table:table-cell>
          <table:table-cell office:value-type="float" office:value="22.6363636363637" calcext:value-type="float">
            <text:p>22.6363636364</text:p>
          </table:table-cell>
          <table:table-cell office:value-type="float" office:value="7.49438202247189" calcext:value-type="float">
            <text:p>7.4943820225</text:p>
          </table:table-cell>
          <table:table-cell table:formula="of:=[.I126]*[.J126]" office:value-type="float" office:value="57309.501044932" calcext:value-type="float">
            <text:p>57309.501044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69276352" calcext:value-type="float">
            <text:p>1169276352</text:p>
          </table:table-cell>
          <table:table-cell office:value-type="float" office:value="25983" calcext:value-type="float">
            <text:p>25983</text:p>
          </table:table-cell>
          <table:table-cell office:value-type="float" office:value="2.20774032459426" calcext:value-type="float">
            <text:p>2.20774032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05999999999998" calcext:value-type="float">
            <text:p>9.06</text:p>
          </table:table-cell>
          <table:table-cell office:value-type="float" office:value="9.18181818181816" calcext:value-type="float">
            <text:p>9.1818181818</text:p>
          </table:table-cell>
          <table:table-cell office:value-type="float" office:value="9.04494382022472" calcext:value-type="float">
            <text:p>9.0449438202</text:p>
          </table:table-cell>
          <table:table-cell table:formula="of:=[.I127]*[.J127]" office:value-type="float" office:value="57363.7168539325" calcext:value-type="float">
            <text:p>57363.7168539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31890944" calcext:value-type="float">
            <text:p>1331890944</text:p>
          </table:table-cell>
          <table:table-cell office:value-type="float" office:value="29597" calcext:value-type="float">
            <text:p>29597</text:p>
          </table:table-cell>
          <table:table-cell office:value-type="float" office:value="1.94096133751306" calcext:value-type="float">
            <text:p>1.94096133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office:value-type="float" office:value="31" calcext:value-type="float">
            <text:p>31</text:p>
          </table:table-cell>
          <table:table-cell office:value-type="float" office:value="7.76404494382022" calcext:value-type="float">
            <text:p>7.7640449438</text:p>
          </table:table-cell>
          <table:table-cell table:formula="of:=[.I128]*[.J128]" office:value-type="float" office:value="57446.6327063742" calcext:value-type="float">
            <text:p>57446.6327063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25396224" calcext:value-type="float">
            <text:p>1125396224</text:p>
          </table:table-cell>
          <table:table-cell office:value-type="float" office:value="25008" calcext:value-type="float">
            <text:p>25008</text:p>
          </table:table-cell>
          <table:table-cell office:value-type="float" office:value="2.29862671660425" calcext:value-type="float">
            <text:p>2.29862671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72000000000002" calcext:value-type="float">
            <text:p>8.72</text:p>
          </table:table-cell>
          <table:table-cell office:value-type="float" office:value="21.7" calcext:value-type="float">
            <text:p>21.7</text:p>
          </table:table-cell>
          <table:table-cell office:value-type="float" office:value="7.27777777777779" calcext:value-type="float">
            <text:p>7.2777777778</text:p>
          </table:table-cell>
          <table:table-cell table:formula="of:=[.I129]*[.J129]" office:value-type="float" office:value="57484.056928839" calcext:value-type="float">
            <text:p>57484.056928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07994112" calcext:value-type="float">
            <text:p>1207994112</text:p>
          </table:table-cell>
          <table:table-cell office:value-type="float" office:value="26844" calcext:value-type="float">
            <text:p>26844</text:p>
          </table:table-cell>
          <table:table-cell office:value-type="float" office:value="2.1439925198691" calcext:value-type="float">
            <text:p>2.14399251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36000000000001" calcext:value-type="float">
            <text:p>9.36</text:p>
          </table:table-cell>
          <table:table-cell office:value-type="float" office:value="35.5454545454545" calcext:value-type="float">
            <text:p>35.5454545455</text:p>
          </table:table-cell>
          <table:table-cell office:value-type="float" office:value="6.12359550561798" calcext:value-type="float">
            <text:p>6.1235955056</text:p>
          </table:table-cell>
          <table:table-cell table:formula="of:=[.I130]*[.J130]" office:value-type="float" office:value="57553.3352033662" calcext:value-type="float">
            <text:p>57553.3352033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84763456" calcext:value-type="float">
            <text:p>1184763456</text:p>
          </table:table-cell>
          <table:table-cell office:value-type="float" office:value="26328" calcext:value-type="float">
            <text:p>26328</text:p>
          </table:table-cell>
          <table:table-cell office:value-type="float" office:value="2.18631381983427" calcext:value-type="float">
            <text:p>2.18631381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17999999999998" calcext:value-type="float">
            <text:p>9.18</text:p>
          </table:table-cell>
          <table:table-cell office:value-type="float" office:value="23.8181818181818" calcext:value-type="float">
            <text:p>23.8181818182</text:p>
          </table:table-cell>
          <table:table-cell office:value-type="float" office:value="7.37078651685394" calcext:value-type="float">
            <text:p>7.3707865169</text:p>
          </table:table-cell>
          <table:table-cell table:formula="of:=[.I131]*[.J131]" office:value-type="float" office:value="57561.2702485968" calcext:value-type="float">
            <text:p>57561.2702485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46711872" calcext:value-type="float">
            <text:p>1246711872</text:p>
          </table:table-cell>
          <table:table-cell office:value-type="float" office:value="27704" calcext:value-type="float">
            <text:p>27704</text:p>
          </table:table-cell>
          <table:table-cell office:value-type="float" office:value="2.08340016038492" calcext:value-type="float">
            <text:p>2.08340016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65999999999999" calcext:value-type="float">
            <text:p>9.66</text:p>
          </table:table-cell>
          <table:table-cell office:value-type="float" office:value="14.5454545454545" calcext:value-type="float">
            <text:p>14.5454545455</text:p>
          </table:table-cell>
          <table:table-cell office:value-type="float" office:value="9.05617977528092" calcext:value-type="float">
            <text:p>9.0561797753</text:p>
          </table:table-cell>
          <table:table-cell table:formula="of:=[.I132]*[.J132]" office:value-type="float" office:value="57718.5180433038" calcext:value-type="float">
            <text:p>57718.5180433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05412928" calcext:value-type="float">
            <text:p>1205412928</text:p>
          </table:table-cell>
          <table:table-cell office:value-type="float" office:value="26786" calcext:value-type="float">
            <text:p>26786</text:p>
          </table:table-cell>
          <table:table-cell office:value-type="float" office:value="2.15638148667602" calcext:value-type="float">
            <text:p>2.15638148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34000000000001" calcext:value-type="float">
            <text:p>9.34</text:p>
          </table:table-cell>
          <table:table-cell office:value-type="float" office:value="36.8181818181819" calcext:value-type="float">
            <text:p>36.8181818182</text:p>
          </table:table-cell>
          <table:table-cell office:value-type="float" office:value="5.9438202247191" calcext:value-type="float">
            <text:p>5.9438202247</text:p>
          </table:table-cell>
          <table:table-cell table:formula="of:=[.I133]*[.J133]" office:value-type="float" office:value="57760.8345021038" calcext:value-type="float">
            <text:p>57760.8345021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35720960" calcext:value-type="float">
            <text:p>1135720960</text:p>
          </table:table-cell>
          <table:table-cell office:value-type="float" office:value="25238" calcext:value-type="float">
            <text:p>25238</text:p>
          </table:table-cell>
          <table:table-cell office:value-type="float" office:value="2.28962131837307" calcext:value-type="float">
            <text:p>2.28962131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79999999999999" calcext:value-type="float">
            <text:p>8.8</text:p>
          </table:table-cell>
          <table:table-cell office:value-type="float" office:value="20.3" calcext:value-type="float">
            <text:p>20.3</text:p>
          </table:table-cell>
          <table:table-cell office:value-type="float" office:value="7.52222222222223" calcext:value-type="float">
            <text:p>7.5222222222</text:p>
          </table:table-cell>
          <table:table-cell table:formula="of:=[.I134]*[.J134]" office:value-type="float" office:value="57785.4628330995" calcext:value-type="float">
            <text:p>57785.4628330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36387136" calcext:value-type="float">
            <text:p>1236387136</text:p>
          </table:table-cell>
          <table:table-cell office:value-type="float" office:value="27475" calcext:value-type="float">
            <text:p>27475</text:p>
          </table:table-cell>
          <table:table-cell office:value-type="float" office:value="2.10451436388509" calcext:value-type="float">
            <text:p>2.10451436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58000000000001" calcext:value-type="float">
            <text:p>9.58</text:p>
          </table:table-cell>
          <table:table-cell office:value-type="float" office:value="13.1818181818182" calcext:value-type="float">
            <text:p>13.1818181818</text:p>
          </table:table-cell>
          <table:table-cell office:value-type="float" office:value="9.13483146067415" calcext:value-type="float">
            <text:p>9.1348314607</text:p>
          </table:table-cell>
          <table:table-cell table:formula="of:=[.I135]*[.J135]" office:value-type="float" office:value="57821.5321477429" calcext:value-type="float">
            <text:p>57821.5321477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46711872" calcext:value-type="float">
            <text:p>1246711872</text:p>
          </table:table-cell>
          <table:table-cell office:value-type="float" office:value="27704" calcext:value-type="float">
            <text:p>27704</text:p>
          </table:table-cell>
          <table:table-cell office:value-type="float" office:value="2.08835546475996" calcext:value-type="float">
            <text:p>2.08835546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65999999999999" calcext:value-type="float">
            <text:p>9.66</text:p>
          </table:table-cell>
          <table:table-cell office:value-type="float" office:value="32.7" calcext:value-type="float">
            <text:p>32.7</text:p>
          </table:table-cell>
          <table:table-cell office:value-type="float" office:value="7.10000000000001" calcext:value-type="float">
            <text:p>7.1</text:p>
          </table:table-cell>
          <table:table-cell table:formula="of:=[.I136]*[.J136]" office:value-type="float" office:value="57855.7997957099" calcext:value-type="float">
            <text:p>57855.7997957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33805952" calcext:value-type="float">
            <text:p>1233805952</text:p>
          </table:table-cell>
          <table:table-cell office:value-type="float" office:value="27417" calcext:value-type="float">
            <text:p>27417</text:p>
          </table:table-cell>
          <table:table-cell office:value-type="float" office:value="2.11468129571578" calcext:value-type="float">
            <text:p>2.11468129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55999999999998" calcext:value-type="float">
            <text:p>9.56</text:p>
          </table:table-cell>
          <table:table-cell office:value-type="float" office:value="30.2727272727273" calcext:value-type="float">
            <text:p>30.2727272727</text:p>
          </table:table-cell>
          <table:table-cell office:value-type="float" office:value="7" calcext:value-type="float">
            <text:p>7</text:p>
          </table:table-cell>
          <table:table-cell table:formula="of:=[.I137]*[.J137]" office:value-type="float" office:value="57978.2170846394" calcext:value-type="float">
            <text:p>57978.2170846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54455424" calcext:value-type="float">
            <text:p>1254455424</text:p>
          </table:table-cell>
          <table:table-cell office:value-type="float" office:value="27876" calcext:value-type="float">
            <text:p>27876</text:p>
          </table:table-cell>
          <table:table-cell office:value-type="float" office:value="2.08152900294039" calcext:value-type="float">
            <text:p>2.08152900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32.5454545454545" calcext:value-type="float">
            <text:p>32.5454545455</text:p>
          </table:table-cell>
          <table:table-cell office:value-type="float" office:value="6.89887640449437" calcext:value-type="float">
            <text:p>6.8988764045</text:p>
          </table:table-cell>
          <table:table-cell table:formula="of:=[.I138]*[.J138]" office:value-type="float" office:value="58024.7024859662" calcext:value-type="float">
            <text:p>58024.7024859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18318848" calcext:value-type="float">
            <text:p>1218318848</text:p>
          </table:table-cell>
          <table:table-cell office:value-type="float" office:value="27073" calcext:value-type="float">
            <text:p>27073</text:p>
          </table:table-cell>
          <table:table-cell office:value-type="float" office:value="2.15543364681295" calcext:value-type="float">
            <text:p>2.15543364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44000000000002" calcext:value-type="float">
            <text:p>9.44</text:p>
          </table:table-cell>
          <table:table-cell office:value-type="float" office:value="17.4545454545455" calcext:value-type="float">
            <text:p>17.4545454545</text:p>
          </table:table-cell>
          <table:table-cell office:value-type="float" office:value="8.44943820224717" calcext:value-type="float">
            <text:p>8.4494382022</text:p>
          </table:table-cell>
          <table:table-cell table:formula="of:=[.I139]*[.J139]" office:value-type="float" office:value="58354.0551201671" calcext:value-type="float">
            <text:p>58354.0551201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49959232" calcext:value-type="float">
            <text:p>1349959232</text:p>
          </table:table-cell>
          <table:table-cell office:value-type="float" office:value="29999" calcext:value-type="float">
            <text:p>29999</text:p>
          </table:table-cell>
          <table:table-cell office:value-type="float" office:value="1.94935499283326" calcext:value-type="float">
            <text:p>1.94935499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39.4545454545455" calcext:value-type="float">
            <text:p>39.4545454545</text:p>
          </table:table-cell>
          <table:table-cell office:value-type="float" office:value="6.87640449438201" calcext:value-type="float">
            <text:p>6.8764044944</text:p>
          </table:table-cell>
          <table:table-cell table:formula="of:=[.I140]*[.J140]" office:value-type="float" office:value="58478.7004300049" calcext:value-type="float">
            <text:p>58478.700430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54455424" calcext:value-type="float">
            <text:p>1254455424</text:p>
          </table:table-cell>
          <table:table-cell office:value-type="float" office:value="27876" calcext:value-type="float">
            <text:p>27876</text:p>
          </table:table-cell>
          <table:table-cell office:value-type="float" office:value="2.10157711841754" calcext:value-type="float">
            <text:p>2.10157711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72000000000002" calcext:value-type="float">
            <text:p>9.72</text:p>
          </table:table-cell>
          <table:table-cell office:value-type="float" office:value="7.10000000000001" calcext:value-type="float">
            <text:p>7.1</text:p>
          </table:table-cell>
          <table:table-cell office:value-type="float" office:value="10.0111111111111" calcext:value-type="float">
            <text:p>10.0111111111</text:p>
          </table:table-cell>
          <table:table-cell table:formula="of:=[.I141]*[.J141]" office:value-type="float" office:value="58583.5637530073" calcext:value-type="float">
            <text:p>58583.56375300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97669376" calcext:value-type="float">
            <text:p>1197669376</text:p>
          </table:table-cell>
          <table:table-cell office:value-type="float" office:value="26614" calcext:value-type="float">
            <text:p>26614</text:p>
          </table:table-cell>
          <table:table-cell office:value-type="float" office:value="2.20305781175347" calcext:value-type="float">
            <text:p>2.20305781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28" calcext:value-type="float">
            <text:p>9.28</text:p>
          </table:table-cell>
          <table:table-cell office:value-type="float" office:value="10.2" calcext:value-type="float">
            <text:p>10.2</text:p>
          </table:table-cell>
          <table:table-cell office:value-type="float" office:value="9.1777777777778" calcext:value-type="float">
            <text:p>9.1777777778</text:p>
          </table:table-cell>
          <table:table-cell table:formula="of:=[.I142]*[.J142]" office:value-type="float" office:value="58632.1806020068" calcext:value-type="float">
            <text:p>58632.1806020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84763456" calcext:value-type="float">
            <text:p>1184763456</text:p>
          </table:table-cell>
          <table:table-cell office:value-type="float" office:value="26328" calcext:value-type="float">
            <text:p>26328</text:p>
          </table:table-cell>
          <table:table-cell office:value-type="float" office:value="2.22779519331243" calcext:value-type="float">
            <text:p>2.22779519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17999999999998" calcext:value-type="float">
            <text:p>9.18</text:p>
          </table:table-cell>
          <table:table-cell office:value-type="float" office:value="32" calcext:value-type="float">
            <text:p>32</text:p>
          </table:table-cell>
          <table:table-cell office:value-type="float" office:value="6.35955056179774" calcext:value-type="float">
            <text:p>6.3595505618</text:p>
          </table:table-cell>
          <table:table-cell table:formula="of:=[.I143]*[.J143]" office:value-type="float" office:value="58653.3918495297" calcext:value-type="float">
            <text:p>58653.3918495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69942528" calcext:value-type="float">
            <text:p>1269942528</text:p>
          </table:table-cell>
          <table:table-cell office:value-type="float" office:value="28220" calcext:value-type="float">
            <text:p>28220</text:p>
          </table:table-cell>
          <table:table-cell office:value-type="float" office:value="2.08126169473402" calcext:value-type="float">
            <text:p>2.08126169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84000000000001" calcext:value-type="float">
            <text:p>9.84</text:p>
          </table:table-cell>
          <table:table-cell office:value-type="float" office:value="33.7272727272727" calcext:value-type="float">
            <text:p>33.7272727273</text:p>
          </table:table-cell>
          <table:table-cell office:value-type="float" office:value="6.88764044943821" calcext:value-type="float">
            <text:p>6.8876404494</text:p>
          </table:table-cell>
          <table:table-cell table:formula="of:=[.I144]*[.J144]" office:value-type="float" office:value="58733.2050253942" calcext:value-type="float">
            <text:p>58733.20502539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5429632" calcext:value-type="float">
            <text:p>1285429632</text:p>
          </table:table-cell>
          <table:table-cell office:value-type="float" office:value="28565" calcext:value-type="float">
            <text:p>28565</text:p>
          </table:table-cell>
          <table:table-cell office:value-type="float" office:value="2.05745658835547" calcext:value-type="float">
            <text:p>2.05745658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96000000000001" calcext:value-type="float">
            <text:p>9.96</text:p>
          </table:table-cell>
          <table:table-cell office:value-type="float" office:value="21.9090909090909" calcext:value-type="float">
            <text:p>21.9090909091</text:p>
          </table:table-cell>
          <table:table-cell office:value-type="float" office:value="8.48314606741575" calcext:value-type="float">
            <text:p>8.4831460674</text:p>
          </table:table-cell>
          <table:table-cell table:formula="of:=[.I145]*[.J145]" office:value-type="float" office:value="58771.247446374" calcext:value-type="float">
            <text:p>58771.2474463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62865152" calcext:value-type="float">
            <text:p>1362865152</text:p>
          </table:table-cell>
          <table:table-cell office:value-type="float" office:value="30285" calcext:value-type="float">
            <text:p>30285</text:p>
          </table:table-cell>
          <table:table-cell office:value-type="float" office:value="1.94065757818765" calcext:value-type="float">
            <text:p>1.94065757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34.3636363636364" calcext:value-type="float">
            <text:p>34.3636363636</text:p>
          </table:table-cell>
          <table:table-cell office:value-type="float" office:value="7.6179775280899" calcext:value-type="float">
            <text:p>7.6179775281</text:p>
          </table:table-cell>
          <table:table-cell table:formula="of:=[.I146]*[.J146]" office:value-type="float" office:value="58772.8147554131" calcext:value-type="float">
            <text:p>58772.8147554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267264" calcext:value-type="float">
            <text:p>1280267264</text:p>
          </table:table-cell>
          <table:table-cell office:value-type="float" office:value="28450" calcext:value-type="float">
            <text:p>28450</text:p>
          </table:table-cell>
          <table:table-cell office:value-type="float" office:value="2.06843090082865" calcext:value-type="float">
            <text:p>2.06843090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91999999999998" calcext:value-type="float">
            <text:p>9.92</text:p>
          </table:table-cell>
          <table:table-cell office:value-type="float" office:value="12.0909090909091" calcext:value-type="float">
            <text:p>12.0909090909</text:p>
          </table:table-cell>
          <table:table-cell office:value-type="float" office:value="9.65168539325841" calcext:value-type="float">
            <text:p>9.6516853933</text:p>
          </table:table-cell>
          <table:table-cell table:formula="of:=[.I147]*[.J147]" office:value-type="float" office:value="58846.8591285752" calcext:value-type="float">
            <text:p>58846.8591285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71857536" calcext:value-type="float">
            <text:p>1171857536</text:p>
          </table:table-cell>
          <table:table-cell office:value-type="float" office:value="26041" calcext:value-type="float">
            <text:p>26041</text:p>
          </table:table-cell>
          <table:table-cell office:value-type="float" office:value="2.26067415730338" calcext:value-type="float">
            <text:p>2.26067415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08000000000001" calcext:value-type="float">
            <text:p>9.08</text:p>
          </table:table-cell>
          <table:table-cell office:value-type="float" office:value="29.6363636363636" calcext:value-type="float">
            <text:p>29.6363636364</text:p>
          </table:table-cell>
          <table:table-cell office:value-type="float" office:value="6.53932584269663" calcext:value-type="float">
            <text:p>6.5393258427</text:p>
          </table:table-cell>
          <table:table-cell table:formula="of:=[.I148]*[.J148]" office:value-type="float" office:value="58870.2157303372" calcext:value-type="float">
            <text:p>58870.2157303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60283968" calcext:value-type="float">
            <text:p>1360283968</text:p>
          </table:table-cell>
          <table:table-cell office:value-type="float" office:value="30228" calcext:value-type="float">
            <text:p>30228</text:p>
          </table:table-cell>
          <table:table-cell office:value-type="float" office:value="1.96067415730337" calcext:value-type="float">
            <text:p>1.96067415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  <table:table-cell office:value-type="float" office:value="43.090909090909" calcext:value-type="float">
            <text:p>43.0909090909</text:p>
          </table:table-cell>
          <table:table-cell office:value-type="float" office:value="6.51685393258427" calcext:value-type="float">
            <text:p>6.5168539326</text:p>
          </table:table-cell>
          <table:table-cell table:formula="of:=[.I149]*[.J149]" office:value-type="float" office:value="59267.2584269663" calcext:value-type="float">
            <text:p>59267.2584269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44130688" calcext:value-type="float">
            <text:p>1244130688</text:p>
          </table:table-cell>
          <table:table-cell office:value-type="float" office:value="27647" calcext:value-type="float">
            <text:p>27647</text:p>
          </table:table-cell>
          <table:table-cell office:value-type="float" office:value="2.17502612330199" calcext:value-type="float">
            <text:p>2.17502612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63999999999999" calcext:value-type="float">
            <text:p>9.64</text:p>
          </table:table-cell>
          <table:table-cell office:value-type="float" office:value="25" calcext:value-type="float">
            <text:p>25</text:p>
          </table:table-cell>
          <table:table-cell office:value-type="float" office:value="7.74157303370786" calcext:value-type="float">
            <text:p>7.7415730337</text:p>
          </table:table-cell>
          <table:table-cell table:formula="of:=[.I150]*[.J150]" office:value-type="float" office:value="60132.9472309301" calcext:value-type="float">
            <text:p>60132.9472309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78352256" calcext:value-type="float">
            <text:p>1378352256</text:p>
          </table:table-cell>
          <table:table-cell office:value-type="float" office:value="30630" calcext:value-type="float">
            <text:p>30630</text:p>
          </table:table-cell>
          <table:table-cell office:value-type="float" office:value="1.96604938271605" calcext:value-type="float">
            <text:p>1.96604938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18.9090909090909" calcext:value-type="float">
            <text:p>18.9090909091</text:p>
          </table:table-cell>
          <table:table-cell office:value-type="float" office:value="9.66292134831462" calcext:value-type="float">
            <text:p>9.6629213483</text:p>
          </table:table-cell>
          <table:table-cell table:formula="of:=[.I151]*[.J151]" office:value-type="float" office:value="60220.0925925926" calcext:value-type="float">
            <text:p>60220.09259259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78352256" calcext:value-type="float">
            <text:p>1378352256</text:p>
          </table:table-cell>
          <table:table-cell office:value-type="float" office:value="30630" calcext:value-type="float">
            <text:p>30630</text:p>
          </table:table-cell>
          <table:table-cell office:value-type="float" office:value="1.9703081232493" calcext:value-type="float">
            <text:p>1.9703081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21.7272727272727" calcext:value-type="float">
            <text:p>21.7272727273</text:p>
          </table:table-cell>
          <table:table-cell office:value-type="float" office:value="9.31460674157302" calcext:value-type="float">
            <text:p>9.3146067416</text:p>
          </table:table-cell>
          <table:table-cell table:formula="of:=[.I152]*[.J152]" office:value-type="float" office:value="60350.5378151261" calcext:value-type="float">
            <text:p>60350.5378151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44796864" calcext:value-type="float">
            <text:p>1344796864</text:p>
          </table:table-cell>
          <table:table-cell office:value-type="float" office:value="29884" calcext:value-type="float">
            <text:p>29884</text:p>
          </table:table-cell>
          <table:table-cell office:value-type="float" office:value="2.02699812884256" calcext:value-type="float">
            <text:p>2.02699812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41.0999999999999" calcext:value-type="float">
            <text:p>41.1</text:p>
          </table:table-cell>
          <table:table-cell office:value-type="float" office:value="7.0111111111111" calcext:value-type="float">
            <text:p>7.0111111111</text:p>
          </table:table-cell>
          <table:table-cell table:formula="of:=[.I153]*[.J153]" office:value-type="float" office:value="60574.812082331" calcext:value-type="float">
            <text:p>60574.8120823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5771072" calcext:value-type="float">
            <text:p>1375771072</text:p>
          </table:table-cell>
          <table:table-cell office:value-type="float" office:value="30572" calcext:value-type="float">
            <text:p>30572</text:p>
          </table:table-cell>
          <table:table-cell office:value-type="float" office:value="1.98263534218591" calcext:value-type="float">
            <text:p>1.98263534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66" calcext:value-type="float">
            <text:p>10.66</text:p>
          </table:table-cell>
          <table:table-cell office:value-type="float" office:value="28.6666666666666" calcext:value-type="float">
            <text:p>28.6666666667</text:p>
          </table:table-cell>
          <table:table-cell office:value-type="float" office:value="8.8791208791209" calcext:value-type="float">
            <text:p>8.8791208791</text:p>
          </table:table-cell>
          <table:table-cell table:formula="of:=[.I154]*[.J154]" office:value-type="float" office:value="60613.1276813075" calcext:value-type="float">
            <text:p>60613.1276813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62198976" calcext:value-type="float">
            <text:p>1262198976</text:p>
          </table:table-cell>
          <table:table-cell office:value-type="float" office:value="28048" calcext:value-type="float">
            <text:p>28048</text:p>
          </table:table-cell>
          <table:table-cell office:value-type="float" office:value="2.16531294792165" calcext:value-type="float">
            <text:p>2.16531294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77999999999998" calcext:value-type="float">
            <text:p>9.78</text:p>
          </table:table-cell>
          <table:table-cell office:value-type="float" office:value="13.6363636363637" calcext:value-type="float">
            <text:p>13.6363636364</text:p>
          </table:table-cell>
          <table:table-cell office:value-type="float" office:value="9.30337078651687" calcext:value-type="float">
            <text:p>9.3033707865</text:p>
          </table:table-cell>
          <table:table-cell table:formula="of:=[.I155]*[.J155]" office:value-type="float" office:value="60732.6975633064" calcext:value-type="float">
            <text:p>60732.6975633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75104896" calcext:value-type="float">
            <text:p>1275104896</text:p>
          </table:table-cell>
          <table:table-cell office:value-type="float" office:value="28335" calcext:value-type="float">
            <text:p>28335</text:p>
          </table:table-cell>
          <table:table-cell office:value-type="float" office:value="2.1436388508892" calcext:value-type="float">
            <text:p>2.14363885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29.2727272727273" calcext:value-type="float">
            <text:p>29.2727272727</text:p>
          </table:table-cell>
          <table:table-cell office:value-type="float" office:value="7.48314606741573" calcext:value-type="float">
            <text:p>7.4831460674</text:p>
          </table:table-cell>
          <table:table-cell table:formula="of:=[.I156]*[.J156]" office:value-type="float" office:value="60740.0068399454" calcext:value-type="float">
            <text:p>60740.0068399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14488832" calcext:value-type="float">
            <text:p>1414488832</text:p>
          </table:table-cell>
          <table:table-cell office:value-type="float" office:value="31433" calcext:value-type="float">
            <text:p>31433</text:p>
          </table:table-cell>
          <table:table-cell office:value-type="float" office:value="1.93947906026558" calcext:value-type="float">
            <text:p>1.93947906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46.3636363636364" calcext:value-type="float">
            <text:p>46.3636363636</text:p>
          </table:table-cell>
          <table:table-cell office:value-type="float" office:value="6.58426966292135" calcext:value-type="float">
            <text:p>6.5842696629</text:p>
          </table:table-cell>
          <table:table-cell table:formula="of:=[.I157]*[.J157]" office:value-type="float" office:value="60963.6453013279" calcext:value-type="float">
            <text:p>60963.64530132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63531328" calcext:value-type="float">
            <text:p>1463531328</text:p>
          </table:table-cell>
          <table:table-cell office:value-type="float" office:value="32522" calcext:value-type="float">
            <text:p>32522</text:p>
          </table:table-cell>
          <table:table-cell office:value-type="float" office:value="1.88958566629339" calcext:value-type="float">
            <text:p>1.88958566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57.5" calcext:value-type="float">
            <text:p>57.5</text:p>
          </table:table-cell>
          <table:table-cell office:value-type="float" office:value="7.32608695652175" calcext:value-type="float">
            <text:p>7.3260869565</text:p>
          </table:table-cell>
          <table:table-cell table:formula="of:=[.I158]*[.J158]" office:value-type="float" office:value="61453.1050391937" calcext:value-type="float">
            <text:p>61453.10503919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42215680" calcext:value-type="float">
            <text:p>1342215680</text:p>
          </table:table-cell>
          <table:table-cell office:value-type="float" office:value="29826" calcext:value-type="float">
            <text:p>29826</text:p>
          </table:table-cell>
          <table:table-cell office:value-type="float" office:value="2.06138975966562" calcext:value-type="float">
            <text:p>2.061389759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8.4545454545455" calcext:value-type="float">
            <text:p>18.4545454545</text:p>
          </table:table-cell>
          <table:table-cell office:value-type="float" office:value="9.40449438202246" calcext:value-type="float">
            <text:p>9.404494382</text:p>
          </table:table-cell>
          <table:table-cell table:formula="of:=[.I159]*[.J159]" office:value-type="float" office:value="61483.0109717867" calcext:value-type="float">
            <text:p>61483.0109717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7378048" calcext:value-type="float">
            <text:p>1347378048</text:p>
          </table:table-cell>
          <table:table-cell office:value-type="float" office:value="29941" calcext:value-type="float">
            <text:p>29941</text:p>
          </table:table-cell>
          <table:table-cell office:value-type="float" office:value="2.0543922369765" calcext:value-type="float">
            <text:p>2.0543922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office:value-type="float" office:value="17.0909090909091" calcext:value-type="float">
            <text:p>17.0909090909</text:p>
          </table:table-cell>
          <table:table-cell office:value-type="float" office:value="9.6179775280899" calcext:value-type="float">
            <text:p>9.6179775281</text:p>
          </table:table-cell>
          <table:table-cell table:formula="of:=[.I160]*[.J160]" office:value-type="float" office:value="61510.5579673135" calcext:value-type="float">
            <text:p>61510.5579673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35138304" calcext:value-type="float">
            <text:p>1435138304</text:p>
          </table:table-cell>
          <table:table-cell office:value-type="float" office:value="31891" calcext:value-type="float">
            <text:p>31891</text:p>
          </table:table-cell>
          <table:table-cell office:value-type="float" office:value="1.92894461859979" calcext:value-type="float">
            <text:p>1.92894461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39.3636363636364" calcext:value-type="float">
            <text:p>39.3636363636</text:p>
          </table:table-cell>
          <table:table-cell office:value-type="float" office:value="7.62921348314606" calcext:value-type="float">
            <text:p>7.6292134831</text:p>
          </table:table-cell>
          <table:table-cell table:formula="of:=[.I161]*[.J161]" office:value-type="float" office:value="61515.9728317658" calcext:value-type="float">
            <text:p>61515.9728317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29309760" calcext:value-type="float">
            <text:p>1329309760</text:p>
          </table:table-cell>
          <table:table-cell office:value-type="float" office:value="29540" calcext:value-type="float">
            <text:p>29540</text:p>
          </table:table-cell>
          <table:table-cell office:value-type="float" office:value="2.08503575076608" calcext:value-type="float">
            <text:p>2.08503575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11.0909090909091" calcext:value-type="float">
            <text:p>11.0909090909</text:p>
          </table:table-cell>
          <table:table-cell office:value-type="float" office:value="10.2022471910112" calcext:value-type="float">
            <text:p>10.202247191</text:p>
          </table:table-cell>
          <table:table-cell table:formula="of:=[.I162]*[.J162]" office:value-type="float" office:value="61591.9560776301" calcext:value-type="float">
            <text:p>61591.9560776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90592000" calcext:value-type="float">
            <text:p>1290592000</text:p>
          </table:table-cell>
          <table:table-cell office:value-type="float" office:value="28679" calcext:value-type="float">
            <text:p>28679</text:p>
          </table:table-cell>
          <table:table-cell office:value-type="float" office:value="2.15330836454432" calcext:value-type="float">
            <text:p>2.15330836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.2</text:p>
          </table:table-cell>
          <table:table-cell office:value-type="float" office:value="9.08888888888887" calcext:value-type="float">
            <text:p>9.0888888889</text:p>
          </table:table-cell>
          <table:table-cell table:formula="of:=[.I163]*[.J163]" office:value-type="float" office:value="61754.7305867666" calcext:value-type="float">
            <text:p>61754.7305867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57702784" calcext:value-type="float">
            <text:p>1357702784</text:p>
          </table:table-cell>
          <table:table-cell office:value-type="float" office:value="30171" calcext:value-type="float">
            <text:p>30171</text:p>
          </table:table-cell>
          <table:table-cell office:value-type="float" office:value="2.04968944099379" calcext:value-type="float">
            <text:p>2.0496894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32.090909090909" calcext:value-type="float">
            <text:p>32.0909090909</text:p>
          </table:table-cell>
          <table:table-cell office:value-type="float" office:value="7.85393258426965" calcext:value-type="float">
            <text:p>7.8539325843</text:p>
          </table:table-cell>
          <table:table-cell table:formula="of:=[.I164]*[.J164]" office:value-type="float" office:value="61841.1801242237" calcext:value-type="float">
            <text:p>61841.1801242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70608704" calcext:value-type="float">
            <text:p>1370608704</text:p>
          </table:table-cell>
          <table:table-cell office:value-type="float" office:value="30457" calcext:value-type="float">
            <text:p>30457</text:p>
          </table:table-cell>
          <table:table-cell office:value-type="float" office:value="2.03337893296853" calcext:value-type="float">
            <text:p>2.0333789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62" calcext:value-type="float">
            <text:p>10.62</text:p>
          </table:table-cell>
          <table:table-cell office:value-type="float" office:value="8.81818181818184" calcext:value-type="float">
            <text:p>8.8181818182</text:p>
          </table:table-cell>
          <table:table-cell office:value-type="float" office:value="10.8426966292135" calcext:value-type="float">
            <text:p>10.8426966292</text:p>
          </table:table-cell>
          <table:table-cell table:formula="of:=[.I165]*[.J165]" office:value-type="float" office:value="61930.6221614226" calcext:value-type="float">
            <text:p>61930.6221614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00916736" calcext:value-type="float">
            <text:p>1300916736</text:p>
          </table:table-cell>
          <table:table-cell office:value-type="float" office:value="28909" calcext:value-type="float">
            <text:p>28909</text:p>
          </table:table-cell>
          <table:table-cell office:value-type="float" office:value="2.14456654456654" calcext:value-type="float">
            <text:p>2.14456654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16.3" calcext:value-type="float">
            <text:p>16.3</text:p>
          </table:table-cell>
          <table:table-cell office:value-type="float" office:value="9.38888888888891" calcext:value-type="float">
            <text:p>9.3888888889</text:p>
          </table:table-cell>
          <table:table-cell table:formula="of:=[.I166]*[.J166]" office:value-type="float" office:value="61997.2742368742" calcext:value-type="float">
            <text:p>61997.2742368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80933440" calcext:value-type="float">
            <text:p>1380933440</text:p>
          </table:table-cell>
          <table:table-cell office:value-type="float" office:value="30687" calcext:value-type="float">
            <text:p>30687</text:p>
          </table:table-cell>
          <table:table-cell office:value-type="float" office:value="2.03666210670315" calcext:value-type="float">
            <text:p>2.03666210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30.7272727272727" calcext:value-type="float">
            <text:p>30.7272727273</text:p>
          </table:table-cell>
          <table:table-cell office:value-type="float" office:value="8.22471910112358" calcext:value-type="float">
            <text:p>8.2247191011</text:p>
          </table:table-cell>
          <table:table-cell table:formula="of:=[.I167]*[.J167]" office:value-type="float" office:value="62499.0500683995" calcext:value-type="float">
            <text:p>62499.0500683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3822656" calcext:value-type="float">
            <text:p>1313822656</text:p>
          </table:table-cell>
          <table:table-cell office:value-type="float" office:value="29196" calcext:value-type="float">
            <text:p>29196</text:p>
          </table:table-cell>
          <table:table-cell office:value-type="float" office:value="2.1416151910318" calcext:value-type="float">
            <text:p>2.141615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.18</text:p>
          </table:table-cell>
          <table:table-cell office:value-type="float" office:value="21.0909090909091" calcext:value-type="float">
            <text:p>21.0909090909</text:p>
          </table:table-cell>
          <table:table-cell office:value-type="float" office:value="8.83146067415729" calcext:value-type="float">
            <text:p>8.8314606742</text:p>
          </table:table-cell>
          <table:table-cell table:formula="of:=[.I168]*[.J168]" office:value-type="float" office:value="62526.5971173645" calcext:value-type="float">
            <text:p>62526.5971173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78352256" calcext:value-type="float">
            <text:p>1378352256</text:p>
          </table:table-cell>
          <table:table-cell office:value-type="float" office:value="30630" calcext:value-type="float">
            <text:p>30630</text:p>
          </table:table-cell>
          <table:table-cell office:value-type="float" office:value="2.0484268125855" calcext:value-type="float">
            <text:p>2.04842681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19.5454545454545" calcext:value-type="float">
            <text:p>19.5454545455</text:p>
          </table:table-cell>
          <table:table-cell office:value-type="float" office:value="9.58426966292132" calcext:value-type="float">
            <text:p>9.5842696629</text:p>
          </table:table-cell>
          <table:table-cell table:formula="of:=[.I169]*[.J169]" office:value-type="float" office:value="62743.3132694938" calcext:value-type="float">
            <text:p>62743.3132694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62865152" calcext:value-type="float">
            <text:p>1362865152</text:p>
          </table:table-cell>
          <table:table-cell office:value-type="float" office:value="30285" calcext:value-type="float">
            <text:p>30285</text:p>
          </table:table-cell>
          <table:table-cell office:value-type="float" office:value="2.0737997957099" calcext:value-type="float">
            <text:p>2.07379979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27.090909090909" calcext:value-type="float">
            <text:p>27.0909090909</text:p>
          </table:table-cell>
          <table:table-cell office:value-type="float" office:value="8.51685393258427" calcext:value-type="float">
            <text:p>8.5168539326</text:p>
          </table:table-cell>
          <table:table-cell table:formula="of:=[.I170]*[.J170]" office:value-type="float" office:value="62805.0268130745" calcext:value-type="float">
            <text:p>62805.02681307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83514624" calcext:value-type="float">
            <text:p>1383514624</text:p>
          </table:table-cell>
          <table:table-cell office:value-type="float" office:value="30744" calcext:value-type="float">
            <text:p>30744</text:p>
          </table:table-cell>
          <table:table-cell office:value-type="float" office:value="2.04303662122427" calcext:value-type="float">
            <text:p>2.04303662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2" calcext:value-type="float">
            <text:p>10.72</text:p>
          </table:table-cell>
          <table:table-cell office:value-type="float" office:value="21.9090909090909" calcext:value-type="float">
            <text:p>21.9090909091</text:p>
          </table:table-cell>
          <table:table-cell office:value-type="float" office:value="9.33707865168538" calcext:value-type="float">
            <text:p>9.3370786517</text:p>
          </table:table-cell>
          <table:table-cell table:formula="of:=[.I171]*[.J171]" office:value-type="float" office:value="62811.1178829191" calcext:value-type="float">
            <text:p>62811.1178829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46711872" calcext:value-type="float">
            <text:p>1246711872</text:p>
          </table:table-cell>
          <table:table-cell office:value-type="float" office:value="27704" calcext:value-type="float">
            <text:p>27704</text:p>
          </table:table-cell>
          <table:table-cell office:value-type="float" office:value="2.27133379089454" calcext:value-type="float">
            <text:p>2.27133379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.65999999999999" calcext:value-type="float">
            <text:p>9.66</text:p>
          </table:table-cell>
          <table:table-cell office:value-type="float" office:value="26.4" calcext:value-type="float">
            <text:p>26.4</text:p>
          </table:table-cell>
          <table:table-cell office:value-type="float" office:value="7.79999999999999" calcext:value-type="float">
            <text:p>7.8</text:p>
          </table:table-cell>
          <table:table-cell table:formula="of:=[.I172]*[.J172]" office:value-type="float" office:value="62925.0313429422" calcext:value-type="float">
            <text:p>62925.03134294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63531328" calcext:value-type="float">
            <text:p>1463531328</text:p>
          </table:table-cell>
          <table:table-cell office:value-type="float" office:value="32522" calcext:value-type="float">
            <text:p>32522</text:p>
          </table:table-cell>
          <table:table-cell office:value-type="float" office:value="1.93871297242083" calcext:value-type="float">
            <text:p>1.93871297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37.5454545454545" calcext:value-type="float">
            <text:p>37.5454545455</text:p>
          </table:table-cell>
          <table:table-cell office:value-type="float" office:value="8.10112359550563" calcext:value-type="float">
            <text:p>8.1011235955</text:p>
          </table:table-cell>
          <table:table-cell table:formula="of:=[.I173]*[.J173]" office:value-type="float" office:value="63050.8232890703" calcext:value-type="float">
            <text:p>63050.8232890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42881856" calcext:value-type="float">
            <text:p>1442881856</text:p>
          </table:table-cell>
          <table:table-cell office:value-type="float" office:value="32064" calcext:value-type="float">
            <text:p>32064</text:p>
          </table:table-cell>
          <table:table-cell office:value-type="float" office:value="1.98319327731093" calcext:value-type="float">
            <text:p>1.98319327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14.8" calcext:value-type="float">
            <text:p>14.8</text:p>
          </table:table-cell>
          <table:table-cell office:value-type="float" office:value="10.7777777777778" calcext:value-type="float">
            <text:p>10.7777777778</text:p>
          </table:table-cell>
          <table:table-cell table:formula="of:=[.I174]*[.J174]" office:value-type="float" office:value="63589.1092436976" calcext:value-type="float">
            <text:p>63589.10924369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6761984" calcext:value-type="float">
            <text:p>1486761984</text:p>
          </table:table-cell>
          <table:table-cell office:value-type="float" office:value="33039" calcext:value-type="float">
            <text:p>33039</text:p>
          </table:table-cell>
          <table:table-cell office:value-type="float" office:value="1.92541752459391" calcext:value-type="float">
            <text:p>1.92541752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32.1818181818181" calcext:value-type="float">
            <text:p>32.1818181818</text:p>
          </table:table-cell>
          <table:table-cell office:value-type="float" office:value="8.96629213483144" calcext:value-type="float">
            <text:p>8.9662921348</text:p>
          </table:table-cell>
          <table:table-cell table:formula="of:=[.I175]*[.J175]" office:value-type="float" office:value="63613.8695950582" calcext:value-type="float">
            <text:p>63613.8695950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4796864" calcext:value-type="float">
            <text:p>1344796864</text:p>
          </table:table-cell>
          <table:table-cell office:value-type="float" office:value="29884" calcext:value-type="float">
            <text:p>29884</text:p>
          </table:table-cell>
          <table:table-cell office:value-type="float" office:value="2.13100102145046" calcext:value-type="float">
            <text:p>2.13100102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office:value-type="float" office:value="27.090909090909" calcext:value-type="float">
            <text:p>27.0909090909</text:p>
          </table:table-cell>
          <table:table-cell office:value-type="float" office:value="8.35955056179774" calcext:value-type="float">
            <text:p>8.3595505618</text:p>
          </table:table-cell>
          <table:table-cell table:formula="of:=[.I176]*[.J176]" office:value-type="float" office:value="63682.8345250255" calcext:value-type="float">
            <text:p>63682.8345250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83514624" calcext:value-type="float">
            <text:p>1383514624</text:p>
          </table:table-cell>
          <table:table-cell office:value-type="float" office:value="30744" calcext:value-type="float">
            <text:p>30744</text:p>
          </table:table-cell>
          <table:table-cell office:value-type="float" office:value="2.07228327228327" calcext:value-type="float">
            <text:p>2.07228327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2" calcext:value-type="float">
            <text:p>10.72</text:p>
          </table:table-cell>
          <table:table-cell office:value-type="float" office:value="17.8181818181818" calcext:value-type="float">
            <text:p>17.8181818182</text:p>
          </table:table-cell>
          <table:table-cell office:value-type="float" office:value="9.84269662921349" calcext:value-type="float">
            <text:p>9.8426966292</text:p>
          </table:table-cell>
          <table:table-cell table:formula="of:=[.I177]*[.J177]" office:value-type="float" office:value="63710.2769230769" calcext:value-type="float">
            <text:p>63710.27692307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73856064" calcext:value-type="float">
            <text:p>1473856064</text:p>
          </table:table-cell>
          <table:table-cell office:value-type="float" office:value="32752" calcext:value-type="float">
            <text:p>32752</text:p>
          </table:table-cell>
          <table:table-cell office:value-type="float" office:value="1.95280898876405" calcext:value-type="float">
            <text:p>1.95280898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  <table:table-cell office:value-type="float" office:value="38" calcext:value-type="float">
            <text:p>38</text:p>
          </table:table-cell>
          <table:table-cell office:value-type="float" office:value="8.13483146067415" calcext:value-type="float">
            <text:p>8.1348314607</text:p>
          </table:table-cell>
          <table:table-cell table:formula="of:=[.I178]*[.J178]" office:value-type="float" office:value="63958.4000000001" calcext:value-type="float">
            <text:p>63958.4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09326464" calcext:value-type="float">
            <text:p>1409326464</text:p>
          </table:table-cell>
          <table:table-cell office:value-type="float" office:value="31318" calcext:value-type="float">
            <text:p>31318</text:p>
          </table:table-cell>
          <table:table-cell office:value-type="float" office:value="2.04244694132334" calcext:value-type="float">
            <text:p>2.04244694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  <table:table-cell office:value-type="float" office:value="20.0909090909091" calcext:value-type="float">
            <text:p>20.0909090909</text:p>
          </table:table-cell>
          <table:table-cell office:value-type="float" office:value="9.78651685393257" calcext:value-type="float">
            <text:p>9.7865168539</text:p>
          </table:table-cell>
          <table:table-cell table:formula="of:=[.I179]*[.J179]" office:value-type="float" office:value="63965.3533083644" calcext:value-type="float">
            <text:p>63965.3533083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50625408" calcext:value-type="float">
            <text:p>1450625408</text:p>
          </table:table-cell>
          <table:table-cell office:value-type="float" office:value="32236" calcext:value-type="float">
            <text:p>32236</text:p>
          </table:table-cell>
          <table:table-cell office:value-type="float" office:value="2.00339602925809" calcext:value-type="float">
            <text:p>2.00339602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.24</text:p>
          </table:table-cell>
          <table:table-cell office:value-type="float" office:value="22.2727272727273" calcext:value-type="float">
            <text:p>22.2727272727</text:p>
          </table:table-cell>
          <table:table-cell office:value-type="float" office:value="9.876404494382" calcext:value-type="float">
            <text:p>9.8764044944</text:p>
          </table:table-cell>
          <table:table-cell table:formula="of:=[.I180]*[.J180]" office:value-type="float" office:value="64581.4743991639" calcext:value-type="float">
            <text:p>64581.4743991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24813568" calcext:value-type="float">
            <text:p>1424813568</text:p>
          </table:table-cell>
          <table:table-cell office:value-type="float" office:value="31662" calcext:value-type="float">
            <text:p>31662</text:p>
          </table:table-cell>
          <table:table-cell office:value-type="float" office:value="2.04688644688645" calcext:value-type="float">
            <text:p>2.04688644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9.03370786516851" calcext:value-type="float">
            <text:p>9.0337078652</text:p>
          </table:table-cell>
          <table:table-cell table:formula="of:=[.I181]*[.J181]" office:value-type="float" office:value="64808.5186813187" calcext:value-type="float">
            <text:p>64808.5186813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94505536" calcext:value-type="float">
            <text:p>1494505536</text:p>
          </table:table-cell>
          <table:table-cell office:value-type="float" office:value="33211" calcext:value-type="float">
            <text:p>33211</text:p>
          </table:table-cell>
          <table:table-cell office:value-type="float" office:value="1.95156054931336" calcext:value-type="float">
            <text:p>1.95156054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8" calcext:value-type="float">
            <text:p>11.58</text:p>
          </table:table-cell>
          <table:table-cell office:value-type="float" office:value="40.5454545454545" calcext:value-type="float">
            <text:p>40.5454545455</text:p>
          </table:table-cell>
          <table:table-cell office:value-type="float" office:value="8" calcext:value-type="float">
            <text:p>8</text:p>
          </table:table-cell>
          <table:table-cell table:formula="of:=[.I182]*[.J182]" office:value-type="float" office:value="64813.2774032461" calcext:value-type="float">
            <text:p>64813.2774032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46129216" calcext:value-type="float">
            <text:p>1546129216</text:p>
          </table:table-cell>
          <table:table-cell office:value-type="float" office:value="34358" calcext:value-type="float">
            <text:p>34358</text:p>
          </table:table-cell>
          <table:table-cell office:value-type="float" office:value="1.89043209876544" calcext:value-type="float">
            <text:p>1.89043209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office:value-type="float" office:value="7.45454545454546" calcext:value-type="float">
            <text:p>7.4545454545</text:p>
          </table:table-cell>
          <table:table-cell office:value-type="float" office:value="12.5393258426966" calcext:value-type="float">
            <text:p>12.5393258427</text:p>
          </table:table-cell>
          <table:table-cell table:formula="of:=[.I183]*[.J183]" office:value-type="float" office:value="64951.4660493828" calcext:value-type="float">
            <text:p>64951.4660493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60950144" calcext:value-type="float">
            <text:p>1460950144</text:p>
          </table:table-cell>
          <table:table-cell office:value-type="float" office:value="32465" calcext:value-type="float">
            <text:p>32465</text:p>
          </table:table-cell>
          <table:table-cell office:value-type="float" office:value="2.00357507660879" calcext:value-type="float">
            <text:p>2.00357507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11.9090909090909" calcext:value-type="float">
            <text:p>11.9090909091</text:p>
          </table:table-cell>
          <table:table-cell office:value-type="float" office:value="11.247191011236" calcext:value-type="float">
            <text:p>11.2471910112</text:p>
          </table:table-cell>
          <table:table-cell table:formula="of:=[.I184]*[.J184]" office:value-type="float" office:value="65046.0648621043" calcext:value-type="float">
            <text:p>65046.0648621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89343168" calcext:value-type="float">
            <text:p>1489343168</text:p>
          </table:table-cell>
          <table:table-cell office:value-type="float" office:value="33096" calcext:value-type="float">
            <text:p>33096</text:p>
          </table:table-cell>
          <table:table-cell office:value-type="float" office:value="1.97369765066394" calcext:value-type="float">
            <text:p>1.97369765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.54</text:p>
          </table:table-cell>
          <table:table-cell office:value-type="float" office:value="21.3636363636363" calcext:value-type="float">
            <text:p>21.3636363636</text:p>
          </table:table-cell>
          <table:table-cell office:value-type="float" office:value="10.3258426966292" calcext:value-type="float">
            <text:p>10.3258426966</text:p>
          </table:table-cell>
          <table:table-cell table:formula="of:=[.I185]*[.J185]" office:value-type="float" office:value="65321.4974463739" calcext:value-type="float">
            <text:p>65321.49744637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40966848" calcext:value-type="float">
            <text:p>1540966848</text:p>
          </table:table-cell>
          <table:table-cell office:value-type="float" office:value="34243" calcext:value-type="float">
            <text:p>34243</text:p>
          </table:table-cell>
          <table:table-cell office:value-type="float" office:value="1.91297801866907" calcext:value-type="float">
            <text:p>1.91297801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.94</text:p>
          </table:table-cell>
          <table:table-cell office:value-type="float" office:value="24.9090909090909" calcext:value-type="float">
            <text:p>24.9090909091</text:p>
          </table:table-cell>
          <table:table-cell office:value-type="float" office:value="10.3370786516854" calcext:value-type="float">
            <text:p>10.3370786517</text:p>
          </table:table-cell>
          <table:table-cell table:formula="of:=[.I186]*[.J186]" office:value-type="float" office:value="65506.1062932851" calcext:value-type="float">
            <text:p>65506.1062932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86095808" calcext:value-type="float">
            <text:p>1386095808</text:p>
          </table:table-cell>
          <table:table-cell office:value-type="float" office:value="30802" calcext:value-type="float">
            <text:p>30802</text:p>
          </table:table-cell>
          <table:table-cell office:value-type="float" office:value="2.13333333333333" calcext:value-type="float">
            <text:p>2.13333333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74" calcext:value-type="float">
            <text:p>10.74</text:p>
          </table:table-cell>
          <table:table-cell office:value-type="float" office:value="27.1818181818182" calcext:value-type="float">
            <text:p>27.1818181818</text:p>
          </table:table-cell>
          <table:table-cell office:value-type="float" office:value="8.70786516853934" calcext:value-type="float">
            <text:p>8.7078651685</text:p>
          </table:table-cell>
          <table:table-cell table:formula="of:=[.I187]*[.J187]" office:value-type="float" office:value="65710.9333333333" calcext:value-type="float">
            <text:p>65710.9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9359872" calcext:value-type="float">
            <text:p>1569359872</text:p>
          </table:table-cell>
          <table:table-cell office:value-type="float" office:value="34874" calcext:value-type="float">
            <text:p>34874</text:p>
          </table:table-cell>
          <table:table-cell office:value-type="float" office:value="1.89084249084249" calcext:value-type="float">
            <text:p>1.89084249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35.2222222222222" calcext:value-type="float">
            <text:p>35.2222222222</text:p>
          </table:table-cell>
          <table:table-cell office:value-type="float" office:value="9.87912087912085" calcext:value-type="float">
            <text:p>9.8791208791</text:p>
          </table:table-cell>
          <table:table-cell table:formula="of:=[.I188]*[.J188]" office:value-type="float" office:value="65941.2410256409" calcext:value-type="float">
            <text:p>65941.2410256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82265792" calcext:value-type="float">
            <text:p>1582265792</text:p>
          </table:table-cell>
          <table:table-cell office:value-type="float" office:value="35161" calcext:value-type="float">
            <text:p>35161</text:p>
          </table:table-cell>
          <table:table-cell office:value-type="float" office:value="1.87922421392889" calcext:value-type="float">
            <text:p>1.87922421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.26</text:p>
          </table:table-cell>
          <table:table-cell office:value-type="float" office:value="32.8181818181819" calcext:value-type="float">
            <text:p>32.8181818182</text:p>
          </table:table-cell>
          <table:table-cell office:value-type="float" office:value="9.71910112359549" calcext:value-type="float">
            <text:p>9.7191011236</text:p>
          </table:table-cell>
          <table:table-cell table:formula="of:=[.I189]*[.J189]" office:value-type="float" office:value="66075.4025859537" calcext:value-type="float">
            <text:p>66075.4025859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66112512" calcext:value-type="float">
            <text:p>1466112512</text:p>
          </table:table-cell>
          <table:table-cell office:value-type="float" office:value="32580" calcext:value-type="float">
            <text:p>32580</text:p>
          </table:table-cell>
          <table:table-cell office:value-type="float" office:value="2.03296703296704" calcext:value-type="float">
            <text:p>2.0329670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  <table:table-cell office:value-type="float" office:value="16.2727272727273" calcext:value-type="float">
            <text:p>16.2727272727</text:p>
          </table:table-cell>
          <table:table-cell office:value-type="float" office:value="10.752808988764" calcext:value-type="float">
            <text:p>10.7528089888</text:p>
          </table:table-cell>
          <table:table-cell table:formula="of:=[.I190]*[.J190]" office:value-type="float" office:value="66234.065934066" calcext:value-type="float">
            <text:p>66234.065934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66778688" calcext:value-type="float">
            <text:p>1566778688</text:p>
          </table:table-cell>
          <table:table-cell office:value-type="float" office:value="34817" calcext:value-type="float">
            <text:p>34817</text:p>
          </table:table-cell>
          <table:table-cell office:value-type="float" office:value="1.90308641975309" calcext:value-type="float">
            <text:p>1.9030864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14" calcext:value-type="float">
            <text:p>12.14</text:p>
          </table:table-cell>
          <table:table-cell office:value-type="float" office:value="20.8" calcext:value-type="float">
            <text:p>20.8</text:p>
          </table:table-cell>
          <table:table-cell office:value-type="float" office:value="11.1777777777778" calcext:value-type="float">
            <text:p>11.1777777778</text:p>
          </table:table-cell>
          <table:table-cell table:formula="of:=[.I191]*[.J191]" office:value-type="float" office:value="66259.7598765432" calcext:value-type="float">
            <text:p>66259.7598765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68693696" calcext:value-type="float">
            <text:p>1468693696</text:p>
          </table:table-cell>
          <table:table-cell office:value-type="float" office:value="32637" calcext:value-type="float">
            <text:p>32637</text:p>
          </table:table-cell>
          <table:table-cell office:value-type="float" office:value="2.03038803179055" calcext:value-type="float">
            <text:p>2.03038803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28.1818181818181" calcext:value-type="float">
            <text:p>28.1818181818</text:p>
          </table:table-cell>
          <table:table-cell office:value-type="float" office:value="9.30337078651687" calcext:value-type="float">
            <text:p>9.3033707865</text:p>
          </table:table-cell>
          <table:table-cell table:formula="of:=[.I192]*[.J192]" office:value-type="float" office:value="66265.7741935483" calcext:value-type="float">
            <text:p>66265.7741935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7411456" calcext:value-type="float">
            <text:p>1507411456</text:p>
          </table:table-cell>
          <table:table-cell office:value-type="float" office:value="33498" calcext:value-type="float">
            <text:p>33498</text:p>
          </table:table-cell>
          <table:table-cell office:value-type="float" office:value="1.9791013584117" calcext:value-type="float">
            <text:p>1.97910135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10.2" calcext:value-type="float">
            <text:p>10.2</text:p>
          </table:table-cell>
          <table:table-cell office:value-type="float" office:value="11.8444444444444" calcext:value-type="float">
            <text:p>11.8444444444</text:p>
          </table:table-cell>
          <table:table-cell table:formula="of:=[.I193]*[.J193]" office:value-type="float" office:value="66295.9373040751" calcext:value-type="float">
            <text:p>66295.93730407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86761984" calcext:value-type="float">
            <text:p>1486761984</text:p>
          </table:table-cell>
          <table:table-cell office:value-type="float" office:value="33039" calcext:value-type="float">
            <text:p>33039</text:p>
          </table:table-cell>
          <table:table-cell office:value-type="float" office:value="2.00914315569488" calcext:value-type="float">
            <text:p>2.0091431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15" calcext:value-type="float">
            <text:p>15</text:p>
          </table:table-cell>
          <table:table-cell office:value-type="float" office:value="11.0898876404494" calcext:value-type="float">
            <text:p>11.0898876404</text:p>
          </table:table-cell>
          <table:table-cell table:formula="of:=[.I194]*[.J194]" office:value-type="float" office:value="66380.0807210033" calcext:value-type="float">
            <text:p>66380.0807210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09992640" calcext:value-type="float">
            <text:p>1509992640</text:p>
          </table:table-cell>
          <table:table-cell office:value-type="float" office:value="33555" calcext:value-type="float">
            <text:p>33555</text:p>
          </table:table-cell>
          <table:table-cell office:value-type="float" office:value="1.97931562819203" calcext:value-type="float">
            <text:p>1.9793156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5.4444444444444" calcext:value-type="float">
            <text:p>15.4444444444</text:p>
          </table:table-cell>
          <table:table-cell office:value-type="float" office:value="11.3296703296703" calcext:value-type="float">
            <text:p>11.3296703297</text:p>
          </table:table-cell>
          <table:table-cell table:formula="of:=[.I195]*[.J195]" office:value-type="float" office:value="66415.9359039837" calcext:value-type="float">
            <text:p>66415.93590398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0966848" calcext:value-type="float">
            <text:p>1540966848</text:p>
          </table:table-cell>
          <table:table-cell office:value-type="float" office:value="34243" calcext:value-type="float">
            <text:p>34243</text:p>
          </table:table-cell>
          <table:table-cell office:value-type="float" office:value="1.93983070235644" calcext:value-type="float">
            <text:p>1.9398307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.94</text:p>
          </table:table-cell>
          <table:table-cell office:value-type="float" office:value="50.1818181818181" calcext:value-type="float">
            <text:p>50.1818181818</text:p>
          </table:table-cell>
          <table:table-cell office:value-type="float" office:value="7.21348314606742" calcext:value-type="float">
            <text:p>7.2134831461</text:p>
          </table:table-cell>
          <table:table-cell table:formula="of:=[.I196]*[.J196]" office:value-type="float" office:value="66425.6227407915" calcext:value-type="float">
            <text:p>66425.62274079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04830272" calcext:value-type="float">
            <text:p>1504830272</text:p>
          </table:table-cell>
          <table:table-cell office:value-type="float" office:value="33440" calcext:value-type="float">
            <text:p>33440</text:p>
          </table:table-cell>
          <table:table-cell office:value-type="float" office:value="1.9902962206333" calcext:value-type="float">
            <text:p>1.99029622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9.9090909090909" calcext:value-type="float">
            <text:p>9.9090909091</text:p>
          </table:table-cell>
          <table:table-cell office:value-type="float" office:value="11.876404494382" calcext:value-type="float">
            <text:p>11.8764044944</text:p>
          </table:table-cell>
          <table:table-cell table:formula="of:=[.I197]*[.J197]" office:value-type="float" office:value="66555.5056179775" calcext:value-type="float">
            <text:p>66555.5056179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2249088" calcext:value-type="float">
            <text:p>1502249088</text:p>
          </table:table-cell>
          <table:table-cell office:value-type="float" office:value="33383" calcext:value-type="float">
            <text:p>33383</text:p>
          </table:table-cell>
          <table:table-cell office:value-type="float" office:value="1.99474438604873" calcext:value-type="float">
            <text:p>1.9947443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30.090909090909" calcext:value-type="float">
            <text:p>30.0909090909</text:p>
          </table:table-cell>
          <table:table-cell office:value-type="float" office:value="9.35955056179774" calcext:value-type="float">
            <text:p>9.3595505618</text:p>
          </table:table-cell>
          <table:table-cell table:formula="of:=[.I198]*[.J198]" office:value-type="float" office:value="66590.5518394648" calcext:value-type="float">
            <text:p>66590.551839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71274880" calcext:value-type="float">
            <text:p>1471274880</text:p>
          </table:table-cell>
          <table:table-cell office:value-type="float" office:value="32694" calcext:value-type="float">
            <text:p>32694</text:p>
          </table:table-cell>
          <table:table-cell office:value-type="float" office:value="2.03695380774033" calcext:value-type="float">
            <text:p>2.03695380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8.4" calcext:value-type="float">
            <text:p>18.4</text:p>
          </table:table-cell>
          <table:table-cell office:value-type="float" office:value="10.6222222222222" calcext:value-type="float">
            <text:p>10.6222222222</text:p>
          </table:table-cell>
          <table:table-cell table:formula="of:=[.I199]*[.J199]" office:value-type="float" office:value="66596.1677902622" calcext:value-type="float">
            <text:p>66596.1677902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11907648" calcext:value-type="float">
            <text:p>1411907648</text:p>
          </table:table-cell>
          <table:table-cell office:value-type="float" office:value="31375" calcext:value-type="float">
            <text:p>31375</text:p>
          </table:table-cell>
          <table:table-cell office:value-type="float" office:value="2.12541806020067" calcext:value-type="float">
            <text:p>2.12541806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4" calcext:value-type="float">
            <text:p>10.94</text:p>
          </table:table-cell>
          <table:table-cell office:value-type="float" office:value="30.7272727272727" calcext:value-type="float">
            <text:p>30.7272727273</text:p>
          </table:table-cell>
          <table:table-cell office:value-type="float" office:value="8.49438202247189" calcext:value-type="float">
            <text:p>8.4943820225</text:p>
          </table:table-cell>
          <table:table-cell table:formula="of:=[.I200]*[.J200]" office:value-type="float" office:value="66684.9916387961" calcext:value-type="float">
            <text:p>66684.99163879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2915264" calcext:value-type="float">
            <text:p>1602915264</text:p>
          </table:table-cell>
          <table:table-cell office:value-type="float" office:value="35620" calcext:value-type="float">
            <text:p>35620</text:p>
          </table:table-cell>
          <table:table-cell office:value-type="float" office:value="1.88531870428422" calcext:value-type="float">
            <text:p>1.88531870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42" calcext:value-type="float">
            <text:p>12.42</text:p>
          </table:table-cell>
          <table:table-cell office:value-type="float" office:value="40" calcext:value-type="float">
            <text:p>40</text:p>
          </table:table-cell>
          <table:table-cell office:value-type="float" office:value="9.01123595505615" calcext:value-type="float">
            <text:p>9.0112359551</text:p>
          </table:table-cell>
          <table:table-cell table:formula="of:=[.I201]*[.J201]" office:value-type="float" office:value="67155.052246604" calcext:value-type="float">
            <text:p>67155.052246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02249088" calcext:value-type="float">
            <text:p>1502249088</text:p>
          </table:table-cell>
          <table:table-cell office:value-type="float" office:value="33383" calcext:value-type="float">
            <text:p>33383</text:p>
          </table:table-cell>
          <table:table-cell office:value-type="float" office:value="2.01970884658454" calcext:value-type="float">
            <text:p>2.01970884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27.9" calcext:value-type="float">
            <text:p>27.9</text:p>
          </table:table-cell>
          <table:table-cell office:value-type="float" office:value="9.83333333333335" calcext:value-type="float">
            <text:p>9.8333333333</text:p>
          </table:table-cell>
          <table:table-cell table:formula="of:=[.I202]*[.J202]" office:value-type="float" office:value="67423.9404255318" calcext:value-type="float">
            <text:p>67423.94042553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51291584" calcext:value-type="float">
            <text:p>1551291584</text:p>
          </table:table-cell>
          <table:table-cell office:value-type="float" office:value="34473" calcext:value-type="float">
            <text:p>34473</text:p>
          </table:table-cell>
          <table:table-cell office:value-type="float" office:value="1.96364608393478" calcext:value-type="float">
            <text:p>1.96364608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office:value-type="float" office:value="18.6363636363637" calcext:value-type="float">
            <text:p>18.6363636364</text:p>
          </table:table-cell>
          <table:table-cell office:value-type="float" office:value="11.2022471910112" calcext:value-type="float">
            <text:p>11.202247191</text:p>
          </table:table-cell>
          <table:table-cell table:formula="of:=[.I203]*[.J203]" office:value-type="float" office:value="67692.7714514835" calcext:value-type="float">
            <text:p>67692.7714514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14488832" calcext:value-type="float">
            <text:p>1414488832</text:p>
          </table:table-cell>
          <table:table-cell office:value-type="float" office:value="31433" calcext:value-type="float">
            <text:p>31433</text:p>
          </table:table-cell>
          <table:table-cell office:value-type="float" office:value="2.15534202699612" calcext:value-type="float">
            <text:p>2.1553420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28.1818181818181" calcext:value-type="float">
            <text:p>28.1818181818</text:p>
          </table:table-cell>
          <table:table-cell office:value-type="float" office:value="8.83146067415729" calcext:value-type="float">
            <text:p>8.8314606742</text:p>
          </table:table-cell>
          <table:table-cell table:formula="of:=[.I204]*[.J204]" office:value-type="float" office:value="67748.8659345689" calcext:value-type="float">
            <text:p>67748.8659345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86761984" calcext:value-type="float">
            <text:p>1486761984</text:p>
          </table:table-cell>
          <table:table-cell office:value-type="float" office:value="33039" calcext:value-type="float">
            <text:p>33039</text:p>
          </table:table-cell>
          <table:table-cell office:value-type="float" office:value="2.05224660397074" calcext:value-type="float">
            <text:p>2.0522466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29.1818181818181" calcext:value-type="float">
            <text:p>29.1818181818</text:p>
          </table:table-cell>
          <table:table-cell office:value-type="float" office:value="9.33707865168538" calcext:value-type="float">
            <text:p>9.3370786517</text:p>
          </table:table-cell>
          <table:table-cell table:formula="of:=[.I205]*[.J205]" office:value-type="float" office:value="67804.1755485892" calcext:value-type="float">
            <text:p>67804.17554858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13240000" calcext:value-type="float">
            <text:p>1613240000</text:p>
          </table:table-cell>
          <table:table-cell office:value-type="float" office:value="35849" calcext:value-type="float">
            <text:p>35849</text:p>
          </table:table-cell>
          <table:table-cell office:value-type="float" office:value="1.89158829676071" calcext:value-type="float">
            <text:p>1.89158829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26.4545454545455" calcext:value-type="float">
            <text:p>26.4545454545</text:p>
          </table:table-cell>
          <table:table-cell office:value-type="float" office:value="10.7752808988764" calcext:value-type="float">
            <text:p>10.7752808989</text:p>
          </table:table-cell>
          <table:table-cell table:formula="of:=[.I206]*[.J206]" office:value-type="float" office:value="67811.5488505748" calcext:value-type="float">
            <text:p>67811.5488505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94505536" calcext:value-type="float">
            <text:p>1494505536</text:p>
          </table:table-cell>
          <table:table-cell office:value-type="float" office:value="33211" calcext:value-type="float">
            <text:p>33211</text:p>
          </table:table-cell>
          <table:table-cell office:value-type="float" office:value="2.04621368107985" calcext:value-type="float">
            <text:p>2.04621368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636363636364" calcext:value-type="float">
            <text:p>11.3636363636</text:p>
          </table:table-cell>
          <table:table-cell office:value-type="float" office:value="11.6067415730337" calcext:value-type="float">
            <text:p>11.606741573</text:p>
          </table:table-cell>
          <table:table-cell table:formula="of:=[.I207]*[.J207]" office:value-type="float" office:value="67956.8025623428" calcext:value-type="float">
            <text:p>67956.8025623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48710400" calcext:value-type="float">
            <text:p>1548710400</text:p>
          </table:table-cell>
          <table:table-cell office:value-type="float" office:value="34415" calcext:value-type="float">
            <text:p>34415</text:p>
          </table:table-cell>
          <table:table-cell office:value-type="float" office:value="1.97570532915361" calcext:value-type="float">
            <text:p>1.97570532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1111111111111" calcext:value-type="float">
            <text:p>25.1111111111</text:p>
          </table:table-cell>
          <table:table-cell office:value-type="float" office:value="10.7032967032967" calcext:value-type="float">
            <text:p>10.7032967033</text:p>
          </table:table-cell>
          <table:table-cell table:formula="of:=[.I208]*[.J208]" office:value-type="float" office:value="67993.8989028213" calcext:value-type="float">
            <text:p>67993.8989028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79684608" calcext:value-type="float">
            <text:p>1579684608</text:p>
          </table:table-cell>
          <table:table-cell office:value-type="float" office:value="35104" calcext:value-type="float">
            <text:p>35104</text:p>
          </table:table-cell>
          <table:table-cell office:value-type="float" office:value="1.94117647058823" calcext:value-type="float">
            <text:p>1.94117647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9.72727272727274" calcext:value-type="float">
            <text:p>9.7272727273</text:p>
          </table:table-cell>
          <table:table-cell office:value-type="float" office:value="12.5505617977528" calcext:value-type="float">
            <text:p>12.5505617978</text:p>
          </table:table-cell>
          <table:table-cell table:formula="of:=[.I209]*[.J209]" office:value-type="float" office:value="68143.0588235293" calcext:value-type="float">
            <text:p>68143.05882352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04830272" calcext:value-type="float">
            <text:p>1504830272</text:p>
          </table:table-cell>
          <table:table-cell office:value-type="float" office:value="33440" calcext:value-type="float">
            <text:p>33440</text:p>
          </table:table-cell>
          <table:table-cell office:value-type="float" office:value="2.04034729315629" calcext:value-type="float">
            <text:p>2.04034729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23" calcext:value-type="float">
            <text:p>23</text:p>
          </table:table-cell>
          <table:table-cell office:value-type="float" office:value="10.2584269662922" calcext:value-type="float">
            <text:p>10.2584269663</text:p>
          </table:table-cell>
          <table:table-cell table:formula="of:=[.I210]*[.J210]" office:value-type="float" office:value="68229.2134831462" calcext:value-type="float">
            <text:p>68229.21348314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02249088" calcext:value-type="float">
            <text:p>1502249088</text:p>
          </table:table-cell>
          <table:table-cell office:value-type="float" office:value="33383" calcext:value-type="float">
            <text:p>33383</text:p>
          </table:table-cell>
          <table:table-cell office:value-type="float" office:value="2.0441947565543" calcext:value-type="float">
            <text:p>2.04419475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office:value-type="float" office:value="28.3636363636364" calcext:value-type="float">
            <text:p>28.3636363636</text:p>
          </table:table-cell>
          <table:table-cell office:value-type="float" office:value="9.57303370786519" calcext:value-type="float">
            <text:p>9.5730337079</text:p>
          </table:table-cell>
          <table:table-cell table:formula="of:=[.I211]*[.J211]" office:value-type="float" office:value="68241.3535580524" calcext:value-type="float">
            <text:p>68241.3535580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3564736" calcext:value-type="float">
            <text:p>1623564736</text:p>
          </table:table-cell>
          <table:table-cell office:value-type="float" office:value="36079" calcext:value-type="float">
            <text:p>36079</text:p>
          </table:table-cell>
          <table:table-cell office:value-type="float" office:value="1.89225991399905" calcext:value-type="float">
            <text:p>1.8922599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58" calcext:value-type="float">
            <text:p>12.58</text:p>
          </table:table-cell>
          <table:table-cell office:value-type="float" office:value="31.4545454545455" calcext:value-type="float">
            <text:p>31.4545454545</text:p>
          </table:table-cell>
          <table:table-cell office:value-type="float" office:value="10.2471910112359" calcext:value-type="float">
            <text:p>10.2471910112</text:p>
          </table:table-cell>
          <table:table-cell table:formula="of:=[.I212]*[.J212]" office:value-type="float" office:value="68270.8454371716" calcext:value-type="float">
            <text:p>68270.8454371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79684608" calcext:value-type="float">
            <text:p>1579684608</text:p>
          </table:table-cell>
          <table:table-cell office:value-type="float" office:value="35104" calcext:value-type="float">
            <text:p>35104</text:p>
          </table:table-cell>
          <table:table-cell office:value-type="float" office:value="1.95854341736694" calcext:value-type="float">
            <text:p>1.95854341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34.8181818181819" calcext:value-type="float">
            <text:p>34.8181818182</text:p>
          </table:table-cell>
          <table:table-cell office:value-type="float" office:value="9.44943820224717" calcext:value-type="float">
            <text:p>9.4494382022</text:p>
          </table:table-cell>
          <table:table-cell table:formula="of:=[.I213]*[.J213]" office:value-type="float" office:value="68752.7081232491" calcext:value-type="float">
            <text:p>68752.70812324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92590528" calcext:value-type="float">
            <text:p>1592590528</text:p>
          </table:table-cell>
          <table:table-cell office:value-type="float" office:value="35390" calcext:value-type="float">
            <text:p>35390</text:p>
          </table:table-cell>
          <table:table-cell office:value-type="float" office:value="1.9450677886863" calcext:value-type="float">
            <text:p>1.94506778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30.1818181818181" calcext:value-type="float">
            <text:p>30.1818181818</text:p>
          </table:table-cell>
          <table:table-cell office:value-type="float" office:value="10.1348314606742" calcext:value-type="float">
            <text:p>10.1348314607</text:p>
          </table:table-cell>
          <table:table-cell table:formula="of:=[.I214]*[.J214]" office:value-type="float" office:value="68835.9490416081" calcext:value-type="float">
            <text:p>68835.9490416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10658816" calcext:value-type="float">
            <text:p>1610658816</text:p>
          </table:table-cell>
          <table:table-cell office:value-type="float" office:value="35792" calcext:value-type="float">
            <text:p>35792</text:p>
          </table:table-cell>
          <table:table-cell office:value-type="float" office:value="1.92484222604705" calcext:value-type="float">
            <text:p>1.9248422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48" calcext:value-type="float">
            <text:p>12.48</text:p>
          </table:table-cell>
          <table:table-cell office:value-type="float" office:value="19.2727272727273" calcext:value-type="float">
            <text:p>19.2727272727</text:p>
          </table:table-cell>
          <table:table-cell office:value-type="float" office:value="11.6404494382023" calcext:value-type="float">
            <text:p>11.6404494382</text:p>
          </table:table-cell>
          <table:table-cell table:formula="of:=[.I215]*[.J215]" office:value-type="float" office:value="68893.9529546759" calcext:value-type="float">
            <text:p>68893.95295467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82265792" calcext:value-type="float">
            <text:p>1582265792</text:p>
          </table:table-cell>
          <table:table-cell office:value-type="float" office:value="35161" calcext:value-type="float">
            <text:p>35161</text:p>
          </table:table-cell>
          <table:table-cell office:value-type="float" office:value="1.96342737722048" calcext:value-type="float">
            <text:p>1.96342737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.26</text:p>
          </table:table-cell>
          <table:table-cell office:value-type="float" office:value="15.6363636363637" calcext:value-type="float">
            <text:p>15.6363636364</text:p>
          </table:table-cell>
          <table:table-cell office:value-type="float" office:value="11.8426966292135" calcext:value-type="float">
            <text:p>11.8426966292</text:p>
          </table:table-cell>
          <table:table-cell table:formula="of:=[.I216]*[.J216]" office:value-type="float" office:value="69036.0700104494" calcext:value-type="float">
            <text:p>69036.0700104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18402368" calcext:value-type="float">
            <text:p>1618402368</text:p>
          </table:table-cell>
          <table:table-cell office:value-type="float" office:value="35964" calcext:value-type="float">
            <text:p>35964</text:p>
          </table:table-cell>
          <table:table-cell office:value-type="float" office:value="1.92339121552605" calcext:value-type="float">
            <text:p>1.9233912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25.5454545454545" calcext:value-type="float">
            <text:p>25.5454545455</text:p>
          </table:table-cell>
          <table:table-cell office:value-type="float" office:value="10.9325842696629" calcext:value-type="float">
            <text:p>10.9325842697</text:p>
          </table:table-cell>
          <table:table-cell table:formula="of:=[.I217]*[.J217]" office:value-type="float" office:value="69172.8416751787" calcext:value-type="float">
            <text:p>69172.8416751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87428160" calcext:value-type="float">
            <text:p>1587428160</text:p>
          </table:table-cell>
          <table:table-cell office:value-type="float" office:value="35276" calcext:value-type="float">
            <text:p>35276</text:p>
          </table:table-cell>
          <table:table-cell office:value-type="float" office:value="1.96421107628004" calcext:value-type="float">
            <text:p>1.96421107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22.1818181818182" calcext:value-type="float">
            <text:p>22.1818181818</text:p>
          </table:table-cell>
          <table:table-cell office:value-type="float" office:value="11.0786516853933" calcext:value-type="float">
            <text:p>11.0786516854</text:p>
          </table:table-cell>
          <table:table-cell table:formula="of:=[.I218]*[.J218]" office:value-type="float" office:value="69289.5099268547" calcext:value-type="float">
            <text:p>69289.50992685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71941056" calcext:value-type="float">
            <text:p>1571941056</text:p>
          </table:table-cell>
          <table:table-cell office:value-type="float" office:value="34932" calcext:value-type="float">
            <text:p>34932</text:p>
          </table:table-cell>
          <table:table-cell office:value-type="float" office:value="1.98550724637681" calcext:value-type="float">
            <text:p>1.98550724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36.9000000000001" calcext:value-type="float">
            <text:p>36.9</text:p>
          </table:table-cell>
          <table:table-cell office:value-type="float" office:value="9.43333333333331" calcext:value-type="float">
            <text:p>9.4333333333</text:p>
          </table:table-cell>
          <table:table-cell table:formula="of:=[.I219]*[.J219]" office:value-type="float" office:value="69357.7391304348" calcext:value-type="float">
            <text:p>69357.7391304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92590528" calcext:value-type="float">
            <text:p>1592590528</text:p>
          </table:table-cell>
          <table:table-cell office:value-type="float" office:value="35390" calcext:value-type="float">
            <text:p>35390</text:p>
          </table:table-cell>
          <table:table-cell office:value-type="float" office:value="1.96016343207355" calcext:value-type="float">
            <text:p>1.96016343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11.2727272727273" calcext:value-type="float">
            <text:p>11.2727272727</text:p>
          </table:table-cell>
          <table:table-cell office:value-type="float" office:value="12.4719101123595" calcext:value-type="float">
            <text:p>12.4719101124</text:p>
          </table:table-cell>
          <table:table-cell table:formula="of:=[.I220]*[.J220]" office:value-type="float" office:value="69370.1838610829" calcext:value-type="float">
            <text:p>69370.1838610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1633024" calcext:value-type="float">
            <text:p>1641633024</text:p>
          </table:table-cell>
          <table:table-cell office:value-type="float" office:value="36480" calcext:value-type="float">
            <text:p>36480</text:p>
          </table:table-cell>
          <table:table-cell office:value-type="float" office:value="1.91585518102372" calcext:value-type="float">
            <text:p>1.9158551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48.7272727272727" calcext:value-type="float">
            <text:p>48.7272727273</text:p>
          </table:table-cell>
          <table:table-cell office:value-type="float" office:value="8.2696629213483" calcext:value-type="float">
            <text:p>8.2696629213</text:p>
          </table:table-cell>
          <table:table-cell table:formula="of:=[.I221]*[.J221]" office:value-type="float" office:value="69890.3970037452" calcext:value-type="float">
            <text:p>69890.39700374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97752896" calcext:value-type="float">
            <text:p>1597752896</text:p>
          </table:table-cell>
          <table:table-cell office:value-type="float" office:value="35505" calcext:value-type="float">
            <text:p>35505</text:p>
          </table:table-cell>
          <table:table-cell office:value-type="float" office:value="1.98212461695607" calcext:value-type="float">
            <text:p>1.982124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8" calcext:value-type="float">
            <text:p>12.38</text:p>
          </table:table-cell>
          <table:table-cell office:value-type="float" office:value="29.6363636363636" calcext:value-type="float">
            <text:p>29.6363636364</text:p>
          </table:table-cell>
          <table:table-cell office:value-type="float" office:value="10.2471910112359" calcext:value-type="float">
            <text:p>10.2471910112</text:p>
          </table:table-cell>
          <table:table-cell table:formula="of:=[.I222]*[.J222]" office:value-type="float" office:value="70375.3345250254" calcext:value-type="float">
            <text:p>70375.3345250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51957760" calcext:value-type="float">
            <text:p>1651957760</text:p>
          </table:table-cell>
          <table:table-cell office:value-type="float" office:value="36710" calcext:value-type="float">
            <text:p>36710</text:p>
          </table:table-cell>
          <table:table-cell office:value-type="float" office:value="1.92109295199183" calcext:value-type="float">
            <text:p>1.9210929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21.9" calcext:value-type="float">
            <text:p>21.9</text:p>
          </table:table-cell>
          <table:table-cell office:value-type="float" office:value="11.7888888888889" calcext:value-type="float">
            <text:p>11.7888888889</text:p>
          </table:table-cell>
          <table:table-cell table:formula="of:=[.I223]*[.J223]" office:value-type="float" office:value="70523.3222676199" calcext:value-type="float">
            <text:p>70523.3222676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46795392" calcext:value-type="float">
            <text:p>1646795392</text:p>
          </table:table-cell>
          <table:table-cell office:value-type="float" office:value="36595" calcext:value-type="float">
            <text:p>36595</text:p>
          </table:table-cell>
          <table:table-cell office:value-type="float" office:value="1.92737722048067" calcext:value-type="float">
            <text:p>1.92737722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13.3636363636363" calcext:value-type="float">
            <text:p>13.3636363636</text:p>
          </table:table-cell>
          <table:table-cell office:value-type="float" office:value="12.685393258427" calcext:value-type="float">
            <text:p>12.6853932584</text:p>
          </table:table-cell>
          <table:table-cell table:formula="of:=[.I224]*[.J224]" office:value-type="float" office:value="70532.3693834902" calcext:value-type="float">
            <text:p>70532.36938349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82931968" calcext:value-type="float">
            <text:p>1682931968</text:p>
          </table:table-cell>
          <table:table-cell office:value-type="float" office:value="37398" calcext:value-type="float">
            <text:p>37398</text:p>
          </table:table-cell>
          <table:table-cell office:value-type="float" office:value="1.88851540616247" calcext:value-type="float">
            <text:p>1.88851540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.04</text:p>
          </table:table-cell>
          <table:table-cell office:value-type="float" office:value="9.9090909090909" calcext:value-type="float">
            <text:p>9.9090909091</text:p>
          </table:table-cell>
          <table:table-cell office:value-type="float" office:value="13.4269662921349" calcext:value-type="float">
            <text:p>13.4269662921</text:p>
          </table:table-cell>
          <table:table-cell table:formula="of:=[.I225]*[.J225]" office:value-type="float" office:value="70626.6991596639" calcext:value-type="float">
            <text:p>70626.6991596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06162624" calcext:value-type="float">
            <text:p>1706162624</text:p>
          </table:table-cell>
          <table:table-cell office:value-type="float" office:value="37914" calcext:value-type="float">
            <text:p>37914</text:p>
          </table:table-cell>
          <table:table-cell office:value-type="float" office:value="1.86287089013632" calcext:value-type="float">
            <text:p>1.86287089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22" calcext:value-type="float">
            <text:p>13.22</text:p>
          </table:table-cell>
          <table:table-cell office:value-type="float" office:value="34.5" calcext:value-type="float">
            <text:p>34.5</text:p>
          </table:table-cell>
          <table:table-cell office:value-type="float" office:value="10.8555555555556" calcext:value-type="float">
            <text:p>10.8555555556</text:p>
          </table:table-cell>
          <table:table-cell table:formula="of:=[.I226]*[.J226]" office:value-type="float" office:value="70628.8869286286" calcext:value-type="float">
            <text:p>70628.8869286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70026048" calcext:value-type="float">
            <text:p>1670026048</text:p>
          </table:table-cell>
          <table:table-cell office:value-type="float" office:value="37111" calcext:value-type="float">
            <text:p>37111</text:p>
          </table:table-cell>
          <table:table-cell office:value-type="float" office:value="1.90911520983695" calcext:value-type="float">
            <text:p>1.9091152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15.9090909090909" calcext:value-type="float">
            <text:p>15.9090909091</text:p>
          </table:table-cell>
          <table:table-cell office:value-type="float" office:value="12.5730337078652" calcext:value-type="float">
            <text:p>12.5730337079</text:p>
          </table:table-cell>
          <table:table-cell table:formula="of:=[.I227]*[.J227]" office:value-type="float" office:value="70849.1745522589" calcext:value-type="float">
            <text:p>70849.1745522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20983552" calcext:value-type="float">
            <text:p>1620983552</text:p>
          </table:table-cell>
          <table:table-cell office:value-type="float" office:value="36021" calcext:value-type="float">
            <text:p>36021</text:p>
          </table:table-cell>
          <table:table-cell office:value-type="float" office:value="1.96917450365726" calcext:value-type="float">
            <text:p>1.96917450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8.4545454545455" calcext:value-type="float">
            <text:p>18.4545454545</text:p>
          </table:table-cell>
          <table:table-cell office:value-type="float" office:value="11.8314606741573" calcext:value-type="float">
            <text:p>11.8314606742</text:p>
          </table:table-cell>
          <table:table-cell table:formula="of:=[.I228]*[.J228]" office:value-type="float" office:value="70931.6347962381" calcext:value-type="float">
            <text:p>70931.6347962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59701312" calcext:value-type="float">
            <text:p>1659701312</text:p>
          </table:table-cell>
          <table:table-cell office:value-type="float" office:value="36882" calcext:value-type="float">
            <text:p>36882</text:p>
          </table:table-cell>
          <table:table-cell office:value-type="float" office:value="1.92415730337078" calcext:value-type="float">
            <text:p>1.92415730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35.6999999999999" calcext:value-type="float">
            <text:p>35.7</text:p>
          </table:table-cell>
          <table:table-cell office:value-type="float" office:value="10.3222222222222" calcext:value-type="float">
            <text:p>10.3222222222</text:p>
          </table:table-cell>
          <table:table-cell table:formula="of:=[.I229]*[.J229]" office:value-type="float" office:value="70966.7696629213" calcext:value-type="float">
            <text:p>70966.7696629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90009344" calcext:value-type="float">
            <text:p>1590009344</text:p>
          </table:table-cell>
          <table:table-cell office:value-type="float" office:value="35333" calcext:value-type="float">
            <text:p>35333</text:p>
          </table:table-cell>
          <table:table-cell office:value-type="float" office:value="2.02103786816269" calcext:value-type="float">
            <text:p>2.02103786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37.090909090909" calcext:value-type="float">
            <text:p>37.0909090909</text:p>
          </table:table-cell>
          <table:table-cell office:value-type="float" office:value="9.25842696629215" calcext:value-type="float">
            <text:p>9.2584269663</text:p>
          </table:table-cell>
          <table:table-cell table:formula="of:=[.I230]*[.J230]" office:value-type="float" office:value="71409.3309957924" calcext:value-type="float">
            <text:p>71409.3309957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66778688" calcext:value-type="float">
            <text:p>1566778688</text:p>
          </table:table-cell>
          <table:table-cell office:value-type="float" office:value="34817" calcext:value-type="float">
            <text:p>34817</text:p>
          </table:table-cell>
          <table:table-cell office:value-type="float" office:value="2.05165965404395" calcext:value-type="float">
            <text:p>2.0516596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14" calcext:value-type="float">
            <text:p>12.14</text:p>
          </table:table-cell>
          <table:table-cell office:value-type="float" office:value="18.7272727272727" calcext:value-type="float">
            <text:p>18.7272727273</text:p>
          </table:table-cell>
          <table:table-cell office:value-type="float" office:value="11.3258426966292" calcext:value-type="float">
            <text:p>11.3258426966</text:p>
          </table:table-cell>
          <table:table-cell table:formula="of:=[.I231]*[.J231]" office:value-type="float" office:value="71432.6341748482" calcext:value-type="float">
            <text:p>71432.6341748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75188416" calcext:value-type="float">
            <text:p>1675188416</text:p>
          </table:table-cell>
          <table:table-cell office:value-type="float" office:value="37226" calcext:value-type="float">
            <text:p>37226</text:p>
          </table:table-cell>
          <table:table-cell office:value-type="float" office:value="1.91905005107252" calcext:value-type="float">
            <text:p>1.91905005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98" calcext:value-type="float">
            <text:p>12.98</text:p>
          </table:table-cell>
          <table:table-cell office:value-type="float" office:value="13.1818181818182" calcext:value-type="float">
            <text:p>13.1818181818</text:p>
          </table:table-cell>
          <table:table-cell office:value-type="float" office:value="12.9550561797753" calcext:value-type="float">
            <text:p>12.9550561798</text:p>
          </table:table-cell>
          <table:table-cell table:formula="of:=[.I232]*[.J232]" office:value-type="float" office:value="71438.5572012258" calcext:value-type="float">
            <text:p>71438.5572012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93256704" calcext:value-type="float">
            <text:p>1693256704</text:p>
          </table:table-cell>
          <table:table-cell office:value-type="float" office:value="37627" calcext:value-type="float">
            <text:p>37627</text:p>
          </table:table-cell>
          <table:table-cell office:value-type="float" office:value="1.90308254963427" calcext:value-type="float">
            <text:p>1.9030825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office:value-type="float" office:value="27" calcext:value-type="float">
            <text:p>27</text:p>
          </table:table-cell>
          <table:table-cell office:value-type="float" office:value="11.4044943820225" calcext:value-type="float">
            <text:p>11.404494382</text:p>
          </table:table-cell>
          <table:table-cell table:formula="of:=[.I233]*[.J233]" office:value-type="float" office:value="71607.2870950888" calcext:value-type="float">
            <text:p>71607.2870950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98419072" calcext:value-type="float">
            <text:p>1698419072</text:p>
          </table:table-cell>
          <table:table-cell office:value-type="float" office:value="37742" calcext:value-type="float">
            <text:p>37742</text:p>
          </table:table-cell>
          <table:table-cell office:value-type="float" office:value="1.8973442288049" calcext:value-type="float">
            <text:p>1.89734422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42.4545454545455" calcext:value-type="float">
            <text:p>42.4545454545</text:p>
          </table:table-cell>
          <table:table-cell office:value-type="float" office:value="9.53932584269662" calcext:value-type="float">
            <text:p>9.5393258427</text:p>
          </table:table-cell>
          <table:table-cell table:formula="of:=[.I234]*[.J234]" office:value-type="float" office:value="71609.5658835547" calcext:value-type="float">
            <text:p>71609.56588355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92590528" calcext:value-type="float">
            <text:p>1592590528</text:p>
          </table:table-cell>
          <table:table-cell office:value-type="float" office:value="35390" calcext:value-type="float">
            <text:p>35390</text:p>
          </table:table-cell>
          <table:table-cell office:value-type="float" office:value="2.02575587905935" calcext:value-type="float">
            <text:p>2.02575587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16.5" calcext:value-type="float">
            <text:p>16.5</text:p>
          </table:table-cell>
          <table:table-cell office:value-type="float" office:value="11.8777777777778" calcext:value-type="float">
            <text:p>11.8777777778</text:p>
          </table:table-cell>
          <table:table-cell table:formula="of:=[.I235]*[.J235]" office:value-type="float" office:value="71691.5005599103" calcext:value-type="float">
            <text:p>71691.5005599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98419072" calcext:value-type="float">
            <text:p>1698419072</text:p>
          </table:table-cell>
          <table:table-cell office:value-type="float" office:value="37742" calcext:value-type="float">
            <text:p>37742</text:p>
          </table:table-cell>
          <table:table-cell office:value-type="float" office:value="1.90378006872852" calcext:value-type="float">
            <text:p>1.90378006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46.8000000000001" calcext:value-type="float">
            <text:p>46.8</text:p>
          </table:table-cell>
          <table:table-cell office:value-type="float" office:value="9.42222222222222" calcext:value-type="float">
            <text:p>9.4222222222</text:p>
          </table:table-cell>
          <table:table-cell table:formula="of:=[.I236]*[.J236]" office:value-type="float" office:value="71852.4673539517" calcext:value-type="float">
            <text:p>71852.46735395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9701312" calcext:value-type="float">
            <text:p>1659701312</text:p>
          </table:table-cell>
          <table:table-cell office:value-type="float" office:value="36882" calcext:value-type="float">
            <text:p>36882</text:p>
          </table:table-cell>
          <table:table-cell office:value-type="float" office:value="1.95054945054945" calcext:value-type="float">
            <text:p>1.95054945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28.4545454545455" calcext:value-type="float">
            <text:p>28.4545454545</text:p>
          </table:table-cell>
          <table:table-cell office:value-type="float" office:value="10.9325842696629" calcext:value-type="float">
            <text:p>10.9325842697</text:p>
          </table:table-cell>
          <table:table-cell table:formula="of:=[.I237]*[.J237]" office:value-type="float" office:value="71940.1648351649" calcext:value-type="float">
            <text:p>71940.1648351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37136832" calcext:value-type="float">
            <text:p>1737136832</text:p>
          </table:table-cell>
          <table:table-cell office:value-type="float" office:value="38603" calcext:value-type="float">
            <text:p>38603</text:p>
          </table:table-cell>
          <table:table-cell office:value-type="float" office:value="1.86482515427564" calcext:value-type="float">
            <text:p>1.86482515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46" calcext:value-type="float">
            <text:p>13.46</text:p>
          </table:table-cell>
          <table:table-cell office:value-type="float" office:value="17.9090909090909" calcext:value-type="float">
            <text:p>17.9090909091</text:p>
          </table:table-cell>
          <table:table-cell office:value-type="float" office:value="12.9101123595506" calcext:value-type="float">
            <text:p>12.9101123596</text:p>
          </table:table-cell>
          <table:table-cell table:formula="of:=[.I238]*[.J238]" office:value-type="float" office:value="71987.8454305026" calcext:value-type="float">
            <text:p>71987.8454305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92590528" calcext:value-type="float">
            <text:p>1592590528</text:p>
          </table:table-cell>
          <table:table-cell office:value-type="float" office:value="35390" calcext:value-type="float">
            <text:p>35390</text:p>
          </table:table-cell>
          <table:table-cell office:value-type="float" office:value="2.03443223443224" calcext:value-type="float">
            <text:p>2.03443223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.34</text:p>
          </table:table-cell>
          <table:table-cell office:value-type="float" office:value="34.1999999999999" calcext:value-type="float">
            <text:p>34.2</text:p>
          </table:table-cell>
          <table:table-cell office:value-type="float" office:value="9.91111111111113" calcext:value-type="float">
            <text:p>9.9111111111</text:p>
          </table:table-cell>
          <table:table-cell table:formula="of:=[.I239]*[.J239]" office:value-type="float" office:value="71998.5567765569" calcext:value-type="float">
            <text:p>71998.55677655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44214208" calcext:value-type="float">
            <text:p>1644214208</text:p>
          </table:table-cell>
          <table:table-cell office:value-type="float" office:value="36538" calcext:value-type="float">
            <text:p>36538</text:p>
          </table:table-cell>
          <table:table-cell office:value-type="float" office:value="1.97157190635451" calcext:value-type="float">
            <text:p>1.97157190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74" calcext:value-type="float">
            <text:p>12.74</text:p>
          </table:table-cell>
          <table:table-cell office:value-type="float" office:value="18.4545454545455" calcext:value-type="float">
            <text:p>18.4545454545</text:p>
          </table:table-cell>
          <table:table-cell office:value-type="float" office:value="12.0337078651686" calcext:value-type="float">
            <text:p>12.0337078652</text:p>
          </table:table-cell>
          <table:table-cell table:formula="of:=[.I240]*[.J240]" office:value-type="float" office:value="72037.2943143812" calcext:value-type="float">
            <text:p>72037.29431438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51957760" calcext:value-type="float">
            <text:p>1651957760</text:p>
          </table:table-cell>
          <table:table-cell office:value-type="float" office:value="36710" calcext:value-type="float">
            <text:p>36710</text:p>
          </table:table-cell>
          <table:table-cell office:value-type="float" office:value="1.96712109061748" calcext:value-type="float">
            <text:p>1.96712109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33.8181818181819" calcext:value-type="float">
            <text:p>33.8181818182</text:p>
          </table:table-cell>
          <table:table-cell office:value-type="float" office:value="10.2022471910112" calcext:value-type="float">
            <text:p>10.202247191</text:p>
          </table:table-cell>
          <table:table-cell table:formula="of:=[.I241]*[.J241]" office:value-type="float" office:value="72213.0152365676" calcext:value-type="float">
            <text:p>72213.0152365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70026048" calcext:value-type="float">
            <text:p>1670026048</text:p>
          </table:table-cell>
          <table:table-cell office:value-type="float" office:value="37111" calcext:value-type="float">
            <text:p>37111</text:p>
          </table:table-cell>
          <table:table-cell office:value-type="float" office:value="1.94918283963227" calcext:value-type="float">
            <text:p>1.94918283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32.7272727272727" calcext:value-type="float">
            <text:p>32.7272727273</text:p>
          </table:table-cell>
          <table:table-cell office:value-type="float" office:value="10.4943820224719" calcext:value-type="float">
            <text:p>10.4943820225</text:p>
          </table:table-cell>
          <table:table-cell table:formula="of:=[.I242]*[.J242]" office:value-type="float" office:value="72336.1243615933" calcext:value-type="float">
            <text:p>72336.1243615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01000256" calcext:value-type="float">
            <text:p>1701000256</text:p>
          </table:table-cell>
          <table:table-cell office:value-type="float" office:value="37800" calcext:value-type="float">
            <text:p>37800</text:p>
          </table:table-cell>
          <table:table-cell office:value-type="float" office:value="1.9223697650664" calcext:value-type="float">
            <text:p>1.92236976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18" calcext:value-type="float">
            <text:p>13.18</text:p>
          </table:table-cell>
          <table:table-cell office:value-type="float" office:value="23.8181818181818" calcext:value-type="float">
            <text:p>23.8181818182</text:p>
          </table:table-cell>
          <table:table-cell office:value-type="float" office:value="11.8651685393258" calcext:value-type="float">
            <text:p>11.8651685393</text:p>
          </table:table-cell>
          <table:table-cell table:formula="of:=[.I243]*[.J243]" office:value-type="float" office:value="72665.5771195098" calcext:value-type="float">
            <text:p>72665.5771195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39718016" calcext:value-type="float">
            <text:p>1739718016</text:p>
          </table:table-cell>
          <table:table-cell office:value-type="float" office:value="38660" calcext:value-type="float">
            <text:p>38660</text:p>
          </table:table-cell>
          <table:table-cell office:value-type="float" office:value="1.87960927960928" calcext:value-type="float">
            <text:p>1.87960927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48" calcext:value-type="float">
            <text:p>13.48</text:p>
          </table:table-cell>
          <table:table-cell office:value-type="float" office:value="28.4545454545455" calcext:value-type="float">
            <text:p>28.4545454545</text:p>
          </table:table-cell>
          <table:table-cell office:value-type="float" office:value="11.6292134831461" calcext:value-type="float">
            <text:p>11.6292134831</text:p>
          </table:table-cell>
          <table:table-cell table:formula="of:=[.I244]*[.J244]" office:value-type="float" office:value="72665.6947496947" calcext:value-type="float">
            <text:p>72665.69474969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06162624" calcext:value-type="float">
            <text:p>1706162624</text:p>
          </table:table-cell>
          <table:table-cell office:value-type="float" office:value="37914" calcext:value-type="float">
            <text:p>37914</text:p>
          </table:table-cell>
          <table:table-cell office:value-type="float" office:value="1.91809654541295" calcext:value-type="float">
            <text:p>1.91809654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22" calcext:value-type="float">
            <text:p>13.22</text:p>
          </table:table-cell>
          <table:table-cell office:value-type="float" office:value="35.5454545454545" calcext:value-type="float">
            <text:p>35.5454545455</text:p>
          </table:table-cell>
          <table:table-cell office:value-type="float" office:value="10.4606741573034" calcext:value-type="float">
            <text:p>10.4606741573</text:p>
          </table:table-cell>
          <table:table-cell table:formula="of:=[.I245]*[.J245]" office:value-type="float" office:value="72722.7124227864" calcext:value-type="float">
            <text:p>72722.71242278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13240000" calcext:value-type="float">
            <text:p>1613240000</text:p>
          </table:table-cell>
          <table:table-cell office:value-type="float" office:value="35849" calcext:value-type="float">
            <text:p>35849</text:p>
          </table:table-cell>
          <table:table-cell office:value-type="float" office:value="2.0311141615191" calcext:value-type="float">
            <text:p>2.03111416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27.090909090909" calcext:value-type="float">
            <text:p>27.0909090909</text:p>
          </table:table-cell>
          <table:table-cell office:value-type="float" office:value="10.6966292134831" calcext:value-type="float">
            <text:p>10.6966292135</text:p>
          </table:table-cell>
          <table:table-cell table:formula="of:=[.I246]*[.J246]" office:value-type="float" office:value="72813.4115762982" calcext:value-type="float">
            <text:p>72813.41157629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29393280" calcext:value-type="float">
            <text:p>1729393280</text:p>
          </table:table-cell>
          <table:table-cell office:value-type="float" office:value="38430" calcext:value-type="float">
            <text:p>38430</text:p>
          </table:table-cell>
          <table:table-cell office:value-type="float" office:value="1.89628441593157" calcext:value-type="float">
            <text:p>1.89628441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36.4545454545455" calcext:value-type="float">
            <text:p>36.4545454545</text:p>
          </table:table-cell>
          <table:table-cell office:value-type="float" office:value="10.5505617977528" calcext:value-type="float">
            <text:p>10.5505617978</text:p>
          </table:table-cell>
          <table:table-cell table:formula="of:=[.I247]*[.J247]" office:value-type="float" office:value="72874.2101042504" calcext:value-type="float">
            <text:p>72874.2101042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86179328" calcext:value-type="float">
            <text:p>1786179328</text:p>
          </table:table-cell>
          <table:table-cell office:value-type="float" office:value="39692" calcext:value-type="float">
            <text:p>39692</text:p>
          </table:table-cell>
          <table:table-cell office:value-type="float" office:value="1.84629778134189" calcext:value-type="float">
            <text:p>1.84629778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26.8181818181818" calcext:value-type="float">
            <text:p>26.8181818182</text:p>
          </table:table-cell>
          <table:table-cell office:value-type="float" office:value="12.2359550561798" calcext:value-type="float">
            <text:p>12.2359550562</text:p>
          </table:table-cell>
          <table:table-cell table:formula="of:=[.I248]*[.J248]" office:value-type="float" office:value="73283.2515370222" calcext:value-type="float">
            <text:p>73283.2515370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33889472" calcext:value-type="float">
            <text:p>1633889472</text:p>
          </table:table-cell>
          <table:table-cell office:value-type="float" office:value="36308" calcext:value-type="float">
            <text:p>36308</text:p>
          </table:table-cell>
          <table:table-cell office:value-type="float" office:value="2.01870032725572" calcext:value-type="float">
            <text:p>2.01870032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.66" calcext:value-type="float">
            <text:p>12.66</text:p>
          </table:table-cell>
          <table:table-cell office:value-type="float" office:value="26.3" calcext:value-type="float">
            <text:p>26.3</text:p>
          </table:table-cell>
          <table:table-cell office:value-type="float" office:value="11.1444444444444" calcext:value-type="float">
            <text:p>11.1444444444</text:p>
          </table:table-cell>
          <table:table-cell table:formula="of:=[.I249]*[.J249]" office:value-type="float" office:value="73294.9714820008" calcext:value-type="float">
            <text:p>73294.9714820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91341696" calcext:value-type="float">
            <text:p>1791341696</text:p>
          </table:table-cell>
          <table:table-cell office:value-type="float" office:value="39807" calcext:value-type="float">
            <text:p>39807</text:p>
          </table:table-cell>
          <table:table-cell office:value-type="float" office:value="1.84997131382674" calcext:value-type="float">
            <text:p>1.8499713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.88</text:p>
          </table:table-cell>
          <table:table-cell office:value-type="float" office:value="13.5" calcext:value-type="float">
            <text:p>13.5</text:p>
          </table:table-cell>
          <table:table-cell office:value-type="float" office:value="13.9222222222222" calcext:value-type="float">
            <text:p>13.9222222222</text:p>
          </table:table-cell>
          <table:table-cell table:formula="of:=[.I250]*[.J250]" office:value-type="float" office:value="73641.8080895009" calcext:value-type="float">
            <text:p>73641.8080895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55205120" calcext:value-type="float">
            <text:p>1755205120</text:p>
          </table:table-cell>
          <table:table-cell office:value-type="float" office:value="39004" calcext:value-type="float">
            <text:p>39004</text:p>
          </table:table-cell>
          <table:table-cell office:value-type="float" office:value="1.89912609238452" calcext:value-type="float">
            <text:p>1.89912609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13" calcext:value-type="float">
            <text:p>13</text:p>
          </table:table-cell>
          <table:table-cell office:value-type="float" office:value="13.6741573033708" calcext:value-type="float">
            <text:p>13.6741573034</text:p>
          </table:table-cell>
          <table:table-cell table:formula="of:=[.I251]*[.J251]" office:value-type="float" office:value="74073.5141073656" calcext:value-type="float">
            <text:p>74073.5141073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78435776" calcext:value-type="float">
            <text:p>1778435776</text:p>
          </table:table-cell>
          <table:table-cell office:value-type="float" office:value="39520" calcext:value-type="float">
            <text:p>39520</text:p>
          </table:table-cell>
          <table:table-cell office:value-type="float" office:value="1.87826541274817" calcext:value-type="float">
            <text:p>1.8782654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.78</text:p>
          </table:table-cell>
          <table:table-cell office:value-type="float" office:value="37.7272727272726" calcext:value-type="float">
            <text:p>37.7272727273</text:p>
          </table:table-cell>
          <table:table-cell office:value-type="float" office:value="10.8202247191011" calcext:value-type="float">
            <text:p>10.8202247191</text:p>
          </table:table-cell>
          <table:table-cell table:formula="of:=[.I252]*[.J252]" office:value-type="float" office:value="74229.0491118077" calcext:value-type="float">
            <text:p>74229.04911180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88760512" calcext:value-type="float">
            <text:p>1788760512</text:p>
          </table:table-cell>
          <table:table-cell office:value-type="float" office:value="39750" calcext:value-type="float">
            <text:p>39750</text:p>
          </table:table-cell>
          <table:table-cell office:value-type="float" office:value="1.86894664842681" calcext:value-type="float">
            <text:p>1.86894664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86" calcext:value-type="float">
            <text:p>13.86</text:p>
          </table:table-cell>
          <table:table-cell office:value-type="float" office:value="25.3636363636364" calcext:value-type="float">
            <text:p>25.3636363636</text:p>
          </table:table-cell>
          <table:table-cell office:value-type="float" office:value="12.438202247191" calcext:value-type="float">
            <text:p>12.4382022472</text:p>
          </table:table-cell>
          <table:table-cell table:formula="of:=[.I253]*[.J253]" office:value-type="float" office:value="74290.6292749657" calcext:value-type="float">
            <text:p>74290.6292749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47461568" calcext:value-type="float">
            <text:p>1747461568</text:p>
          </table:table-cell>
          <table:table-cell office:value-type="float" office:value="38832" calcext:value-type="float">
            <text:p>38832</text:p>
          </table:table-cell>
          <table:table-cell office:value-type="float" office:value="1.91973244147157" calcext:value-type="float">
            <text:p>1.91973244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54" calcext:value-type="float">
            <text:p>13.54</text:p>
          </table:table-cell>
          <table:table-cell office:value-type="float" office:value="21" calcext:value-type="float">
            <text:p>21</text:p>
          </table:table-cell>
          <table:table-cell office:value-type="float" office:value="12.7111111111111" calcext:value-type="float">
            <text:p>12.7111111111</text:p>
          </table:table-cell>
          <table:table-cell table:formula="of:=[.I254]*[.J254]" office:value-type="float" office:value="74547.0501672242" calcext:value-type="float">
            <text:p>74547.0501672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86179328" calcext:value-type="float">
            <text:p>1786179328</text:p>
          </table:table-cell>
          <table:table-cell office:value-type="float" office:value="39692" calcext:value-type="float">
            <text:p>39692</text:p>
          </table:table-cell>
          <table:table-cell office:value-type="float" office:value="1.87928331466965" calcext:value-type="float">
            <text:p>1.87928331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40" calcext:value-type="float">
            <text:p>40</text:p>
          </table:table-cell>
          <table:table-cell office:value-type="float" office:value="10.9333333333334" calcext:value-type="float">
            <text:p>10.9333333333</text:p>
          </table:table-cell>
          <table:table-cell table:formula="of:=[.I255]*[.J255]" office:value-type="float" office:value="74592.5133258679" calcext:value-type="float">
            <text:p>74592.51332586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78435776" calcext:value-type="float">
            <text:p>1778435776</text:p>
          </table:table-cell>
          <table:table-cell office:value-type="float" office:value="39520" calcext:value-type="float">
            <text:p>39520</text:p>
          </table:table-cell>
          <table:table-cell office:value-type="float" office:value="1.88843764930721" calcext:value-type="float">
            <text:p>1.88843764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.78</text:p>
          </table:table-cell>
          <table:table-cell office:value-type="float" office:value="43.4545454545455" calcext:value-type="float">
            <text:p>43.4545454545</text:p>
          </table:table-cell>
          <table:table-cell office:value-type="float" office:value="10.1123595505618" calcext:value-type="float">
            <text:p>10.1123595506</text:p>
          </table:table-cell>
          <table:table-cell table:formula="of:=[.I256]*[.J256]" office:value-type="float" office:value="74631.0559006211" calcext:value-type="float">
            <text:p>74631.0559006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80350784" calcext:value-type="float">
            <text:p>1680350784</text:p>
          </table:table-cell>
          <table:table-cell office:value-type="float" office:value="37341" calcext:value-type="float">
            <text:p>37341</text:p>
          </table:table-cell>
          <table:table-cell office:value-type="float" office:value="1.99868421052631" calcext:value-type="float">
            <text:p>1.99868421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02" calcext:value-type="float">
            <text:p>13.02</text:p>
          </table:table-cell>
          <table:table-cell office:value-type="float" office:value="38.1999999999999" calcext:value-type="float">
            <text:p>38.2</text:p>
          </table:table-cell>
          <table:table-cell office:value-type="float" office:value="10.2222222222222" calcext:value-type="float">
            <text:p>10.2222222222</text:p>
          </table:table-cell>
          <table:table-cell table:formula="of:=[.I257]*[.J257]" office:value-type="float" office:value="74632.8671052631" calcext:value-type="float">
            <text:p>74632.8671052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09409984" calcext:value-type="float">
            <text:p>1809409984</text:p>
          </table:table-cell>
          <table:table-cell office:value-type="float" office:value="40209" calcext:value-type="float">
            <text:p>40209</text:p>
          </table:table-cell>
          <table:table-cell office:value-type="float" office:value="1.85801838610828" calcext:value-type="float">
            <text:p>1.85801838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26.3636363636364" calcext:value-type="float">
            <text:p>26.3636363636</text:p>
          </table:table-cell>
          <table:table-cell office:value-type="float" office:value="12.4943820224719" calcext:value-type="float">
            <text:p>12.4943820225</text:p>
          </table:table-cell>
          <table:table-cell table:formula="of:=[.I258]*[.J258]" office:value-type="float" office:value="74709.0612870276" calcext:value-type="float">
            <text:p>74709.06128702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30059456" calcext:value-type="float">
            <text:p>1830059456</text:p>
          </table:table-cell>
          <table:table-cell office:value-type="float" office:value="40667" calcext:value-type="float">
            <text:p>40667</text:p>
          </table:table-cell>
          <table:table-cell office:value-type="float" office:value="1.84389200748463" calcext:value-type="float">
            <text:p>1.84389200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.18</text:p>
          </table:table-cell>
          <table:table-cell office:value-type="float" office:value="33.6999999999999" calcext:value-type="float">
            <text:p>33.7</text:p>
          </table:table-cell>
          <table:table-cell office:value-type="float" office:value="12.0111111111111" calcext:value-type="float">
            <text:p>12.0111111111</text:p>
          </table:table-cell>
          <table:table-cell table:formula="of:=[.I259]*[.J259]" office:value-type="float" office:value="74985.5562683775" calcext:value-type="float">
            <text:p>74985.5562683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31974464" calcext:value-type="float">
            <text:p>1731974464</text:p>
          </table:table-cell>
          <table:table-cell office:value-type="float" office:value="38488" calcext:value-type="float">
            <text:p>38488</text:p>
          </table:table-cell>
          <table:table-cell office:value-type="float" office:value="1.94834034595605" calcext:value-type="float">
            <text:p>1.9483403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19.4545454545455" calcext:value-type="float">
            <text:p>19.4545454545</text:p>
          </table:table-cell>
          <table:table-cell office:value-type="float" office:value="12.6741573033708" calcext:value-type="float">
            <text:p>12.6741573034</text:p>
          </table:table-cell>
          <table:table-cell table:formula="of:=[.I260]*[.J260]" office:value-type="float" office:value="74987.7232351564" calcext:value-type="float">
            <text:p>74987.72323515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3598144" calcext:value-type="float">
            <text:p>1783598144</text:p>
          </table:table-cell>
          <table:table-cell office:value-type="float" office:value="39635" calcext:value-type="float">
            <text:p>39635</text:p>
          </table:table-cell>
          <table:table-cell office:value-type="float" office:value="1.89338327091136" calcext:value-type="float">
            <text:p>1.89338327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82" calcext:value-type="float">
            <text:p>13.82</text:p>
          </table:table-cell>
          <table:table-cell office:value-type="float" office:value="23.8181818181818" calcext:value-type="float">
            <text:p>23.8181818182</text:p>
          </table:table-cell>
          <table:table-cell office:value-type="float" office:value="12.5842696629213" calcext:value-type="float">
            <text:p>12.5842696629</text:p>
          </table:table-cell>
          <table:table-cell table:formula="of:=[.I261]*[.J261]" office:value-type="float" office:value="75044.2459425717" calcext:value-type="float">
            <text:p>75044.2459425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65529856" calcext:value-type="float">
            <text:p>1765529856</text:p>
          </table:table-cell>
          <table:table-cell office:value-type="float" office:value="39233" calcext:value-type="float">
            <text:p>39233</text:p>
          </table:table-cell>
          <table:table-cell office:value-type="float" office:value="1.91697191697191" calcext:value-type="float">
            <text:p>1.9169719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table:formula="of:=[.I262]*[.J262]" office:value-type="float" office:value="75208.559218559" calcext:value-type="float">
            <text:p>75208.5592185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24230912" calcext:value-type="float">
            <text:p>1724230912</text:p>
          </table:table-cell>
          <table:table-cell office:value-type="float" office:value="38316" calcext:value-type="float">
            <text:p>38316</text:p>
          </table:table-cell>
          <table:table-cell office:value-type="float" office:value="1.96842827728209" calcext:value-type="float">
            <text:p>1.96842827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20.2727272727273" calcext:value-type="float">
            <text:p>20.2727272727</text:p>
          </table:table-cell>
          <table:table-cell office:value-type="float" office:value="12.5056179775281" calcext:value-type="float">
            <text:p>12.5056179775</text:p>
          </table:table-cell>
          <table:table-cell table:formula="of:=[.I263]*[.J263]" office:value-type="float" office:value="75422.2978723406" calcext:value-type="float">
            <text:p>75422.2978723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50042752" calcext:value-type="float">
            <text:p>1750042752</text:p>
          </table:table-cell>
          <table:table-cell office:value-type="float" office:value="38889" calcext:value-type="float">
            <text:p>38889</text:p>
          </table:table-cell>
          <table:table-cell office:value-type="float" office:value="1.94156147732585" calcext:value-type="float">
            <text:p>1.94156147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32" calcext:value-type="float">
            <text:p>32</text:p>
          </table:table-cell>
          <table:table-cell office:value-type="float" office:value="11.2808988764045" calcext:value-type="float">
            <text:p>11.2808988764</text:p>
          </table:table-cell>
          <table:table-cell table:formula="of:=[.I264]*[.J264]" office:value-type="float" office:value="75505.384291725" calcext:value-type="float">
            <text:p>75505.384291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45546560" calcext:value-type="float">
            <text:p>1845546560</text:p>
          </table:table-cell>
          <table:table-cell office:value-type="float" office:value="41012" calcext:value-type="float">
            <text:p>41012</text:p>
          </table:table-cell>
          <table:table-cell office:value-type="float" office:value="1.84644194756554" calcext:value-type="float">
            <text:p>1.8464419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38" calcext:value-type="float">
            <text:p>38</text:p>
          </table:table-cell>
          <table:table-cell office:value-type="float" office:value="11.6666666666667" calcext:value-type="float">
            <text:p>11.6666666667</text:p>
          </table:table-cell>
          <table:table-cell table:formula="of:=[.I265]*[.J265]" office:value-type="float" office:value="75726.2771535581" calcext:value-type="float">
            <text:p>75726.27715355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34555648" calcext:value-type="float">
            <text:p>1734555648</text:p>
          </table:table-cell>
          <table:table-cell office:value-type="float" office:value="38545" calcext:value-type="float">
            <text:p>38545</text:p>
          </table:table-cell>
          <table:table-cell office:value-type="float" office:value="1.96909294512878" calcext:value-type="float">
            <text:p>1.96909294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.44</text:p>
          </table:table-cell>
          <table:table-cell office:value-type="float" office:value="21.2727272727273" calcext:value-type="float">
            <text:p>21.2727272727</text:p>
          </table:table-cell>
          <table:table-cell office:value-type="float" office:value="12.4719101123596" calcext:value-type="float">
            <text:p>12.4719101124</text:p>
          </table:table-cell>
          <table:table-cell table:formula="of:=[.I266]*[.J266]" office:value-type="float" office:value="75898.6875699888" calcext:value-type="float">
            <text:p>75898.6875699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40384192" calcext:value-type="float">
            <text:p>1840384192</text:p>
          </table:table-cell>
          <table:table-cell office:value-type="float" office:value="40897" calcext:value-type="float">
            <text:p>40897</text:p>
          </table:table-cell>
          <table:table-cell office:value-type="float" office:value="1.85714285714286" calcext:value-type="float">
            <text:p>1.8571428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26" calcext:value-type="float">
            <text:p>14.26</text:p>
          </table:table-cell>
          <table:table-cell office:value-type="float" office:value="19.3636363636363" calcext:value-type="float">
            <text:p>19.3636363636</text:p>
          </table:table-cell>
          <table:table-cell office:value-type="float" office:value="13.6292134831461" calcext:value-type="float">
            <text:p>13.6292134831</text:p>
          </table:table-cell>
          <table:table-cell table:formula="of:=[.I267]*[.J267]" office:value-type="float" office:value="75951.5714285715" calcext:value-type="float">
            <text:p>75951.57142857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99751424" calcext:value-type="float">
            <text:p>1899751424</text:p>
          </table:table-cell>
          <table:table-cell office:value-type="float" office:value="42216" calcext:value-type="float">
            <text:p>42216</text:p>
          </table:table-cell>
          <table:table-cell office:value-type="float" office:value="1.80316455696203" calcext:value-type="float">
            <text:p>1.8031645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14.3" calcext:value-type="float">
            <text:p>14.3</text:p>
          </table:table-cell>
          <table:table-cell office:value-type="float" office:value="14.7666666666667" calcext:value-type="float">
            <text:p>14.7666666667</text:p>
          </table:table-cell>
          <table:table-cell table:formula="of:=[.I268]*[.J268]" office:value-type="float" office:value="76122.394936709" calcext:value-type="float">
            <text:p>76122.3949367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4247616" calcext:value-type="float">
            <text:p>1804247616</text:p>
          </table:table-cell>
          <table:table-cell office:value-type="float" office:value="40094" calcext:value-type="float">
            <text:p>40094</text:p>
          </table:table-cell>
          <table:table-cell office:value-type="float" office:value="1.90628192032687" calcext:value-type="float">
            <text:p>1.90628192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.98</text:p>
          </table:table-cell>
          <table:table-cell office:value-type="float" office:value="15.3636363636363" calcext:value-type="float">
            <text:p>15.3636363636</text:p>
          </table:table-cell>
          <table:table-cell office:value-type="float" office:value="13.8089887640449" calcext:value-type="float">
            <text:p>13.808988764</text:p>
          </table:table-cell>
          <table:table-cell table:formula="of:=[.I269]*[.J269]" office:value-type="float" office:value="76430.4673135854" calcext:value-type="float">
            <text:p>76430.4673135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62948672" calcext:value-type="float">
            <text:p>1762948672</text:p>
          </table:table-cell>
          <table:table-cell office:value-type="float" office:value="39176" calcext:value-type="float">
            <text:p>39176</text:p>
          </table:table-cell>
          <table:table-cell office:value-type="float" office:value="1.95293836598185" calcext:value-type="float">
            <text:p>1.9529383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.66</text:p>
          </table:table-cell>
          <table:table-cell office:value-type="float" office:value="28.7272727272727" calcext:value-type="float">
            <text:p>28.7272727273</text:p>
          </table:table-cell>
          <table:table-cell office:value-type="float" office:value="11.7977528089888" calcext:value-type="float">
            <text:p>11.797752809</text:p>
          </table:table-cell>
          <table:table-cell table:formula="of:=[.I270]*[.J270]" office:value-type="float" office:value="76508.3134257049" calcext:value-type="float">
            <text:p>76508.3134257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19734720" calcext:value-type="float">
            <text:p>1819734720</text:p>
          </table:table-cell>
          <table:table-cell office:value-type="float" office:value="40438" calcext:value-type="float">
            <text:p>40438</text:p>
          </table:table-cell>
          <table:table-cell office:value-type="float" office:value="1.89687890137328" calcext:value-type="float">
            <text:p>1.89687890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5.9" calcext:value-type="float">
            <text:p>15.9</text:p>
          </table:table-cell>
          <table:table-cell office:value-type="float" office:value="13.9" calcext:value-type="float">
            <text:p>13.9</text:p>
          </table:table-cell>
          <table:table-cell table:formula="of:=[.I271]*[.J271]" office:value-type="float" office:value="76705.9890137327" calcext:value-type="float">
            <text:p>76705.9890137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11991168" calcext:value-type="float">
            <text:p>1811991168</text:p>
          </table:table-cell>
          <table:table-cell office:value-type="float" office:value="40266" calcext:value-type="float">
            <text:p>40266</text:p>
          </table:table-cell>
          <table:table-cell office:value-type="float" office:value="1.90940170940171" calcext:value-type="float">
            <text:p>1.90940170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04" calcext:value-type="float">
            <text:p>14.04</text:p>
          </table:table-cell>
          <table:table-cell office:value-type="float" office:value="13.6363636363637" calcext:value-type="float">
            <text:p>13.6363636364</text:p>
          </table:table-cell>
          <table:table-cell office:value-type="float" office:value="14.0898876404494" calcext:value-type="float">
            <text:p>14.0898876404</text:p>
          </table:table-cell>
          <table:table-cell table:formula="of:=[.I272]*[.J272]" office:value-type="float" office:value="76883.9692307693" calcext:value-type="float">
            <text:p>76883.9692307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73939584" calcext:value-type="float">
            <text:p>1873939584</text:p>
          </table:table-cell>
          <table:table-cell office:value-type="float" office:value="41643" calcext:value-type="float">
            <text:p>41643</text:p>
          </table:table-cell>
          <table:table-cell office:value-type="float" office:value="1.85443196004994" calcext:value-type="float">
            <text:p>1.854431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27.6" calcext:value-type="float">
            <text:p>27.6</text:p>
          </table:table-cell>
          <table:table-cell office:value-type="float" office:value="13.0666666666667" calcext:value-type="float">
            <text:p>13.0666666667</text:p>
          </table:table-cell>
          <table:table-cell table:formula="of:=[.I273]*[.J273]" office:value-type="float" office:value="77224.1101123595" calcext:value-type="float">
            <text:p>77224.11011235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0059456" calcext:value-type="float">
            <text:p>1830059456</text:p>
          </table:table-cell>
          <table:table-cell office:value-type="float" office:value="40667" calcext:value-type="float">
            <text:p>40667</text:p>
          </table:table-cell>
          <table:table-cell office:value-type="float" office:value="1.90109596364608" calcext:value-type="float">
            <text:p>1.9010959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.18</text:p>
          </table:table-cell>
          <table:table-cell office:value-type="float" office:value="35.909090909091" calcext:value-type="float">
            <text:p>35.9090909091</text:p>
          </table:table-cell>
          <table:table-cell office:value-type="float" office:value="11.4943820224719" calcext:value-type="float">
            <text:p>11.4943820225</text:p>
          </table:table-cell>
          <table:table-cell table:formula="of:=[.I274]*[.J274]" office:value-type="float" office:value="77311.8695535952" calcext:value-type="float">
            <text:p>77311.8695535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14572352" calcext:value-type="float">
            <text:p>1814572352</text:p>
          </table:table-cell>
          <table:table-cell office:value-type="float" office:value="40323" calcext:value-type="float">
            <text:p>40323</text:p>
          </table:table-cell>
          <table:table-cell office:value-type="float" office:value="1.91746031746032" calcext:value-type="float">
            <text:p>1.91746031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42.3000000000001" calcext:value-type="float">
            <text:p>42.3</text:p>
          </table:table-cell>
          <table:table-cell office:value-type="float" office:value="10.9222222222222" calcext:value-type="float">
            <text:p>10.9222222222</text:p>
          </table:table-cell>
          <table:table-cell table:formula="of:=[.I275]*[.J275]" office:value-type="float" office:value="77317.7523809524" calcext:value-type="float">
            <text:p>77317.7523809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53290112" calcext:value-type="float">
            <text:p>1853290112</text:p>
          </table:table-cell>
          <table:table-cell office:value-type="float" office:value="41184" calcext:value-type="float">
            <text:p>41184</text:p>
          </table:table-cell>
          <table:table-cell office:value-type="float" office:value="1.87740324594257" calcext:value-type="float">
            <text:p>1.87740324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36" calcext:value-type="float">
            <text:p>14.36</text:p>
          </table:table-cell>
          <table:table-cell office:value-type="float" office:value="29.5454545454545" calcext:value-type="float">
            <text:p>29.5454545455</text:p>
          </table:table-cell>
          <table:table-cell office:value-type="float" office:value="12.4831460674157" calcext:value-type="float">
            <text:p>12.4831460674</text:p>
          </table:table-cell>
          <table:table-cell table:formula="of:=[.I276]*[.J276]" office:value-type="float" office:value="77318.9752808988" calcext:value-type="float">
            <text:p>77318.9752808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55871296" calcext:value-type="float">
            <text:p>1855871296</text:p>
          </table:table-cell>
          <table:table-cell office:value-type="float" office:value="41241" calcext:value-type="float">
            <text:p>41241</text:p>
          </table:table-cell>
          <table:table-cell office:value-type="float" office:value="1.87838827838828" calcext:value-type="float">
            <text:p>1.87838827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38" calcext:value-type="float">
            <text:p>14.38</text:p>
          </table:table-cell>
          <table:table-cell office:value-type="float" office:value="49.090909090909" calcext:value-type="float">
            <text:p>49.0909090909</text:p>
          </table:table-cell>
          <table:table-cell office:value-type="float" office:value="10.0898876404494" calcext:value-type="float">
            <text:p>10.0898876404</text:p>
          </table:table-cell>
          <table:table-cell table:formula="of:=[.I277]*[.J277]" office:value-type="float" office:value="77466.610989011" calcext:value-type="float">
            <text:p>77466.610989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37803008" calcext:value-type="float">
            <text:p>1837803008</text:p>
          </table:table-cell>
          <table:table-cell office:value-type="float" office:value="40840" calcext:value-type="float">
            <text:p>40840</text:p>
          </table:table-cell>
          <table:table-cell office:value-type="float" office:value="1.8981684981685" calcext:value-type="float">
            <text:p>1.89816849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24" calcext:value-type="float">
            <text:p>14.24</text:p>
          </table:table-cell>
          <table:table-cell office:value-type="float" office:value="21" calcext:value-type="float">
            <text:p>21</text:p>
          </table:table-cell>
          <table:table-cell office:value-type="float" office:value="13.4888888888889" calcext:value-type="float">
            <text:p>13.4888888889</text:p>
          </table:table-cell>
          <table:table-cell table:formula="of:=[.I278]*[.J278]" office:value-type="float" office:value="77521.2014652015" calcext:value-type="float">
            <text:p>77521.2014652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48127744" calcext:value-type="float">
            <text:p>1848127744</text:p>
          </table:table-cell>
          <table:table-cell office:value-type="float" office:value="41069" calcext:value-type="float">
            <text:p>41069</text:p>
          </table:table-cell>
          <table:table-cell office:value-type="float" office:value="1.88845350052247" calcext:value-type="float">
            <text:p>1.88845350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32" calcext:value-type="float">
            <text:p>14.32</text:p>
          </table:table-cell>
          <table:table-cell office:value-type="float" office:value="39.4000000000001" calcext:value-type="float">
            <text:p>39.4</text:p>
          </table:table-cell>
          <table:table-cell office:value-type="float" office:value="11.5333333333333" calcext:value-type="float">
            <text:p>11.5333333333</text:p>
          </table:table-cell>
          <table:table-cell table:formula="of:=[.I279]*[.J279]" office:value-type="float" office:value="77556.8968129572" calcext:value-type="float">
            <text:p>77556.8968129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30059456" calcext:value-type="float">
            <text:p>1830059456</text:p>
          </table:table-cell>
          <table:table-cell office:value-type="float" office:value="40667" calcext:value-type="float">
            <text:p>40667</text:p>
          </table:table-cell>
          <table:table-cell office:value-type="float" office:value="1.90802675585284" calcext:value-type="float">
            <text:p>1.90802675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.18</text:p>
          </table:table-cell>
          <table:table-cell office:value-type="float" office:value="14.2" calcext:value-type="float">
            <text:p>14.2</text:p>
          </table:table-cell>
          <table:table-cell office:value-type="float" office:value="14.1777777777778" calcext:value-type="float">
            <text:p>14.1777777778</text:p>
          </table:table-cell>
          <table:table-cell table:formula="of:=[.I280]*[.J280]" office:value-type="float" office:value="77593.7240802674" calcext:value-type="float">
            <text:p>77593.72408026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32640640" calcext:value-type="float">
            <text:p>1832640640</text:p>
          </table:table-cell>
          <table:table-cell office:value-type="float" office:value="40725" calcext:value-type="float">
            <text:p>40725</text:p>
          </table:table-cell>
          <table:table-cell office:value-type="float" office:value="1.9108784473953" calcext:value-type="float">
            <text:p>1.91087844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8.8181818181819" calcext:value-type="float">
            <text:p>28.8181818182</text:p>
          </table:table-cell>
          <table:table-cell office:value-type="float" office:value="12.3932584269663" calcext:value-type="float">
            <text:p>12.393258427</text:p>
          </table:table-cell>
          <table:table-cell table:formula="of:=[.I281]*[.J281]" office:value-type="float" office:value="77820.5247701737" calcext:value-type="float">
            <text:p>77820.5247701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73939584" calcext:value-type="float">
            <text:p>1873939584</text:p>
          </table:table-cell>
          <table:table-cell office:value-type="float" office:value="41643" calcext:value-type="float">
            <text:p>41643</text:p>
          </table:table-cell>
          <table:table-cell office:value-type="float" office:value="1.87512768130745" calcext:value-type="float">
            <text:p>1.87512768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16" calcext:value-type="float">
            <text:p>16</text:p>
          </table:table-cell>
          <table:table-cell office:value-type="float" office:value="14.3370786516854" calcext:value-type="float">
            <text:p>14.3370786517</text:p>
          </table:table-cell>
          <table:table-cell table:formula="of:=[.I282]*[.J282]" office:value-type="float" office:value="78085.9420326863" calcext:value-type="float">
            <text:p>78085.94203268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71358400" calcext:value-type="float">
            <text:p>1871358400</text:p>
          </table:table-cell>
          <table:table-cell office:value-type="float" office:value="41585" calcext:value-type="float">
            <text:p>41585</text:p>
          </table:table-cell>
          <table:table-cell office:value-type="float" office:value="1.88714107365792" calcext:value-type="float">
            <text:p>1.88714107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3.5454545454545" calcext:value-type="float">
            <text:p>33.5454545455</text:p>
          </table:table-cell>
          <table:table-cell office:value-type="float" office:value="12.1460674157304" calcext:value-type="float">
            <text:p>12.1460674157</text:p>
          </table:table-cell>
          <table:table-cell table:formula="of:=[.I283]*[.J283]" office:value-type="float" office:value="78476.7615480648" calcext:value-type="float">
            <text:p>78476.7615480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97170240" calcext:value-type="float">
            <text:p>1897170240</text:p>
          </table:table-cell>
          <table:table-cell office:value-type="float" office:value="42159" calcext:value-type="float">
            <text:p>42159</text:p>
          </table:table-cell>
          <table:table-cell office:value-type="float" office:value="1.86766541822721" calcext:value-type="float">
            <text:p>1.86766541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41.3636363636364" calcext:value-type="float">
            <text:p>41.3636363636</text:p>
          </table:table-cell>
          <table:table-cell office:value-type="float" office:value="11.4044943820225" calcext:value-type="float">
            <text:p>11.404494382</text:p>
          </table:table-cell>
          <table:table-cell table:formula="of:=[.I284]*[.J284]" office:value-type="float" office:value="78738.9063670411" calcext:value-type="float">
            <text:p>78738.9063670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97170240" calcext:value-type="float">
            <text:p>1897170240</text:p>
          </table:table-cell>
          <table:table-cell office:value-type="float" office:value="42159" calcext:value-type="float">
            <text:p>42159</text:p>
          </table:table-cell>
          <table:table-cell office:value-type="float" office:value="1.87577639751552" calcext:value-type="float">
            <text:p>1.87577639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37.7272727272726" calcext:value-type="float">
            <text:p>37.7272727273</text:p>
          </table:table-cell>
          <table:table-cell office:value-type="float" office:value="11.8539325842696" calcext:value-type="float">
            <text:p>11.8539325843</text:p>
          </table:table-cell>
          <table:table-cell table:formula="of:=[.I285]*[.J285]" office:value-type="float" office:value="79080.857142857" calcext:value-type="float">
            <text:p>79080.857142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86845504" calcext:value-type="float">
            <text:p>1886845504</text:p>
          </table:table-cell>
          <table:table-cell office:value-type="float" office:value="41929" calcext:value-type="float">
            <text:p>41929</text:p>
          </table:table-cell>
          <table:table-cell office:value-type="float" office:value="1.88938826466916" calcext:value-type="float">
            <text:p>1.88938826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62" calcext:value-type="float">
            <text:p>14.62</text:p>
          </table:table-cell>
          <table:table-cell office:value-type="float" office:value="23.090909090909" calcext:value-type="float">
            <text:p>23.0909090909</text:p>
          </table:table-cell>
          <table:table-cell office:value-type="float" office:value="13.5730337078652" calcext:value-type="float">
            <text:p>13.5730337079</text:p>
          </table:table-cell>
          <table:table-cell table:formula="of:=[.I286]*[.J286]" office:value-type="float" office:value="79220.1605493132" calcext:value-type="float">
            <text:p>79220.1605493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46212736" calcext:value-type="float">
            <text:p>1946212736</text:p>
          </table:table-cell>
          <table:table-cell office:value-type="float" office:value="43249" calcext:value-type="float">
            <text:p>43249</text:p>
          </table:table-cell>
          <table:table-cell office:value-type="float" office:value="1.83389355742297" calcext:value-type="float">
            <text:p>1.83389355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08" calcext:value-type="float">
            <text:p>15.08</text:p>
          </table:table-cell>
          <table:table-cell office:value-type="float" office:value="19.9090909090909" calcext:value-type="float">
            <text:p>19.9090909091</text:p>
          </table:table-cell>
          <table:table-cell office:value-type="float" office:value="14.4831460674157" calcext:value-type="float">
            <text:p>14.4831460674</text:p>
          </table:table-cell>
          <table:table-cell table:formula="of:=[.I287]*[.J287]" office:value-type="float" office:value="79314.0624649861" calcext:value-type="float">
            <text:p>79314.06246498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07494976" calcext:value-type="float">
            <text:p>1907494976</text:p>
          </table:table-cell>
          <table:table-cell office:value-type="float" office:value="42388" calcext:value-type="float">
            <text:p>42388</text:p>
          </table:table-cell>
          <table:table-cell office:value-type="float" office:value="1.87783115991764" calcext:value-type="float">
            <text:p>1.87783115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78" calcext:value-type="float">
            <text:p>14.78</text:p>
          </table:table-cell>
          <table:table-cell office:value-type="float" office:value="46.1818181818181" calcext:value-type="float">
            <text:p>46.1818181818</text:p>
          </table:table-cell>
          <table:table-cell office:value-type="float" office:value="10.8988764044944" calcext:value-type="float">
            <text:p>10.8988764045</text:p>
          </table:table-cell>
          <table:table-cell table:formula="of:=[.I288]*[.J288]" office:value-type="float" office:value="79597.5072065887" calcext:value-type="float">
            <text:p>79597.5072065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81683136" calcext:value-type="float">
            <text:p>1881683136</text:p>
          </table:table-cell>
          <table:table-cell office:value-type="float" office:value="41815" calcext:value-type="float">
            <text:p>41815</text:p>
          </table:table-cell>
          <table:table-cell office:value-type="float" office:value="1.90579710144928" calcext:value-type="float">
            <text:p>1.90579710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15.0909090909091" calcext:value-type="float">
            <text:p>15.0909090909</text:p>
          </table:table-cell>
          <table:table-cell office:value-type="float" office:value="14.5168539325843" calcext:value-type="float">
            <text:p>14.5168539326</text:p>
          </table:table-cell>
          <table:table-cell table:formula="of:=[.I289]*[.J289]" office:value-type="float" office:value="79690.9057971016" calcext:value-type="float">
            <text:p>79690.9057971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22982080" calcext:value-type="float">
            <text:p>1922982080</text:p>
          </table:table-cell>
          <table:table-cell office:value-type="float" office:value="42732" calcext:value-type="float">
            <text:p>42732</text:p>
          </table:table-cell>
          <table:table-cell office:value-type="float" office:value="1.86541822721598" calcext:value-type="float">
            <text:p>1.86541822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13.6363636363637" calcext:value-type="float">
            <text:p>13.6363636364</text:p>
          </table:table-cell>
          <table:table-cell office:value-type="float" office:value="15.0561797752809" calcext:value-type="float">
            <text:p>15.0561797753</text:p>
          </table:table-cell>
          <table:table-cell table:formula="of:=[.I290]*[.J290]" office:value-type="float" office:value="79713.0516853932" calcext:value-type="float">
            <text:p>79713.05168539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48793920" calcext:value-type="float">
            <text:p>1948793920</text:p>
          </table:table-cell>
          <table:table-cell office:value-type="float" office:value="43306" calcext:value-type="float">
            <text:p>43306</text:p>
          </table:table-cell>
          <table:table-cell office:value-type="float" office:value="1.84415931569099" calcext:value-type="float">
            <text:p>1.84415931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15.123595505618" calcext:value-type="float">
            <text:p>15.1235955056</text:p>
          </table:table-cell>
          <table:table-cell table:formula="of:=[.I291]*[.J291]" office:value-type="float" office:value="79863.1633253142" calcext:value-type="float">
            <text:p>79863.1633253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04913792" calcext:value-type="float">
            <text:p>1904913792</text:p>
          </table:table-cell>
          <table:table-cell office:value-type="float" office:value="42331" calcext:value-type="float">
            <text:p>42331</text:p>
          </table:table-cell>
          <table:table-cell office:value-type="float" office:value="1.88676540850454" calcext:value-type="float">
            <text:p>1.88676540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office:value-type="float" office:value="17.7272727272727" calcext:value-type="float">
            <text:p>17.7272727273</text:p>
          </table:table-cell>
          <table:table-cell office:value-type="float" office:value="14.3932584269663" calcext:value-type="float">
            <text:p>14.393258427</text:p>
          </table:table-cell>
          <table:table-cell table:formula="of:=[.I292]*[.J292]" office:value-type="float" office:value="79868.6665074058" calcext:value-type="float">
            <text:p>79868.66650740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55871296" calcext:value-type="float">
            <text:p>1855871296</text:p>
          </table:table-cell>
          <table:table-cell office:value-type="float" office:value="41241" calcext:value-type="float">
            <text:p>41241</text:p>
          </table:table-cell>
          <table:table-cell office:value-type="float" office:value="1.93772893772894" calcext:value-type="float">
            <text:p>1.93772893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38" calcext:value-type="float">
            <text:p>14.38</text:p>
          </table:table-cell>
          <table:table-cell office:value-type="float" office:value="34.5454545454545" calcext:value-type="float">
            <text:p>34.5454545455</text:p>
          </table:table-cell>
          <table:table-cell office:value-type="float" office:value="11.8876404494382" calcext:value-type="float">
            <text:p>11.8876404494</text:p>
          </table:table-cell>
          <table:table-cell table:formula="of:=[.I293]*[.J293]" office:value-type="float" office:value="79913.879120879" calcext:value-type="float">
            <text:p>79913.879120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74605760" calcext:value-type="float">
            <text:p>1974605760</text:p>
          </table:table-cell>
          <table:table-cell office:value-type="float" office:value="43880" calcext:value-type="float">
            <text:p>43880</text:p>
          </table:table-cell>
          <table:table-cell office:value-type="float" office:value="1.82624966586474" calcext:value-type="float">
            <text:p>1.82624966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24.7272727272727" calcext:value-type="float">
            <text:p>24.7272727273</text:p>
          </table:table-cell>
          <table:table-cell office:value-type="float" office:value="14.1348314606742" calcext:value-type="float">
            <text:p>14.1348314607</text:p>
          </table:table-cell>
          <table:table-cell table:formula="of:=[.I294]*[.J294]" office:value-type="float" office:value="80135.8353381448" calcext:value-type="float">
            <text:p>80135.8353381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53956288" calcext:value-type="float">
            <text:p>1953956288</text:p>
          </table:table-cell>
          <table:table-cell office:value-type="float" office:value="43421" calcext:value-type="float">
            <text:p>43421</text:p>
          </table:table-cell>
          <table:table-cell office:value-type="float" office:value="1.85632183908046" calcext:value-type="float">
            <text:p>1.85632183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14" calcext:value-type="float">
            <text:p>15.14</text:p>
          </table:table-cell>
          <table:table-cell office:value-type="float" office:value="22.8181818181818" calcext:value-type="float">
            <text:p>22.8181818182</text:p>
          </table:table-cell>
          <table:table-cell office:value-type="float" office:value="14.1910112359551" calcext:value-type="float">
            <text:p>14.191011236</text:p>
          </table:table-cell>
          <table:table-cell table:formula="of:=[.I295]*[.J295]" office:value-type="float" office:value="80603.3505747128" calcext:value-type="float">
            <text:p>80603.3505747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61699840" calcext:value-type="float">
            <text:p>1961699840</text:p>
          </table:table-cell>
          <table:table-cell office:value-type="float" office:value="43593" calcext:value-type="float">
            <text:p>43593</text:p>
          </table:table-cell>
          <table:table-cell office:value-type="float" office:value="1.85188968335035" calcext:value-type="float">
            <text:p>1.85188968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21.9" calcext:value-type="float">
            <text:p>21.9</text:p>
          </table:table-cell>
          <table:table-cell office:value-type="float" office:value="14.4555555555555" calcext:value-type="float">
            <text:p>14.4555555556</text:p>
          </table:table-cell>
          <table:table-cell table:formula="of:=[.I296]*[.J296]" office:value-type="float" office:value="80729.4269662919" calcext:value-type="float">
            <text:p>80729.42696629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59118656" calcext:value-type="float">
            <text:p>1959118656</text:p>
          </table:table-cell>
          <table:table-cell office:value-type="float" office:value="43535" calcext:value-type="float">
            <text:p>43535</text:p>
          </table:table-cell>
          <table:table-cell office:value-type="float" office:value="1.85919540229885" calcext:value-type="float">
            <text:p>1.85919540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18" calcext:value-type="float">
            <text:p>15.18</text:p>
          </table:table-cell>
          <table:table-cell office:value-type="float" office:value="29.5454545454545" calcext:value-type="float">
            <text:p>29.5454545455</text:p>
          </table:table-cell>
          <table:table-cell office:value-type="float" office:value="13.4044943820225" calcext:value-type="float">
            <text:p>13.404494382</text:p>
          </table:table-cell>
          <table:table-cell table:formula="of:=[.I297]*[.J297]" office:value-type="float" office:value="80940.0718390803" calcext:value-type="float">
            <text:p>80940.0718390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35888000" calcext:value-type="float">
            <text:p>1935888000</text:p>
          </table:table-cell>
          <table:table-cell office:value-type="float" office:value="43019" calcext:value-type="float">
            <text:p>43019</text:p>
          </table:table-cell>
          <table:table-cell office:value-type="float" office:value="1.88600223964166" calcext:value-type="float">
            <text:p>1.88600223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.5454545454546" calcext:value-type="float">
            <text:p>48.5454545455</text:p>
          </table:table-cell>
          <table:table-cell office:value-type="float" office:value="10.8539325842696" calcext:value-type="float">
            <text:p>10.8539325843</text:p>
          </table:table-cell>
          <table:table-cell table:formula="of:=[.I298]*[.J298]" office:value-type="float" office:value="81133.9303471446" calcext:value-type="float">
            <text:p>81133.93034714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87511680" calcext:value-type="float">
            <text:p>1987511680</text:p>
          </table:table-cell>
          <table:table-cell office:value-type="float" office:value="44166" calcext:value-type="float">
            <text:p>44166</text:p>
          </table:table-cell>
          <table:table-cell office:value-type="float" office:value="1.83895131086142" calcext:value-type="float">
            <text:p>1.83895131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50" calcext:value-type="float">
            <text:p>50</text:p>
          </table:table-cell>
          <table:table-cell office:value-type="float" office:value="11.5555555555556" calcext:value-type="float">
            <text:p>11.5555555556</text:p>
          </table:table-cell>
          <table:table-cell table:formula="of:=[.I299]*[.J299]" office:value-type="float" office:value="81219.1235955057" calcext:value-type="float">
            <text:p>81219.1235955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33306816" calcext:value-type="float">
            <text:p>1933306816</text:p>
          </table:table-cell>
          <table:table-cell office:value-type="float" office:value="42962" calcext:value-type="float">
            <text:p>42962</text:p>
          </table:table-cell>
          <table:table-cell office:value-type="float" office:value="1.89084249084249" calcext:value-type="float">
            <text:p>1.89084249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office:value-type="float" office:value="25.6363636363636" calcext:value-type="float">
            <text:p>25.6363636364</text:p>
          </table:table-cell>
          <table:table-cell office:value-type="float" office:value="13.6629213483146" calcext:value-type="float">
            <text:p>13.6629213483</text:p>
          </table:table-cell>
          <table:table-cell table:formula="of:=[.I300]*[.J300]" office:value-type="float" office:value="81234.375091575" calcext:value-type="float">
            <text:p>81234.3750915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61699840" calcext:value-type="float">
            <text:p>1961699840</text:p>
          </table:table-cell>
          <table:table-cell office:value-type="float" office:value="43593" calcext:value-type="float">
            <text:p>43593</text:p>
          </table:table-cell>
          <table:table-cell office:value-type="float" office:value="1.86471306471307" calcext:value-type="float">
            <text:p>1.86471306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21.9090909090909" calcext:value-type="float">
            <text:p>21.9090909091</text:p>
          </table:table-cell>
          <table:table-cell office:value-type="float" office:value="14.370786516854" calcext:value-type="float">
            <text:p>14.3707865169</text:p>
          </table:table-cell>
          <table:table-cell table:formula="of:=[.I301]*[.J301]" office:value-type="float" office:value="81288.4366300367" calcext:value-type="float">
            <text:p>81288.4366300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51375104" calcext:value-type="float">
            <text:p>1951375104</text:p>
          </table:table-cell>
          <table:table-cell office:value-type="float" office:value="43363" calcext:value-type="float">
            <text:p>43363</text:p>
          </table:table-cell>
          <table:table-cell office:value-type="float" office:value="1.87665418227216" calcext:value-type="float">
            <text:p>1.87665418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8.63636363636363" calcext:value-type="float">
            <text:p>8.6363636364</text:p>
          </table:table-cell>
          <table:table-cell office:value-type="float" office:value="15.9213483146067" calcext:value-type="float">
            <text:p>15.9213483146</text:p>
          </table:table-cell>
          <table:table-cell table:formula="of:=[.I302]*[.J302]" office:value-type="float" office:value="81377.3553058675" calcext:value-type="float">
            <text:p>81377.3553058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84930496" calcext:value-type="float">
            <text:p>1984930496</text:p>
          </table:table-cell>
          <table:table-cell office:value-type="float" office:value="44109" calcext:value-type="float">
            <text:p>44109</text:p>
          </table:table-cell>
          <table:table-cell office:value-type="float" office:value="1.84790163058006" calcext:value-type="float">
            <text:p>1.84790163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34.4545454545455" calcext:value-type="float">
            <text:p>34.4545454545</text:p>
          </table:table-cell>
          <table:table-cell office:value-type="float" office:value="13.0224719101124" calcext:value-type="float">
            <text:p>13.0224719101</text:p>
          </table:table-cell>
          <table:table-cell table:formula="of:=[.I303]*[.J303]" office:value-type="float" office:value="81509.0930232557" calcext:value-type="float">
            <text:p>81509.0930232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73939584" calcext:value-type="float">
            <text:p>1873939584</text:p>
          </table:table-cell>
          <table:table-cell office:value-type="float" office:value="41643" calcext:value-type="float">
            <text:p>41643</text:p>
          </table:table-cell>
          <table:table-cell office:value-type="float" office:value="1.9604209563029" calcext:value-type="float">
            <text:p>1.96042095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33.090909090909" calcext:value-type="float">
            <text:p>33.0909090909</text:p>
          </table:table-cell>
          <table:table-cell office:value-type="float" office:value="12.2247191011236" calcext:value-type="float">
            <text:p>12.2247191011</text:p>
          </table:table-cell>
          <table:table-cell table:formula="of:=[.I304]*[.J304]" office:value-type="float" office:value="81637.8098833219" calcext:value-type="float">
            <text:p>81637.80988332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97836416" calcext:value-type="float">
            <text:p>1997836416</text:p>
          </table:table-cell>
          <table:table-cell office:value-type="float" office:value="44396" calcext:value-type="float">
            <text:p>44396</text:p>
          </table:table-cell>
          <table:table-cell office:value-type="float" office:value="1.84268125854993" calcext:value-type="float">
            <text:p>1.84268125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48" calcext:value-type="float">
            <text:p>15.48</text:p>
          </table:table-cell>
          <table:table-cell office:value-type="float" office:value="11.6363636363636" calcext:value-type="float">
            <text:p>11.6363636364</text:p>
          </table:table-cell>
          <table:table-cell office:value-type="float" office:value="15.9550561797753" calcext:value-type="float">
            <text:p>15.9550561798</text:p>
          </table:table-cell>
          <table:table-cell table:formula="of:=[.I305]*[.J305]" office:value-type="float" office:value="81807.6771545827" calcext:value-type="float">
            <text:p>81807.67715458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77186944" calcext:value-type="float">
            <text:p>1977186944</text:p>
          </table:table-cell>
          <table:table-cell office:value-type="float" office:value="43937" calcext:value-type="float">
            <text:p>43937</text:p>
          </table:table-cell>
          <table:table-cell office:value-type="float" office:value="1.86239847109412" calcext:value-type="float">
            <text:p>1.86239847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2" calcext:value-type="float">
            <text:p>15.32</text:p>
          </table:table-cell>
          <table:table-cell office:value-type="float" office:value="23.2727272727273" calcext:value-type="float">
            <text:p>23.2727272727</text:p>
          </table:table-cell>
          <table:table-cell office:value-type="float" office:value="14.3370786516854" calcext:value-type="float">
            <text:p>14.3370786517</text:p>
          </table:table-cell>
          <table:table-cell table:formula="of:=[.I306]*[.J306]" office:value-type="float" office:value="81828.2016244624" calcext:value-type="float">
            <text:p>81828.2016244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3323520" calcext:value-type="float">
            <text:p>2013323520</text:p>
          </table:table-cell>
          <table:table-cell office:value-type="float" office:value="44740" calcext:value-type="float">
            <text:p>44740</text:p>
          </table:table-cell>
          <table:table-cell office:value-type="float" office:value="1.84019975031211" calcext:value-type="float">
            <text:p>1.8401997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4.4545454545455" calcext:value-type="float">
            <text:p>24.4545454545</text:p>
          </table:table-cell>
          <table:table-cell office:value-type="float" office:value="14.5056179775281" calcext:value-type="float">
            <text:p>14.5056179775</text:p>
          </table:table-cell>
          <table:table-cell table:formula="of:=[.I307]*[.J307]" office:value-type="float" office:value="82330.5368289638" calcext:value-type="float">
            <text:p>82330.5368289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8485888" calcext:value-type="float">
            <text:p>2018485888</text:p>
          </table:table-cell>
          <table:table-cell office:value-type="float" office:value="44855" calcext:value-type="float">
            <text:p>44855</text:p>
          </table:table-cell>
          <table:table-cell office:value-type="float" office:value="1.84422880490297" calcext:value-type="float">
            <text:p>1.84422880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34.8888888888888" calcext:value-type="float">
            <text:p>34.8888888889</text:p>
          </table:table-cell>
          <table:table-cell office:value-type="float" office:value="13.7362637362637" calcext:value-type="float">
            <text:p>13.7362637363</text:p>
          </table:table-cell>
          <table:table-cell table:formula="of:=[.I308]*[.J308]" office:value-type="float" office:value="82722.8830439225" calcext:value-type="float">
            <text:p>82722.8830439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92674048" calcext:value-type="float">
            <text:p>1992674048</text:p>
          </table:table-cell>
          <table:table-cell office:value-type="float" office:value="44281" calcext:value-type="float">
            <text:p>44281</text:p>
          </table:table-cell>
          <table:table-cell office:value-type="float" office:value="1.86816479400749" calcext:value-type="float">
            <text:p>1.868164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24.6363636363637" calcext:value-type="float">
            <text:p>24.6363636364</text:p>
          </table:table-cell>
          <table:table-cell office:value-type="float" office:value="14.3033707865168" calcext:value-type="float">
            <text:p>14.3033707865</text:p>
          </table:table-cell>
          <table:table-cell table:formula="of:=[.I309]*[.J309]" office:value-type="float" office:value="82724.2052434457" calcext:value-type="float">
            <text:p>82724.20524344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6537472" calcext:value-type="float">
            <text:p>1956537472</text:p>
          </table:table-cell>
          <table:table-cell office:value-type="float" office:value="43478" calcext:value-type="float">
            <text:p>43478</text:p>
          </table:table-cell>
          <table:table-cell office:value-type="float" office:value="1.90614035087719" calcext:value-type="float">
            <text:p>1.90614035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16" calcext:value-type="float">
            <text:p>15.16</text:p>
          </table:table-cell>
          <table:table-cell office:value-type="float" office:value="17.2727272727273" calcext:value-type="float">
            <text:p>17.2727272727</text:p>
          </table:table-cell>
          <table:table-cell office:value-type="float" office:value="14.8988764044944" calcext:value-type="float">
            <text:p>14.8988764045</text:p>
          </table:table-cell>
          <table:table-cell table:formula="of:=[.I310]*[.J310]" office:value-type="float" office:value="82875.1701754387" calcext:value-type="float">
            <text:p>82875.17017543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3323520" calcext:value-type="float">
            <text:p>2013323520</text:p>
          </table:table-cell>
          <table:table-cell office:value-type="float" office:value="44740" calcext:value-type="float">
            <text:p>44740</text:p>
          </table:table-cell>
          <table:table-cell office:value-type="float" office:value="1.86324786324786" calcext:value-type="float">
            <text:p>1.86324786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3.9" calcext:value-type="float">
            <text:p>23.9</text:p>
          </table:table-cell>
          <table:table-cell office:value-type="float" office:value="14.6777777777778" calcext:value-type="float">
            <text:p>14.6777777778</text:p>
          </table:table-cell>
          <table:table-cell table:formula="of:=[.I311]*[.J311]" office:value-type="float" office:value="83361.7094017094" calcext:value-type="float">
            <text:p>83361.7094017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59784832" calcext:value-type="float">
            <text:p>2059784832</text:p>
          </table:table-cell>
          <table:table-cell office:value-type="float" office:value="45772" calcext:value-type="float">
            <text:p>45772</text:p>
          </table:table-cell>
          <table:table-cell office:value-type="float" office:value="1.82170542635659" calcext:value-type="float">
            <text:p>1.82170542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96" calcext:value-type="float">
            <text:p>15.96</text:p>
          </table:table-cell>
          <table:table-cell office:value-type="float" office:value="19.8" calcext:value-type="float">
            <text:p>19.8</text:p>
          </table:table-cell>
          <table:table-cell office:value-type="float" office:value="15.5333333333333" calcext:value-type="float">
            <text:p>15.5333333333</text:p>
          </table:table-cell>
          <table:table-cell table:formula="of:=[.I312]*[.J312]" office:value-type="float" office:value="83383.1007751939" calcext:value-type="float">
            <text:p>83383.10077519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75271936" calcext:value-type="float">
            <text:p>2075271936</text:p>
          </table:table-cell>
          <table:table-cell office:value-type="float" office:value="46117" calcext:value-type="float">
            <text:p>46117</text:p>
          </table:table-cell>
          <table:table-cell office:value-type="float" office:value="1.80866322432587" calcext:value-type="float">
            <text:p>1.80866322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08" calcext:value-type="float">
            <text:p>16.08</text:p>
          </table:table-cell>
          <table:table-cell office:value-type="float" office:value="29.1818181818181" calcext:value-type="float">
            <text:p>29.1818181818</text:p>
          </table:table-cell>
          <table:table-cell office:value-type="float" office:value="14.4606741573034" calcext:value-type="float">
            <text:p>14.4606741573</text:p>
          </table:table-cell>
          <table:table-cell table:formula="of:=[.I313]*[.J313]" office:value-type="float" office:value="83410.1219162362" calcext:value-type="float">
            <text:p>83410.1219162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742336" calcext:value-type="float">
            <text:p>2010742336</text:p>
          </table:table-cell>
          <table:table-cell office:value-type="float" office:value="44683" calcext:value-type="float">
            <text:p>44683</text:p>
          </table:table-cell>
          <table:table-cell office:value-type="float" office:value="1.86866416978776" calcext:value-type="float">
            <text:p>1.8686641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58" calcext:value-type="float">
            <text:p>15.58</text:p>
          </table:table-cell>
          <table:table-cell office:value-type="float" office:value="22.4545454545455" calcext:value-type="float">
            <text:p>22.4545454545</text:p>
          </table:table-cell>
          <table:table-cell office:value-type="float" office:value="14.7303370786517" calcext:value-type="float">
            <text:p>14.7303370787</text:p>
          </table:table-cell>
          <table:table-cell table:formula="of:=[.I314]*[.J314]" office:value-type="float" office:value="83497.5210986267" calcext:value-type="float">
            <text:p>83497.5210986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82349312" calcext:value-type="float">
            <text:p>1982349312</text:p>
          </table:table-cell>
          <table:table-cell office:value-type="float" office:value="44052" calcext:value-type="float">
            <text:p>44052</text:p>
          </table:table-cell>
          <table:table-cell office:value-type="float" office:value="1.89750629146648" calcext:value-type="float">
            <text:p>1.89750629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25.090909090909" calcext:value-type="float">
            <text:p>25.0909090909</text:p>
          </table:table-cell>
          <table:table-cell office:value-type="float" office:value="14.1573033707865" calcext:value-type="float">
            <text:p>14.1573033708</text:p>
          </table:table-cell>
          <table:table-cell table:formula="of:=[.I315]*[.J315]" office:value-type="float" office:value="83588.9471516814" calcext:value-type="float">
            <text:p>83588.94715168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72690752" calcext:value-type="float">
            <text:p>2072690752</text:p>
          </table:table-cell>
          <table:table-cell office:value-type="float" office:value="46059" calcext:value-type="float">
            <text:p>46059</text:p>
          </table:table-cell>
          <table:table-cell office:value-type="float" office:value="1.81792058516197" calcext:value-type="float">
            <text:p>1.81792058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23" calcext:value-type="float">
            <text:p>23</text:p>
          </table:table-cell>
          <table:table-cell office:value-type="float" office:value="15.2022471910113" calcext:value-type="float">
            <text:p>15.202247191</text:p>
          </table:table-cell>
          <table:table-cell table:formula="of:=[.I316]*[.J316]" office:value-type="float" office:value="83731.6042319751" calcext:value-type="float">
            <text:p>83731.60423197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82349312" calcext:value-type="float">
            <text:p>1982349312</text:p>
          </table:table-cell>
          <table:table-cell office:value-type="float" office:value="44052" calcext:value-type="float">
            <text:p>44052</text:p>
          </table:table-cell>
          <table:table-cell office:value-type="float" office:value="1.90112201963535" calcext:value-type="float">
            <text:p>1.90112201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28.9090909090909" calcext:value-type="float">
            <text:p>28.9090909091</text:p>
          </table:table-cell>
          <table:table-cell office:value-type="float" office:value="13.685393258427" calcext:value-type="float">
            <text:p>13.6853932584</text:p>
          </table:table-cell>
          <table:table-cell table:formula="of:=[.I317]*[.J317]" office:value-type="float" office:value="83748.2272089762" calcext:value-type="float">
            <text:p>83748.22720897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92674048" calcext:value-type="float">
            <text:p>1992674048</text:p>
          </table:table-cell>
          <table:table-cell office:value-type="float" office:value="44281" calcext:value-type="float">
            <text:p>44281</text:p>
          </table:table-cell>
          <table:table-cell office:value-type="float" office:value="1.89130434782609" calcext:value-type="float">
            <text:p>1.89130434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40.090909090909" calcext:value-type="float">
            <text:p>40.0909090909</text:p>
          </table:table-cell>
          <table:table-cell office:value-type="float" office:value="12.3932584269663" calcext:value-type="float">
            <text:p>12.393258427</text:p>
          </table:table-cell>
          <table:table-cell table:formula="of:=[.I318]*[.J318]" office:value-type="float" office:value="83748.8478260871" calcext:value-type="float">
            <text:p>83748.84782608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88177856" calcext:value-type="float">
            <text:p>2088177856</text:p>
          </table:table-cell>
          <table:table-cell office:value-type="float" office:value="46403" calcext:value-type="float">
            <text:p>46403</text:p>
          </table:table-cell>
          <table:table-cell office:value-type="float" office:value="1.80539962576851" calcext:value-type="float">
            <text:p>1.8053996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18" calcext:value-type="float">
            <text:p>16.18</text:p>
          </table:table-cell>
          <table:table-cell office:value-type="float" office:value="37.6363636363636" calcext:value-type="float">
            <text:p>37.6363636364</text:p>
          </table:table-cell>
          <table:table-cell office:value-type="float" office:value="13.5280898876404" calcext:value-type="float">
            <text:p>13.5280898876</text:p>
          </table:table-cell>
          <table:table-cell table:formula="of:=[.I319]*[.J319]" office:value-type="float" office:value="83775.9588345361" calcext:value-type="float">
            <text:p>83775.9588345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067072" calcext:value-type="float">
            <text:p>2021067072</text:p>
          </table:table-cell>
          <table:table-cell office:value-type="float" office:value="44912" calcext:value-type="float">
            <text:p>44912</text:p>
          </table:table-cell>
          <table:table-cell office:value-type="float" office:value="1.86789297658863" calcext:value-type="float">
            <text:p>1.86789297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6" calcext:value-type="float">
            <text:p>15.66</text:p>
          </table:table-cell>
          <table:table-cell office:value-type="float" office:value="10.3" calcext:value-type="float">
            <text:p>10.3</text:p>
          </table:table-cell>
          <table:table-cell office:value-type="float" office:value="16.2555555555555" calcext:value-type="float">
            <text:p>16.2555555556</text:p>
          </table:table-cell>
          <table:table-cell table:formula="of:=[.I320]*[.J320]" office:value-type="float" office:value="83890.8093645485" calcext:value-type="float">
            <text:p>83890.8093645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93340224" calcext:value-type="float">
            <text:p>2093340224</text:p>
          </table:table-cell>
          <table:table-cell office:value-type="float" office:value="46518" calcext:value-type="float">
            <text:p>46518</text:p>
          </table:table-cell>
          <table:table-cell office:value-type="float" office:value="1.80807270783213" calcext:value-type="float">
            <text:p>1.80807270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22" calcext:value-type="float">
            <text:p>16.22</text:p>
          </table:table-cell>
          <table:table-cell office:value-type="float" office:value="25.1" calcext:value-type="float">
            <text:p>25.1</text:p>
          </table:table-cell>
          <table:table-cell office:value-type="float" office:value="15.2333333333333" calcext:value-type="float">
            <text:p>15.2333333333</text:p>
          </table:table-cell>
          <table:table-cell table:formula="of:=[.I321]*[.J321]" office:value-type="float" office:value="84107.9262229351" calcext:value-type="float">
            <text:p>84107.9262229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13989696" calcext:value-type="float">
            <text:p>2113989696</text:p>
          </table:table-cell>
          <table:table-cell office:value-type="float" office:value="46977" calcext:value-type="float">
            <text:p>46977</text:p>
          </table:table-cell>
          <table:table-cell office:value-type="float" office:value="1.79159663865546" calcext:value-type="float">
            <text:p>1.79159663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.38</text:p>
          </table:table-cell>
          <table:table-cell office:value-type="float" office:value="28.5" calcext:value-type="float">
            <text:p>28.5</text:p>
          </table:table-cell>
          <table:table-cell office:value-type="float" office:value="15.0333333333333" calcext:value-type="float">
            <text:p>15.0333333333</text:p>
          </table:table-cell>
          <table:table-cell table:formula="of:=[.I322]*[.J322]" office:value-type="float" office:value="84163.8352941175" calcext:value-type="float">
            <text:p>84163.8352941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49460096" calcext:value-type="float">
            <text:p>2049460096</text:p>
          </table:table-cell>
          <table:table-cell office:value-type="float" office:value="45543" calcext:value-type="float">
            <text:p>45543</text:p>
          </table:table-cell>
          <table:table-cell office:value-type="float" office:value="1.85143570536829" calcext:value-type="float">
            <text:p>1.85143570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  <table:table-cell office:value-type="float" office:value="11.1818181818182" calcext:value-type="float">
            <text:p>11.1818181818</text:p>
          </table:table-cell>
          <table:table-cell office:value-type="float" office:value="16.4606741573034" calcext:value-type="float">
            <text:p>16.4606741573</text:p>
          </table:table-cell>
          <table:table-cell table:formula="of:=[.I323]*[.J323]" office:value-type="float" office:value="84319.936329588" calcext:value-type="float">
            <text:p>84319.9363295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41716544" calcext:value-type="float">
            <text:p>2041716544</text:p>
          </table:table-cell>
          <table:table-cell office:value-type="float" office:value="45371" calcext:value-type="float">
            <text:p>45371</text:p>
          </table:table-cell>
          <table:table-cell office:value-type="float" office:value="1.86120401337792" calcext:value-type="float">
            <text:p>1.86120401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19.8181818181818" calcext:value-type="float">
            <text:p>19.8181818182</text:p>
          </table:table-cell>
          <table:table-cell office:value-type="float" office:value="15.3258426966292" calcext:value-type="float">
            <text:p>15.3258426966</text:p>
          </table:table-cell>
          <table:table-cell table:formula="of:=[.I324]*[.J324]" office:value-type="float" office:value="84444.6872909698" calcext:value-type="float">
            <text:p>84444.6872909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52041280" calcext:value-type="float">
            <text:p>2052041280</text:p>
          </table:table-cell>
          <table:table-cell office:value-type="float" office:value="45600" calcext:value-type="float">
            <text:p>45600</text:p>
          </table:table-cell>
          <table:table-cell office:value-type="float" office:value="1.85372405372405" calcext:value-type="float">
            <text:p>1.85372405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9.0909090909091" calcext:value-type="float">
            <text:p>29.0909090909</text:p>
          </table:table-cell>
          <table:table-cell office:value-type="float" office:value="14.2696629213483" calcext:value-type="float">
            <text:p>14.2696629213</text:p>
          </table:table-cell>
          <table:table-cell table:formula="of:=[.I325]*[.J325]" office:value-type="float" office:value="84529.8168498167" calcext:value-type="float">
            <text:p>84529.8168498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93340224" calcext:value-type="float">
            <text:p>2093340224</text:p>
          </table:table-cell>
          <table:table-cell office:value-type="float" office:value="46518" calcext:value-type="float">
            <text:p>46518</text:p>
          </table:table-cell>
          <table:table-cell office:value-type="float" office:value="1.81765935214211" calcext:value-type="float">
            <text:p>1.81765935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22" calcext:value-type="float">
            <text:p>16.22</text:p>
          </table:table-cell>
          <table:table-cell office:value-type="float" office:value="31.625" calcext:value-type="float">
            <text:p>31.625</text:p>
          </table:table-cell>
          <table:table-cell office:value-type="float" office:value="14.8804347826087" calcext:value-type="float">
            <text:p>14.8804347826</text:p>
          </table:table-cell>
          <table:table-cell table:formula="of:=[.I326]*[.J326]" office:value-type="float" office:value="84553.8777429466" calcext:value-type="float">
            <text:p>84553.87774294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39135360" calcext:value-type="float">
            <text:p>2039135360</text:p>
          </table:table-cell>
          <table:table-cell office:value-type="float" office:value="45314" calcext:value-type="float">
            <text:p>45314</text:p>
          </table:table-cell>
          <table:table-cell office:value-type="float" office:value="1.86717630195891" calcext:value-type="float">
            <text:p>1.8671763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3.3636363636363" calcext:value-type="float">
            <text:p>13.3636363636</text:p>
          </table:table-cell>
          <table:table-cell office:value-type="float" office:value="16.1011235955057" calcext:value-type="float">
            <text:p>16.1011235955</text:p>
          </table:table-cell>
          <table:table-cell table:formula="of:=[.I327]*[.J327]" office:value-type="float" office:value="84609.2269469662" calcext:value-type="float">
            <text:p>84609.2269469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1067072" calcext:value-type="float">
            <text:p>2021067072</text:p>
          </table:table-cell>
          <table:table-cell office:value-type="float" office:value="44912" calcext:value-type="float">
            <text:p>44912</text:p>
          </table:table-cell>
          <table:table-cell office:value-type="float" office:value="1.88858384808969" calcext:value-type="float">
            <text:p>1.88858384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6" calcext:value-type="float">
            <text:p>15.66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14.2247191011236" calcext:value-type="float">
            <text:p>14.2247191011</text:p>
          </table:table-cell>
          <table:table-cell table:formula="of:=[.I328]*[.J328]" office:value-type="float" office:value="84820.077785404" calcext:value-type="float">
            <text:p>84820.0777854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39135360" calcext:value-type="float">
            <text:p>2039135360</text:p>
          </table:table-cell>
          <table:table-cell office:value-type="float" office:value="45314" calcext:value-type="float">
            <text:p>45314</text:p>
          </table:table-cell>
          <table:table-cell office:value-type="float" office:value="1.87338748208313" calcext:value-type="float">
            <text:p>1.87338748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4.7272727272727" calcext:value-type="float">
            <text:p>14.7272727273</text:p>
          </table:table-cell>
          <table:table-cell office:value-type="float" office:value="15.932584269663" calcext:value-type="float">
            <text:p>15.9325842697</text:p>
          </table:table-cell>
          <table:table-cell table:formula="of:=[.I329]*[.J329]" office:value-type="float" office:value="84890.6803631151" calcext:value-type="float">
            <text:p>84890.6803631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03664960" calcext:value-type="float">
            <text:p>2103664960</text:p>
          </table:table-cell>
          <table:table-cell office:value-type="float" office:value="46748" calcext:value-type="float">
            <text:p>46748</text:p>
          </table:table-cell>
          <table:table-cell office:value-type="float" office:value="1.81636141636142" calcext:value-type="float">
            <text:p>1.81636141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46.4444444444444" calcext:value-type="float">
            <text:p>46.4444444444</text:p>
          </table:table-cell>
          <table:table-cell office:value-type="float" office:value="13.3186813186813" calcext:value-type="float">
            <text:p>13.3186813187</text:p>
          </table:table-cell>
          <table:table-cell table:formula="of:=[.I330]*[.J330]" office:value-type="float" office:value="84911.2634920635" calcext:value-type="float">
            <text:p>84911.2634920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52041280" calcext:value-type="float">
            <text:p>2052041280</text:p>
          </table:table-cell>
          <table:table-cell office:value-type="float" office:value="45600" calcext:value-type="float">
            <text:p>45600</text:p>
          </table:table-cell>
          <table:table-cell office:value-type="float" office:value="1.8621722846442" calcext:value-type="float">
            <text:p>1.86217228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7.27272727272726" calcext:value-type="float">
            <text:p>7.2727272727</text:p>
          </table:table-cell>
          <table:table-cell office:value-type="float" office:value="16.9662921348315" calcext:value-type="float">
            <text:p>16.9662921348</text:p>
          </table:table-cell>
          <table:table-cell table:formula="of:=[.I331]*[.J331]" office:value-type="float" office:value="84915.0561797753" calcext:value-type="float">
            <text:p>84915.0561797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08827328" calcext:value-type="float">
            <text:p>2108827328</text:p>
          </table:table-cell>
          <table:table-cell office:value-type="float" office:value="46862" calcext:value-type="float">
            <text:p>46862</text:p>
          </table:table-cell>
          <table:table-cell office:value-type="float" office:value="1.81313269493844" calcext:value-type="float">
            <text:p>1.81313269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34" calcext:value-type="float">
            <text:p>16.34</text:p>
          </table:table-cell>
          <table:table-cell office:value-type="float" office:value="41.3636363636364" calcext:value-type="float">
            <text:p>41.3636363636</text:p>
          </table:table-cell>
          <table:table-cell office:value-type="float" office:value="13.247191011236" calcext:value-type="float">
            <text:p>13.2471910112</text:p>
          </table:table-cell>
          <table:table-cell table:formula="of:=[.I332]*[.J332]" office:value-type="float" office:value="84967.0243502053" calcext:value-type="float">
            <text:p>84967.0243502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8485888" calcext:value-type="float">
            <text:p>2018485888</text:p>
          </table:table-cell>
          <table:table-cell office:value-type="float" office:value="44855" calcext:value-type="float">
            <text:p>44855</text:p>
          </table:table-cell>
          <table:table-cell office:value-type="float" office:value="1.89457690509584" calcext:value-type="float">
            <text:p>1.89457690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36.5454545454545" calcext:value-type="float">
            <text:p>36.5454545455</text:p>
          </table:table-cell>
          <table:table-cell office:value-type="float" office:value="13.0561797752809" calcext:value-type="float">
            <text:p>13.0561797753</text:p>
          </table:table-cell>
          <table:table-cell table:formula="of:=[.I333]*[.J333]" office:value-type="float" office:value="84981.2470780741" calcext:value-type="float">
            <text:p>84981.2470780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5921408" calcext:value-type="float">
            <text:p>2095921408</text:p>
          </table:table-cell>
          <table:table-cell office:value-type="float" office:value="46576" calcext:value-type="float">
            <text:p>46576</text:p>
          </table:table-cell>
          <table:table-cell office:value-type="float" office:value="1.82832722832723" calcext:value-type="float">
            <text:p>1.82832722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25.8181818181818" calcext:value-type="float">
            <text:p>25.8181818182</text:p>
          </table:table-cell>
          <table:table-cell office:value-type="float" office:value="15.0561797752809" calcext:value-type="float">
            <text:p>15.0561797753</text:p>
          </table:table-cell>
          <table:table-cell table:formula="of:=[.I334]*[.J334]" office:value-type="float" office:value="85156.1689865689" calcext:value-type="float">
            <text:p>85156.1689865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42382720" calcext:value-type="float">
            <text:p>2142382720</text:p>
          </table:table-cell>
          <table:table-cell office:value-type="float" office:value="47608" calcext:value-type="float">
            <text:p>47608</text:p>
          </table:table-cell>
          <table:table-cell office:value-type="float" office:value="1.79042407660739" calcext:value-type="float">
            <text:p>1.79042407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26.6363636363636" calcext:value-type="float">
            <text:p>26.6363636364</text:p>
          </table:table-cell>
          <table:table-cell office:value-type="float" office:value="15.3595505617977" calcext:value-type="float">
            <text:p>15.3595505618</text:p>
          </table:table-cell>
          <table:table-cell table:formula="of:=[.I335]*[.J335]" office:value-type="float" office:value="85238.5094391247" calcext:value-type="float">
            <text:p>85238.5094391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16570880" calcext:value-type="float">
            <text:p>2116570880</text:p>
          </table:table-cell>
          <table:table-cell office:value-type="float" office:value="47034" calcext:value-type="float">
            <text:p>47034</text:p>
          </table:table-cell>
          <table:table-cell office:value-type="float" office:value="1.81555733761026" calcext:value-type="float">
            <text:p>1.81555733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25.7" calcext:value-type="float">
            <text:p>25.7</text:p>
          </table:table-cell>
          <table:table-cell office:value-type="float" office:value="15.3666666666666" calcext:value-type="float">
            <text:p>15.3666666667</text:p>
          </table:table-cell>
          <table:table-cell table:formula="of:=[.I336]*[.J336]" office:value-type="float" office:value="85392.9238171612" calcext:value-type="float">
            <text:p>85392.92381716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16570880" calcext:value-type="float">
            <text:p>2116570880</text:p>
          </table:table-cell>
          <table:table-cell office:value-type="float" office:value="47034" calcext:value-type="float">
            <text:p>47034</text:p>
          </table:table-cell>
          <table:table-cell office:value-type="float" office:value="1.82097378277154" calcext:value-type="float">
            <text:p>1.82097378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42.7272727272726" calcext:value-type="float">
            <text:p>42.7272727273</text:p>
          </table:table-cell>
          <table:table-cell office:value-type="float" office:value="13.1460674157304" calcext:value-type="float">
            <text:p>13.1460674157</text:p>
          </table:table-cell>
          <table:table-cell table:formula="of:=[.I337]*[.J337]" office:value-type="float" office:value="85647.6808988765" calcext:value-type="float">
            <text:p>85647.6808988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80434304" calcext:value-type="float">
            <text:p>2080434304</text:p>
          </table:table-cell>
          <table:table-cell office:value-type="float" office:value="46231" calcext:value-type="float">
            <text:p>46231</text:p>
          </table:table-cell>
          <table:table-cell office:value-type="float" office:value="1.85318352059925" calcext:value-type="float">
            <text:p>1.85318352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12" calcext:value-type="float">
            <text:p>16.12</text:p>
          </table:table-cell>
          <table:table-cell office:value-type="float" office:value="25.7272727272727" calcext:value-type="float">
            <text:p>25.7272727273</text:p>
          </table:table-cell>
          <table:table-cell office:value-type="float" office:value="14.9325842696629" calcext:value-type="float">
            <text:p>14.9325842697</text:p>
          </table:table-cell>
          <table:table-cell table:formula="of:=[.I338]*[.J338]" office:value-type="float" office:value="85674.527340824" calcext:value-type="float">
            <text:p>85674.527340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29476800" calcext:value-type="float">
            <text:p>2129476800</text:p>
          </table:table-cell>
          <table:table-cell office:value-type="float" office:value="47321" calcext:value-type="float">
            <text:p>47321</text:p>
          </table:table-cell>
          <table:table-cell office:value-type="float" office:value="1.81347962382445" calcext:value-type="float">
            <text:p>1.81347962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31" calcext:value-type="float">
            <text:p>31</text:p>
          </table:table-cell>
          <table:table-cell office:value-type="float" office:value="14.7078651685393" calcext:value-type="float">
            <text:p>14.7078651685</text:p>
          </table:table-cell>
          <table:table-cell table:formula="of:=[.I339]*[.J339]" office:value-type="float" office:value="85815.669278997" calcext:value-type="float">
            <text:p>85815.669278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26895616" calcext:value-type="float">
            <text:p>2126895616</text:p>
          </table:table-cell>
          <table:table-cell office:value-type="float" office:value="47264" calcext:value-type="float">
            <text:p>47264</text:p>
          </table:table-cell>
          <table:table-cell office:value-type="float" office:value="1.82967313585291" calcext:value-type="float">
            <text:p>1.82967313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48" calcext:value-type="float">
            <text:p>16.48</text:p>
          </table:table-cell>
          <table:table-cell office:value-type="float" office:value="11.0909090909091" calcext:value-type="float">
            <text:p>11.0909090909</text:p>
          </table:table-cell>
          <table:table-cell office:value-type="float" office:value="17.1460674157304" calcext:value-type="float">
            <text:p>17.1460674157</text:p>
          </table:table-cell>
          <table:table-cell table:formula="of:=[.I340]*[.J340]" office:value-type="float" office:value="86477.6710929521" calcext:value-type="float">
            <text:p>86477.6710929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83681664" calcext:value-type="float">
            <text:p>2183681664</text:p>
          </table:table-cell>
          <table:table-cell office:value-type="float" office:value="48526" calcext:value-type="float">
            <text:p>48526</text:p>
          </table:table-cell>
          <table:table-cell office:value-type="float" office:value="1.78341939185313" calcext:value-type="float">
            <text:p>1.78341939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  <table:table-cell office:value-type="float" office:value="41.6999999999999" calcext:value-type="float">
            <text:p>41.7</text:p>
          </table:table-cell>
          <table:table-cell office:value-type="float" office:value="14.1666666666667" calcext:value-type="float">
            <text:p>14.1666666667</text:p>
          </table:table-cell>
          <table:table-cell table:formula="of:=[.I341]*[.J341]" office:value-type="float" office:value="86542.2094090649" calcext:value-type="float">
            <text:p>86542.2094090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5921408" calcext:value-type="float">
            <text:p>2095921408</text:p>
          </table:table-cell>
          <table:table-cell office:value-type="float" office:value="46576" calcext:value-type="float">
            <text:p>46576</text:p>
          </table:table-cell>
          <table:table-cell office:value-type="float" office:value="1.8602463605823" calcext:value-type="float">
            <text:p>1.86024636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24.9090909090909" calcext:value-type="float">
            <text:p>24.9090909091</text:p>
          </table:table-cell>
          <table:table-cell office:value-type="float" office:value="15.1685393258427" calcext:value-type="float">
            <text:p>15.1685393258</text:p>
          </table:table-cell>
          <table:table-cell table:formula="of:=[.I342]*[.J342]" office:value-type="float" office:value="86642.8344904814" calcext:value-type="float">
            <text:p>86642.83449048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13989696" calcext:value-type="float">
            <text:p>2113989696</text:p>
          </table:table-cell>
          <table:table-cell office:value-type="float" office:value="46977" calcext:value-type="float">
            <text:p>46977</text:p>
          </table:table-cell>
          <table:table-cell office:value-type="float" office:value="1.84854724319377" calcext:value-type="float">
            <text:p>1.84854724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.38</text:p>
          </table:table-cell>
          <table:table-cell office:value-type="float" office:value="31.2" calcext:value-type="float">
            <text:p>31.2</text:p>
          </table:table-cell>
          <table:table-cell office:value-type="float" office:value="14.7333333333333" calcext:value-type="float">
            <text:p>14.7333333333</text:p>
          </table:table-cell>
          <table:table-cell table:formula="of:=[.I343]*[.J343]" office:value-type="float" office:value="86839.2038435139" calcext:value-type="float">
            <text:p>86839.2038435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47545088" calcext:value-type="float">
            <text:p>2147545088</text:p>
          </table:table-cell>
          <table:table-cell office:value-type="float" office:value="47723" calcext:value-type="float">
            <text:p>47723</text:p>
          </table:table-cell>
          <table:table-cell office:value-type="float" office:value="1.82405515832482" calcext:value-type="float">
            <text:p>1.82405515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4" calcext:value-type="float">
            <text:p>16.64</text:p>
          </table:table-cell>
          <table:table-cell office:value-type="float" office:value="48.3636363636363" calcext:value-type="float">
            <text:p>48.3636363636</text:p>
          </table:table-cell>
          <table:table-cell office:value-type="float" office:value="12.7191011235955" calcext:value-type="float">
            <text:p>12.7191011236</text:p>
          </table:table-cell>
          <table:table-cell table:formula="of:=[.I344]*[.J344]" office:value-type="float" office:value="87049.3843207356" calcext:value-type="float">
            <text:p>87049.3843207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42382720" calcext:value-type="float">
            <text:p>2142382720</text:p>
          </table:table-cell>
          <table:table-cell office:value-type="float" office:value="47608" calcext:value-type="float">
            <text:p>47608</text:p>
          </table:table-cell>
          <table:table-cell office:value-type="float" office:value="1.82971285892634" calcext:value-type="float">
            <text:p>1.82971285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26.5454545454545" calcext:value-type="float">
            <text:p>26.5454545455</text:p>
          </table:table-cell>
          <table:table-cell office:value-type="float" office:value="15.370786516854" calcext:value-type="float">
            <text:p>15.3707865169</text:p>
          </table:table-cell>
          <table:table-cell table:formula="of:=[.I345]*[.J345]" office:value-type="float" office:value="87108.9697877653" calcext:value-type="float">
            <text:p>87108.96978776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01749952" calcext:value-type="float">
            <text:p>2201749952</text:p>
          </table:table-cell>
          <table:table-cell office:value-type="float" office:value="48927" calcext:value-type="float">
            <text:p>48927</text:p>
          </table:table-cell>
          <table:table-cell office:value-type="float" office:value="1.78055077452668" calcext:value-type="float">
            <text:p>1.78055077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06" calcext:value-type="float">
            <text:p>17.06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6.9213483146068" calcext:value-type="float">
            <text:p>16.9213483146</text:p>
          </table:table-cell>
          <table:table-cell table:formula="of:=[.I346]*[.J346]" office:value-type="float" office:value="87117.0077452669" calcext:value-type="float">
            <text:p>87117.00774526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63032192" calcext:value-type="float">
            <text:p>2163032192</text:p>
          </table:table-cell>
          <table:table-cell office:value-type="float" office:value="48067" calcext:value-type="float">
            <text:p>48067</text:p>
          </table:table-cell>
          <table:table-cell office:value-type="float" office:value="1.81639427987742" calcext:value-type="float">
            <text:p>1.81639427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.76</text:p>
          </table:table-cell>
          <table:table-cell office:value-type="float" office:value="16.1818181818182" calcext:value-type="float">
            <text:p>16.1818181818</text:p>
          </table:table-cell>
          <table:table-cell office:value-type="float" office:value="16.8314606741574" calcext:value-type="float">
            <text:p>16.8314606742</text:p>
          </table:table-cell>
          <table:table-cell table:formula="of:=[.I347]*[.J347]" office:value-type="float" office:value="87308.6238508681" calcext:value-type="float">
            <text:p>87308.62385086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21733248" calcext:value-type="float">
            <text:p>2121733248</text:p>
          </table:table-cell>
          <table:table-cell office:value-type="float" office:value="47149" calcext:value-type="float">
            <text:p>47149</text:p>
          </table:table-cell>
          <table:table-cell office:value-type="float" office:value="1.85494505494506" calcext:value-type="float">
            <text:p>1.85494505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float" office:value="22.7272727272727" calcext:value-type="float">
            <text:p>22.7272727273</text:p>
          </table:table-cell>
          <table:table-cell office:value-type="float" office:value="15.6629213483146" calcext:value-type="float">
            <text:p>15.6629213483</text:p>
          </table:table-cell>
          <table:table-cell table:formula="of:=[.I348]*[.J348]" office:value-type="float" office:value="87458.8043956044" calcext:value-type="float">
            <text:p>87458.8043956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63032192" calcext:value-type="float">
            <text:p>2163032192</text:p>
          </table:table-cell>
          <table:table-cell office:value-type="float" office:value="48067" calcext:value-type="float">
            <text:p>48067</text:p>
          </table:table-cell>
          <table:table-cell office:value-type="float" office:value="1.82344322344323" calcext:value-type="float">
            <text:p>1.82344322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.76</text:p>
          </table:table-cell>
          <table:table-cell office:value-type="float" office:value="25.1818181818182" calcext:value-type="float">
            <text:p>25.1818181818</text:p>
          </table:table-cell>
          <table:table-cell office:value-type="float" office:value="15.7191011235955" calcext:value-type="float">
            <text:p>15.7191011236</text:p>
          </table:table-cell>
          <table:table-cell table:formula="of:=[.I349]*[.J349]" office:value-type="float" office:value="87647.4454212455" calcext:value-type="float">
            <text:p>87647.44542124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37220352" calcext:value-type="float">
            <text:p>2137220352</text:p>
          </table:table-cell>
          <table:table-cell office:value-type="float" office:value="47493" calcext:value-type="float">
            <text:p>47493</text:p>
          </table:table-cell>
          <table:table-cell office:value-type="float" office:value="1.84899485741" calcext:value-type="float">
            <text:p>1.84899485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20.9" calcext:value-type="float">
            <text:p>20.9</text:p>
          </table:table-cell>
          <table:table-cell office:value-type="float" office:value="16.0777777777778" calcext:value-type="float">
            <text:p>16.0777777778</text:p>
          </table:table-cell>
          <table:table-cell table:formula="of:=[.I350]*[.J350]" office:value-type="float" office:value="87814.3127629732" calcext:value-type="float">
            <text:p>87814.31276297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24980608" calcext:value-type="float">
            <text:p>2224980608</text:p>
          </table:table-cell>
          <table:table-cell office:value-type="float" office:value="49444" calcext:value-type="float">
            <text:p>49444</text:p>
          </table:table-cell>
          <table:table-cell office:value-type="float" office:value="1.77703081232493" calcext:value-type="float">
            <text:p>1.77703081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22.6363636363637" calcext:value-type="float">
            <text:p>22.6363636364</text:p>
          </table:table-cell>
          <table:table-cell office:value-type="float" office:value="16.5730337078651" calcext:value-type="float">
            <text:p>16.5730337079</text:p>
          </table:table-cell>
          <table:table-cell table:formula="of:=[.I351]*[.J351]" office:value-type="float" office:value="87863.5114845938" calcext:value-type="float">
            <text:p>87863.511484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86262848" calcext:value-type="float">
            <text:p>2186262848</text:p>
          </table:table-cell>
          <table:table-cell office:value-type="float" office:value="48583" calcext:value-type="float">
            <text:p>48583</text:p>
          </table:table-cell>
          <table:table-cell office:value-type="float" office:value="1.80994386527666" calcext:value-type="float">
            <text:p>1.80994386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94" calcext:value-type="float">
            <text:p>16.94</text:p>
          </table:table-cell>
          <table:table-cell office:value-type="float" office:value="35.090909090909" calcext:value-type="float">
            <text:p>35.0909090909</text:p>
          </table:table-cell>
          <table:table-cell office:value-type="float" office:value="14.6966292134832" calcext:value-type="float">
            <text:p>14.6966292135</text:p>
          </table:table-cell>
          <table:table-cell table:formula="of:=[.I352]*[.J352]" office:value-type="float" office:value="87932.5028067362" calcext:value-type="float">
            <text:p>87932.50280673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17237056" calcext:value-type="float">
            <text:p>2217237056</text:p>
          </table:table-cell>
          <table:table-cell office:value-type="float" office:value="49271" calcext:value-type="float">
            <text:p>49271</text:p>
          </table:table-cell>
          <table:table-cell office:value-type="float" office:value="1.78487394957983" calcext:value-type="float">
            <text:p>1.7848739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18" calcext:value-type="float">
            <text:p>17.18</text:p>
          </table:table-cell>
          <table:table-cell office:value-type="float" office:value="29.1" calcext:value-type="float">
            <text:p>29.1</text:p>
          </table:table-cell>
          <table:table-cell office:value-type="float" office:value="15.8555555555556" calcext:value-type="float">
            <text:p>15.8555555556</text:p>
          </table:table-cell>
          <table:table-cell table:formula="of:=[.I353]*[.J353]" office:value-type="float" office:value="87942.5243697479" calcext:value-type="float">
            <text:p>87942.5243697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94006400" calcext:value-type="float">
            <text:p>2194006400</text:p>
          </table:table-cell>
          <table:table-cell office:value-type="float" office:value="48755" calcext:value-type="float">
            <text:p>48755</text:p>
          </table:table-cell>
          <table:table-cell office:value-type="float" office:value="1.80629274965801" calcext:value-type="float">
            <text:p>1.8062927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.4545454545455" calcext:value-type="float">
            <text:p>40.4545454545</text:p>
          </table:table-cell>
          <table:table-cell office:value-type="float" office:value="14.1011235955056" calcext:value-type="float">
            <text:p>14.1011235955</text:p>
          </table:table-cell>
          <table:table-cell table:formula="of:=[.I354]*[.J354]" office:value-type="float" office:value="88065.803009576" calcext:value-type="float">
            <text:p>88065.803009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99168768" calcext:value-type="float">
            <text:p>2199168768</text:p>
          </table:table-cell>
          <table:table-cell office:value-type="float" office:value="48870" calcext:value-type="float">
            <text:p>48870</text:p>
          </table:table-cell>
          <table:table-cell office:value-type="float" office:value="1.80329153605015" calcext:value-type="float">
            <text:p>1.80329153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.04</text:p>
          </table:table-cell>
          <table:table-cell office:value-type="float" office:value="16.1818181818182" calcext:value-type="float">
            <text:p>16.1818181818</text:p>
          </table:table-cell>
          <table:table-cell office:value-type="float" office:value="17.1460674157303" calcext:value-type="float">
            <text:p>17.1460674157</text:p>
          </table:table-cell>
          <table:table-cell table:formula="of:=[.I355]*[.J355]" office:value-type="float" office:value="88126.857366771" calcext:value-type="float">
            <text:p>88126.8573667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47545088" calcext:value-type="float">
            <text:p>2147545088</text:p>
          </table:table-cell>
          <table:table-cell office:value-type="float" office:value="47723" calcext:value-type="float">
            <text:p>47723</text:p>
          </table:table-cell>
          <table:table-cell office:value-type="float" office:value="1.85289407458248" calcext:value-type="float">
            <text:p>1.85289407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4" calcext:value-type="float">
            <text:p>16.64</text:p>
          </table:table-cell>
          <table:table-cell office:value-type="float" office:value="20.2" calcext:value-type="float">
            <text:p>20.2</text:p>
          </table:table-cell>
          <table:table-cell office:value-type="float" office:value="16.2444444444445" calcext:value-type="float">
            <text:p>16.2444444444</text:p>
          </table:table-cell>
          <table:table-cell table:formula="of:=[.I356]*[.J356]" office:value-type="float" office:value="88425.6639212996" calcext:value-type="float">
            <text:p>88425.66392129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88844032" calcext:value-type="float">
            <text:p>2188844032</text:p>
          </table:table-cell>
          <table:table-cell office:value-type="float" office:value="48640" calcext:value-type="float">
            <text:p>48640</text:p>
          </table:table-cell>
          <table:table-cell office:value-type="float" office:value="1.82398316970547" calcext:value-type="float">
            <text:p>1.82398316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96" calcext:value-type="float">
            <text:p>16.96</text:p>
          </table:table-cell>
          <table:table-cell office:value-type="float" office:value="29.1" calcext:value-type="float">
            <text:p>29.1</text:p>
          </table:table-cell>
          <table:table-cell office:value-type="float" office:value="15.6111111111111" calcext:value-type="float">
            <text:p>15.6111111111</text:p>
          </table:table-cell>
          <table:table-cell table:formula="of:=[.I357]*[.J357]" office:value-type="float" office:value="88718.5413744739" calcext:value-type="float">
            <text:p>88718.54137447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68194560" calcext:value-type="float">
            <text:p>2168194560</text:p>
          </table:table-cell>
          <table:table-cell office:value-type="float" office:value="48182" calcext:value-type="float">
            <text:p>48182</text:p>
          </table:table-cell>
          <table:table-cell office:value-type="float" office:value="1.84174848059841" calcext:value-type="float">
            <text:p>1.84174848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14.876404494382" calcext:value-type="float">
            <text:p>14.8764044944</text:p>
          </table:table-cell>
          <table:table-cell table:formula="of:=[.I358]*[.J358]" office:value-type="float" office:value="88739.1252921925" calcext:value-type="float">
            <text:p>88739.1252921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73356928" calcext:value-type="float">
            <text:p>2173356928</text:p>
          </table:table-cell>
          <table:table-cell office:value-type="float" office:value="48296" calcext:value-type="float">
            <text:p>48296</text:p>
          </table:table-cell>
          <table:table-cell office:value-type="float" office:value="1.83833943833943" calcext:value-type="float">
            <text:p>1.83833943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float" office:value="13.2727272727273" calcext:value-type="float">
            <text:p>13.2727272727</text:p>
          </table:table-cell>
          <table:table-cell office:value-type="float" office:value="17.2808988764045" calcext:value-type="float">
            <text:p>17.2808988764</text:p>
          </table:table-cell>
          <table:table-cell table:formula="of:=[.I359]*[.J359]" office:value-type="float" office:value="88784.4415140413" calcext:value-type="float">
            <text:p>88784.44151404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68194560" calcext:value-type="float">
            <text:p>2168194560</text:p>
          </table:table-cell>
          <table:table-cell office:value-type="float" office:value="48182" calcext:value-type="float">
            <text:p>48182</text:p>
          </table:table-cell>
          <table:table-cell office:value-type="float" office:value="1.84688644688645" calcext:value-type="float">
            <text:p>1.84688644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32.5454545454545" calcext:value-type="float">
            <text:p>32.5454545455</text:p>
          </table:table-cell>
          <table:table-cell office:value-type="float" office:value="14.8539325842696" calcext:value-type="float">
            <text:p>14.8539325843</text:p>
          </table:table-cell>
          <table:table-cell table:formula="of:=[.I360]*[.J360]" office:value-type="float" office:value="88986.6827838829" calcext:value-type="float">
            <text:p>88986.6827838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66279552" calcext:value-type="float">
            <text:p>2266279552</text:p>
          </table:table-cell>
          <table:table-cell office:value-type="float" office:value="50361" calcext:value-type="float">
            <text:p>50361</text:p>
          </table:table-cell>
          <table:table-cell office:value-type="float" office:value="1.77255362915075" calcext:value-type="float">
            <text:p>1.77255362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.56</text:p>
          </table:table-cell>
          <table:table-cell office:value-type="float" office:value="29.090909090909" calcext:value-type="float">
            <text:p>29.0909090909</text:p>
          </table:table-cell>
          <table:table-cell office:value-type="float" office:value="16.1348314606742" calcext:value-type="float">
            <text:p>16.1348314607</text:p>
          </table:table-cell>
          <table:table-cell table:formula="of:=[.I361]*[.J361]" office:value-type="float" office:value="89267.5733176607" calcext:value-type="float">
            <text:p>89267.5733176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222399424" calcext:value-type="float">
            <text:p>2222399424</text:p>
          </table:table-cell>
          <table:table-cell office:value-type="float" office:value="49386" calcext:value-type="float">
            <text:p>49386</text:p>
          </table:table-cell>
          <table:table-cell office:value-type="float" office:value="1.80825496342738" calcext:value-type="float">
            <text:p>1.80825496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22" calcext:value-type="float">
            <text:p>17.22</text:p>
          </table:table-cell>
          <table:table-cell office:value-type="float" office:value="19.2727272727273" calcext:value-type="float">
            <text:p>19.2727272727</text:p>
          </table:table-cell>
          <table:table-cell office:value-type="float" office:value="16.9662921348315" calcext:value-type="float">
            <text:p>16.9662921348</text:p>
          </table:table-cell>
          <table:table-cell table:formula="of:=[.I362]*[.J362]" office:value-type="float" office:value="89302.4796238244" calcext:value-type="float">
            <text:p>89302.4796238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27561792" calcext:value-type="float">
            <text:p>2227561792</text:p>
          </table:table-cell>
          <table:table-cell office:value-type="float" office:value="49501" calcext:value-type="float">
            <text:p>49501</text:p>
          </table:table-cell>
          <table:table-cell office:value-type="float" office:value="1.81343101343101" calcext:value-type="float">
            <text:p>1.81343101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.26</text:p>
          </table:table-cell>
          <table:table-cell office:value-type="float" office:value="21.5454545454545" calcext:value-type="float">
            <text:p>21.5454545455</text:p>
          </table:table-cell>
          <table:table-cell office:value-type="float" office:value="16.7303370786517" calcext:value-type="float">
            <text:p>16.7303370787</text:p>
          </table:table-cell>
          <table:table-cell table:formula="of:=[.I363]*[.J363]" office:value-type="float" office:value="89766.6485958484" calcext:value-type="float">
            <text:p>89766.64859584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50792448" calcext:value-type="float">
            <text:p>2250792448</text:p>
          </table:table-cell>
          <table:table-cell office:value-type="float" office:value="50017" calcext:value-type="float">
            <text:p>50017</text:p>
          </table:table-cell>
          <table:table-cell office:value-type="float" office:value="1.80041797283176" calcext:value-type="float">
            <text:p>1.80041797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090909090909" calcext:value-type="float">
            <text:p>17.9090909091</text:p>
          </table:table-cell>
          <table:table-cell office:value-type="float" office:value="17.3820224719101" calcext:value-type="float">
            <text:p>17.3820224719</text:p>
          </table:table-cell>
          <table:table-cell table:formula="of:=[.I364]*[.J364]" office:value-type="float" office:value="90051.5057471263" calcext:value-type="float">
            <text:p>90051.50574712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46296256" calcext:value-type="float">
            <text:p>2346296256</text:p>
          </table:table-cell>
          <table:table-cell office:value-type="float" office:value="52139" calcext:value-type="float">
            <text:p>52139</text:p>
          </table:table-cell>
          <table:table-cell office:value-type="float" office:value="1.72930866601752" calcext:value-type="float">
            <text:p>1.7293086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11.5" calcext:value-type="float">
            <text:p>11.5</text:p>
          </table:table-cell>
          <table:table-cell office:value-type="float" office:value="18.9222222222222" calcext:value-type="float">
            <text:p>18.9222222222</text:p>
          </table:table-cell>
          <table:table-cell table:formula="of:=[.I365]*[.J365]" office:value-type="float" office:value="90164.4245374877" calcext:value-type="float">
            <text:p>90164.4245374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68860736" calcext:value-type="float">
            <text:p>2268860736</text:p>
          </table:table-cell>
          <table:table-cell office:value-type="float" office:value="50419" calcext:value-type="float">
            <text:p>50419</text:p>
          </table:table-cell>
          <table:table-cell office:value-type="float" office:value="1.79507523939808" calcext:value-type="float">
            <text:p>1.79507523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58" calcext:value-type="float">
            <text:p>17.58</text:p>
          </table:table-cell>
          <table:table-cell office:value-type="float" office:value="22.7272727272727" calcext:value-type="float">
            <text:p>22.7272727273</text:p>
          </table:table-cell>
          <table:table-cell office:value-type="float" office:value="16.9438202247191" calcext:value-type="float">
            <text:p>16.9438202247</text:p>
          </table:table-cell>
          <table:table-cell table:formula="of:=[.I366]*[.J366]" office:value-type="float" office:value="90505.898495212" calcext:value-type="float">
            <text:p>90505.898495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35305344" calcext:value-type="float">
            <text:p>2235305344</text:p>
          </table:table-cell>
          <table:table-cell office:value-type="float" office:value="49673" calcext:value-type="float">
            <text:p>49673</text:p>
          </table:table-cell>
          <table:table-cell office:value-type="float" office:value="1.82281439925199" calcext:value-type="float">
            <text:p>1.82281439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32" calcext:value-type="float">
            <text:p>17.32</text:p>
          </table:table-cell>
          <table:table-cell office:value-type="float" office:value="49.1999999999999" calcext:value-type="float">
            <text:p>49.2</text:p>
          </table:table-cell>
          <table:table-cell office:value-type="float" office:value="13.7777777777778" calcext:value-type="float">
            <text:p>13.7777777778</text:p>
          </table:table-cell>
          <table:table-cell table:formula="of:=[.I367]*[.J367]" office:value-type="float" office:value="90544.659654044" calcext:value-type="float">
            <text:p>90544.659654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250792448" calcext:value-type="float">
            <text:p>2250792448</text:p>
          </table:table-cell>
          <table:table-cell office:value-type="float" office:value="50017" calcext:value-type="float">
            <text:p>50017</text:p>
          </table:table-cell>
          <table:table-cell office:value-type="float" office:value="1.81281920326864" calcext:value-type="float">
            <text:p>1.81281920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10.8181818181818" calcext:value-type="float">
            <text:p>10.8181818182</text:p>
          </table:table-cell>
          <table:table-cell office:value-type="float" office:value="18.2584269662921" calcext:value-type="float">
            <text:p>18.2584269663</text:p>
          </table:table-cell>
          <table:table-cell table:formula="of:=[.I368]*[.J368]" office:value-type="float" office:value="90671.7780898878" calcext:value-type="float">
            <text:p>90671.77808988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55954816" calcext:value-type="float">
            <text:p>2255954816</text:p>
          </table:table-cell>
          <table:table-cell office:value-type="float" office:value="50132" calcext:value-type="float">
            <text:p>50132</text:p>
          </table:table-cell>
          <table:table-cell office:value-type="float" office:value="1.80960344003822" calcext:value-type="float">
            <text:p>1.809603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48" calcext:value-type="float">
            <text:p>17.48</text:p>
          </table:table-cell>
          <table:table-cell office:value-type="float" office:value="35.4545454545455" calcext:value-type="float">
            <text:p>35.4545454545</text:p>
          </table:table-cell>
          <table:table-cell office:value-type="float" office:value="15.2584269662921" calcext:value-type="float">
            <text:p>15.2584269663</text:p>
          </table:table-cell>
          <table:table-cell table:formula="of:=[.I369]*[.J369]" office:value-type="float" office:value="90719.039655996" calcext:value-type="float">
            <text:p>90719.0396559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12740864" calcext:value-type="float">
            <text:p>2312740864</text:p>
          </table:table-cell>
          <table:table-cell office:value-type="float" office:value="51394" calcext:value-type="float">
            <text:p>51394</text:p>
          </table:table-cell>
          <table:table-cell office:value-type="float" office:value="1.78535151029137" calcext:value-type="float">
            <text:p>1.78535151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30.5999999999999" calcext:value-type="float">
            <text:p>30.6</text:p>
          </table:table-cell>
          <table:table-cell office:value-type="float" office:value="16.5111111111112" calcext:value-type="float">
            <text:p>16.5111111111</text:p>
          </table:table-cell>
          <table:table-cell table:formula="of:=[.I370]*[.J370]" office:value-type="float" office:value="91756.3555199146" calcext:value-type="float">
            <text:p>91756.3555199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45630080" calcext:value-type="float">
            <text:p>2245630080</text:p>
          </table:table-cell>
          <table:table-cell office:value-type="float" office:value="49902" calcext:value-type="float">
            <text:p>49902</text:p>
          </table:table-cell>
          <table:table-cell office:value-type="float" office:value="1.83946488294314" calcext:value-type="float">
            <text:p>1.83946488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11.8181818181818" calcext:value-type="float">
            <text:p>11.8181818182</text:p>
          </table:table-cell>
          <table:table-cell office:value-type="float" office:value="18.0898876404494" calcext:value-type="float">
            <text:p>18.0898876404</text:p>
          </table:table-cell>
          <table:table-cell table:formula="of:=[.I371]*[.J371]" office:value-type="float" office:value="91792.9765886286" calcext:value-type="float">
            <text:p>91792.9765886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56620992" calcext:value-type="float">
            <text:p>2356620992</text:p>
          </table:table-cell>
          <table:table-cell office:value-type="float" office:value="52369" calcext:value-type="float">
            <text:p>52369</text:p>
          </table:table-cell>
          <table:table-cell office:value-type="float" office:value="1.75874928284567" calcext:value-type="float">
            <text:p>1.75874928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26" calcext:value-type="float">
            <text:p>18.26</text:p>
          </table:table-cell>
          <table:table-cell office:value-type="float" office:value="13.2727272727273" calcext:value-type="float">
            <text:p>13.2727272727</text:p>
          </table:table-cell>
          <table:table-cell office:value-type="float" office:value="18.876404494382" calcext:value-type="float">
            <text:p>18.8764044944</text:p>
          </table:table-cell>
          <table:table-cell table:formula="of:=[.I372]*[.J372]" office:value-type="float" office:value="92103.9411933447" calcext:value-type="float">
            <text:p>92103.94119334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279185472" calcext:value-type="float">
            <text:p>2279185472</text:p>
          </table:table-cell>
          <table:table-cell office:value-type="float" office:value="50648" calcext:value-type="float">
            <text:p>50648</text:p>
          </table:table-cell>
          <table:table-cell office:value-type="float" office:value="1.81880341880342" calcext:value-type="float">
            <text:p>1.81880341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66" calcext:value-type="float">
            <text:p>17.66</text:p>
          </table:table-cell>
          <table:table-cell office:value-type="float" office:value="24.5454545454545" calcext:value-type="float">
            <text:p>24.5454545455</text:p>
          </table:table-cell>
          <table:table-cell office:value-type="float" office:value="16.8089887640449" calcext:value-type="float">
            <text:p>16.808988764</text:p>
          </table:table-cell>
          <table:table-cell table:formula="of:=[.I373]*[.J373]" office:value-type="float" office:value="92118.7555555554" calcext:value-type="float">
            <text:p>92118.75555555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97253760" calcext:value-type="float">
            <text:p>2297253760</text:p>
          </table:table-cell>
          <table:table-cell office:value-type="float" office:value="51050" calcext:value-type="float">
            <text:p>51050</text:p>
          </table:table-cell>
          <table:table-cell office:value-type="float" office:value="1.80724094881398" calcext:value-type="float">
            <text:p>1.80724094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25.5454545454545" calcext:value-type="float">
            <text:p>25.5454545455</text:p>
          </table:table-cell>
          <table:table-cell office:value-type="float" office:value="16.8426966292134" calcext:value-type="float">
            <text:p>16.8426966292</text:p>
          </table:table-cell>
          <table:table-cell table:formula="of:=[.I374]*[.J374]" office:value-type="float" office:value="92259.6504369539" calcext:value-type="float">
            <text:p>92259.6504369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15322048" calcext:value-type="float">
            <text:p>2315322048</text:p>
          </table:table-cell>
          <table:table-cell office:value-type="float" office:value="51451" calcext:value-type="float">
            <text:p>51451</text:p>
          </table:table-cell>
          <table:table-cell office:value-type="float" office:value="1.796336996337" calcext:value-type="float">
            <text:p>1.79633699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4" calcext:value-type="float">
            <text:p>17.94</text:p>
          </table:table-cell>
          <table:table-cell office:value-type="float" office:value="31.9000000000001" calcext:value-type="float">
            <text:p>31.9</text:p>
          </table:table-cell>
          <table:table-cell office:value-type="float" office:value="16.3888888888889" calcext:value-type="float">
            <text:p>16.3888888889</text:p>
          </table:table-cell>
          <table:table-cell table:formula="of:=[.I375]*[.J375]" office:value-type="float" office:value="92423.3347985348" calcext:value-type="float">
            <text:p>92423.3347985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74023104" calcext:value-type="float">
            <text:p>2274023104</text:p>
          </table:table-cell>
          <table:table-cell office:value-type="float" office:value="50533" calcext:value-type="float">
            <text:p>50533</text:p>
          </table:table-cell>
          <table:table-cell office:value-type="float" office:value="1.82955845344315" calcext:value-type="float">
            <text:p>1.8295584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office:value-type="float" office:value="15.7272727272727" calcext:value-type="float">
            <text:p>15.7272727273</text:p>
          </table:table-cell>
          <table:table-cell office:value-type="float" office:value="17.8539325842696" calcext:value-type="float">
            <text:p>17.8539325843</text:p>
          </table:table-cell>
          <table:table-cell table:formula="of:=[.I376]*[.J376]" office:value-type="float" office:value="92453.0773278426" calcext:value-type="float">
            <text:p>92453.07732784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12740864" calcext:value-type="float">
            <text:p>2312740864</text:p>
          </table:table-cell>
          <table:table-cell office:value-type="float" office:value="51394" calcext:value-type="float">
            <text:p>51394</text:p>
          </table:table-cell>
          <table:table-cell office:value-type="float" office:value="1.80030643513789" calcext:value-type="float">
            <text:p>1.80030643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48.3636363636363" calcext:value-type="float">
            <text:p>48.3636363636</text:p>
          </table:table-cell>
          <table:table-cell office:value-type="float" office:value="14.1573033707865" calcext:value-type="float">
            <text:p>14.1573033708</text:p>
          </table:table-cell>
          <table:table-cell table:formula="of:=[.I377]*[.J377]" office:value-type="float" office:value="92524.9489274769" calcext:value-type="float">
            <text:p>92524.94892747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12740864" calcext:value-type="float">
            <text:p>2312740864</text:p>
          </table:table-cell>
          <table:table-cell office:value-type="float" office:value="51394" calcext:value-type="float">
            <text:p>51394</text:p>
          </table:table-cell>
          <table:table-cell office:value-type="float" office:value="1.801221001221" calcext:value-type="float">
            <text:p>1.80122100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41.090909090909" calcext:value-type="float">
            <text:p>41.0909090909</text:p>
          </table:table-cell>
          <table:table-cell office:value-type="float" office:value="15.0561797752809" calcext:value-type="float">
            <text:p>15.0561797753</text:p>
          </table:table-cell>
          <table:table-cell table:formula="of:=[.I378]*[.J378]" office:value-type="float" office:value="92571.9521367519" calcext:value-type="float">
            <text:p>92571.95213675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02416128" calcext:value-type="float">
            <text:p>2302416128</text:p>
          </table:table-cell>
          <table:table-cell office:value-type="float" office:value="51164" calcext:value-type="float">
            <text:p>51164</text:p>
          </table:table-cell>
          <table:table-cell office:value-type="float" office:value="1.80936454849498" calcext:value-type="float">
            <text:p>1.80936454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.84</text:p>
          </table:table-cell>
          <table:table-cell office:value-type="float" office:value="40.9000000000001" calcext:value-type="float">
            <text:p>40.9</text:p>
          </table:table-cell>
          <table:table-cell office:value-type="float" office:value="15.2777777777778" calcext:value-type="float">
            <text:p>15.2777777778</text:p>
          </table:table-cell>
          <table:table-cell table:formula="of:=[.I379]*[.J379]" office:value-type="float" office:value="92574.3277591973" calcext:value-type="float">
            <text:p>92574.3277591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97253760" calcext:value-type="float">
            <text:p>2297253760</text:p>
          </table:table-cell>
          <table:table-cell office:value-type="float" office:value="51050" calcext:value-type="float">
            <text:p>51050</text:p>
          </table:table-cell>
          <table:table-cell office:value-type="float" office:value="1.82071061243571" calcext:value-type="float">
            <text:p>1.82071061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22.6" calcext:value-type="float">
            <text:p>22.6</text:p>
          </table:table-cell>
          <table:table-cell office:value-type="float" office:value="17.2666666666667" calcext:value-type="float">
            <text:p>17.2666666667</text:p>
          </table:table-cell>
          <table:table-cell table:formula="of:=[.I380]*[.J380]" office:value-type="float" office:value="92947.2767648432" calcext:value-type="float">
            <text:p>92947.2767648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28227968" calcext:value-type="float">
            <text:p>2328227968</text:p>
          </table:table-cell>
          <table:table-cell office:value-type="float" office:value="51738" calcext:value-type="float">
            <text:p>51738</text:p>
          </table:table-cell>
          <table:table-cell office:value-type="float" office:value="1.79902962206333" calcext:value-type="float">
            <text:p>1.79902962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04" calcext:value-type="float">
            <text:p>18.04</text:p>
          </table:table-cell>
          <table:table-cell office:value-type="float" office:value="25.8" calcext:value-type="float">
            <text:p>25.8</text:p>
          </table:table-cell>
          <table:table-cell office:value-type="float" office:value="17.1777777777778" calcext:value-type="float">
            <text:p>17.1777777778</text:p>
          </table:table-cell>
          <table:table-cell table:formula="of:=[.I381]*[.J381]" office:value-type="float" office:value="93078.1945863126" calcext:value-type="float">
            <text:p>93078.1945863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02416128" calcext:value-type="float">
            <text:p>2302416128</text:p>
          </table:table-cell>
          <table:table-cell office:value-type="float" office:value="51164" calcext:value-type="float">
            <text:p>51164</text:p>
          </table:table-cell>
          <table:table-cell office:value-type="float" office:value="1.82351566152408" calcext:value-type="float">
            <text:p>1.82351566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.84</text:p>
          </table:table-cell>
          <table:table-cell office:value-type="float" office:value="20.8181818181818" calcext:value-type="float">
            <text:p>20.8181818182</text:p>
          </table:table-cell>
          <table:table-cell office:value-type="float" office:value="17.4719101123596" calcext:value-type="float">
            <text:p>17.4719101124</text:p>
          </table:table-cell>
          <table:table-cell table:formula="of:=[.I382]*[.J382]" office:value-type="float" office:value="93298.3553062181" calcext:value-type="float">
            <text:p>93298.3553062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33390336" calcext:value-type="float">
            <text:p>2333390336</text:p>
          </table:table-cell>
          <table:table-cell office:value-type="float" office:value="51853" calcext:value-type="float">
            <text:p>51853</text:p>
          </table:table-cell>
          <table:table-cell office:value-type="float" office:value="1.803663003663" calcext:value-type="float">
            <text:p>1.80366300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08" calcext:value-type="float">
            <text:p>18.08</text:p>
          </table:table-cell>
          <table:table-cell office:value-type="float" office:value="24.1818181818182" calcext:value-type="float">
            <text:p>24.1818181818</text:p>
          </table:table-cell>
          <table:table-cell office:value-type="float" office:value="17.3258426966292" calcext:value-type="float">
            <text:p>17.3258426966</text:p>
          </table:table-cell>
          <table:table-cell table:formula="of:=[.I383]*[.J383]" office:value-type="float" office:value="93525.3377289375" calcext:value-type="float">
            <text:p>93525.3377289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81766656" calcext:value-type="float">
            <text:p>2281766656</text:p>
          </table:table-cell>
          <table:table-cell office:value-type="float" office:value="50705" calcext:value-type="float">
            <text:p>50705</text:p>
          </table:table-cell>
          <table:table-cell office:value-type="float" office:value="1.84572230014026" calcext:value-type="float">
            <text:p>1.84572230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68" calcext:value-type="float">
            <text:p>17.68</text:p>
          </table:table-cell>
          <table:table-cell office:value-type="float" office:value="42.3636363636364" calcext:value-type="float">
            <text:p>42.3636363636</text:p>
          </table:table-cell>
          <table:table-cell office:value-type="float" office:value="14.629213483146" calcext:value-type="float">
            <text:p>14.6292134831</text:p>
          </table:table-cell>
          <table:table-cell table:formula="of:=[.I384]*[.J384]" office:value-type="float" office:value="93587.3492286117" calcext:value-type="float">
            <text:p>93587.3492286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59202176" calcext:value-type="float">
            <text:p>2359202176</text:p>
          </table:table-cell>
          <table:table-cell office:value-type="float" office:value="52426" calcext:value-type="float">
            <text:p>52426</text:p>
          </table:table-cell>
          <table:table-cell office:value-type="float" office:value="1.78524004085802" calcext:value-type="float">
            <text:p>1.78524004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16.8181818181818" calcext:value-type="float">
            <text:p>16.8181818182</text:p>
          </table:table-cell>
          <table:table-cell office:value-type="float" office:value="18.4606741573034" calcext:value-type="float">
            <text:p>18.4606741573</text:p>
          </table:table-cell>
          <table:table-cell table:formula="of:=[.I385]*[.J385]" office:value-type="float" office:value="93592.9943820223" calcext:value-type="float">
            <text:p>93592.9943820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17903232" calcext:value-type="float">
            <text:p>2317903232</text:p>
          </table:table-cell>
          <table:table-cell office:value-type="float" office:value="51508" calcext:value-type="float">
            <text:p>51508</text:p>
          </table:table-cell>
          <table:table-cell office:value-type="float" office:value="1.82246625486158" calcext:value-type="float">
            <text:p>1.82246625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20.8" calcext:value-type="float">
            <text:p>20.8</text:p>
          </table:table-cell>
          <table:table-cell office:value-type="float" office:value="17.6444444444444" calcext:value-type="float">
            <text:p>17.6444444444</text:p>
          </table:table-cell>
          <table:table-cell table:formula="of:=[.I386]*[.J386]" office:value-type="float" office:value="93871.5918554105" calcext:value-type="float">
            <text:p>93871.5918554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15322048" calcext:value-type="float">
            <text:p>2315322048</text:p>
          </table:table-cell>
          <table:table-cell office:value-type="float" office:value="51451" calcext:value-type="float">
            <text:p>51451</text:p>
          </table:table-cell>
          <table:table-cell office:value-type="float" office:value="1.82612674445207" calcext:value-type="float">
            <text:p>1.82612674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4" calcext:value-type="float">
            <text:p>17.94</text:p>
          </table:table-cell>
          <table:table-cell office:value-type="float" office:value="48.1818181818181" calcext:value-type="float">
            <text:p>48.1818181818</text:p>
          </table:table-cell>
          <table:table-cell office:value-type="float" office:value="14.2022471910113" calcext:value-type="float">
            <text:p>14.202247191</text:p>
          </table:table-cell>
          <table:table-cell table:formula="of:=[.I387]*[.J387]" office:value-type="float" office:value="93956.0471288034" calcext:value-type="float">
            <text:p>93956.0471288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66945728" calcext:value-type="float">
            <text:p>2366945728</text:p>
          </table:table-cell>
          <table:table-cell office:value-type="float" office:value="52598" calcext:value-type="float">
            <text:p>52598</text:p>
          </table:table-cell>
          <table:table-cell office:value-type="float" office:value="1.78702757916241" calcext:value-type="float">
            <text:p>1.78702757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34" calcext:value-type="float">
            <text:p>18.34</text:p>
          </table:table-cell>
          <table:table-cell office:value-type="float" office:value="41.6" calcext:value-type="float">
            <text:p>41.6</text:p>
          </table:table-cell>
          <table:table-cell office:value-type="float" office:value="15.7555555555555" calcext:value-type="float">
            <text:p>15.7555555556</text:p>
          </table:table-cell>
          <table:table-cell table:formula="of:=[.I388]*[.J388]" office:value-type="float" office:value="93994.0766087846" calcext:value-type="float">
            <text:p>93994.0766087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35971520" calcext:value-type="float">
            <text:p>2335971520</text:p>
          </table:table-cell>
          <table:table-cell office:value-type="float" office:value="51910" calcext:value-type="float">
            <text:p>51910</text:p>
          </table:table-cell>
          <table:table-cell office:value-type="float" office:value="1.81390348781653" calcext:value-type="float">
            <text:p>1.81390348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28" calcext:value-type="float">
            <text:p>28</text:p>
          </table:table-cell>
          <table:table-cell office:value-type="float" office:value="16.8764044943821" calcext:value-type="float">
            <text:p>16.8764044944</text:p>
          </table:table-cell>
          <table:table-cell table:formula="of:=[.I389]*[.J389]" office:value-type="float" office:value="94159.7300525562" calcext:value-type="float">
            <text:p>94159.7300525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51458624" calcext:value-type="float">
            <text:p>2351458624</text:p>
          </table:table-cell>
          <table:table-cell office:value-type="float" office:value="52254" calcext:value-type="float">
            <text:p>52254</text:p>
          </table:table-cell>
          <table:table-cell office:value-type="float" office:value="1.80274656679151" calcext:value-type="float">
            <text:p>1.80274656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22" calcext:value-type="float">
            <text:p>18.22</text:p>
          </table:table-cell>
          <table:table-cell office:value-type="float" office:value="16" calcext:value-type="float">
            <text:p>16</text:p>
          </table:table-cell>
          <table:table-cell office:value-type="float" office:value="18.4666666666667" calcext:value-type="float">
            <text:p>18.4666666667</text:p>
          </table:table-cell>
          <table:table-cell table:formula="of:=[.I390]*[.J390]" office:value-type="float" office:value="94200.7191011237" calcext:value-type="float">
            <text:p>94200.7191011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5971520" calcext:value-type="float">
            <text:p>2335971520</text:p>
          </table:table-cell>
          <table:table-cell office:value-type="float" office:value="51910" calcext:value-type="float">
            <text:p>51910</text:p>
          </table:table-cell>
          <table:table-cell office:value-type="float" office:value="1.81581462016245" calcext:value-type="float">
            <text:p>1.81581462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34.090909090909" calcext:value-type="float">
            <text:p>34.0909090909</text:p>
          </table:table-cell>
          <table:table-cell office:value-type="float" office:value="16.123595505618" calcext:value-type="float">
            <text:p>16.1235955056</text:p>
          </table:table-cell>
          <table:table-cell table:formula="of:=[.I391]*[.J391]" office:value-type="float" office:value="94258.9369326327" calcext:value-type="float">
            <text:p>94258.9369326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72108096" calcext:value-type="float">
            <text:p>2372108096</text:p>
          </table:table-cell>
          <table:table-cell office:value-type="float" office:value="52713" calcext:value-type="float">
            <text:p>52713</text:p>
          </table:table-cell>
          <table:table-cell office:value-type="float" office:value="1.792842215256" calcext:value-type="float">
            <text:p>1.79284221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3799999999999" calcext:value-type="float">
            <text:p>18.38</text:p>
          </table:table-cell>
          <table:table-cell office:value-type="float" office:value="24.6363636363637" calcext:value-type="float">
            <text:p>24.6363636364</text:p>
          </table:table-cell>
          <table:table-cell office:value-type="float" office:value="17.6067415730337" calcext:value-type="float">
            <text:p>17.606741573</text:p>
          </table:table-cell>
          <table:table-cell table:formula="of:=[.I392]*[.J392]" office:value-type="float" office:value="94506.0916927898" calcext:value-type="float">
            <text:p>94506.09169278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90176384" calcext:value-type="float">
            <text:p>2390176384</text:p>
          </table:table-cell>
          <table:table-cell office:value-type="float" office:value="53114" calcext:value-type="float">
            <text:p>53114</text:p>
          </table:table-cell>
          <table:table-cell office:value-type="float" office:value="1.78277153558053" calcext:value-type="float">
            <text:p>1.7827715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36.7272727272726" calcext:value-type="float">
            <text:p>36.7272727273</text:p>
          </table:table-cell>
          <table:table-cell office:value-type="float" office:value="16.2696629213483" calcext:value-type="float">
            <text:p>16.2696629213</text:p>
          </table:table-cell>
          <table:table-cell table:formula="of:=[.I393]*[.J393]" office:value-type="float" office:value="94690.1273408241" calcext:value-type="float">
            <text:p>94690.1273408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90176384" calcext:value-type="float">
            <text:p>2390176384</text:p>
          </table:table-cell>
          <table:table-cell office:value-type="float" office:value="53114" calcext:value-type="float">
            <text:p>53114</text:p>
          </table:table-cell>
          <table:table-cell office:value-type="float" office:value="1.79085801838611" calcext:value-type="float">
            <text:p>1.7908580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28.090909090909" calcext:value-type="float">
            <text:p>28.0909090909</text:p>
          </table:table-cell>
          <table:table-cell office:value-type="float" office:value="17.3370786516854" calcext:value-type="float">
            <text:p>17.3370786517</text:p>
          </table:table-cell>
          <table:table-cell table:formula="of:=[.I394]*[.J394]" office:value-type="float" office:value="95119.6327885596" calcext:value-type="float">
            <text:p>95119.6327885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18569408" calcext:value-type="float">
            <text:p>2418569408</text:p>
          </table:table-cell>
          <table:table-cell office:value-type="float" office:value="53745" calcext:value-type="float">
            <text:p>53745</text:p>
          </table:table-cell>
          <table:table-cell office:value-type="float" office:value="1.76990424076607" calcext:value-type="float">
            <text:p>1.76990424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74" calcext:value-type="float">
            <text:p>18.74</text:p>
          </table:table-cell>
          <table:table-cell office:value-type="float" office:value="26.4545454545455" calcext:value-type="float">
            <text:p>26.4545454545</text:p>
          </table:table-cell>
          <table:table-cell office:value-type="float" office:value="17.7865168539326" calcext:value-type="float">
            <text:p>17.7865168539</text:p>
          </table:table-cell>
          <table:table-cell table:formula="of:=[.I395]*[.J395]" office:value-type="float" office:value="95123.5034199724" calcext:value-type="float">
            <text:p>95123.5034199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64364544" calcext:value-type="float">
            <text:p>2364364544</text:p>
          </table:table-cell>
          <table:table-cell office:value-type="float" office:value="52541" calcext:value-type="float">
            <text:p>52541</text:p>
          </table:table-cell>
          <table:table-cell office:value-type="float" office:value="1.81252921926134" calcext:value-type="float">
            <text:p>1.8125292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32" calcext:value-type="float">
            <text:p>18.32</text:p>
          </table:table-cell>
          <table:table-cell office:value-type="float" office:value="23.3636363636363" calcext:value-type="float">
            <text:p>23.3636363636</text:p>
          </table:table-cell>
          <table:table-cell office:value-type="float" office:value="17.6966292134832" calcext:value-type="float">
            <text:p>17.6966292135</text:p>
          </table:table-cell>
          <table:table-cell table:formula="of:=[.I396]*[.J396]" office:value-type="float" office:value="95232.0977092099" calcext:value-type="float">
            <text:p>95232.0977092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77270464" calcext:value-type="float">
            <text:p>2377270464</text:p>
          </table:table-cell>
          <table:table-cell office:value-type="float" office:value="52828" calcext:value-type="float">
            <text:p>52828</text:p>
          </table:table-cell>
          <table:table-cell office:value-type="float" office:value="1.80925666199158" calcext:value-type="float">
            <text:p>1.8092566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42" calcext:value-type="float">
            <text:p>18.42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16.2022471910113" calcext:value-type="float">
            <text:p>16.202247191</text:p>
          </table:table-cell>
          <table:table-cell table:formula="of:=[.I397]*[.J397]" office:value-type="float" office:value="95579.4109396914" calcext:value-type="float">
            <text:p>95579.4109396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64364544" calcext:value-type="float">
            <text:p>2364364544</text:p>
          </table:table-cell>
          <table:table-cell office:value-type="float" office:value="52541" calcext:value-type="float">
            <text:p>52541</text:p>
          </table:table-cell>
          <table:table-cell office:value-type="float" office:value="1.82513139034878" calcext:value-type="float">
            <text:p>1.82513139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32" calcext:value-type="float">
            <text:p>18.32</text:p>
          </table:table-cell>
          <table:table-cell office:value-type="float" office:value="11.3636363636364" calcext:value-type="float">
            <text:p>11.3636363636</text:p>
          </table:table-cell>
          <table:table-cell office:value-type="float" office:value="19.1797752808989" calcext:value-type="float">
            <text:p>19.1797752809</text:p>
          </table:table-cell>
          <table:table-cell table:formula="of:=[.I398]*[.J398]" office:value-type="float" office:value="95894.2283803155" calcext:value-type="float">
            <text:p>95894.2283803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28894144" calcext:value-type="float">
            <text:p>2428894144</text:p>
          </table:table-cell>
          <table:table-cell office:value-type="float" office:value="53975" calcext:value-type="float">
            <text:p>53975</text:p>
          </table:table-cell>
          <table:table-cell office:value-type="float" office:value="1.78192032686415" calcext:value-type="float">
            <text:p>1.78192032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2" calcext:value-type="float">
            <text:p>18.82</text:p>
          </table:table-cell>
          <table:table-cell office:value-type="float" office:value="28.3636363636364" calcext:value-type="float">
            <text:p>28.3636363636</text:p>
          </table:table-cell>
          <table:table-cell office:value-type="float" office:value="17.6404494382023" calcext:value-type="float">
            <text:p>17.6404494382</text:p>
          </table:table-cell>
          <table:table-cell table:formula="of:=[.I399]*[.J399]" office:value-type="float" office:value="96179.1496424923" calcext:value-type="float">
            <text:p>96179.1496424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95338752" calcext:value-type="float">
            <text:p>2395338752</text:p>
          </table:table-cell>
          <table:table-cell office:value-type="float" office:value="53229" calcext:value-type="float">
            <text:p>53229</text:p>
          </table:table-cell>
          <table:table-cell office:value-type="float" office:value="1.81393174380551" calcext:value-type="float">
            <text:p>1.81393174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6" calcext:value-type="float">
            <text:p>18.56</text:p>
          </table:table-cell>
          <table:table-cell office:value-type="float" office:value="42.090909090909" calcext:value-type="float">
            <text:p>42.0909090909</text:p>
          </table:table-cell>
          <table:table-cell office:value-type="float" office:value="15.6516853932584" calcext:value-type="float">
            <text:p>15.6516853933</text:p>
          </table:table-cell>
          <table:table-cell table:formula="of:=[.I400]*[.J400]" office:value-type="float" office:value="96553.7727910237" calcext:value-type="float">
            <text:p>96553.7727910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36637696" calcext:value-type="float">
            <text:p>2436637696</text:p>
          </table:table-cell>
          <table:table-cell office:value-type="float" office:value="54147" calcext:value-type="float">
            <text:p>54147</text:p>
          </table:table-cell>
          <table:table-cell office:value-type="float" office:value="1.7888151174668" calcext:value-type="float">
            <text:p>1.78881511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17.2222222222222" calcext:value-type="float">
            <text:p>17.2222222222</text:p>
          </table:table-cell>
          <table:table-cell table:formula="of:=[.I401]*[.J401]" office:value-type="float" office:value="96858.972165475" calcext:value-type="float">
            <text:p>96858.972165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49543616" calcext:value-type="float">
            <text:p>2449543616</text:p>
          </table:table-cell>
          <table:table-cell office:value-type="float" office:value="54434" calcext:value-type="float">
            <text:p>54434</text:p>
          </table:table-cell>
          <table:table-cell office:value-type="float" office:value="1.78559218559218" calcext:value-type="float">
            <text:p>1.78559218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office:value-type="float" office:value="34.3000000000001" calcext:value-type="float">
            <text:p>34.3</text:p>
          </table:table-cell>
          <table:table-cell office:value-type="float" office:value="17.2777777777778" calcext:value-type="float">
            <text:p>17.2777777778</text:p>
          </table:table-cell>
          <table:table-cell table:formula="of:=[.I402]*[.J402]" office:value-type="float" office:value="97196.9250305248" calcext:value-type="float">
            <text:p>97196.9250305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49543616" calcext:value-type="float">
            <text:p>2449543616</text:p>
          </table:table-cell>
          <table:table-cell office:value-type="float" office:value="54434" calcext:value-type="float">
            <text:p>54434</text:p>
          </table:table-cell>
          <table:table-cell office:value-type="float" office:value="1.78631138975967" calcext:value-type="float">
            <text:p>1.78631138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office:value-type="float" office:value="13.1818181818182" calcext:value-type="float">
            <text:p>13.1818181818</text:p>
          </table:table-cell>
          <table:table-cell office:value-type="float" office:value="19.6966292134832" calcext:value-type="float">
            <text:p>19.6966292135</text:p>
          </table:table-cell>
          <table:table-cell table:formula="of:=[.I403]*[.J403]" office:value-type="float" office:value="97236.0741901777" calcext:value-type="float">
            <text:p>97236.0741901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28894144" calcext:value-type="float">
            <text:p>2428894144</text:p>
          </table:table-cell>
          <table:table-cell office:value-type="float" office:value="53975" calcext:value-type="float">
            <text:p>53975</text:p>
          </table:table-cell>
          <table:table-cell office:value-type="float" office:value="1.8021978021978" calcext:value-type="float">
            <text:p>1.80219780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2" calcext:value-type="float">
            <text:p>18.82</text:p>
          </table:table-cell>
          <table:table-cell office:value-type="float" office:value="17.3" calcext:value-type="float">
            <text:p>17.3</text:p>
          </table:table-cell>
          <table:table-cell office:value-type="float" office:value="18.9888888888889" calcext:value-type="float">
            <text:p>18.9888888889</text:p>
          </table:table-cell>
          <table:table-cell table:formula="of:=[.I404]*[.J404]" office:value-type="float" office:value="97273.6263736264" calcext:value-type="float">
            <text:p>97273.6263736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15988224" calcext:value-type="float">
            <text:p>2415988224</text:p>
          </table:table-cell>
          <table:table-cell office:value-type="float" office:value="53688" calcext:value-type="float">
            <text:p>53688</text:p>
          </table:table-cell>
          <table:table-cell office:value-type="float" office:value="1.81348314606742" calcext:value-type="float">
            <text:p>1.81348314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8.36363636363637" calcext:value-type="float">
            <text:p>8.3636363636</text:p>
          </table:table-cell>
          <table:table-cell office:value-type="float" office:value="20" calcext:value-type="float">
            <text:p>20</text:p>
          </table:table-cell>
          <table:table-cell table:formula="of:=[.I405]*[.J405]" office:value-type="float" office:value="97362.2831460675" calcext:value-type="float">
            <text:p>97362.2831460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08244672" calcext:value-type="float">
            <text:p>2408244672</text:p>
          </table:table-cell>
          <table:table-cell office:value-type="float" office:value="53516" calcext:value-type="float">
            <text:p>53516</text:p>
          </table:table-cell>
          <table:table-cell office:value-type="float" office:value="1.82361015785861" calcext:value-type="float">
            <text:p>1.82361015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66" calcext:value-type="float">
            <text:p>18.66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8.7191011235955" calcext:value-type="float">
            <text:p>18.7191011236</text:p>
          </table:table-cell>
          <table:table-cell table:formula="of:=[.I406]*[.J406]" office:value-type="float" office:value="97592.3212079614" calcext:value-type="float">
            <text:p>97592.3212079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39218880" calcext:value-type="float">
            <text:p>2439218880</text:p>
          </table:table-cell>
          <table:table-cell office:value-type="float" office:value="54204" calcext:value-type="float">
            <text:p>54204</text:p>
          </table:table-cell>
          <table:table-cell office:value-type="float" office:value="1.8045867176302" calcext:value-type="float">
            <text:p>1.8045867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office:value-type="float" office:value="25.4545454545455" calcext:value-type="float">
            <text:p>25.4545454545</text:p>
          </table:table-cell>
          <table:table-cell office:value-type="float" office:value="18.0898876404494" calcext:value-type="float">
            <text:p>18.0898876404</text:p>
          </table:table-cell>
          <table:table-cell table:formula="of:=[.I407]*[.J407]" office:value-type="float" office:value="97815.8184424273" calcext:value-type="float">
            <text:p>97815.8184424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65030720" calcext:value-type="float">
            <text:p>2465030720</text:p>
          </table:table-cell>
          <table:table-cell office:value-type="float" office:value="54778" calcext:value-type="float">
            <text:p>54778</text:p>
          </table:table-cell>
          <table:table-cell office:value-type="float" office:value="1.78705738705739" calcext:value-type="float">
            <text:p>1.78705738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24.5454545454545" calcext:value-type="float">
            <text:p>24.5454545455</text:p>
          </table:table-cell>
          <table:table-cell office:value-type="float" office:value="18.4269662921349" calcext:value-type="float">
            <text:p>18.4269662921</text:p>
          </table:table-cell>
          <table:table-cell table:formula="of:=[.I408]*[.J408]" office:value-type="float" office:value="97891.4295482296" calcext:value-type="float">
            <text:p>97891.4295482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88261376" calcext:value-type="float">
            <text:p>2488261376</text:p>
          </table:table-cell>
          <table:table-cell office:value-type="float" office:value="55294" calcext:value-type="float">
            <text:p>55294</text:p>
          </table:table-cell>
          <table:table-cell office:value-type="float" office:value="1.77115987460815" calcext:value-type="float">
            <text:p>1.77115987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30.2" calcext:value-type="float">
            <text:p>30.2</text:p>
          </table:table-cell>
          <table:table-cell office:value-type="float" office:value="18.0666666666667" calcext:value-type="float">
            <text:p>18.0666666667</text:p>
          </table:table-cell>
          <table:table-cell table:formula="of:=[.I409]*[.J409]" office:value-type="float" office:value="97934.5141065829" calcext:value-type="float">
            <text:p>97934.5141065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14073216" calcext:value-type="float">
            <text:p>2514073216</text:p>
          </table:table-cell>
          <table:table-cell office:value-type="float" office:value="55868" calcext:value-type="float">
            <text:p>55868</text:p>
          </table:table-cell>
          <table:table-cell office:value-type="float" office:value="1.75546218487395" calcext:value-type="float">
            <text:p>1.75546218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48" calcext:value-type="float">
            <text:p>19.48</text:p>
          </table:table-cell>
          <table:table-cell office:value-type="float" office:value="29.4545454545455" calcext:value-type="float">
            <text:p>29.4545454545</text:p>
          </table:table-cell>
          <table:table-cell office:value-type="float" office:value="18.247191011236" calcext:value-type="float">
            <text:p>18.2471910112</text:p>
          </table:table-cell>
          <table:table-cell table:formula="of:=[.I410]*[.J410]" office:value-type="float" office:value="98074.1613445378" calcext:value-type="float">
            <text:p>98074.16134453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26312960" calcext:value-type="float">
            <text:p>2426312960</text:p>
          </table:table-cell>
          <table:table-cell office:value-type="float" office:value="53918" calcext:value-type="float">
            <text:p>53918</text:p>
          </table:table-cell>
          <table:table-cell office:value-type="float" office:value="1.8208762886598" calcext:value-type="float">
            <text:p>1.82087628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28.1" calcext:value-type="float">
            <text:p>28.1</text:p>
          </table:table-cell>
          <table:table-cell office:value-type="float" office:value="17.7666666666667" calcext:value-type="float">
            <text:p>17.7666666667</text:p>
          </table:table-cell>
          <table:table-cell table:formula="of:=[.I411]*[.J411]" office:value-type="float" office:value="98178.0077319589" calcext:value-type="float">
            <text:p>98178.0077319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72774272" calcext:value-type="float">
            <text:p>2472774272</text:p>
          </table:table-cell>
          <table:table-cell office:value-type="float" office:value="54950" calcext:value-type="float">
            <text:p>54950</text:p>
          </table:table-cell>
          <table:table-cell office:value-type="float" office:value="1.78751560549313" calcext:value-type="float">
            <text:p>1.78751560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16" calcext:value-type="float">
            <text:p>19.16</text:p>
          </table:table-cell>
          <table:table-cell office:value-type="float" office:value="44.5" calcext:value-type="float">
            <text:p>44.5</text:p>
          </table:table-cell>
          <table:table-cell office:value-type="float" office:value="16.3444444444444" calcext:value-type="float">
            <text:p>16.3444444444</text:p>
          </table:table-cell>
          <table:table-cell table:formula="of:=[.I412]*[.J412]" office:value-type="float" office:value="98223.9825218475" calcext:value-type="float">
            <text:p>98223.9825218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62449536" calcext:value-type="float">
            <text:p>2462449536</text:p>
          </table:table-cell>
          <table:table-cell office:value-type="float" office:value="54721" calcext:value-type="float">
            <text:p>54721</text:p>
          </table:table-cell>
          <table:table-cell office:value-type="float" office:value="1.79584859584859" calcext:value-type="float">
            <text:p>1.7958485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08" calcext:value-type="float">
            <text:p>19.08</text:p>
          </table:table-cell>
          <table:table-cell office:value-type="float" office:value="35.8181818181819" calcext:value-type="float">
            <text:p>35.8181818182</text:p>
          </table:table-cell>
          <table:table-cell office:value-type="float" office:value="17.0112359550562" calcext:value-type="float">
            <text:p>17.0112359551</text:p>
          </table:table-cell>
          <table:table-cell table:formula="of:=[.I413]*[.J413]" office:value-type="float" office:value="98270.6310134308" calcext:value-type="float">
            <text:p>98270.63101343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88261376" calcext:value-type="float">
            <text:p>2488261376</text:p>
          </table:table-cell>
          <table:table-cell office:value-type="float" office:value="55294" calcext:value-type="float">
            <text:p>55294</text:p>
          </table:table-cell>
          <table:table-cell office:value-type="float" office:value="1.77877652933833" calcext:value-type="float">
            <text:p>1.77877652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30.8181818181819" calcext:value-type="float">
            <text:p>30.8181818182</text:p>
          </table:table-cell>
          <table:table-cell office:value-type="float" office:value="17.8539325842696" calcext:value-type="float">
            <text:p>17.8539325843</text:p>
          </table:table-cell>
          <table:table-cell table:formula="of:=[.I414]*[.J414]" office:value-type="float" office:value="98355.6694132336" calcext:value-type="float">
            <text:p>98355.6694132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77936640" calcext:value-type="float">
            <text:p>2477936640</text:p>
          </table:table-cell>
          <table:table-cell office:value-type="float" office:value="55065" calcext:value-type="float">
            <text:p>55065</text:p>
          </table:table-cell>
          <table:table-cell office:value-type="float" office:value="1.78626149131767" calcext:value-type="float">
            <text:p>1.78626149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13.1818181818182" calcext:value-type="float">
            <text:p>13.1818181818</text:p>
          </table:table-cell>
          <table:table-cell office:value-type="float" office:value="19.9438202247191" calcext:value-type="float">
            <text:p>19.9438202247</text:p>
          </table:table-cell>
          <table:table-cell table:formula="of:=[.I415]*[.J415]" office:value-type="float" office:value="98360.4890194077" calcext:value-type="float">
            <text:p>98360.48901940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77936640" calcext:value-type="float">
            <text:p>2477936640</text:p>
          </table:table-cell>
          <table:table-cell office:value-type="float" office:value="55065" calcext:value-type="float">
            <text:p>55065</text:p>
          </table:table-cell>
          <table:table-cell office:value-type="float" office:value="1.78925518925519" calcext:value-type="float">
            <text:p>1.78925518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26.2727272727273" calcext:value-type="float">
            <text:p>26.2727272727</text:p>
          </table:table-cell>
          <table:table-cell office:value-type="float" office:value="18.3258426966292" calcext:value-type="float">
            <text:p>18.3258426966</text:p>
          </table:table-cell>
          <table:table-cell table:formula="of:=[.I416]*[.J416]" office:value-type="float" office:value="98525.3369963369" calcext:value-type="float">
            <text:p>98525.33699633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85680192" calcext:value-type="float">
            <text:p>2485680192</text:p>
          </table:table-cell>
          <table:table-cell office:value-type="float" office:value="55237" calcext:value-type="float">
            <text:p>55237</text:p>
          </table:table-cell>
          <table:table-cell office:value-type="float" office:value="1.78459383753502" calcext:value-type="float">
            <text:p>1.78459383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6" calcext:value-type="float">
            <text:p>19.26</text:p>
          </table:table-cell>
          <table:table-cell office:value-type="float" office:value="8.18181818181817" calcext:value-type="float">
            <text:p>8.1818181818</text:p>
          </table:table-cell>
          <table:table-cell office:value-type="float" office:value="20.629213483146" calcext:value-type="float">
            <text:p>20.6292134831</text:p>
          </table:table-cell>
          <table:table-cell table:formula="of:=[.I417]*[.J417]" office:value-type="float" office:value="98575.6098039217" calcext:value-type="float">
            <text:p>98575.6098039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83099008" calcext:value-type="float">
            <text:p>2483099008</text:p>
          </table:table-cell>
          <table:table-cell office:value-type="float" office:value="55179" calcext:value-type="float">
            <text:p>55179</text:p>
          </table:table-cell>
          <table:table-cell office:value-type="float" office:value="1.78681318681319" calcext:value-type="float">
            <text:p>1.78681318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41.090909090909" calcext:value-type="float">
            <text:p>41.0909090909</text:p>
          </table:table-cell>
          <table:table-cell office:value-type="float" office:value="16.5393258426966" calcext:value-type="float">
            <text:p>16.5393258427</text:p>
          </table:table-cell>
          <table:table-cell table:formula="of:=[.I418]*[.J418]" office:value-type="float" office:value="98594.564835165" calcext:value-type="float">
            <text:p>98594.564835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70193088" calcext:value-type="float">
            <text:p>2470193088</text:p>
          </table:table-cell>
          <table:table-cell office:value-type="float" office:value="54893" calcext:value-type="float">
            <text:p>54893</text:p>
          </table:table-cell>
          <table:table-cell office:value-type="float" office:value="1.798778998779" calcext:value-type="float">
            <text:p>1.79877899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14" calcext:value-type="float">
            <text:p>19.14</text:p>
          </table:table-cell>
          <table:table-cell office:value-type="float" office:value="23.3636363636363" calcext:value-type="float">
            <text:p>23.3636363636</text:p>
          </table:table-cell>
          <table:table-cell office:value-type="float" office:value="18.6179775280899" calcext:value-type="float">
            <text:p>18.6179775281</text:p>
          </table:table-cell>
          <table:table-cell table:formula="of:=[.I419]*[.J419]" office:value-type="float" office:value="98740.3755799756" calcext:value-type="float">
            <text:p>98740.37557997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77936640" calcext:value-type="float">
            <text:p>2477936640</text:p>
          </table:table-cell>
          <table:table-cell office:value-type="float" office:value="55065" calcext:value-type="float">
            <text:p>55065</text:p>
          </table:table-cell>
          <table:table-cell office:value-type="float" office:value="1.79359513791491" calcext:value-type="float">
            <text:p>1.79359513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22.9090909090909" calcext:value-type="float">
            <text:p>22.9090909091</text:p>
          </table:table-cell>
          <table:table-cell office:value-type="float" office:value="18.7415730337079" calcext:value-type="float">
            <text:p>18.7415730337</text:p>
          </table:table-cell>
          <table:table-cell table:formula="of:=[.I420]*[.J420]" office:value-type="float" office:value="98764.3162692847" calcext:value-type="float">
            <text:p>98764.3162692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21150592" calcext:value-type="float">
            <text:p>2421150592</text:p>
          </table:table-cell>
          <table:table-cell office:value-type="float" office:value="53803" calcext:value-type="float">
            <text:p>53803</text:p>
          </table:table-cell>
          <table:table-cell office:value-type="float" office:value="1.83710821322352" calcext:value-type="float">
            <text:p>1.83710821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76" calcext:value-type="float">
            <text:p>18.76</text:p>
          </table:table-cell>
          <table:table-cell office:value-type="float" office:value="9.54545454545453" calcext:value-type="float">
            <text:p>9.5454545455</text:p>
          </table:table-cell>
          <table:table-cell office:value-type="float" office:value="19.8988764044943" calcext:value-type="float">
            <text:p>19.8988764045</text:p>
          </table:table-cell>
          <table:table-cell table:formula="of:=[.I421]*[.J421]" office:value-type="float" office:value="98841.9331960651" calcext:value-type="float">
            <text:p>98841.9331960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32141504" calcext:value-type="float">
            <text:p>2532141504</text:p>
          </table:table-cell>
          <table:table-cell office:value-type="float" office:value="56269" calcext:value-type="float">
            <text:p>56269</text:p>
          </table:table-cell>
          <table:table-cell office:value-type="float" office:value="1.75835945663532" calcext:value-type="float">
            <text:p>1.75835945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22.0909090909091" calcext:value-type="float">
            <text:p>22.0909090909</text:p>
          </table:table-cell>
          <table:table-cell office:value-type="float" office:value="19.314606741573" calcext:value-type="float">
            <text:p>19.3146067416</text:p>
          </table:table-cell>
          <table:table-cell table:formula="of:=[.I422]*[.J422]" office:value-type="float" office:value="98941.128265413" calcext:value-type="float">
            <text:p>98941.1282654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49543616" calcext:value-type="float">
            <text:p>2449543616</text:p>
          </table:table-cell>
          <table:table-cell office:value-type="float" office:value="54434" calcext:value-type="float">
            <text:p>54434</text:p>
          </table:table-cell>
          <table:table-cell office:value-type="float" office:value="1.82017844886753" calcext:value-type="float">
            <text:p>1.82017844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office:value-type="float" office:value="19.3636363636363" calcext:value-type="float">
            <text:p>19.3636363636</text:p>
          </table:table-cell>
          <table:table-cell office:value-type="float" office:value="18.9325842696629" calcext:value-type="float">
            <text:p>18.9325842697</text:p>
          </table:table-cell>
          <table:table-cell table:formula="of:=[.I423]*[.J423]" office:value-type="float" office:value="99079.5936856553" calcext:value-type="float">
            <text:p>99079.5936856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34722688" calcext:value-type="float">
            <text:p>2534722688</text:p>
          </table:table-cell>
          <table:table-cell office:value-type="float" office:value="56327" calcext:value-type="float">
            <text:p>56327</text:p>
          </table:table-cell>
          <table:table-cell office:value-type="float" office:value="1.76078431372549" calcext:value-type="float">
            <text:p>1.76078431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.64</text:p>
          </table:table-cell>
          <table:table-cell office:value-type="float" office:value="26.7272727272727" calcext:value-type="float">
            <text:p>26.7272727273</text:p>
          </table:table-cell>
          <table:table-cell office:value-type="float" office:value="18.7640449438202" calcext:value-type="float">
            <text:p>18.7640449438</text:p>
          </table:table-cell>
          <table:table-cell table:formula="of:=[.I424]*[.J424]" office:value-type="float" office:value="99179.6980392156" calcext:value-type="float">
            <text:p>99179.6980392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88261376" calcext:value-type="float">
            <text:p>2488261376</text:p>
          </table:table-cell>
          <table:table-cell office:value-type="float" office:value="55294" calcext:value-type="float">
            <text:p>55294</text:p>
          </table:table-cell>
          <table:table-cell office:value-type="float" office:value="1.79383659818442" calcext:value-type="float">
            <text:p>1.79383659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30.3636363636364" calcext:value-type="float">
            <text:p>30.3636363636</text:p>
          </table:table-cell>
          <table:table-cell office:value-type="float" office:value="17.9101123595506" calcext:value-type="float">
            <text:p>17.9101123596</text:p>
          </table:table-cell>
          <table:table-cell table:formula="of:=[.I425]*[.J425]" office:value-type="float" office:value="99188.4008600095" calcext:value-type="float">
            <text:p>99188.4008600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01167296" calcext:value-type="float">
            <text:p>2501167296</text:p>
          </table:table-cell>
          <table:table-cell office:value-type="float" office:value="55581" calcext:value-type="float">
            <text:p>55581</text:p>
          </table:table-cell>
          <table:table-cell office:value-type="float" office:value="1.78547539417104" calcext:value-type="float">
            <text:p>1.78547539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38" calcext:value-type="float">
            <text:p>19.38</text:p>
          </table:table-cell>
          <table:table-cell office:value-type="float" office:value="39.4545454545455" calcext:value-type="float">
            <text:p>39.4545454545</text:p>
          </table:table-cell>
          <table:table-cell office:value-type="float" office:value="16.8988764044944" calcext:value-type="float">
            <text:p>16.8988764045</text:p>
          </table:table-cell>
          <table:table-cell table:formula="of:=[.I426]*[.J426]" office:value-type="float" office:value="99238.5078834209" calcext:value-type="float">
            <text:p>99238.5078834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01167296" calcext:value-type="float">
            <text:p>2501167296</text:p>
          </table:table-cell>
          <table:table-cell office:value-type="float" office:value="55581" calcext:value-type="float">
            <text:p>55581</text:p>
          </table:table-cell>
          <table:table-cell office:value-type="float" office:value="1.7879850397382" calcext:value-type="float">
            <text:p>1.78798503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38" calcext:value-type="float">
            <text:p>19.38</text:p>
          </table:table-cell>
          <table:table-cell office:value-type="float" office:value="35.8181818181819" calcext:value-type="float">
            <text:p>35.8181818182</text:p>
          </table:table-cell>
          <table:table-cell office:value-type="float" office:value="17.3483146067416" calcext:value-type="float">
            <text:p>17.3483146067</text:p>
          </table:table-cell>
          <table:table-cell table:formula="of:=[.I427]*[.J427]" office:value-type="float" office:value="99377.9964936886" calcext:value-type="float">
            <text:p>99377.99649368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34722688" calcext:value-type="float">
            <text:p>2534722688</text:p>
          </table:table-cell>
          <table:table-cell office:value-type="float" office:value="56327" calcext:value-type="float">
            <text:p>56327</text:p>
          </table:table-cell>
          <table:table-cell office:value-type="float" office:value="1.76532175689479" calcext:value-type="float">
            <text:p>1.76532175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.64</text:p>
          </table:table-cell>
          <table:table-cell office:value-type="float" office:value="31.2727272727273" calcext:value-type="float">
            <text:p>31.2727272727</text:p>
          </table:table-cell>
          <table:table-cell office:value-type="float" office:value="18.2022471910113" calcext:value-type="float">
            <text:p>18.202247191</text:p>
          </table:table-cell>
          <table:table-cell table:formula="of:=[.I428]*[.J428]" office:value-type="float" office:value="99435.278600613" calcext:value-type="float">
            <text:p>99435.2786006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52790976" calcext:value-type="float">
            <text:p>2552790976</text:p>
          </table:table-cell>
          <table:table-cell office:value-type="float" office:value="56728" calcext:value-type="float">
            <text:p>56728</text:p>
          </table:table-cell>
          <table:table-cell office:value-type="float" office:value="1.75327452552793" calcext:value-type="float">
            <text:p>1.75327452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78" calcext:value-type="float">
            <text:p>19.78</text:p>
          </table:table-cell>
          <table:table-cell office:value-type="float" office:value="32" calcext:value-type="float">
            <text:p>32</text:p>
          </table:table-cell>
          <table:table-cell office:value-type="float" office:value="18.2696629213483" calcext:value-type="float">
            <text:p>18.2696629213</text:p>
          </table:table-cell>
          <table:table-cell table:formula="of:=[.I429]*[.J429]" office:value-type="float" office:value="99459.7572841485" calcext:value-type="float">
            <text:p>99459.7572841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88261376" calcext:value-type="float">
            <text:p>2488261376</text:p>
          </table:table-cell>
          <table:table-cell office:value-type="float" office:value="55294" calcext:value-type="float">
            <text:p>55294</text:p>
          </table:table-cell>
          <table:table-cell office:value-type="float" office:value="1.8085553997195" calcext:value-type="float">
            <text:p>1.80855539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34.909090909091" calcext:value-type="float">
            <text:p>34.9090909091</text:p>
          </table:table-cell>
          <table:table-cell office:value-type="float" office:value="17.3483146067416" calcext:value-type="float">
            <text:p>17.3483146067</text:p>
          </table:table-cell>
          <table:table-cell table:formula="of:=[.I430]*[.J430]" office:value-type="float" office:value="100002.26227209" calcext:value-type="float">
            <text:p>100002.26227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8586112" calcext:value-type="float">
            <text:p>2498586112</text:p>
          </table:table-cell>
          <table:table-cell office:value-type="float" office:value="55524" calcext:value-type="float">
            <text:p>55524</text:p>
          </table:table-cell>
          <table:table-cell office:value-type="float" office:value="1.8015427769986" calcext:value-type="float">
            <text:p>1.8015427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36" calcext:value-type="float">
            <text:p>19.36</text:p>
          </table:table-cell>
          <table:table-cell office:value-type="float" office:value="17.4545454545455" calcext:value-type="float">
            <text:p>17.4545454545</text:p>
          </table:table-cell>
          <table:table-cell office:value-type="float" office:value="19.5955056179775" calcext:value-type="float">
            <text:p>19.595505618</text:p>
          </table:table-cell>
          <table:table-cell table:formula="of:=[.I431]*[.J431]" office:value-type="float" office:value="100028.86115007" calcext:value-type="float">
            <text:p>100028.86115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85680192" calcext:value-type="float">
            <text:p>2485680192</text:p>
          </table:table-cell>
          <table:table-cell office:value-type="float" office:value="55237" calcext:value-type="float">
            <text:p>55237</text:p>
          </table:table-cell>
          <table:table-cell office:value-type="float" office:value="1.81148478609014" calcext:value-type="float">
            <text:p>1.81148478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26" calcext:value-type="float">
            <text:p>19.26</text:p>
          </table:table-cell>
          <table:table-cell office:value-type="float" office:value="43.1999999999999" calcext:value-type="float">
            <text:p>43.2</text:p>
          </table:table-cell>
          <table:table-cell office:value-type="float" office:value="16.6" calcext:value-type="float">
            <text:p>16.6</text:p>
          </table:table-cell>
          <table:table-cell table:formula="of:=[.I432]*[.J432]" office:value-type="float" office:value="100060.985129261" calcext:value-type="float">
            <text:p>100060.985129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75355456" calcext:value-type="float">
            <text:p>2475355456</text:p>
          </table:table-cell>
          <table:table-cell office:value-type="float" office:value="55007" calcext:value-type="float">
            <text:p>55007</text:p>
          </table:table-cell>
          <table:table-cell office:value-type="float" office:value="1.82411108773406" calcext:value-type="float">
            <text:p>1.82411108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18" calcext:value-type="float">
            <text:p>19.18</text:p>
          </table:table-cell>
          <table:table-cell office:value-type="float" office:value="53.1999999999999" calcext:value-type="float">
            <text:p>53.2</text:p>
          </table:table-cell>
          <table:table-cell office:value-type="float" office:value="15.4" calcext:value-type="float">
            <text:p>15.4</text:p>
          </table:table-cell>
          <table:table-cell table:formula="of:=[.I433]*[.J433]" office:value-type="float" office:value="100338.878602988" calcext:value-type="float">
            <text:p>100338.878602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68944256" calcext:value-type="float">
            <text:p>2668944256</text:p>
          </table:table-cell>
          <table:table-cell office:value-type="float" office:value="59309" calcext:value-type="float">
            <text:p>59309</text:p>
          </table:table-cell>
          <table:table-cell office:value-type="float" office:value="1.69197469197469" calcext:value-type="float">
            <text:p>1.6919746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office:value-type="float" office:value="23.090909090909" calcext:value-type="float">
            <text:p>23.0909090909</text:p>
          </table:table-cell>
          <table:table-cell office:value-type="float" office:value="20.3820224719102" calcext:value-type="float">
            <text:p>20.3820224719</text:p>
          </table:table-cell>
          <table:table-cell table:formula="of:=[.I434]*[.J434]" office:value-type="float" office:value="100349.327006327" calcext:value-type="float">
            <text:p>100349.327006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32141504" calcext:value-type="float">
            <text:p>2532141504</text:p>
          </table:table-cell>
          <table:table-cell office:value-type="float" office:value="56269" calcext:value-type="float">
            <text:p>56269</text:p>
          </table:table-cell>
          <table:table-cell office:value-type="float" office:value="1.78600612870275" calcext:value-type="float">
            <text:p>1.78600612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19.1818181818182" calcext:value-type="float">
            <text:p>19.1818181818</text:p>
          </table:table-cell>
          <table:table-cell office:value-type="float" office:value="19.6741573033708" calcext:value-type="float">
            <text:p>19.6741573034</text:p>
          </table:table-cell>
          <table:table-cell table:formula="of:=[.I435]*[.J435]" office:value-type="float" office:value="100496.778855975" calcext:value-type="float">
            <text:p>100496.778855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94089920" calcext:value-type="float">
            <text:p>2594089920</text:p>
          </table:table-cell>
          <table:table-cell office:value-type="float" office:value="57646" calcext:value-type="float">
            <text:p>57646</text:p>
          </table:table-cell>
          <table:table-cell office:value-type="float" office:value="1.74453781512605" calcext:value-type="float">
            <text:p>1.74453781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.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[.I436]*[.J436]" office:value-type="float" office:value="100565.626890756" calcext:value-type="float">
            <text:p>100565.6268907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22482944" calcext:value-type="float">
            <text:p>2622482944</text:p>
          </table:table-cell>
          <table:table-cell office:value-type="float" office:value="58277" calcext:value-type="float">
            <text:p>58277</text:p>
          </table:table-cell>
          <table:table-cell office:value-type="float" office:value="1.72671172494858" calcext:value-type="float">
            <text:p>1.72671172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office:value-type="float" office:value="18.0909090909091" calcext:value-type="float">
            <text:p>18.0909090909</text:p>
          </table:table-cell>
          <table:table-cell office:value-type="float" office:value="20.5955056179775" calcext:value-type="float">
            <text:p>20.595505618</text:p>
          </table:table-cell>
          <table:table-cell table:formula="of:=[.I437]*[.J437]" office:value-type="float" office:value="100627.579194828" calcext:value-type="float">
            <text:p>100627.579194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32141504" calcext:value-type="float">
            <text:p>2532141504</text:p>
          </table:table-cell>
          <table:table-cell office:value-type="float" office:value="56269" calcext:value-type="float">
            <text:p>56269</text:p>
          </table:table-cell>
          <table:table-cell office:value-type="float" office:value="1.79584859584859" calcext:value-type="float">
            <text:p>1.7958485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10.7" calcext:value-type="float">
            <text:p>10.7</text:p>
          </table:table-cell>
          <table:table-cell office:value-type="float" office:value="20.6111111111111" calcext:value-type="float">
            <text:p>20.6111111111</text:p>
          </table:table-cell>
          <table:table-cell table:formula="of:=[.I438]*[.J438]" office:value-type="float" office:value="101050.604639804" calcext:value-type="float">
            <text:p>101050.604639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6329664" calcext:value-type="float">
            <text:p>2506329664</text:p>
          </table:table-cell>
          <table:table-cell office:value-type="float" office:value="55696" calcext:value-type="float">
            <text:p>55696</text:p>
          </table:table-cell>
          <table:table-cell office:value-type="float" office:value="1.81514527568063" calcext:value-type="float">
            <text:p>1.81514527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42" calcext:value-type="float">
            <text:p>19.42</text:p>
          </table:table-cell>
          <table:table-cell office:value-type="float" office:value="35.090909090909" calcext:value-type="float">
            <text:p>35.0909090909</text:p>
          </table:table-cell>
          <table:table-cell office:value-type="float" office:value="17.4831460674157" calcext:value-type="float">
            <text:p>17.4831460674</text:p>
          </table:table-cell>
          <table:table-cell table:formula="of:=[.I439]*[.J439]" office:value-type="float" office:value="101096.331274308" calcext:value-type="float">
            <text:p>101096.3312743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99252288" calcext:value-type="float">
            <text:p>2599252288</text:p>
          </table:table-cell>
          <table:table-cell office:value-type="float" office:value="57761" calcext:value-type="float">
            <text:p>57761</text:p>
          </table:table-cell>
          <table:table-cell office:value-type="float" office:value="1.75026123301985" calcext:value-type="float">
            <text:p>1.7502612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14" calcext:value-type="float">
            <text:p>20.14</text:p>
          </table:table-cell>
          <table:table-cell office:value-type="float" office:value="32" calcext:value-type="float">
            <text:p>32</text:p>
          </table:table-cell>
          <table:table-cell office:value-type="float" office:value="18.6741573033708" calcext:value-type="float">
            <text:p>18.6741573034</text:p>
          </table:table-cell>
          <table:table-cell table:formula="of:=[.I440]*[.J440]" office:value-type="float" office:value="101096.83908046" calcext:value-type="float">
            <text:p>101096.839080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50209792" calcext:value-type="float">
            <text:p>2550209792</text:p>
          </table:table-cell>
          <table:table-cell office:value-type="float" office:value="56671" calcext:value-type="float">
            <text:p>56671</text:p>
          </table:table-cell>
          <table:table-cell office:value-type="float" office:value="1.78404204491161" calcext:value-type="float">
            <text:p>1.78404204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24.0909090909091" calcext:value-type="float">
            <text:p>24.0909090909</text:p>
          </table:table-cell>
          <table:table-cell office:value-type="float" office:value="19.2247191011236" calcext:value-type="float">
            <text:p>19.2247191011</text:p>
          </table:table-cell>
          <table:table-cell table:formula="of:=[.I441]*[.J441]" office:value-type="float" office:value="101103.446727186" calcext:value-type="float">
            <text:p>101103.446727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73440448" calcext:value-type="float">
            <text:p>2573440448</text:p>
          </table:table-cell>
          <table:table-cell office:value-type="float" office:value="57187" calcext:value-type="float">
            <text:p>57187</text:p>
          </table:table-cell>
          <table:table-cell office:value-type="float" office:value="1.76966292134832" calcext:value-type="float">
            <text:p>1.76966292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94" calcext:value-type="float">
            <text:p>19.94</text:p>
          </table:table-cell>
          <table:table-cell office:value-type="float" office:value="35.5999999999999" calcext:value-type="float">
            <text:p>35.6</text:p>
          </table:table-cell>
          <table:table-cell office:value-type="float" office:value="18.2" calcext:value-type="float">
            <text:p>18.2</text:p>
          </table:table-cell>
          <table:table-cell table:formula="of:=[.I442]*[.J442]" office:value-type="float" office:value="101201.713483146" calcext:value-type="float">
            <text:p>101201.713483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86346368" calcext:value-type="float">
            <text:p>2586346368</text:p>
          </table:table-cell>
          <table:table-cell office:value-type="float" office:value="57474" calcext:value-type="float">
            <text:p>57474</text:p>
          </table:table-cell>
          <table:table-cell office:value-type="float" office:value="1.76175548589342" calcext:value-type="float">
            <text:p>1.76175548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float" office:value="17" calcext:value-type="float">
            <text:p>17</text:p>
          </table:table-cell>
          <table:table-cell office:value-type="float" office:value="20.3777777777778" calcext:value-type="float">
            <text:p>20.3777777778</text:p>
          </table:table-cell>
          <table:table-cell table:formula="of:=[.I443]*[.J443]" office:value-type="float" office:value="101255.134796238" calcext:value-type="float">
            <text:p>101255.134796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8910848" calcext:value-type="float">
            <text:p>2508910848</text:p>
          </table:table-cell>
          <table:table-cell office:value-type="float" office:value="55753" calcext:value-type="float">
            <text:p>55753</text:p>
          </table:table-cell>
          <table:table-cell office:value-type="float" office:value="1.82236842105263" calcext:value-type="float">
            <text:p>1.82236842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.44</text:p>
          </table:table-cell>
          <table:table-cell office:value-type="float" office:value="36.5999999999999" calcext:value-type="float">
            <text:p>36.6</text:p>
          </table:table-cell>
          <table:table-cell office:value-type="float" office:value="17.5333333333333" calcext:value-type="float">
            <text:p>17.5333333333</text:p>
          </table:table-cell>
          <table:table-cell table:formula="of:=[.I444]*[.J444]" office:value-type="float" office:value="101602.506578947" calcext:value-type="float">
            <text:p>101602.5065789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37303872" calcext:value-type="float">
            <text:p>2537303872</text:p>
          </table:table-cell>
          <table:table-cell office:value-type="float" office:value="56384" calcext:value-type="float">
            <text:p>56384</text:p>
          </table:table-cell>
          <table:table-cell office:value-type="float" office:value="1.8026875699888" calcext:value-type="float">
            <text:p>1.802687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66" calcext:value-type="float">
            <text:p>19.66</text:p>
          </table:table-cell>
          <table:table-cell office:value-type="float" office:value="46.5454545454546" calcext:value-type="float">
            <text:p>46.5454545455</text:p>
          </table:table-cell>
          <table:table-cell office:value-type="float" office:value="16.3370786516854" calcext:value-type="float">
            <text:p>16.3370786517</text:p>
          </table:table-cell>
          <table:table-cell table:formula="of:=[.I445]*[.J445]" office:value-type="float" office:value="101642.735946249" calcext:value-type="float">
            <text:p>101642.735946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52790976" calcext:value-type="float">
            <text:p>2552790976</text:p>
          </table:table-cell>
          <table:table-cell office:value-type="float" office:value="56728" calcext:value-type="float">
            <text:p>56728</text:p>
          </table:table-cell>
          <table:table-cell office:value-type="float" office:value="1.79335881509795" calcext:value-type="float">
            <text:p>1.79335881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78" calcext:value-type="float">
            <text:p>19.78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17.7303370786517" calcext:value-type="float">
            <text:p>17.7303370787</text:p>
          </table:table-cell>
          <table:table-cell table:formula="of:=[.I446]*[.J446]" office:value-type="float" office:value="101733.658862876" calcext:value-type="float">
            <text:p>101733.6588628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83765184" calcext:value-type="float">
            <text:p>2583765184</text:p>
          </table:table-cell>
          <table:table-cell office:value-type="float" office:value="57416" calcext:value-type="float">
            <text:p>57416</text:p>
          </table:table-cell>
          <table:table-cell office:value-type="float" office:value="1.77216117216117" calcext:value-type="float">
            <text:p>1.77216117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02" calcext:value-type="float">
            <text:p>20.02</text:p>
          </table:table-cell>
          <table:table-cell office:value-type="float" office:value="35.0999999999999" calcext:value-type="float">
            <text:p>35.1</text:p>
          </table:table-cell>
          <table:table-cell office:value-type="float" office:value="18.3444444444444" calcext:value-type="float">
            <text:p>18.3444444444</text:p>
          </table:table-cell>
          <table:table-cell table:formula="of:=[.I447]*[.J447]" office:value-type="float" office:value="101750.405860806" calcext:value-type="float">
            <text:p>101750.4058608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30226496" calcext:value-type="float">
            <text:p>2630226496</text:p>
          </table:table-cell>
          <table:table-cell office:value-type="float" office:value="58449" calcext:value-type="float">
            <text:p>58449</text:p>
          </table:table-cell>
          <table:table-cell office:value-type="float" office:value="1.74201680672269" calcext:value-type="float">
            <text:p>1.74201680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3800000000001" calcext:value-type="float">
            <text:p>20.38</text:p>
          </table:table-cell>
          <table:table-cell office:value-type="float" office:value="31.5454545454545" calcext:value-type="float">
            <text:p>31.5454545455</text:p>
          </table:table-cell>
          <table:table-cell office:value-type="float" office:value="19" calcext:value-type="float">
            <text:p>19</text:p>
          </table:table-cell>
          <table:table-cell table:formula="of:=[.I448]*[.J448]" office:value-type="float" office:value="101819.140336134" calcext:value-type="float">
            <text:p>101819.140336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91508736" calcext:value-type="float">
            <text:p>2591508736</text:p>
          </table:table-cell>
          <table:table-cell office:value-type="float" office:value="57589" calcext:value-type="float">
            <text:p>57589</text:p>
          </table:table-cell>
          <table:table-cell office:value-type="float" office:value="1.76838610827375" calcext:value-type="float">
            <text:p>1.76838610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.08</text:p>
          </table:table-cell>
          <table:table-cell office:value-type="float" office:value="39.2727272727274" calcext:value-type="float">
            <text:p>39.2727272727</text:p>
          </table:table-cell>
          <table:table-cell office:value-type="float" office:value="17.7078651685393" calcext:value-type="float">
            <text:p>17.7078651685</text:p>
          </table:table-cell>
          <table:table-cell table:formula="of:=[.I449]*[.J449]" office:value-type="float" office:value="101839.587589377" calcext:value-type="float">
            <text:p>101839.5875893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73440448" calcext:value-type="float">
            <text:p>2573440448</text:p>
          </table:table-cell>
          <table:table-cell office:value-type="float" office:value="57187" calcext:value-type="float">
            <text:p>57187</text:p>
          </table:table-cell>
          <table:table-cell office:value-type="float" office:value="1.78165312947922" calcext:value-type="float">
            <text:p>1.7816531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94" calcext:value-type="float">
            <text:p>19.94</text:p>
          </table:table-cell>
          <table:table-cell office:value-type="float" office:value="15.2727272727273" calcext:value-type="float">
            <text:p>15.2727272727</text:p>
          </table:table-cell>
          <table:table-cell office:value-type="float" office:value="20.5168539325843" calcext:value-type="float">
            <text:p>20.5168539326</text:p>
          </table:table-cell>
          <table:table-cell table:formula="of:=[.I450]*[.J450]" office:value-type="float" office:value="101887.397515528" calcext:value-type="float">
            <text:p>101887.397515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50875968" calcext:value-type="float">
            <text:p>2650875968</text:p>
          </table:table-cell>
          <table:table-cell office:value-type="float" office:value="58908" calcext:value-type="float">
            <text:p>58908</text:p>
          </table:table-cell>
          <table:table-cell office:value-type="float" office:value="1.73242134062928" calcext:value-type="float">
            <text:p>1.73242134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4" calcext:value-type="float">
            <text:p>20.54</text:p>
          </table:table-cell>
          <table:table-cell office:value-type="float" office:value="31.2727272727273" calcext:value-type="float">
            <text:p>31.2727272727</text:p>
          </table:table-cell>
          <table:table-cell office:value-type="float" office:value="19.2134831460674" calcext:value-type="float">
            <text:p>19.2134831461</text:p>
          </table:table-cell>
          <table:table-cell table:formula="of:=[.I451]*[.J451]" office:value-type="float" office:value="102053.476333789" calcext:value-type="float">
            <text:p>102053.476333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96671104" calcext:value-type="float">
            <text:p>2596671104</text:p>
          </table:table-cell>
          <table:table-cell office:value-type="float" office:value="57703" calcext:value-type="float">
            <text:p>57703</text:p>
          </table:table-cell>
          <table:table-cell office:value-type="float" office:value="1.77068437180797" calcext:value-type="float">
            <text:p>1.77068437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1199999999999" calcext:value-type="float">
            <text:p>20.12</text:p>
          </table:table-cell>
          <table:table-cell office:value-type="float" office:value="29.3" calcext:value-type="float">
            <text:p>29.3</text:p>
          </table:table-cell>
          <table:table-cell office:value-type="float" office:value="19.1" calcext:value-type="float">
            <text:p>19.1</text:p>
          </table:table-cell>
          <table:table-cell table:formula="of:=[.I452]*[.J452]" office:value-type="float" office:value="102173.800306435" calcext:value-type="float">
            <text:p>102173.800306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94089920" calcext:value-type="float">
            <text:p>2594089920</text:p>
          </table:table-cell>
          <table:table-cell office:value-type="float" office:value="57646" calcext:value-type="float">
            <text:p>57646</text:p>
          </table:table-cell>
          <table:table-cell office:value-type="float" office:value="1.77704517704518" calcext:value-type="float">
            <text:p>1.7770451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.1</text:p>
          </table:table-cell>
          <table:table-cell office:value-type="float" office:value="22.5454545454545" calcext:value-type="float">
            <text:p>22.5454545455</text:p>
          </table:table-cell>
          <table:table-cell office:value-type="float" office:value="19.7977528089887" calcext:value-type="float">
            <text:p>19.797752809</text:p>
          </table:table-cell>
          <table:table-cell table:formula="of:=[.I453]*[.J453]" office:value-type="float" office:value="102439.546275946" calcext:value-type="float">
            <text:p>102439.5462759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57953344" calcext:value-type="float">
            <text:p>2557953344</text:p>
          </table:table-cell>
          <table:table-cell office:value-type="float" office:value="56843" calcext:value-type="float">
            <text:p>56843</text:p>
          </table:table-cell>
          <table:table-cell office:value-type="float" office:value="1.80411407199626" calcext:value-type="float">
            <text:p>1.8041140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office:value-type="float" office:value="16.4545454545455" calcext:value-type="float">
            <text:p>16.4545454545</text:p>
          </table:table-cell>
          <table:table-cell office:value-type="float" office:value="20.2359550561798" calcext:value-type="float">
            <text:p>20.2359550562</text:p>
          </table:table-cell>
          <table:table-cell table:formula="of:=[.I454]*[.J454]" office:value-type="float" office:value="102551.256194483" calcext:value-type="float">
            <text:p>102551.256194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637970048" calcext:value-type="float">
            <text:p>2637970048</text:p>
          </table:table-cell>
          <table:table-cell office:value-type="float" office:value="58621" calcext:value-type="float">
            <text:p>58621</text:p>
          </table:table-cell>
          <table:table-cell office:value-type="float" office:value="1.7539184952978" calcext:value-type="float">
            <text:p>1.75391849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4" calcext:value-type="float">
            <text:p>20.44</text:p>
          </table:table-cell>
          <table:table-cell office:value-type="float" office:value="24.0909090909091" calcext:value-type="float">
            <text:p>24.0909090909</text:p>
          </table:table-cell>
          <table:table-cell office:value-type="float" office:value="19.9887640449438" calcext:value-type="float">
            <text:p>19.9887640449</text:p>
          </table:table-cell>
          <table:table-cell table:formula="of:=[.I455]*[.J455]" office:value-type="float" office:value="102816.456112853" calcext:value-type="float">
            <text:p>102816.456112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48294784" calcext:value-type="float">
            <text:p>2648294784</text:p>
          </table:table-cell>
          <table:table-cell office:value-type="float" office:value="58850" calcext:value-type="float">
            <text:p>58850</text:p>
          </table:table-cell>
          <table:table-cell office:value-type="float" office:value="1.74819566960706" calcext:value-type="float">
            <text:p>1.74819566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19.9" calcext:value-type="float">
            <text:p>19.9</text:p>
          </table:table-cell>
          <table:table-cell office:value-type="float" office:value="20.5888888888889" calcext:value-type="float">
            <text:p>20.5888888889</text:p>
          </table:table-cell>
          <table:table-cell table:formula="of:=[.I456]*[.J456]" office:value-type="float" office:value="102881.315156375" calcext:value-type="float">
            <text:p>102881.315156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640551232" calcext:value-type="float">
            <text:p>2640551232</text:p>
          </table:table-cell>
          <table:table-cell office:value-type="float" office:value="58678" calcext:value-type="float">
            <text:p>58678</text:p>
          </table:table-cell>
          <table:table-cell office:value-type="float" office:value="1.75536261491318" calcext:value-type="float">
            <text:p>1.75536261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6" calcext:value-type="float">
            <text:p>20.46</text:p>
          </table:table-cell>
          <table:table-cell office:value-type="float" office:value="29.2727272727273" calcext:value-type="float">
            <text:p>29.2727272727</text:p>
          </table:table-cell>
          <table:table-cell office:value-type="float" office:value="19.370786516854" calcext:value-type="float">
            <text:p>19.3707865169</text:p>
          </table:table-cell>
          <table:table-cell table:formula="of:=[.I457]*[.J457]" office:value-type="float" office:value="103001.167517875" calcext:value-type="float">
            <text:p>103001.167517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04414656" calcext:value-type="float">
            <text:p>2604414656</text:p>
          </table:table-cell>
          <table:table-cell office:value-type="float" office:value="57875" calcext:value-type="float">
            <text:p>57875</text:p>
          </table:table-cell>
          <table:table-cell office:value-type="float" office:value="1.77998088867654" calcext:value-type="float">
            <text:p>1.77998088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1800000000001" calcext:value-type="float">
            <text:p>20.18</text:p>
          </table:table-cell>
          <table:table-cell office:value-type="float" office:value="20.5454545454545" calcext:value-type="float">
            <text:p>20.5454545455</text:p>
          </table:table-cell>
          <table:table-cell office:value-type="float" office:value="20.1348314606742" calcext:value-type="float">
            <text:p>20.1348314607</text:p>
          </table:table-cell>
          <table:table-cell table:formula="of:=[.I458]*[.J458]" office:value-type="float" office:value="103016.393932155" calcext:value-type="float">
            <text:p>103016.393932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609577024" calcext:value-type="float">
            <text:p>2609577024</text:p>
          </table:table-cell>
          <table:table-cell office:value-type="float" office:value="57990" calcext:value-type="float">
            <text:p>57990</text:p>
          </table:table-cell>
          <table:table-cell office:value-type="float" office:value="1.77852684144819" calcext:value-type="float">
            <text:p>1.77852684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22" calcext:value-type="float">
            <text:p>20.22</text:p>
          </table:table-cell>
          <table:table-cell office:value-type="float" office:value="12.1818181818182" calcext:value-type="float">
            <text:p>12.1818181818</text:p>
          </table:table-cell>
          <table:table-cell office:value-type="float" office:value="21.2134831460674" calcext:value-type="float">
            <text:p>21.2134831461</text:p>
          </table:table-cell>
          <table:table-cell table:formula="of:=[.I459]*[.J459]" office:value-type="float" office:value="103136.77153558" calcext:value-type="float">
            <text:p>103136.77153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19901760" calcext:value-type="float">
            <text:p>2619901760</text:p>
          </table:table-cell>
          <table:table-cell office:value-type="float" office:value="58220" calcext:value-type="float">
            <text:p>58220</text:p>
          </table:table-cell>
          <table:table-cell office:value-type="float" office:value="1.77313797313798" calcext:value-type="float">
            <text:p>1.77313797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office:value-type="float" office:value="26.5454545454545" calcext:value-type="float">
            <text:p>26.5454545455</text:p>
          </table:table-cell>
          <table:table-cell office:value-type="float" office:value="19.5280898876404" calcext:value-type="float">
            <text:p>19.5280898876</text:p>
          </table:table-cell>
          <table:table-cell table:formula="of:=[.I460]*[.J460]" office:value-type="float" office:value="103232.092796093" calcext:value-type="float">
            <text:p>103232.092796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50875968" calcext:value-type="float">
            <text:p>2650875968</text:p>
          </table:table-cell>
          <table:table-cell office:value-type="float" office:value="58908" calcext:value-type="float">
            <text:p>58908</text:p>
          </table:table-cell>
          <table:table-cell office:value-type="float" office:value="1.75408580183861" calcext:value-type="float">
            <text:p>1.75408580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4" calcext:value-type="float">
            <text:p>20.54</text:p>
          </table:table-cell>
          <table:table-cell office:value-type="float" office:value="26.9" calcext:value-type="float">
            <text:p>26.9</text:p>
          </table:table-cell>
          <table:table-cell office:value-type="float" office:value="19.8333333333333" calcext:value-type="float">
            <text:p>19.8333333333</text:p>
          </table:table-cell>
          <table:table-cell table:formula="of:=[.I461]*[.J461]" office:value-type="float" office:value="103329.686414709" calcext:value-type="float">
            <text:p>103329.6864147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37970048" calcext:value-type="float">
            <text:p>2637970048</text:p>
          </table:table-cell>
          <table:table-cell office:value-type="float" office:value="58621" calcext:value-type="float">
            <text:p>58621</text:p>
          </table:table-cell>
          <table:table-cell office:value-type="float" office:value="1.76304619225968" calcext:value-type="float">
            <text:p>1.76304619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4" calcext:value-type="float">
            <text:p>20.44</text:p>
          </table:table-cell>
          <table:table-cell office:value-type="float" office:value="42.7272727272726" calcext:value-type="float">
            <text:p>42.7272727273</text:p>
          </table:table-cell>
          <table:table-cell office:value-type="float" office:value="17.685393258427" calcext:value-type="float">
            <text:p>17.6853932584</text:p>
          </table:table-cell>
          <table:table-cell table:formula="of:=[.I462]*[.J462]" office:value-type="float" office:value="103351.530836455" calcext:value-type="float">
            <text:p>103351.5308364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32807680" calcext:value-type="float">
            <text:p>2632807680</text:p>
          </table:table-cell>
          <table:table-cell office:value-type="float" office:value="58506" calcext:value-type="float">
            <text:p>58506</text:p>
          </table:table-cell>
          <table:table-cell office:value-type="float" office:value="1.7665418227216" calcext:value-type="float">
            <text:p>1.7665418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16.3636363636363" calcext:value-type="float">
            <text:p>16.3636363636</text:p>
          </table:table-cell>
          <table:table-cell office:value-type="float" office:value="20.8988764044943" calcext:value-type="float">
            <text:p>20.8988764045</text:p>
          </table:table-cell>
          <table:table-cell table:formula="of:=[.I463]*[.J463]" office:value-type="float" office:value="103353.29588015" calcext:value-type="float">
            <text:p>103353.29588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68944256" calcext:value-type="float">
            <text:p>2668944256</text:p>
          </table:table-cell>
          <table:table-cell office:value-type="float" office:value="59309" calcext:value-type="float">
            <text:p>59309</text:p>
          </table:table-cell>
          <table:table-cell office:value-type="float" office:value="1.74311681368618" calcext:value-type="float">
            <text:p>1.74311681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office:value-type="float" office:value="28.5454545454545" calcext:value-type="float">
            <text:p>28.5454545455</text:p>
          </table:table-cell>
          <table:table-cell office:value-type="float" office:value="19.7078651685393" calcext:value-type="float">
            <text:p>19.7078651685</text:p>
          </table:table-cell>
          <table:table-cell table:formula="of:=[.I464]*[.J464]" office:value-type="float" office:value="103382.515102914" calcext:value-type="float">
            <text:p>103382.515102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648294784" calcext:value-type="float">
            <text:p>2648294784</text:p>
          </table:table-cell>
          <table:table-cell office:value-type="float" office:value="58850" calcext:value-type="float">
            <text:p>58850</text:p>
          </table:table-cell>
          <table:table-cell office:value-type="float" office:value="1.75781876503609" calcext:value-type="float">
            <text:p>1.7578187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29.090909090909" calcext:value-type="float">
            <text:p>29.0909090909</text:p>
          </table:table-cell>
          <table:table-cell office:value-type="float" office:value="19.4606741573034" calcext:value-type="float">
            <text:p>19.4606741573</text:p>
          </table:table-cell>
          <table:table-cell table:formula="of:=[.I465]*[.J465]" office:value-type="float" office:value="103447.634322374" calcext:value-type="float">
            <text:p>103447.6343223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640551232" calcext:value-type="float">
            <text:p>2640551232</text:p>
          </table:table-cell>
          <table:table-cell office:value-type="float" office:value="58678" calcext:value-type="float">
            <text:p>58678</text:p>
          </table:table-cell>
          <table:table-cell office:value-type="float" office:value="1.76358411703239" calcext:value-type="float">
            <text:p>1.763584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6" calcext:value-type="float">
            <text:p>20.46</text:p>
          </table:table-cell>
          <table:table-cell office:value-type="float" office:value="13.2727272727273" calcext:value-type="float">
            <text:p>13.2727272727</text:p>
          </table:table-cell>
          <table:table-cell office:value-type="float" office:value="21.3483146067415" calcext:value-type="float">
            <text:p>21.3483146067</text:p>
          </table:table-cell>
          <table:table-cell table:formula="of:=[.I466]*[.J466]" office:value-type="float" office:value="103483.588819227" calcext:value-type="float">
            <text:p>103483.588819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66363072" calcext:value-type="float">
            <text:p>2666363072</text:p>
          </table:table-cell>
          <table:table-cell office:value-type="float" office:value="59252" calcext:value-type="float">
            <text:p>59252</text:p>
          </table:table-cell>
          <table:table-cell office:value-type="float" office:value="1.74685912857525" calcext:value-type="float">
            <text:p>1.74685912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31.2727272727273" calcext:value-type="float">
            <text:p>31.2727272727</text:p>
          </table:table-cell>
          <table:table-cell office:value-type="float" office:value="19.3483146067416" calcext:value-type="float">
            <text:p>19.3483146067</text:p>
          </table:table-cell>
          <table:table-cell table:formula="of:=[.I467]*[.J467]" office:value-type="float" office:value="103504.89708634" calcext:value-type="float">
            <text:p>103504.897086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30226496" calcext:value-type="float">
            <text:p>2630226496</text:p>
          </table:table-cell>
          <table:table-cell office:value-type="float" office:value="58449" calcext:value-type="float">
            <text:p>58449</text:p>
          </table:table-cell>
          <table:table-cell office:value-type="float" office:value="1.77329192546584" calcext:value-type="float">
            <text:p>1.77329192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3800000000001" calcext:value-type="float">
            <text:p>20.38</text:p>
          </table:table-cell>
          <table:table-cell office:value-type="float" office:value="30.5999999999999" calcext:value-type="float">
            <text:p>30.6</text:p>
          </table:table-cell>
          <table:table-cell office:value-type="float" office:value="19.2444444444445" calcext:value-type="float">
            <text:p>19.2444444444</text:p>
          </table:table-cell>
          <table:table-cell table:formula="of:=[.I468]*[.J468]" office:value-type="float" office:value="103647.139751553" calcext:value-type="float">
            <text:p>103647.139751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612158208" calcext:value-type="float">
            <text:p>2612158208</text:p>
          </table:table-cell>
          <table:table-cell office:value-type="float" office:value="58047" calcext:value-type="float">
            <text:p>58047</text:p>
          </table:table-cell>
          <table:table-cell office:value-type="float" office:value="1.78915381019168" calcext:value-type="float">
            <text:p>1.78915381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24" calcext:value-type="float">
            <text:p>20.24</text:p>
          </table:table-cell>
          <table:table-cell office:value-type="float" office:value="38.3636363636364" calcext:value-type="float">
            <text:p>38.3636363636</text:p>
          </table:table-cell>
          <table:table-cell office:value-type="float" office:value="18" calcext:value-type="float">
            <text:p>18</text:p>
          </table:table-cell>
          <table:table-cell table:formula="of:=[.I469]*[.J469]" office:value-type="float" office:value="103855.011220197" calcext:value-type="float">
            <text:p>103855.011220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45713600" calcext:value-type="float">
            <text:p>2645713600</text:p>
          </table:table-cell>
          <table:table-cell office:value-type="float" office:value="58793" calcext:value-type="float">
            <text:p>58793</text:p>
          </table:table-cell>
          <table:table-cell office:value-type="float" office:value="1.76849816849817" calcext:value-type="float">
            <text:p>1.76849816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2.0909090909091" calcext:value-type="float">
            <text:p>22.0909090909</text:p>
          </table:table-cell>
          <table:table-cell office:value-type="float" office:value="20.3033707865168" calcext:value-type="float">
            <text:p>20.3033707865</text:p>
          </table:table-cell>
          <table:table-cell table:formula="of:=[.I470]*[.J470]" office:value-type="float" office:value="103975.312820513" calcext:value-type="float">
            <text:p>103975.312820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40551232" calcext:value-type="float">
            <text:p>2640551232</text:p>
          </table:table-cell>
          <table:table-cell office:value-type="float" office:value="58678" calcext:value-type="float">
            <text:p>58678</text:p>
          </table:table-cell>
          <table:table-cell office:value-type="float" office:value="1.77289377289377" calcext:value-type="float">
            <text:p>1.77289377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6" calcext:value-type="float">
            <text:p>20.46</text:p>
          </table:table-cell>
          <table:table-cell office:value-type="float" office:value="32.4000000000001" calcext:value-type="float">
            <text:p>32.4</text:p>
          </table:table-cell>
          <table:table-cell office:value-type="float" office:value="19.1333333333334" calcext:value-type="float">
            <text:p>19.1333333333</text:p>
          </table:table-cell>
          <table:table-cell table:formula="of:=[.I471]*[.J471]" office:value-type="float" office:value="104029.860805861" calcext:value-type="float">
            <text:p>104029.8608058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43132416" calcext:value-type="float">
            <text:p>2643132416</text:p>
          </table:table-cell>
          <table:table-cell office:value-type="float" office:value="58736" calcext:value-type="float">
            <text:p>58736</text:p>
          </table:table-cell>
          <table:table-cell office:value-type="float" office:value="1.77167277167277" calcext:value-type="float">
            <text:p>1.77167277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33.8181818181819" calcext:value-type="float">
            <text:p>33.8181818182</text:p>
          </table:table-cell>
          <table:table-cell office:value-type="float" office:value="18.8314606741573" calcext:value-type="float">
            <text:p>18.8314606742</text:p>
          </table:table-cell>
          <table:table-cell table:formula="of:=[.I472]*[.J472]" office:value-type="float" office:value="104060.971916972" calcext:value-type="float">
            <text:p>104060.971916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94756096" calcext:value-type="float">
            <text:p>2694756096</text:p>
          </table:table-cell>
          <table:table-cell office:value-type="float" office:value="59883" calcext:value-type="float">
            <text:p>59883</text:p>
          </table:table-cell>
          <table:table-cell office:value-type="float" office:value="1.73964180700347" calcext:value-type="float">
            <text:p>1.7396418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8800000000001" calcext:value-type="float">
            <text:p>20.88</text:p>
          </table:table-cell>
          <table:table-cell office:value-type="float" office:value="22.2" calcext:value-type="float">
            <text:p>22.2</text:p>
          </table:table-cell>
          <table:table-cell office:value-type="float" office:value="20.7333333333333" calcext:value-type="float">
            <text:p>20.7333333333</text:p>
          </table:table-cell>
          <table:table-cell table:formula="of:=[.I473]*[.J473]" office:value-type="float" office:value="104174.970328789" calcext:value-type="float">
            <text:p>104174.970328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699918464" calcext:value-type="float">
            <text:p>2699918464</text:p>
          </table:table-cell>
          <table:table-cell office:value-type="float" office:value="59998" calcext:value-type="float">
            <text:p>59998</text:p>
          </table:table-cell>
          <table:table-cell office:value-type="float" office:value="1.73953488372093" calcext:value-type="float">
            <text:p>1.7395348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25.4545454545455" calcext:value-type="float">
            <text:p>25.4545454545</text:p>
          </table:table-cell>
          <table:table-cell office:value-type="float" office:value="20.3595505617977" calcext:value-type="float">
            <text:p>20.3595505618</text:p>
          </table:table-cell>
          <table:table-cell table:formula="of:=[.I474]*[.J474]" office:value-type="float" office:value="104368.613953488" calcext:value-type="float">
            <text:p>104368.613953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48294784" calcext:value-type="float">
            <text:p>2648294784</text:p>
          </table:table-cell>
          <table:table-cell office:value-type="float" office:value="58850" calcext:value-type="float">
            <text:p>58850</text:p>
          </table:table-cell>
          <table:table-cell office:value-type="float" office:value="1.77378277153558" calcext:value-type="float">
            <text:p>1.77378277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34" calcext:value-type="float">
            <text:p>34</text:p>
          </table:table-cell>
          <table:table-cell office:value-type="float" office:value="19.1868131868132" calcext:value-type="float">
            <text:p>19.1868131868</text:p>
          </table:table-cell>
          <table:table-cell table:formula="of:=[.I475]*[.J475]" office:value-type="float" office:value="104387.116104869" calcext:value-type="float">
            <text:p>104387.1161048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14739392" calcext:value-type="float">
            <text:p>2614739392</text:p>
          </table:table-cell>
          <table:table-cell office:value-type="float" office:value="58105" calcext:value-type="float">
            <text:p>58105</text:p>
          </table:table-cell>
          <table:table-cell office:value-type="float" office:value="1.79958819492107" calcext:value-type="float">
            <text:p>1.79958819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26" calcext:value-type="float">
            <text:p>20.26</text:p>
          </table:table-cell>
          <table:table-cell office:value-type="float" office:value="18.4545454545455" calcext:value-type="float">
            <text:p>18.4545454545</text:p>
          </table:table-cell>
          <table:table-cell office:value-type="float" office:value="20.4831460674157" calcext:value-type="float">
            <text:p>20.4831460674</text:p>
          </table:table-cell>
          <table:table-cell table:formula="of:=[.I476]*[.J476]" office:value-type="float" office:value="104565.072065889" calcext:value-type="float">
            <text:p>104565.072065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723149120" calcext:value-type="float">
            <text:p>2723149120</text:p>
          </table:table-cell>
          <table:table-cell office:value-type="float" office:value="60514" calcext:value-type="float">
            <text:p>60514</text:p>
          </table:table-cell>
          <table:table-cell office:value-type="float" office:value="1.73830526597166" calcext:value-type="float">
            <text:p>1.7383052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21.5454545454545" calcext:value-type="float">
            <text:p>21.5454545455</text:p>
          </table:table-cell>
          <table:table-cell office:value-type="float" office:value="21.0449438202247" calcext:value-type="float">
            <text:p>21.0449438202</text:p>
          </table:table-cell>
          <table:table-cell table:formula="of:=[.I477]*[.J477]" office:value-type="float" office:value="105191.804865009" calcext:value-type="float">
            <text:p>105191.804865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79268992" calcext:value-type="float">
            <text:p>2679268992</text:p>
          </table:table-cell>
          <table:table-cell office:value-type="float" office:value="59539" calcext:value-type="float">
            <text:p>59539</text:p>
          </table:table-cell>
          <table:table-cell office:value-type="float" office:value="1.77739647677877" calcext:value-type="float">
            <text:p>1.77739647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office:value-type="float" office:value="29.7272727272727" calcext:value-type="float">
            <text:p>29.7272727273</text:p>
          </table:table-cell>
          <table:table-cell office:value-type="float" office:value="19.6516853932585" calcext:value-type="float">
            <text:p>19.6516853933</text:p>
          </table:table-cell>
          <table:table-cell table:formula="of:=[.I478]*[.J478]" office:value-type="float" office:value="105824.408830931" calcext:value-type="float">
            <text:p>105824.408830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694756096" calcext:value-type="float">
            <text:p>2694756096</text:p>
          </table:table-cell>
          <table:table-cell office:value-type="float" office:value="59883" calcext:value-type="float">
            <text:p>59883</text:p>
          </table:table-cell>
          <table:table-cell office:value-type="float" office:value="1.76754057428215" calcext:value-type="float">
            <text:p>1.7675405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8800000000001" calcext:value-type="float">
            <text:p>20.88</text:p>
          </table:table-cell>
          <table:table-cell office:value-type="float" office:value="14.5454545454545" calcext:value-type="float">
            <text:p>14.5454545455</text:p>
          </table:table-cell>
          <table:table-cell office:value-type="float" office:value="21.6629213483146" calcext:value-type="float">
            <text:p>21.6629213483</text:p>
          </table:table-cell>
          <table:table-cell table:formula="of:=[.I479]*[.J479]" office:value-type="float" office:value="105845.632209738" calcext:value-type="float">
            <text:p>105845.632209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736055040" calcext:value-type="float">
            <text:p>2736055040</text:p>
          </table:table-cell>
          <table:table-cell office:value-type="float" office:value="60801" calcext:value-type="float">
            <text:p>60801</text:p>
          </table:table-cell>
          <table:table-cell office:value-type="float" office:value="1.74190177638454" calcext:value-type="float">
            <text:p>1.74190177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19.6" calcext:value-type="float">
            <text:p>19.6</text:p>
          </table:table-cell>
          <table:table-cell office:value-type="float" office:value="21.3777777777778" calcext:value-type="float">
            <text:p>21.3777777778</text:p>
          </table:table-cell>
          <table:table-cell table:formula="of:=[.I480]*[.J480]" office:value-type="float" office:value="105909.369905956" calcext:value-type="float">
            <text:p>105909.369905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5080832" calcext:value-type="float">
            <text:p>2705080832</text:p>
          </table:table-cell>
          <table:table-cell office:value-type="float" office:value="60112" calcext:value-type="float">
            <text:p>60112</text:p>
          </table:table-cell>
          <table:table-cell office:value-type="float" office:value="1.76504369538077" calcext:value-type="float">
            <text:p>1.76504369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96" calcext:value-type="float">
            <text:p>20.96</text:p>
          </table:table-cell>
          <table:table-cell office:value-type="float" office:value="48.7272727272727" calcext:value-type="float">
            <text:p>48.7272727273</text:p>
          </table:table-cell>
          <table:table-cell office:value-type="float" office:value="17.5280898876404" calcext:value-type="float">
            <text:p>17.5280898876</text:p>
          </table:table-cell>
          <table:table-cell table:formula="of:=[.I481]*[.J481]" office:value-type="float" office:value="106100.306616729" calcext:value-type="float">
            <text:p>106100.3066167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87012544" calcext:value-type="float">
            <text:p>2687012544</text:p>
          </table:table-cell>
          <table:table-cell office:value-type="float" office:value="59711" calcext:value-type="float">
            <text:p>59711</text:p>
          </table:table-cell>
          <table:table-cell office:value-type="float" office:value="1.77875457875458" calcext:value-type="float">
            <text:p>1.77875457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.82</text:p>
          </table:table-cell>
          <table:table-cell office:value-type="float" office:value="13.1111111111111" calcext:value-type="float">
            <text:p>13.1111111111</text:p>
          </table:table-cell>
          <table:table-cell office:value-type="float" office:value="21.5824175824176" calcext:value-type="float">
            <text:p>21.5824175824</text:p>
          </table:table-cell>
          <table:table-cell table:formula="of:=[.I482]*[.J482]" office:value-type="float" office:value="106211.214652015" calcext:value-type="float">
            <text:p>106211.214652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99918464" calcext:value-type="float">
            <text:p>2699918464</text:p>
          </table:table-cell>
          <table:table-cell office:value-type="float" office:value="59998" calcext:value-type="float">
            <text:p>59998</text:p>
          </table:table-cell>
          <table:table-cell office:value-type="float" office:value="1.77387057387057" calcext:value-type="float">
            <text:p>1.77387057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23.2727272727273" calcext:value-type="float">
            <text:p>23.2727272727</text:p>
          </table:table-cell>
          <table:table-cell office:value-type="float" office:value="20.629213483146" calcext:value-type="float">
            <text:p>20.6292134831</text:p>
          </table:table-cell>
          <table:table-cell table:formula="of:=[.I483]*[.J483]" office:value-type="float" office:value="106428.686691086" calcext:value-type="float">
            <text:p>106428.686691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28311488" calcext:value-type="float">
            <text:p>2728311488</text:p>
          </table:table-cell>
          <table:table-cell office:value-type="float" office:value="60629" calcext:value-type="float">
            <text:p>60629</text:p>
          </table:table-cell>
          <table:table-cell office:value-type="float" office:value="1.75561797752809" calcext:value-type="float">
            <text:p>1.75561797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3.6363636363637" calcext:value-type="float">
            <text:p>23.6363636364</text:p>
          </table:table-cell>
          <table:table-cell office:value-type="float" office:value="20.8314606741574" calcext:value-type="float">
            <text:p>20.8314606742</text:p>
          </table:table-cell>
          <table:table-cell table:formula="of:=[.I484]*[.J484]" office:value-type="float" office:value="106441.362359551" calcext:value-type="float">
            <text:p>106441.3623595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733473856" calcext:value-type="float">
            <text:p>2733473856</text:p>
          </table:table-cell>
          <table:table-cell office:value-type="float" office:value="60743" calcext:value-type="float">
            <text:p>60743</text:p>
          </table:table-cell>
          <table:table-cell office:value-type="float" office:value="1.75261233019853" calcext:value-type="float">
            <text:p>1.75261233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18" calcext:value-type="float">
            <text:p>21.18</text:p>
          </table:table-cell>
          <table:table-cell office:value-type="float" office:value="35.5454545454545" calcext:value-type="float">
            <text:p>35.5454545455</text:p>
          </table:table-cell>
          <table:table-cell office:value-type="float" office:value="19.4044943820225" calcext:value-type="float">
            <text:p>19.404494382</text:p>
          </table:table-cell>
          <table:table-cell table:formula="of:=[.I485]*[.J485]" office:value-type="float" office:value="106458.93077325" calcext:value-type="float">
            <text:p>106458.93077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99918464" calcext:value-type="float">
            <text:p>2699918464</text:p>
          </table:table-cell>
          <table:table-cell office:value-type="float" office:value="59998" calcext:value-type="float">
            <text:p>59998</text:p>
          </table:table-cell>
          <table:table-cell office:value-type="float" office:value="1.78128574696866" calcext:value-type="float">
            <text:p>1.7812857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21.0909090909091" calcext:value-type="float">
            <text:p>21.0909090909</text:p>
          </table:table-cell>
          <table:table-cell office:value-type="float" office:value="20.8988764044943" calcext:value-type="float">
            <text:p>20.8988764045</text:p>
          </table:table-cell>
          <table:table-cell table:formula="of:=[.I486]*[.J486]" office:value-type="float" office:value="106873.582246625" calcext:value-type="float">
            <text:p>106873.582246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61866880" calcext:value-type="float">
            <text:p>2761866880</text:p>
          </table:table-cell>
          <table:table-cell office:value-type="float" office:value="61374" calcext:value-type="float">
            <text:p>61374</text:p>
          </table:table-cell>
          <table:table-cell office:value-type="float" office:value="1.74556803995006" calcext:value-type="float">
            <text:p>1.745568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38" calcext:value-type="float">
            <text:p>38</text:p>
          </table:table-cell>
          <table:table-cell office:value-type="float" office:value="19.7582417582418" calcext:value-type="float">
            <text:p>19.7582417582</text:p>
          </table:table-cell>
          <table:table-cell table:formula="of:=[.I487]*[.J487]" office:value-type="float" office:value="107132.492883895" calcext:value-type="float">
            <text:p>107132.492883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64448064" calcext:value-type="float">
            <text:p>2764448064</text:p>
          </table:table-cell>
          <table:table-cell office:value-type="float" office:value="61432" calcext:value-type="float">
            <text:p>61432</text:p>
          </table:table-cell>
          <table:table-cell office:value-type="float" office:value="1.75164835164835" calcext:value-type="float">
            <text:p>1.75164835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2" calcext:value-type="float">
            <text:p>21.42</text:p>
          </table:table-cell>
          <table:table-cell office:value-type="float" office:value="35.090909090909" calcext:value-type="float">
            <text:p>35.0909090909</text:p>
          </table:table-cell>
          <table:table-cell office:value-type="float" office:value="19.7303370786517" calcext:value-type="float">
            <text:p>19.7303370787</text:p>
          </table:table-cell>
          <table:table-cell table:formula="of:=[.I488]*[.J488]" office:value-type="float" office:value="107607.261538462" calcext:value-type="float">
            <text:p>107607.2615384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90259904" calcext:value-type="float">
            <text:p>2790259904</text:p>
          </table:table-cell>
          <table:table-cell office:value-type="float" office:value="62005" calcext:value-type="float">
            <text:p>62005</text:p>
          </table:table-cell>
          <table:table-cell office:value-type="float" office:value="1.74190177638454" calcext:value-type="float">
            <text:p>1.74190177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6199999999999" calcext:value-type="float">
            <text:p>21.62</text:p>
          </table:table-cell>
          <table:table-cell office:value-type="float" office:value="42.6363636363636" calcext:value-type="float">
            <text:p>42.6363636364</text:p>
          </table:table-cell>
          <table:table-cell office:value-type="float" office:value="19.0224719101124" calcext:value-type="float">
            <text:p>19.0224719101</text:p>
          </table:table-cell>
          <table:table-cell table:formula="of:=[.I489]*[.J489]" office:value-type="float" office:value="108006.619644723" calcext:value-type="float">
            <text:p>108006.619644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43798592" calcext:value-type="float">
            <text:p>2743798592</text:p>
          </table:table-cell>
          <table:table-cell office:value-type="float" office:value="60973" calcext:value-type="float">
            <text:p>60973</text:p>
          </table:table-cell>
          <table:table-cell office:value-type="float" office:value="1.77281414237936" calcext:value-type="float">
            <text:p>1.7728141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office:value-type="float" office:value="30.7272727272727" calcext:value-type="float">
            <text:p>30.7272727273</text:p>
          </table:table-cell>
          <table:table-cell office:value-type="float" office:value="20.0898876404494" calcext:value-type="float">
            <text:p>20.0898876404</text:p>
          </table:table-cell>
          <table:table-cell table:formula="of:=[.I490]*[.J490]" office:value-type="float" office:value="108093.796703297" calcext:value-type="float">
            <text:p>108093.7967032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85097536" calcext:value-type="float">
            <text:p>2785097536</text:p>
          </table:table-cell>
          <table:table-cell office:value-type="float" office:value="61891" calcext:value-type="float">
            <text:p>61891</text:p>
          </table:table-cell>
          <table:table-cell office:value-type="float" office:value="1.74881398252185" calcext:value-type="float">
            <text:p>1.74881398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58" calcext:value-type="float">
            <text:p>21.58</text:p>
          </table:table-cell>
          <table:table-cell office:value-type="float" office:value="24.9090909090909" calcext:value-type="float">
            <text:p>24.9090909091</text:p>
          </table:table-cell>
          <table:table-cell office:value-type="float" office:value="21.1685393258427" calcext:value-type="float">
            <text:p>21.1685393258</text:p>
          </table:table-cell>
          <table:table-cell table:formula="of:=[.I491]*[.J491]" office:value-type="float" office:value="108235.84619226" calcext:value-type="float">
            <text:p>108235.84619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74772800" calcext:value-type="float">
            <text:p>2774772800</text:p>
          </table:table-cell>
          <table:table-cell office:value-type="float" office:value="61661" calcext:value-type="float">
            <text:p>61661</text:p>
          </table:table-cell>
          <table:table-cell office:value-type="float" office:value="1.75805243445693" calcext:value-type="float">
            <text:p>1.75805243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24" calcext:value-type="float">
            <text:p>24</text:p>
          </table:table-cell>
          <table:table-cell office:value-type="float" office:value="21.2222222222222" calcext:value-type="float">
            <text:p>21.2222222222</text:p>
          </table:table-cell>
          <table:table-cell table:formula="of:=[.I492]*[.J492]" office:value-type="float" office:value="108403.271161049" calcext:value-type="float">
            <text:p>108403.271161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20567936" calcext:value-type="float">
            <text:p>2720567936</text:p>
          </table:table-cell>
          <table:table-cell office:value-type="float" office:value="60457" calcext:value-type="float">
            <text:p>60457</text:p>
          </table:table-cell>
          <table:table-cell office:value-type="float" office:value="1.79501258293297" calcext:value-type="float">
            <text:p>1.79501258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.08</text:p>
          </table:table-cell>
          <table:table-cell office:value-type="float" office:value="11.7272727272727" calcext:value-type="float">
            <text:p>11.7272727273</text:p>
          </table:table-cell>
          <table:table-cell office:value-type="float" office:value="22.2359550561798" calcext:value-type="float">
            <text:p>22.2359550562</text:p>
          </table:table-cell>
          <table:table-cell table:formula="of:=[.I493]*[.J493]" office:value-type="float" office:value="108521.075726379" calcext:value-type="float">
            <text:p>108521.0757263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51542144" calcext:value-type="float">
            <text:p>2751542144</text:p>
          </table:table-cell>
          <table:table-cell office:value-type="float" office:value="61145" calcext:value-type="float">
            <text:p>61145</text:p>
          </table:table-cell>
          <table:table-cell office:value-type="float" office:value="1.77603583426652" calcext:value-type="float">
            <text:p>1.77603583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32" calcext:value-type="float">
            <text:p>21.32</text:p>
          </table:table-cell>
          <table:table-cell office:value-type="float" office:value="31.4545454545455" calcext:value-type="float">
            <text:p>31.4545454545</text:p>
          </table:table-cell>
          <table:table-cell office:value-type="float" office:value="20.0674157303371" calcext:value-type="float">
            <text:p>20.0674157303</text:p>
          </table:table-cell>
          <table:table-cell table:formula="of:=[.I494]*[.J494]" office:value-type="float" office:value="108595.711086226" calcext:value-type="float">
            <text:p>108595.711086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26396480" calcext:value-type="float">
            <text:p>2826396480</text:p>
          </table:table-cell>
          <table:table-cell office:value-type="float" office:value="62808" calcext:value-type="float">
            <text:p>62808</text:p>
          </table:table-cell>
          <table:table-cell office:value-type="float" office:value="1.72921678695536" calcext:value-type="float">
            <text:p>1.7292167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28.2727272727273" calcext:value-type="float">
            <text:p>28.2727272727</text:p>
          </table:table-cell>
          <table:table-cell office:value-type="float" office:value="21.1123595505618" calcext:value-type="float">
            <text:p>21.1123595506</text:p>
          </table:table-cell>
          <table:table-cell table:formula="of:=[.I495]*[.J495]" office:value-type="float" office:value="108608.647955092" calcext:value-type="float">
            <text:p>108608.647955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790259904" calcext:value-type="float">
            <text:p>2790259904</text:p>
          </table:table-cell>
          <table:table-cell office:value-type="float" office:value="62005" calcext:value-type="float">
            <text:p>62005</text:p>
          </table:table-cell>
          <table:table-cell office:value-type="float" office:value="1.75205992509364" calcext:value-type="float">
            <text:p>1.75205992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6199999999999" calcext:value-type="float">
            <text:p>21.62</text:p>
          </table:table-cell>
          <table:table-cell office:value-type="float" office:value="42" calcext:value-type="float">
            <text:p>42</text:p>
          </table:table-cell>
          <table:table-cell office:value-type="float" office:value="19.3555555555556" calcext:value-type="float">
            <text:p>19.3555555556</text:p>
          </table:table-cell>
          <table:table-cell table:formula="of:=[.I496]*[.J496]" office:value-type="float" office:value="108636.475655431" calcext:value-type="float">
            <text:p>108636.4756554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831558848" calcext:value-type="float">
            <text:p>2831558848</text:p>
          </table:table-cell>
          <table:table-cell office:value-type="float" office:value="62923" calcext:value-type="float">
            <text:p>62923</text:p>
          </table:table-cell>
          <table:table-cell office:value-type="float" office:value="1.72734562951083" calcext:value-type="float">
            <text:p>1.7273456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94" calcext:value-type="float">
            <text:p>21.94</text:p>
          </table:table-cell>
          <table:table-cell office:value-type="float" office:value="18.7" calcext:value-type="float">
            <text:p>18.7</text:p>
          </table:table-cell>
          <table:table-cell office:value-type="float" office:value="22.3" calcext:value-type="float">
            <text:p>22.3</text:p>
          </table:table-cell>
          <table:table-cell table:formula="of:=[.I497]*[.J497]" office:value-type="float" office:value="108689.76904571" calcext:value-type="float">
            <text:p>108689.76904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48960960" calcext:value-type="float">
            <text:p>2748960960</text:p>
          </table:table-cell>
          <table:table-cell office:value-type="float" office:value="61088" calcext:value-type="float">
            <text:p>61088</text:p>
          </table:table-cell>
          <table:table-cell office:value-type="float" office:value="1.77939529675252" calcext:value-type="float">
            <text:p>1.77939529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26.909090909091" calcext:value-type="float">
            <text:p>26.9090909091</text:p>
          </table:table-cell>
          <table:table-cell office:value-type="float" office:value="20.6067415730337" calcext:value-type="float">
            <text:p>20.606741573</text:p>
          </table:table-cell>
          <table:table-cell table:formula="of:=[.I498]*[.J498]" office:value-type="float" office:value="108699.699888018" calcext:value-type="float">
            <text:p>108699.699888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782516352" calcext:value-type="float">
            <text:p>2782516352</text:p>
          </table:table-cell>
          <table:table-cell office:value-type="float" office:value="61833" calcext:value-type="float">
            <text:p>61833</text:p>
          </table:table-cell>
          <table:table-cell office:value-type="float" office:value="1.75799755799756" calcext:value-type="float">
            <text:p>1.7579975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56" calcext:value-type="float">
            <text:p>21.56</text:p>
          </table:table-cell>
          <table:table-cell office:value-type="float" office:value="22.5454545454545" calcext:value-type="float">
            <text:p>22.5454545455</text:p>
          </table:table-cell>
          <table:table-cell office:value-type="float" office:value="21.438202247191" calcext:value-type="float">
            <text:p>21.4382022472</text:p>
          </table:table-cell>
          <table:table-cell table:formula="of:=[.I499]*[.J499]" office:value-type="float" office:value="108702.263003663" calcext:value-type="float">
            <text:p>108702.263003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67029248" calcext:value-type="float">
            <text:p>2767029248</text:p>
          </table:table-cell>
          <table:table-cell office:value-type="float" office:value="61489" calcext:value-type="float">
            <text:p>61489</text:p>
          </table:table-cell>
          <table:table-cell office:value-type="float" office:value="1.76858345021037" calcext:value-type="float">
            <text:p>1.76858345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4" calcext:value-type="float">
            <text:p>21.44</text:p>
          </table:table-cell>
          <table:table-cell office:value-type="float" office:value="33.2222222222222" calcext:value-type="float">
            <text:p>33.2222222222</text:p>
          </table:table-cell>
          <table:table-cell office:value-type="float" office:value="20.2747252747253" calcext:value-type="float">
            <text:p>20.2747252747</text:p>
          </table:table-cell>
          <table:table-cell table:formula="of:=[.I500]*[.J500]" office:value-type="float" office:value="108748.427769986" calcext:value-type="float">
            <text:p>108748.4277699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818652928" calcext:value-type="float">
            <text:p>2818652928</text:p>
          </table:table-cell>
          <table:table-cell office:value-type="float" office:value="62636" calcext:value-type="float">
            <text:p>62636</text:p>
          </table:table-cell>
          <table:table-cell office:value-type="float" office:value="1.7367014167335" calcext:value-type="float">
            <text:p>1.73670141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office:value-type="float" office:value="26.1818181818182" calcext:value-type="float">
            <text:p>26.1818181818</text:p>
          </table:table-cell>
          <table:table-cell office:value-type="float" office:value="21.3033707865168" calcext:value-type="float">
            <text:p>21.3033707865</text:p>
          </table:table-cell>
          <table:table-cell table:formula="of:=[.I501]*[.J501]" office:value-type="float" office:value="108780.029938519" calcext:value-type="float">
            <text:p>108780.0299385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92841088" calcext:value-type="float">
            <text:p>2792841088</text:p>
          </table:table-cell>
          <table:table-cell office:value-type="float" office:value="62063" calcext:value-type="float">
            <text:p>62063</text:p>
          </table:table-cell>
          <table:table-cell office:value-type="float" office:value="1.76092796092796" calcext:value-type="float">
            <text:p>1.76092796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64" calcext:value-type="float">
            <text:p>21.64</text:p>
          </table:table-cell>
          <table:table-cell office:value-type="float" office:value="26.5454545454545" calcext:value-type="float">
            <text:p>26.5454545455</text:p>
          </table:table-cell>
          <table:table-cell office:value-type="float" office:value="21.0337078651685" calcext:value-type="float">
            <text:p>21.0337078652</text:p>
          </table:table-cell>
          <table:table-cell table:formula="of:=[.I502]*[.J502]" office:value-type="float" office:value="109288.472039072" calcext:value-type="float">
            <text:p>109288.472039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13490560" calcext:value-type="float">
            <text:p>2813490560</text:p>
          </table:table-cell>
          <table:table-cell office:value-type="float" office:value="62522" calcext:value-type="float">
            <text:p>62522</text:p>
          </table:table-cell>
          <table:table-cell office:value-type="float" office:value="1.7482124616956" calcext:value-type="float">
            <text:p>1.7482124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39.2727272727274" calcext:value-type="float">
            <text:p>39.2727272727</text:p>
          </table:table-cell>
          <table:table-cell office:value-type="float" office:value="19.6404494382023" calcext:value-type="float">
            <text:p>19.6404494382</text:p>
          </table:table-cell>
          <table:table-cell table:formula="of:=[.I503]*[.J503]" office:value-type="float" office:value="109301.739530133" calcext:value-type="float">
            <text:p>109301.739530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72191616" calcext:value-type="float">
            <text:p>2772191616</text:p>
          </table:table-cell>
          <table:table-cell office:value-type="float" office:value="61604" calcext:value-type="float">
            <text:p>61604</text:p>
          </table:table-cell>
          <table:table-cell office:value-type="float" office:value="1.77543859649123" calcext:value-type="float">
            <text:p>1.77543859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32.909090909091" calcext:value-type="float">
            <text:p>32.9090909091</text:p>
          </table:table-cell>
          <table:table-cell office:value-type="float" office:value="20.067415730337" calcext:value-type="float">
            <text:p>20.0674157303</text:p>
          </table:table-cell>
          <table:table-cell table:formula="of:=[.I504]*[.J504]" office:value-type="float" office:value="109374.119298246" calcext:value-type="float">
            <text:p>109374.119298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13490560" calcext:value-type="float">
            <text:p>2813490560</text:p>
          </table:table-cell>
          <table:table-cell office:value-type="float" office:value="62522" calcext:value-type="float">
            <text:p>62522</text:p>
          </table:table-cell>
          <table:table-cell office:value-type="float" office:value="1.74993894993895" calcext:value-type="float">
            <text:p>1.74993894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40.4000000000001" calcext:value-type="float">
            <text:p>40.4</text:p>
          </table:table-cell>
          <table:table-cell office:value-type="float" office:value="19.7333333333333" calcext:value-type="float">
            <text:p>19.7333333333</text:p>
          </table:table-cell>
          <table:table-cell table:formula="of:=[.I505]*[.J505]" office:value-type="float" office:value="109409.683028083" calcext:value-type="float">
            <text:p>109409.683028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72191616" calcext:value-type="float">
            <text:p>2772191616</text:p>
          </table:table-cell>
          <table:table-cell office:value-type="float" office:value="61604" calcext:value-type="float">
            <text:p>61604</text:p>
          </table:table-cell>
          <table:table-cell office:value-type="float" office:value="1.77759197324414" calcext:value-type="float">
            <text:p>1.77759197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22.2921348314607" calcext:value-type="float">
            <text:p>22.2921348315</text:p>
          </table:table-cell>
          <table:table-cell table:formula="of:=[.I506]*[.J506]" office:value-type="float" office:value="109506.775919732" calcext:value-type="float">
            <text:p>109506.7759197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67029248" calcext:value-type="float">
            <text:p>2767029248</text:p>
          </table:table-cell>
          <table:table-cell office:value-type="float" office:value="61489" calcext:value-type="float">
            <text:p>61489</text:p>
          </table:table-cell>
          <table:table-cell office:value-type="float" office:value="1.78105696636925" calcext:value-type="float">
            <text:p>1.78105696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44" calcext:value-type="float">
            <text:p>21.44</text:p>
          </table:table-cell>
          <table:table-cell office:value-type="float" office:value="20.4" calcext:value-type="float">
            <text:p>20.4</text:p>
          </table:table-cell>
          <table:table-cell office:value-type="float" office:value="21.5555555555556" calcext:value-type="float">
            <text:p>21.5555555556</text:p>
          </table:table-cell>
          <table:table-cell table:formula="of:=[.I507]*[.J507]" office:value-type="float" office:value="109515.411805079" calcext:value-type="float">
            <text:p>109515.411805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857370688" calcext:value-type="float">
            <text:p>2857370688</text:p>
          </table:table-cell>
          <table:table-cell office:value-type="float" office:value="63497" calcext:value-type="float">
            <text:p>63497</text:p>
          </table:table-cell>
          <table:table-cell office:value-type="float" office:value="1.7345629510826" calcext:value-type="float">
            <text:p>1.73456295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14" calcext:value-type="float">
            <text:p>22.14</text:p>
          </table:table-cell>
          <table:table-cell office:value-type="float" office:value="21.0909090909091" calcext:value-type="float">
            <text:p>21.0909090909</text:p>
          </table:table-cell>
          <table:table-cell office:value-type="float" office:value="22.2696629213483" calcext:value-type="float">
            <text:p>22.2696629213</text:p>
          </table:table-cell>
          <table:table-cell table:formula="of:=[.I508]*[.J508]" office:value-type="float" office:value="110139.543704892" calcext:value-type="float">
            <text:p>110139.5437048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790259904" calcext:value-type="float">
            <text:p>2790259904</text:p>
          </table:table-cell>
          <table:table-cell office:value-type="float" office:value="62005" calcext:value-type="float">
            <text:p>62005</text:p>
          </table:table-cell>
          <table:table-cell office:value-type="float" office:value="1.77663640707119" calcext:value-type="float">
            <text:p>1.77663640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6199999999999" calcext:value-type="float">
            <text:p>21.62</text:p>
          </table:table-cell>
          <table:table-cell office:value-type="float" office:value="11.2727272727273" calcext:value-type="float">
            <text:p>11.2727272727</text:p>
          </table:table-cell>
          <table:table-cell office:value-type="float" office:value="22.8988764044943" calcext:value-type="float">
            <text:p>22.8988764045</text:p>
          </table:table-cell>
          <table:table-cell table:formula="of:=[.I509]*[.J509]" office:value-type="float" office:value="110160.340420449" calcext:value-type="float">
            <text:p>110160.340420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39302400" calcext:value-type="float">
            <text:p>2839302400</text:p>
          </table:table-cell>
          <table:table-cell office:value-type="float" office:value="63095" calcext:value-type="float">
            <text:p>63095</text:p>
          </table:table-cell>
          <table:table-cell office:value-type="float" office:value="1.74749694749695" calcext:value-type="float">
            <text:p>1.74749694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9.5999999999999" calcext:value-type="float">
            <text:p>39.6</text:p>
          </table:table-cell>
          <table:table-cell office:value-type="float" office:value="20.0444444444445" calcext:value-type="float">
            <text:p>20.0444444444</text:p>
          </table:table-cell>
          <table:table-cell table:formula="of:=[.I510]*[.J510]" office:value-type="float" office:value="110258.31990232" calcext:value-type="float">
            <text:p>110258.319902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58036864" calcext:value-type="float">
            <text:p>2958036864</text:p>
          </table:table-cell>
          <table:table-cell office:value-type="float" office:value="65734" calcext:value-type="float">
            <text:p>65734</text:p>
          </table:table-cell>
          <table:table-cell office:value-type="float" office:value="1.68172237277928" calcext:value-type="float">
            <text:p>1.68172237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40.8000000000001" calcext:value-type="float">
            <text:p>40.8</text:p>
          </table:table-cell>
          <table:table-cell office:value-type="float" office:value="20.9333333333333" calcext:value-type="float">
            <text:p>20.9333333333</text:p>
          </table:table-cell>
          <table:table-cell table:formula="of:=[.I511]*[.J511]" office:value-type="float" office:value="110546.338452273" calcext:value-type="float">
            <text:p>110546.3384522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13490560" calcext:value-type="float">
            <text:p>2813490560</text:p>
          </table:table-cell>
          <table:table-cell office:value-type="float" office:value="62522" calcext:value-type="float">
            <text:p>62522</text:p>
          </table:table-cell>
          <table:table-cell office:value-type="float" office:value="1.77162225338944" calcext:value-type="float">
            <text:p>1.771622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26.3" calcext:value-type="float">
            <text:p>26.3</text:p>
          </table:table-cell>
          <table:table-cell office:value-type="float" office:value="21.3" calcext:value-type="float">
            <text:p>21.3</text:p>
          </table:table-cell>
          <table:table-cell table:formula="of:=[.I512]*[.J512]" office:value-type="float" office:value="110765.366526414" calcext:value-type="float">
            <text:p>110765.366526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78020160" calcext:value-type="float">
            <text:p>2878020160</text:p>
          </table:table-cell>
          <table:table-cell office:value-type="float" office:value="63956" calcext:value-type="float">
            <text:p>63956</text:p>
          </table:table-cell>
          <table:table-cell office:value-type="float" office:value="1.73301985370951" calcext:value-type="float">
            <text:p>1.73301985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.3</text:p>
          </table:table-cell>
          <table:table-cell office:value-type="float" office:value="36" calcext:value-type="float">
            <text:p>36</text:p>
          </table:table-cell>
          <table:table-cell office:value-type="float" office:value="20.6067415730337" calcext:value-type="float">
            <text:p>20.606741573</text:p>
          </table:table-cell>
          <table:table-cell table:formula="of:=[.I513]*[.J513]" office:value-type="float" office:value="110837.017763846" calcext:value-type="float">
            <text:p>110837.017763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65114240" calcext:value-type="float">
            <text:p>2865114240</text:p>
          </table:table-cell>
          <table:table-cell office:value-type="float" office:value="63669" calcext:value-type="float">
            <text:p>63669</text:p>
          </table:table-cell>
          <table:table-cell office:value-type="float" office:value="1.74268547544409" calcext:value-type="float">
            <text:p>1.74268547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30.6363636363636" calcext:value-type="float">
            <text:p>30.6363636364</text:p>
          </table:table-cell>
          <table:table-cell office:value-type="float" office:value="21.1573033707866" calcext:value-type="float">
            <text:p>21.1573033708</text:p>
          </table:table-cell>
          <table:table-cell table:formula="of:=[.I514]*[.J514]" office:value-type="float" office:value="110955.04153605" calcext:value-type="float">
            <text:p>110955.0415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862533056" calcext:value-type="float">
            <text:p>2862533056</text:p>
          </table:table-cell>
          <table:table-cell office:value-type="float" office:value="63611" calcext:value-type="float">
            <text:p>63611</text:p>
          </table:table-cell>
          <table:table-cell office:value-type="float" office:value="1.74438202247191" calcext:value-type="float">
            <text:p>1.74438202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18" calcext:value-type="float">
            <text:p>22.18</text:p>
          </table:table-cell>
          <table:table-cell office:value-type="float" office:value="28.1818181818181" calcext:value-type="float">
            <text:p>28.1818181818</text:p>
          </table:table-cell>
          <table:table-cell office:value-type="float" office:value="21.438202247191" calcext:value-type="float">
            <text:p>21.4382022472</text:p>
          </table:table-cell>
          <table:table-cell table:formula="of:=[.I515]*[.J515]" office:value-type="float" office:value="110961.884831461" calcext:value-type="float">
            <text:p>110961.884831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859951872" calcext:value-type="float">
            <text:p>2859951872</text:p>
          </table:table-cell>
          <table:table-cell office:value-type="float" office:value="63554" calcext:value-type="float">
            <text:p>63554</text:p>
          </table:table-cell>
          <table:table-cell office:value-type="float" office:value="1.74681647940075" calcext:value-type="float">
            <text:p>1.7468164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float" office:value="16.6" calcext:value-type="float">
            <text:p>16.6</text:p>
          </table:table-cell>
          <table:table-cell office:value-type="float" office:value="22.7777777777778" calcext:value-type="float">
            <text:p>22.7777777778</text:p>
          </table:table-cell>
          <table:table-cell table:formula="of:=[.I516]*[.J516]" office:value-type="float" office:value="111017.174531835" calcext:value-type="float">
            <text:p>111017.174531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841883584" calcext:value-type="float">
            <text:p>2841883584</text:p>
          </table:table-cell>
          <table:table-cell office:value-type="float" office:value="63152" calcext:value-type="float">
            <text:p>63152</text:p>
          </table:table-cell>
          <table:table-cell office:value-type="float" office:value="1.75970695970696" calcext:value-type="float">
            <text:p>1.75970695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02" calcext:value-type="float">
            <text:p>22.02</text:p>
          </table:table-cell>
          <table:table-cell office:value-type="float" office:value="22.1" calcext:value-type="float">
            <text:p>22.1</text:p>
          </table:table-cell>
          <table:table-cell office:value-type="float" office:value="22.0111111111111" calcext:value-type="float">
            <text:p>22.0111111111</text:p>
          </table:table-cell>
          <table:table-cell table:formula="of:=[.I517]*[.J517]" office:value-type="float" office:value="111129.013919414" calcext:value-type="float">
            <text:p>111129.013919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883182528" calcext:value-type="float">
            <text:p>2883182528</text:p>
          </table:table-cell>
          <table:table-cell office:value-type="float" office:value="64070" calcext:value-type="float">
            <text:p>64070</text:p>
          </table:table-cell>
          <table:table-cell office:value-type="float" office:value="1.73493360572012" calcext:value-type="float">
            <text:p>1.7349336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34" calcext:value-type="float">
            <text:p>22.34</text:p>
          </table:table-cell>
          <table:table-cell office:value-type="float" office:value="36.909090909091" calcext:value-type="float">
            <text:p>36.9090909091</text:p>
          </table:table-cell>
          <table:table-cell office:value-type="float" office:value="20.5393258426966" calcext:value-type="float">
            <text:p>20.5393258427</text:p>
          </table:table-cell>
          <table:table-cell table:formula="of:=[.I518]*[.J518]" office:value-type="float" office:value="111157.196118488" calcext:value-type="float">
            <text:p>111157.196118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01250816" calcext:value-type="float">
            <text:p>2901250816</text:p>
          </table:table-cell>
          <table:table-cell office:value-type="float" office:value="64472" calcext:value-type="float">
            <text:p>64472</text:p>
          </table:table-cell>
          <table:table-cell office:value-type="float" office:value="1.72734562951083" calcext:value-type="float">
            <text:p>1.7273456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48" calcext:value-type="float">
            <text:p>22.48</text:p>
          </table:table-cell>
          <table:table-cell office:value-type="float" office:value="18.9090909090909" calcext:value-type="float">
            <text:p>18.9090909091</text:p>
          </table:table-cell>
          <table:table-cell office:value-type="float" office:value="22.9213483146068" calcext:value-type="float">
            <text:p>22.9213483146</text:p>
          </table:table-cell>
          <table:table-cell table:formula="of:=[.I519]*[.J519]" office:value-type="float" office:value="111365.427425822" calcext:value-type="float">
            <text:p>111365.427425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800584640" calcext:value-type="float">
            <text:p>2800584640</text:p>
          </table:table-cell>
          <table:table-cell office:value-type="float" office:value="62235" calcext:value-type="float">
            <text:p>62235</text:p>
          </table:table-cell>
          <table:table-cell office:value-type="float" office:value="1.79406264609631" calcext:value-type="float">
            <text:p>1.79406264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8.54545454545453" calcext:value-type="float">
            <text:p>8.5454545455</text:p>
          </table:table-cell>
          <table:table-cell office:value-type="float" office:value="23.3258426966292" calcext:value-type="float">
            <text:p>23.3258426966</text:p>
          </table:table-cell>
          <table:table-cell table:formula="of:=[.I520]*[.J520]" office:value-type="float" office:value="111653.488779804" calcext:value-type="float">
            <text:p>111653.488779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70276608" calcext:value-type="float">
            <text:p>2870276608</text:p>
          </table:table-cell>
          <table:table-cell office:value-type="float" office:value="63783" calcext:value-type="float">
            <text:p>63783</text:p>
          </table:table-cell>
          <table:table-cell office:value-type="float" office:value="1.75102145045965" calcext:value-type="float">
            <text:p>1.75102145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11.6363636363636" calcext:value-type="float">
            <text:p>11.6363636364</text:p>
          </table:table-cell>
          <table:table-cell office:value-type="float" office:value="23.5505617977528" calcext:value-type="float">
            <text:p>23.5505617978</text:p>
          </table:table-cell>
          <table:table-cell table:formula="of:=[.I521]*[.J521]" office:value-type="float" office:value="111685.401174668" calcext:value-type="float">
            <text:p>111685.401174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865114240" calcext:value-type="float">
            <text:p>2865114240</text:p>
          </table:table-cell>
          <table:table-cell office:value-type="float" office:value="63669" calcext:value-type="float">
            <text:p>63669</text:p>
          </table:table-cell>
          <table:table-cell office:value-type="float" office:value="1.75873015873016" calcext:value-type="float">
            <text:p>1.75873015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17.8181818181818" calcext:value-type="float">
            <text:p>17.8181818182</text:p>
          </table:table-cell>
          <table:table-cell office:value-type="float" office:value="22.7415730337079" calcext:value-type="float">
            <text:p>22.7415730337</text:p>
          </table:table-cell>
          <table:table-cell table:formula="of:=[.I522]*[.J522]" office:value-type="float" office:value="111976.59047619" calcext:value-type="float">
            <text:p>111976.59047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857370688" calcext:value-type="float">
            <text:p>2857370688</text:p>
          </table:table-cell>
          <table:table-cell office:value-type="float" office:value="63497" calcext:value-type="float">
            <text:p>63497</text:p>
          </table:table-cell>
          <table:table-cell office:value-type="float" office:value="1.76660296225514" calcext:value-type="float">
            <text:p>1.76660296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14" calcext:value-type="float">
            <text:p>22.14</text:p>
          </table:table-cell>
          <table:table-cell office:value-type="float" office:value="11.4545454545455" calcext:value-type="float">
            <text:p>11.4545454545</text:p>
          </table:table-cell>
          <table:table-cell office:value-type="float" office:value="23.4606741573034" calcext:value-type="float">
            <text:p>23.4606741573</text:p>
          </table:table-cell>
          <table:table-cell table:formula="of:=[.I523]*[.J523]" office:value-type="float" office:value="112173.988294315" calcext:value-type="float">
            <text:p>112173.988294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24481472" calcext:value-type="float">
            <text:p>2924481472</text:p>
          </table:table-cell>
          <table:table-cell office:value-type="float" office:value="64988" calcext:value-type="float">
            <text:p>64988</text:p>
          </table:table-cell>
          <table:table-cell office:value-type="float" office:value="1.73621041879469" calcext:value-type="float">
            <text:p>1.73621041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" calcext:value-type="float">
            <text:p>21.9</text:p>
          </table:table-cell>
          <table:table-cell office:value-type="float" office:value="22.7444444444445" calcext:value-type="float">
            <text:p>22.7444444444</text:p>
          </table:table-cell>
          <table:table-cell table:formula="of:=[.I524]*[.J524]" office:value-type="float" office:value="112832.842696629" calcext:value-type="float">
            <text:p>112832.842696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16737920" calcext:value-type="float">
            <text:p>2916737920</text:p>
          </table:table-cell>
          <table:table-cell office:value-type="float" office:value="64816" calcext:value-type="float">
            <text:p>64816</text:p>
          </table:table-cell>
          <table:table-cell office:value-type="float" office:value="1.74232209737827" calcext:value-type="float">
            <text:p>1.74232209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24" calcext:value-type="float">
            <text:p>24</text:p>
          </table:table-cell>
          <table:table-cell office:value-type="float" office:value="22.4444444444444" calcext:value-type="float">
            <text:p>22.4444444444</text:p>
          </table:table-cell>
          <table:table-cell table:formula="of:=[.I525]*[.J525]" office:value-type="float" office:value="112930.34906367" calcext:value-type="float">
            <text:p>112930.34906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921900288" calcext:value-type="float">
            <text:p>2921900288</text:p>
          </table:table-cell>
          <table:table-cell office:value-type="float" office:value="64931" calcext:value-type="float">
            <text:p>64931</text:p>
          </table:table-cell>
          <table:table-cell office:value-type="float" office:value="1.73964180700347" calcext:value-type="float">
            <text:p>1.7396418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14.1818181818182" calcext:value-type="float">
            <text:p>14.1818181818</text:p>
          </table:table-cell>
          <table:table-cell office:value-type="float" office:value="23.685393258427" calcext:value-type="float">
            <text:p>23.6853932584</text:p>
          </table:table-cell>
          <table:table-cell table:formula="of:=[.I526]*[.J526]" office:value-type="float" office:value="112956.682170543" calcext:value-type="float">
            <text:p>112956.682170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958036864" calcext:value-type="float">
            <text:p>2958036864</text:p>
          </table:table-cell>
          <table:table-cell office:value-type="float" office:value="65734" calcext:value-type="float">
            <text:p>65734</text:p>
          </table:table-cell>
          <table:table-cell office:value-type="float" office:value="1.72309299895507" calcext:value-type="float">
            <text:p>1.7230929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31.3636363636364" calcext:value-type="float">
            <text:p>31.3636363636</text:p>
          </table:table-cell>
          <table:table-cell office:value-type="float" office:value="21.876404494382" calcext:value-type="float">
            <text:p>21.8764044944</text:p>
          </table:table-cell>
          <table:table-cell table:formula="of:=[.I527]*[.J527]" office:value-type="float" office:value="113265.795193313" calcext:value-type="float">
            <text:p>113265.795193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963199232" calcext:value-type="float">
            <text:p>2963199232</text:p>
          </table:table-cell>
          <table:table-cell office:value-type="float" office:value="65848" calcext:value-type="float">
            <text:p>65848</text:p>
          </table:table-cell>
          <table:table-cell office:value-type="float" office:value="1.72596656217346" calcext:value-type="float">
            <text:p>1.72596656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6" calcext:value-type="float">
            <text:p>22.96</text:p>
          </table:table-cell>
          <table:table-cell office:value-type="float" office:value="17.6" calcext:value-type="float">
            <text:p>17.6</text:p>
          </table:table-cell>
          <table:table-cell office:value-type="float" office:value="23.5555555555556" calcext:value-type="float">
            <text:p>23.5555555556</text:p>
          </table:table-cell>
          <table:table-cell table:formula="of:=[.I528]*[.J528]" office:value-type="float" office:value="113651.446185998" calcext:value-type="float">
            <text:p>113651.446185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68361600" calcext:value-type="float">
            <text:p>2968361600</text:p>
          </table:table-cell>
          <table:table-cell office:value-type="float" office:value="65963" calcext:value-type="float">
            <text:p>65963</text:p>
          </table:table-cell>
          <table:table-cell office:value-type="float" office:value="1.72318692543411" calcext:value-type="float">
            <text:p>1.72318692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4444444444444" calcext:value-type="float">
            <text:p>33.4444444444</text:p>
          </table:table-cell>
          <table:table-cell office:value-type="float" office:value="21.967032967033" calcext:value-type="float">
            <text:p>21.967032967</text:p>
          </table:table-cell>
          <table:table-cell table:formula="of:=[.I529]*[.J529]" office:value-type="float" office:value="113666.579162411" calcext:value-type="float">
            <text:p>113666.579162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60618048" calcext:value-type="float">
            <text:p>2960618048</text:p>
          </table:table-cell>
          <table:table-cell office:value-type="float" office:value="65791" calcext:value-type="float">
            <text:p>65791</text:p>
          </table:table-cell>
          <table:table-cell office:value-type="float" office:value="1.73008171603678" calcext:value-type="float">
            <text:p>1.7300817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4" calcext:value-type="float">
            <text:p>22.94</text:p>
          </table:table-cell>
          <table:table-cell office:value-type="float" office:value="30.2" calcext:value-type="float">
            <text:p>30.2</text:p>
          </table:table-cell>
          <table:table-cell office:value-type="float" office:value="22.1333333333334" calcext:value-type="float">
            <text:p>22.1333333333</text:p>
          </table:table-cell>
          <table:table-cell table:formula="of:=[.I530]*[.J530]" office:value-type="float" office:value="113823.806179776" calcext:value-type="float">
            <text:p>113823.806179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37387392" calcext:value-type="float">
            <text:p>2937387392</text:p>
          </table:table-cell>
          <table:table-cell office:value-type="float" office:value="65275" calcext:value-type="float">
            <text:p>65275</text:p>
          </table:table-cell>
          <table:table-cell office:value-type="float" office:value="1.74481074481074" calcext:value-type="float">
            <text:p>1.74481074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16.1818181818182" calcext:value-type="float">
            <text:p>16.1818181818</text:p>
          </table:table-cell>
          <table:table-cell office:value-type="float" office:value="23.5730337078652" calcext:value-type="float">
            <text:p>23.5730337079</text:p>
          </table:table-cell>
          <table:table-cell table:formula="of:=[.I531]*[.J531]" office:value-type="float" office:value="113892.521367521" calcext:value-type="float">
            <text:p>113892.521367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937387392" calcext:value-type="float">
            <text:p>2937387392</text:p>
          </table:table-cell>
          <table:table-cell office:value-type="float" office:value="65275" calcext:value-type="float">
            <text:p>65275</text:p>
          </table:table-cell>
          <table:table-cell office:value-type="float" office:value="1.74591419816139" calcext:value-type="float">
            <text:p>1.74591419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22.5454545454545" calcext:value-type="float">
            <text:p>22.5454545455</text:p>
          </table:table-cell>
          <table:table-cell office:value-type="float" office:value="22.7865168539326" calcext:value-type="float">
            <text:p>22.7865168539</text:p>
          </table:table-cell>
          <table:table-cell table:formula="of:=[.I532]*[.J532]" office:value-type="float" office:value="113964.549284985" calcext:value-type="float">
            <text:p>113964.549284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50293312" calcext:value-type="float">
            <text:p>2950293312</text:p>
          </table:table-cell>
          <table:table-cell office:value-type="float" office:value="65562" calcext:value-type="float">
            <text:p>65562</text:p>
          </table:table-cell>
          <table:table-cell office:value-type="float" office:value="1.73932584269663" calcext:value-type="float">
            <text:p>1.73932584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86" calcext:value-type="float">
            <text:p>22.86</text:p>
          </table:table-cell>
          <table:table-cell office:value-type="float" office:value="31" calcext:value-type="float">
            <text:p>31</text:p>
          </table:table-cell>
          <table:table-cell office:value-type="float" office:value="21.8539325842696" calcext:value-type="float">
            <text:p>21.8539325843</text:p>
          </table:table-cell>
          <table:table-cell table:formula="of:=[.I533]*[.J533]" office:value-type="float" office:value="114033.680898876" calcext:value-type="float">
            <text:p>114033.6808988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52874496" calcext:value-type="float">
            <text:p>2952874496</text:p>
          </table:table-cell>
          <table:table-cell office:value-type="float" office:value="65619" calcext:value-type="float">
            <text:p>65619</text:p>
          </table:table-cell>
          <table:table-cell office:value-type="float" office:value="1.73799795709908" calcext:value-type="float">
            <text:p>1.7379979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8800000000001" calcext:value-type="float">
            <text:p>22.88</text:p>
          </table:table-cell>
          <table:table-cell office:value-type="float" office:value="42.1818181818181" calcext:value-type="float">
            <text:p>42.1818181818</text:p>
          </table:table-cell>
          <table:table-cell office:value-type="float" office:value="20.4943820224719" calcext:value-type="float">
            <text:p>20.4943820225</text:p>
          </table:table-cell>
          <table:table-cell table:formula="of:=[.I534]*[.J534]" office:value-type="float" office:value="114045.687946885" calcext:value-type="float">
            <text:p>114045.687946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19319104" calcext:value-type="float">
            <text:p>2919319104</text:p>
          </table:table-cell>
          <table:table-cell office:value-type="float" office:value="64873" calcext:value-type="float">
            <text:p>64873</text:p>
          </table:table-cell>
          <table:table-cell office:value-type="float" office:value="1.75921855921856" calcext:value-type="float">
            <text:p>1.75921855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6199999999999" calcext:value-type="float">
            <text:p>22.62</text:p>
          </table:table-cell>
          <table:table-cell office:value-type="float" office:value="14.1" calcext:value-type="float">
            <text:p>14.1</text:p>
          </table:table-cell>
          <table:table-cell office:value-type="float" office:value="23.5666666666666" calcext:value-type="float">
            <text:p>23.5666666667</text:p>
          </table:table-cell>
          <table:table-cell table:formula="of:=[.I535]*[.J535]" office:value-type="float" office:value="114125.785592186" calcext:value-type="float">
            <text:p>114125.785592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29643840" calcext:value-type="float">
            <text:p>2929643840</text:p>
          </table:table-cell>
          <table:table-cell office:value-type="float" office:value="65103" calcext:value-type="float">
            <text:p>65103</text:p>
          </table:table-cell>
          <table:table-cell office:value-type="float" office:value="1.75405742821473" calcext:value-type="float">
            <text:p>1.7540574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6.79999999999999" calcext:value-type="float">
            <text:p>6.8</text:p>
          </table:table-cell>
          <table:table-cell office:value-type="float" office:value="24.4666666666667" calcext:value-type="float">
            <text:p>24.4666666667</text:p>
          </table:table-cell>
          <table:table-cell table:formula="of:=[.I536]*[.J536]" office:value-type="float" office:value="114194.400749064" calcext:value-type="float">
            <text:p>114194.400749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70942784" calcext:value-type="float">
            <text:p>2970942784</text:p>
          </table:table-cell>
          <table:table-cell office:value-type="float" office:value="66020" calcext:value-type="float">
            <text:p>66020</text:p>
          </table:table-cell>
          <table:table-cell office:value-type="float" office:value="1.73258426966292" calcext:value-type="float">
            <text:p>1.73258426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02" calcext:value-type="float">
            <text:p>23.02</text:p>
          </table:table-cell>
          <table:table-cell office:value-type="float" office:value="26" calcext:value-type="float">
            <text:p>26</text:p>
          </table:table-cell>
          <table:table-cell office:value-type="float" office:value="22.6888888888889" calcext:value-type="float">
            <text:p>22.6888888889</text:p>
          </table:table-cell>
          <table:table-cell table:formula="of:=[.I537]*[.J537]" office:value-type="float" office:value="114385.213483146" calcext:value-type="float">
            <text:p>114385.213483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934806208" calcext:value-type="float">
            <text:p>2934806208</text:p>
          </table:table-cell>
          <table:table-cell office:value-type="float" office:value="65217" calcext:value-type="float">
            <text:p>65217</text:p>
          </table:table-cell>
          <table:table-cell office:value-type="float" office:value="1.75406085563944" calcext:value-type="float">
            <text:p>1.75406085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74" calcext:value-type="float">
            <text:p>22.74</text:p>
          </table:table-cell>
          <table:table-cell office:value-type="float" office:value="35.4545454545455" calcext:value-type="float">
            <text:p>35.4545454545</text:p>
          </table:table-cell>
          <table:table-cell office:value-type="float" office:value="21.1685393258427" calcext:value-type="float">
            <text:p>21.1685393258</text:p>
          </table:table-cell>
          <table:table-cell table:formula="of:=[.I538]*[.J538]" office:value-type="float" office:value="114394.586822237" calcext:value-type="float">
            <text:p>114394.586822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60618048" calcext:value-type="float">
            <text:p>2960618048</text:p>
          </table:table-cell>
          <table:table-cell office:value-type="float" office:value="65791" calcext:value-type="float">
            <text:p>65791</text:p>
          </table:table-cell>
          <table:table-cell office:value-type="float" office:value="1.73882646691635" calcext:value-type="float">
            <text:p>1.73882646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4" calcext:value-type="float">
            <text:p>22.94</text:p>
          </table:table-cell>
          <table:table-cell office:value-type="float" office:value="23" calcext:value-type="float">
            <text:p>23</text:p>
          </table:table-cell>
          <table:table-cell office:value-type="float" office:value="22.932584269663" calcext:value-type="float">
            <text:p>22.9325842697</text:p>
          </table:table-cell>
          <table:table-cell table:formula="of:=[.I539]*[.J539]" office:value-type="float" office:value="114399.132084894" calcext:value-type="float">
            <text:p>114399.132084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14822912" calcext:value-type="float">
            <text:p>3014822912</text:p>
          </table:table-cell>
          <table:table-cell office:value-type="float" office:value="66996" calcext:value-type="float">
            <text:p>66996</text:p>
          </table:table-cell>
          <table:table-cell office:value-type="float" office:value="1.7121090617482" calcext:value-type="float">
            <text:p>1.7121090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float" office:value="26.7272727272727" calcext:value-type="float">
            <text:p>26.7272727273</text:p>
          </table:table-cell>
          <table:table-cell office:value-type="float" office:value="22.9438202247191" calcext:value-type="float">
            <text:p>22.9438202247</text:p>
          </table:table-cell>
          <table:table-cell table:formula="of:=[.I540]*[.J540]" office:value-type="float" office:value="114704.458700882" calcext:value-type="float">
            <text:p>114704.458700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53540672" calcext:value-type="float">
            <text:p>3053540672</text:p>
          </table:table-cell>
          <table:table-cell office:value-type="float" office:value="67856" calcext:value-type="float">
            <text:p>67856</text:p>
          </table:table-cell>
          <table:table-cell office:value-type="float" office:value="1.69495798319328" calcext:value-type="float">
            <text:p>1.69495798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66" calcext:value-type="float">
            <text:p>23.66</text:p>
          </table:table-cell>
          <table:table-cell office:value-type="float" office:value="28.2" calcext:value-type="float">
            <text:p>28.2</text:p>
          </table:table-cell>
          <table:table-cell office:value-type="float" office:value="23.1555555555556" calcext:value-type="float">
            <text:p>23.1555555556</text:p>
          </table:table-cell>
          <table:table-cell table:formula="of:=[.I541]*[.J541]" office:value-type="float" office:value="115013.068907563" calcext:value-type="float">
            <text:p>115013.068907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42549760" calcext:value-type="float">
            <text:p>2942549760</text:p>
          </table:table-cell>
          <table:table-cell office:value-type="float" office:value="65389" calcext:value-type="float">
            <text:p>65389</text:p>
          </table:table-cell>
          <table:table-cell office:value-type="float" office:value="1.76134734830387" calcext:value-type="float">
            <text:p>1.76134734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26.2" calcext:value-type="float">
            <text:p>26.2</text:p>
          </table:table-cell>
          <table:table-cell office:value-type="float" office:value="22.4222222222222" calcext:value-type="float">
            <text:p>22.4222222222</text:p>
          </table:table-cell>
          <table:table-cell table:formula="of:=[.I542]*[.J542]" office:value-type="float" office:value="115172.741758242" calcext:value-type="float">
            <text:p>115172.741758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970942784" calcext:value-type="float">
            <text:p>2970942784</text:p>
          </table:table-cell>
          <table:table-cell office:value-type="float" office:value="66020" calcext:value-type="float">
            <text:p>66020</text:p>
          </table:table-cell>
          <table:table-cell office:value-type="float" office:value="1.74481074481074" calcext:value-type="float">
            <text:p>1.74481074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02" calcext:value-type="float">
            <text:p>23.02</text:p>
          </table:table-cell>
          <table:table-cell office:value-type="float" office:value="15.5" calcext:value-type="float">
            <text:p>15.5</text:p>
          </table:table-cell>
          <table:table-cell office:value-type="float" office:value="23.8555555555556" calcext:value-type="float">
            <text:p>23.8555555556</text:p>
          </table:table-cell>
          <table:table-cell table:formula="of:=[.I543]*[.J543]" office:value-type="float" office:value="115192.405372405" calcext:value-type="float">
            <text:p>115192.405372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25147648" calcext:value-type="float">
            <text:p>3025147648</text:p>
          </table:table-cell>
          <table:table-cell office:value-type="float" office:value="67225" calcext:value-type="float">
            <text:p>67225</text:p>
          </table:table-cell>
          <table:table-cell office:value-type="float" office:value="1.71371291098637" calcext:value-type="float">
            <text:p>1.7137129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float" office:value="40.2727272727274" calcext:value-type="float">
            <text:p>40.2727272727</text:p>
          </table:table-cell>
          <table:table-cell office:value-type="float" office:value="21.3595505617977" calcext:value-type="float">
            <text:p>21.3595505618</text:p>
          </table:table-cell>
          <table:table-cell table:formula="of:=[.I544]*[.J544]" office:value-type="float" office:value="115204.350441059" calcext:value-type="float">
            <text:p>115204.350441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958036864" calcext:value-type="float">
            <text:p>2958036864</text:p>
          </table:table-cell>
          <table:table-cell office:value-type="float" office:value="65734" calcext:value-type="float">
            <text:p>65734</text:p>
          </table:table-cell>
          <table:table-cell office:value-type="float" office:value="1.7538569424965" calcext:value-type="float">
            <text:p>1.75385694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34.3636363636364" calcext:value-type="float">
            <text:p>34.3636363636</text:p>
          </table:table-cell>
          <table:table-cell office:value-type="float" office:value="21.5056179775281" calcext:value-type="float">
            <text:p>21.5056179775</text:p>
          </table:table-cell>
          <table:table-cell table:formula="of:=[.I545]*[.J545]" office:value-type="float" office:value="115288.032258065" calcext:value-type="float">
            <text:p>115288.032258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976105152" calcext:value-type="float">
            <text:p>2976105152</text:p>
          </table:table-cell>
          <table:table-cell office:value-type="float" office:value="66135" calcext:value-type="float">
            <text:p>66135</text:p>
          </table:table-cell>
          <table:table-cell office:value-type="float" office:value="1.74725274725275" calcext:value-type="float">
            <text:p>1.74725274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06" calcext:value-type="float">
            <text:p>23.06</text:p>
          </table:table-cell>
          <table:table-cell office:value-type="float" office:value="40.5999999999999" calcext:value-type="float">
            <text:p>40.6</text:p>
          </table:table-cell>
          <table:table-cell office:value-type="float" office:value="21.1111111111111" calcext:value-type="float">
            <text:p>21.1111111111</text:p>
          </table:table-cell>
          <table:table-cell table:formula="of:=[.I546]*[.J546]" office:value-type="float" office:value="115554.560439561" calcext:value-type="float">
            <text:p>115554.560439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53540672" calcext:value-type="float">
            <text:p>3053540672</text:p>
          </table:table-cell>
          <table:table-cell office:value-type="float" office:value="67856" calcext:value-type="float">
            <text:p>67856</text:p>
          </table:table-cell>
          <table:table-cell office:value-type="float" office:value="1.70355519914461" calcext:value-type="float">
            <text:p>1.70355519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66" calcext:value-type="float">
            <text:p>23.66</text:p>
          </table:table-cell>
          <table:table-cell office:value-type="float" office:value="25.6" calcext:value-type="float">
            <text:p>25.6</text:p>
          </table:table-cell>
          <table:table-cell office:value-type="float" office:value="23.4444444444444" calcext:value-type="float">
            <text:p>23.4444444444</text:p>
          </table:table-cell>
          <table:table-cell table:formula="of:=[.I547]*[.J547]" office:value-type="float" office:value="115596.441593157" calcext:value-type="float">
            <text:p>115596.441593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65780416" calcext:value-type="float">
            <text:p>2965780416</text:p>
          </table:table-cell>
          <table:table-cell office:value-type="float" office:value="65906" calcext:value-type="float">
            <text:p>65906</text:p>
          </table:table-cell>
          <table:table-cell office:value-type="float" office:value="1.7563486616335" calcext:value-type="float">
            <text:p>1.75634866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98" calcext:value-type="float">
            <text:p>22.98</text:p>
          </table:table-cell>
          <table:table-cell office:value-type="float" office:value="25.090909090909" calcext:value-type="float">
            <text:p>25.0909090909</text:p>
          </table:table-cell>
          <table:table-cell office:value-type="float" office:value="22.7191011235955" calcext:value-type="float">
            <text:p>22.7191011236</text:p>
          </table:table-cell>
          <table:table-cell table:formula="of:=[.I548]*[.J548]" office:value-type="float" office:value="115753.914893617" calcext:value-type="float">
            <text:p>115753.914893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68361600" calcext:value-type="float">
            <text:p>2968361600</text:p>
          </table:table-cell>
          <table:table-cell office:value-type="float" office:value="65963" calcext:value-type="float">
            <text:p>65963</text:p>
          </table:table-cell>
          <table:table-cell office:value-type="float" office:value="1.75497597803706" calcext:value-type="float">
            <text:p>1.7549759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.090909090909" calcext:value-type="float">
            <text:p>29.0909090909</text:p>
          </table:table-cell>
          <table:table-cell office:value-type="float" office:value="22.247191011236" calcext:value-type="float">
            <text:p>22.2471910112</text:p>
          </table:table-cell>
          <table:table-cell table:formula="of:=[.I549]*[.J549]" office:value-type="float" office:value="115763.480439259" calcext:value-type="float">
            <text:p>115763.4804392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94173440" calcext:value-type="float">
            <text:p>2994173440</text:p>
          </table:table-cell>
          <table:table-cell office:value-type="float" office:value="66537" calcext:value-type="float">
            <text:p>66537</text:p>
          </table:table-cell>
          <table:table-cell office:value-type="float" office:value="1.74128045867176" calcext:value-type="float">
            <text:p>1.74128045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23.4545454545455" calcext:value-type="float">
            <text:p>23.4545454545</text:p>
          </table:table-cell>
          <table:table-cell office:value-type="float" office:value="23.1685393258427" calcext:value-type="float">
            <text:p>23.1685393258</text:p>
          </table:table-cell>
          <table:table-cell table:formula="of:=[.I550]*[.J550]" office:value-type="float" office:value="115859.577878643" calcext:value-type="float">
            <text:p>115859.5778786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40634752" calcext:value-type="float">
            <text:p>3040634752</text:p>
          </table:table-cell>
          <table:table-cell office:value-type="float" office:value="67569" calcext:value-type="float">
            <text:p>67569</text:p>
          </table:table-cell>
          <table:table-cell office:value-type="float" office:value="1.71551724137931" calcext:value-type="float">
            <text:p>1.71551724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39.4545454545455" calcext:value-type="float">
            <text:p>39.4545454545</text:p>
          </table:table-cell>
          <table:table-cell office:value-type="float" office:value="21.5955056179775" calcext:value-type="float">
            <text:p>21.595505618</text:p>
          </table:table-cell>
          <table:table-cell table:formula="of:=[.I551]*[.J551]" office:value-type="float" office:value="115915.784482759" calcext:value-type="float">
            <text:p>115915.7844827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81267520" calcext:value-type="float">
            <text:p>2981267520</text:p>
          </table:table-cell>
          <table:table-cell office:value-type="float" office:value="66250" calcext:value-type="float">
            <text:p>66250</text:p>
          </table:table-cell>
          <table:table-cell office:value-type="float" office:value="1.75105189340814" calcext:value-type="float">
            <text:p>1.75105189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34.4000000000001" calcext:value-type="float">
            <text:p>34.4</text:p>
          </table:table-cell>
          <table:table-cell office:value-type="float" office:value="21.8444444444444" calcext:value-type="float">
            <text:p>21.8444444444</text:p>
          </table:table-cell>
          <table:table-cell table:formula="of:=[.I552]*[.J552]" office:value-type="float" office:value="116007.187938289" calcext:value-type="float">
            <text:p>116007.1879382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09660544" calcext:value-type="float">
            <text:p>3009660544</text:p>
          </table:table-cell>
          <table:table-cell office:value-type="float" office:value="66881" calcext:value-type="float">
            <text:p>66881</text:p>
          </table:table-cell>
          <table:table-cell office:value-type="float" office:value="1.7378277153558" calcext:value-type="float">
            <text:p>1.73782771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32" calcext:value-type="float">
            <text:p>23.32</text:p>
          </table:table-cell>
          <table:table-cell office:value-type="float" office:value="29.3636363636364" calcext:value-type="float">
            <text:p>29.3636363636</text:p>
          </table:table-cell>
          <table:table-cell office:value-type="float" office:value="22.5730337078651" calcext:value-type="float">
            <text:p>22.5730337079</text:p>
          </table:table-cell>
          <table:table-cell table:formula="of:=[.I553]*[.J553]" office:value-type="float" office:value="116227.655430711" calcext:value-type="float">
            <text:p>116227.6554307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12241728" calcext:value-type="float">
            <text:p>3012241728</text:p>
          </table:table-cell>
          <table:table-cell office:value-type="float" office:value="66938" calcext:value-type="float">
            <text:p>66938</text:p>
          </table:table-cell>
          <table:table-cell office:value-type="float" office:value="1.741822721598" calcext:value-type="float">
            <text:p>1.7418227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27.8181818181818" calcext:value-type="float">
            <text:p>27.8181818182</text:p>
          </table:table-cell>
          <table:table-cell office:value-type="float" office:value="22.7865168539326" calcext:value-type="float">
            <text:p>22.7865168539</text:p>
          </table:table-cell>
          <table:table-cell table:formula="of:=[.I554]*[.J554]" office:value-type="float" office:value="116594.129338327" calcext:value-type="float">
            <text:p>116594.129338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120651456" calcext:value-type="float">
            <text:p>3120651456</text:p>
          </table:table-cell>
          <table:table-cell office:value-type="float" office:value="69347" calcext:value-type="float">
            <text:p>69347</text:p>
          </table:table-cell>
          <table:table-cell office:value-type="float" office:value="1.6815834767642" calcext:value-type="float">
            <text:p>1.68158347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26.4545454545455" calcext:value-type="float">
            <text:p>26.4545454545</text:p>
          </table:table-cell>
          <table:table-cell office:value-type="float" office:value="23.8988764044943" calcext:value-type="float">
            <text:p>23.8988764045</text:p>
          </table:table-cell>
          <table:table-cell table:formula="of:=[.I555]*[.J555]" office:value-type="float" office:value="116612.769363167" calcext:value-type="float">
            <text:p>116612.769363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38053568" calcext:value-type="float">
            <text:p>3038053568</text:p>
          </table:table-cell>
          <table:table-cell office:value-type="float" office:value="67512" calcext:value-type="float">
            <text:p>67512</text:p>
          </table:table-cell>
          <table:table-cell office:value-type="float" office:value="1.73650793650793" calcext:value-type="float">
            <text:p>1.73650793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.54</text:p>
          </table:table-cell>
          <table:table-cell office:value-type="float" office:value="23.1818181818182" calcext:value-type="float">
            <text:p>23.1818181818</text:p>
          </table:table-cell>
          <table:table-cell office:value-type="float" office:value="23.5842696629213" calcext:value-type="float">
            <text:p>23.5842696629</text:p>
          </table:table-cell>
          <table:table-cell table:formula="of:=[.I556]*[.J556]" office:value-type="float" office:value="117235.123809524" calcext:value-type="float">
            <text:p>117235.123809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45797120" calcext:value-type="float">
            <text:p>3045797120</text:p>
          </table:table-cell>
          <table:table-cell office:value-type="float" office:value="67684" calcext:value-type="float">
            <text:p>67684</text:p>
          </table:table-cell>
          <table:table-cell office:value-type="float" office:value="1.73530817009078" calcext:value-type="float">
            <text:p>1.73530817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22.5168539325843" calcext:value-type="float">
            <text:p>22.5168539326</text:p>
          </table:table-cell>
          <table:table-cell table:formula="of:=[.I557]*[.J557]" office:value-type="float" office:value="117452.598184424" calcext:value-type="float">
            <text:p>117452.5981844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43215936" calcext:value-type="float">
            <text:p>3043215936</text:p>
          </table:table-cell>
          <table:table-cell office:value-type="float" office:value="67626" calcext:value-type="float">
            <text:p>67626</text:p>
          </table:table-cell>
          <table:table-cell office:value-type="float" office:value="1.73698041089346" calcext:value-type="float">
            <text:p>1.73698041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58" calcext:value-type="float">
            <text:p>23.58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23.123595505618" calcext:value-type="float">
            <text:p>23.1235955056</text:p>
          </table:table-cell>
          <table:table-cell table:formula="of:=[.I558]*[.J558]" office:value-type="float" office:value="117465.037267081" calcext:value-type="float">
            <text:p>117465.037267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58703040" calcext:value-type="float">
            <text:p>3058703040</text:p>
          </table:table-cell>
          <table:table-cell office:value-type="float" office:value="67971" calcext:value-type="float">
            <text:p>67971</text:p>
          </table:table-cell>
          <table:table-cell office:value-type="float" office:value="1.7291013584117" calcext:value-type="float">
            <text:p>1.72910135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20.8181818181818" calcext:value-type="float">
            <text:p>20.8181818182</text:p>
          </table:table-cell>
          <table:table-cell office:value-type="float" office:value="24.0561797752809" calcext:value-type="float">
            <text:p>24.0561797753</text:p>
          </table:table-cell>
          <table:table-cell table:formula="of:=[.I559]*[.J559]" office:value-type="float" office:value="117528.748432602" calcext:value-type="float">
            <text:p>117528.7484326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053540672" calcext:value-type="float">
            <text:p>3053540672</text:p>
          </table:table-cell>
          <table:table-cell office:value-type="float" office:value="67856" calcext:value-type="float">
            <text:p>67856</text:p>
          </table:table-cell>
          <table:table-cell office:value-type="float" office:value="1.73301985370951" calcext:value-type="float">
            <text:p>1.73301985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66" calcext:value-type="float">
            <text:p>23.66</text:p>
          </table:table-cell>
          <table:table-cell office:value-type="float" office:value="19" calcext:value-type="float">
            <text:p>19</text:p>
          </table:table-cell>
          <table:table-cell office:value-type="float" office:value="24.2359550561798" calcext:value-type="float">
            <text:p>24.2359550562</text:p>
          </table:table-cell>
          <table:table-cell table:formula="of:=[.I560]*[.J560]" office:value-type="float" office:value="117595.795193313" calcext:value-type="float">
            <text:p>117595.795193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128395008" calcext:value-type="float">
            <text:p>3128395008</text:p>
          </table:table-cell>
          <table:table-cell office:value-type="float" office:value="69519" calcext:value-type="float">
            <text:p>69519</text:p>
          </table:table-cell>
          <table:table-cell office:value-type="float" office:value="1.6922024623803" calcext:value-type="float">
            <text:p>1.69220246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.24</text:p>
          </table:table-cell>
          <table:table-cell office:value-type="float" office:value="31.7272727272727" calcext:value-type="float">
            <text:p>31.7272727273</text:p>
          </table:table-cell>
          <table:table-cell office:value-type="float" office:value="23.314606741573" calcext:value-type="float">
            <text:p>23.3146067416</text:p>
          </table:table-cell>
          <table:table-cell table:formula="of:=[.I561]*[.J561]" office:value-type="float" office:value="117640.222982216" calcext:value-type="float">
            <text:p>117640.222982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35472384" calcext:value-type="float">
            <text:p>3035472384</text:p>
          </table:table-cell>
          <table:table-cell office:value-type="float" office:value="67454" calcext:value-type="float">
            <text:p>67454</text:p>
          </table:table-cell>
          <table:table-cell office:value-type="float" office:value="1.74656679151061" calcext:value-type="float">
            <text:p>1.74656679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52" calcext:value-type="float">
            <text:p>23.52</text:p>
          </table:table-cell>
          <table:table-cell office:value-type="float" office:value="11.3636363636364" calcext:value-type="float">
            <text:p>11.3636363636</text:p>
          </table:table-cell>
          <table:table-cell office:value-type="float" office:value="25.0224719101123" calcext:value-type="float">
            <text:p>25.0224719101</text:p>
          </table:table-cell>
          <table:table-cell table:formula="of:=[.I562]*[.J562]" office:value-type="float" office:value="117812.916354557" calcext:value-type="float">
            <text:p>117812.916354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94839616" calcext:value-type="float">
            <text:p>3094839616</text:p>
          </table:table-cell>
          <table:table-cell office:value-type="float" office:value="68774" calcext:value-type="float">
            <text:p>68774</text:p>
          </table:table-cell>
          <table:table-cell office:value-type="float" office:value="1.71475995914198" calcext:value-type="float">
            <text:p>1.71475995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8" calcext:value-type="float">
            <text:p>23.98</text:p>
          </table:table-cell>
          <table:table-cell office:value-type="float" office:value="37.6363636363636" calcext:value-type="float">
            <text:p>37.6363636364</text:p>
          </table:table-cell>
          <table:table-cell office:value-type="float" office:value="22.2921348314607" calcext:value-type="float">
            <text:p>22.2921348315</text:p>
          </table:table-cell>
          <table:table-cell table:formula="of:=[.I563]*[.J563]" office:value-type="float" office:value="117930.901430031" calcext:value-type="float">
            <text:p>117930.901430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53540672" calcext:value-type="float">
            <text:p>3053540672</text:p>
          </table:table-cell>
          <table:table-cell office:value-type="float" office:value="67856" calcext:value-type="float">
            <text:p>67856</text:p>
          </table:table-cell>
          <table:table-cell office:value-type="float" office:value="1.74107365792759" calcext:value-type="float">
            <text:p>1.74107365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66" calcext:value-type="float">
            <text:p>23.66</text:p>
          </table:table-cell>
          <table:table-cell office:value-type="float" office:value="22.9090909090909" calcext:value-type="float">
            <text:p>22.9090909091</text:p>
          </table:table-cell>
          <table:table-cell office:value-type="float" office:value="23.752808988764" calcext:value-type="float">
            <text:p>23.7528089888</text:p>
          </table:table-cell>
          <table:table-cell table:formula="of:=[.I564]*[.J564]" office:value-type="float" office:value="118142.294132334" calcext:value-type="float">
            <text:p>118142.294132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71608960" calcext:value-type="float">
            <text:p>3071608960</text:p>
          </table:table-cell>
          <table:table-cell office:value-type="float" office:value="68257" calcext:value-type="float">
            <text:p>68257</text:p>
          </table:table-cell>
          <table:table-cell office:value-type="float" office:value="1.73119122257053" calcext:value-type="float">
            <text:p>1.73119122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27" calcext:value-type="float">
            <text:p>27</text:p>
          </table:table-cell>
          <table:table-cell office:value-type="float" office:value="23.4044943820225" calcext:value-type="float">
            <text:p>23.404494382</text:p>
          </table:table-cell>
          <table:table-cell table:formula="of:=[.I565]*[.J565]" office:value-type="float" office:value="118165.919278997" calcext:value-type="float">
            <text:p>118165.919278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97420800" calcext:value-type="float">
            <text:p>3097420800</text:p>
          </table:table-cell>
          <table:table-cell office:value-type="float" office:value="68831" calcext:value-type="float">
            <text:p>68831</text:p>
          </table:table-cell>
          <table:table-cell office:value-type="float" office:value="1.71891327063741" calcext:value-type="float">
            <text:p>1.71891327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.4000000000001" calcext:value-type="float">
            <text:p>41.4</text:p>
          </table:table-cell>
          <table:table-cell office:value-type="float" office:value="22.0666666666666" calcext:value-type="float">
            <text:p>22.0666666667</text:p>
          </table:table-cell>
          <table:table-cell table:formula="of:=[.I566]*[.J566]" office:value-type="float" office:value="118314.519331244" calcext:value-type="float">
            <text:p>118314.519331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94839616" calcext:value-type="float">
            <text:p>3094839616</text:p>
          </table:table-cell>
          <table:table-cell office:value-type="float" office:value="68774" calcext:value-type="float">
            <text:p>68774</text:p>
          </table:table-cell>
          <table:table-cell office:value-type="float" office:value="1.72100313479624" calcext:value-type="float">
            <text:p>1.72100313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8" calcext:value-type="float">
            <text:p>23.98</text:p>
          </table:table-cell>
          <table:table-cell office:value-type="float" office:value="25.2727272727273" calcext:value-type="float">
            <text:p>25.2727272727</text:p>
          </table:table-cell>
          <table:table-cell office:value-type="float" office:value="23.8202247191011" calcext:value-type="float">
            <text:p>23.8202247191</text:p>
          </table:table-cell>
          <table:table-cell table:formula="of:=[.I567]*[.J567]" office:value-type="float" office:value="118360.269592476" calcext:value-type="float">
            <text:p>118360.269592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84514880" calcext:value-type="float">
            <text:p>3084514880</text:p>
          </table:table-cell>
          <table:table-cell office:value-type="float" office:value="68544" calcext:value-type="float">
            <text:p>68544</text:p>
          </table:table-cell>
          <table:table-cell office:value-type="float" office:value="1.73186813186813" calcext:value-type="float">
            <text:p>1.73186813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44" calcext:value-type="float">
            <text:p>44</text:p>
          </table:table-cell>
          <table:table-cell office:value-type="float" office:value="21.6666666666667" calcext:value-type="float">
            <text:p>21.6666666667</text:p>
          </table:table-cell>
          <table:table-cell table:formula="of:=[.I568]*[.J568]" office:value-type="float" office:value="118709.169230769" calcext:value-type="float">
            <text:p>118709.1692307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61284224" calcext:value-type="float">
            <text:p>3061284224</text:p>
          </table:table-cell>
          <table:table-cell office:value-type="float" office:value="68028" calcext:value-type="float">
            <text:p>68028</text:p>
          </table:table-cell>
          <table:table-cell office:value-type="float" office:value="1.74749694749695" calcext:value-type="float">
            <text:p>1.74749694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21.2727272727273" calcext:value-type="float">
            <text:p>21.2727272727</text:p>
          </table:table-cell>
          <table:table-cell office:value-type="float" office:value="24.0224719101124" calcext:value-type="float">
            <text:p>24.0224719101</text:p>
          </table:table-cell>
          <table:table-cell table:formula="of:=[.I569]*[.J569]" office:value-type="float" office:value="118878.722344322" calcext:value-type="float">
            <text:p>118878.72234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120651456" calcext:value-type="float">
            <text:p>3120651456</text:p>
          </table:table-cell>
          <table:table-cell office:value-type="float" office:value="69347" calcext:value-type="float">
            <text:p>69347</text:p>
          </table:table-cell>
          <table:table-cell office:value-type="float" office:value="1.71578140960164" calcext:value-type="float">
            <text:p>1.71578140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35.7777777777778" calcext:value-type="float">
            <text:p>35.7777777778</text:p>
          </table:table-cell>
          <table:table-cell office:value-type="float" office:value="23.032967032967" calcext:value-type="float">
            <text:p>23.032967033</text:p>
          </table:table-cell>
          <table:table-cell table:formula="of:=[.I570]*[.J570]" office:value-type="float" office:value="118984.293411645" calcext:value-type="float">
            <text:p>118984.293411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66446592" calcext:value-type="float">
            <text:p>3066446592</text:p>
          </table:table-cell>
          <table:table-cell office:value-type="float" office:value="68143" calcext:value-type="float">
            <text:p>68143</text:p>
          </table:table-cell>
          <table:table-cell office:value-type="float" office:value="1.74796942188246" calcext:value-type="float">
            <text:p>1.74796942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76" calcext:value-type="float">
            <text:p>23.76</text:p>
          </table:table-cell>
          <table:table-cell office:value-type="float" office:value="18.0909090909091" calcext:value-type="float">
            <text:p>18.0909090909</text:p>
          </table:table-cell>
          <table:table-cell office:value-type="float" office:value="24.4606741573034" calcext:value-type="float">
            <text:p>24.4606741573</text:p>
          </table:table-cell>
          <table:table-cell table:formula="of:=[.I571]*[.J571]" office:value-type="float" office:value="119111.880315337" calcext:value-type="float">
            <text:p>119111.880315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123232640" calcext:value-type="float">
            <text:p>3123232640</text:p>
          </table:table-cell>
          <table:table-cell office:value-type="float" office:value="69405" calcext:value-type="float">
            <text:p>69405</text:p>
          </table:table-cell>
          <table:table-cell office:value-type="float" office:value="1.71682340647858" calcext:value-type="float">
            <text:p>1.71682340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41.909090909091" calcext:value-type="float">
            <text:p>41.9090909091</text:p>
          </table:table-cell>
          <table:table-cell office:value-type="float" office:value="22.0112359550562" calcext:value-type="float">
            <text:p>22.0112359551</text:p>
          </table:table-cell>
          <table:table-cell table:formula="of:=[.I572]*[.J572]" office:value-type="float" office:value="119156.128526646" calcext:value-type="float">
            <text:p>119156.128526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10992896" calcext:value-type="float">
            <text:p>3210992896</text:p>
          </table:table-cell>
          <table:table-cell office:value-type="float" office:value="71355" calcext:value-type="float">
            <text:p>71355</text:p>
          </table:table-cell>
          <table:table-cell office:value-type="float" office:value="1.67039586919105" calcext:value-type="float">
            <text:p>1.67039586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8800000000001" calcext:value-type="float">
            <text:p>24.88</text:p>
          </table:table-cell>
          <table:table-cell office:value-type="float" office:value="18.3636363636363" calcext:value-type="float">
            <text:p>18.3636363636</text:p>
          </table:table-cell>
          <table:table-cell office:value-type="float" office:value="25.6853932584269" calcext:value-type="float">
            <text:p>25.6853932584</text:p>
          </table:table-cell>
          <table:table-cell table:formula="of:=[.I573]*[.J573]" office:value-type="float" office:value="119191.097246128" calcext:value-type="float">
            <text:p>119191.097246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54206848" calcext:value-type="float">
            <text:p>3154206848</text:p>
          </table:table-cell>
          <table:table-cell office:value-type="float" office:value="70093" calcext:value-type="float">
            <text:p>70093</text:p>
          </table:table-cell>
          <table:table-cell office:value-type="float" office:value="1.70328789093825" calcext:value-type="float">
            <text:p>1.70328789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19.8181818181818" calcext:value-type="float">
            <text:p>19.8181818182</text:p>
          </table:table-cell>
          <table:table-cell office:value-type="float" office:value="25.0112359550562" calcext:value-type="float">
            <text:p>25.0112359551</text:p>
          </table:table-cell>
          <table:table-cell table:formula="of:=[.I574]*[.J574]" office:value-type="float" office:value="119388.558139535" calcext:value-type="float">
            <text:p>119388.558139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20651456" calcext:value-type="float">
            <text:p>3120651456</text:p>
          </table:table-cell>
          <table:table-cell office:value-type="float" office:value="69347" calcext:value-type="float">
            <text:p>69347</text:p>
          </table:table-cell>
          <table:table-cell office:value-type="float" office:value="1.7223092998955" calcext:value-type="float">
            <text:p>1.72230929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14.2" calcext:value-type="float">
            <text:p>14.2</text:p>
          </table:table-cell>
          <table:table-cell office:value-type="float" office:value="25.2888888888888" calcext:value-type="float">
            <text:p>25.2888888889</text:p>
          </table:table-cell>
          <table:table-cell table:formula="of:=[.I575]*[.J575]" office:value-type="float" office:value="119436.983019853" calcext:value-type="float">
            <text:p>119436.983019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18070272" calcext:value-type="float">
            <text:p>3118070272</text:p>
          </table:table-cell>
          <table:table-cell office:value-type="float" office:value="69290" calcext:value-type="float">
            <text:p>69290</text:p>
          </table:table-cell>
          <table:table-cell office:value-type="float" office:value="1.72384519350811" calcext:value-type="float">
            <text:p>1.72384519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29.5454545454545" calcext:value-type="float">
            <text:p>29.5454545455</text:p>
          </table:table-cell>
          <table:table-cell office:value-type="float" office:value="23.4943820224719" calcext:value-type="float">
            <text:p>23.4943820225</text:p>
          </table:table-cell>
          <table:table-cell table:formula="of:=[.I576]*[.J576]" office:value-type="float" office:value="119445.233458177" calcext:value-type="float">
            <text:p>119445.233458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94839616" calcext:value-type="float">
            <text:p>3094839616</text:p>
          </table:table-cell>
          <table:table-cell office:value-type="float" office:value="68774" calcext:value-type="float">
            <text:p>68774</text:p>
          </table:table-cell>
          <table:table-cell office:value-type="float" office:value="1.73772791023843" calcext:value-type="float">
            <text:p>1.73772791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8" calcext:value-type="float">
            <text:p>23.98</text:p>
          </table:table-cell>
          <table:table-cell office:value-type="float" office:value="25.909090909091" calcext:value-type="float">
            <text:p>25.9090909091</text:p>
          </table:table-cell>
          <table:table-cell office:value-type="float" office:value="23.7415730337079" calcext:value-type="float">
            <text:p>23.7415730337</text:p>
          </table:table-cell>
          <table:table-cell table:formula="of:=[.I577]*[.J577]" office:value-type="float" office:value="119510.499298738" calcext:value-type="float">
            <text:p>119510.499298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23232640" calcext:value-type="float">
            <text:p>3123232640</text:p>
          </table:table-cell>
          <table:table-cell office:value-type="float" office:value="69405" calcext:value-type="float">
            <text:p>69405</text:p>
          </table:table-cell>
          <table:table-cell office:value-type="float" office:value="1.72805642633229" calcext:value-type="float">
            <text:p>1.7280564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6.54545454545454" calcext:value-type="float">
            <text:p>6.5454545455</text:p>
          </table:table-cell>
          <table:table-cell office:value-type="float" office:value="26.3820224719102" calcext:value-type="float">
            <text:p>26.3820224719</text:p>
          </table:table-cell>
          <table:table-cell table:formula="of:=[.I578]*[.J578]" office:value-type="float" office:value="119935.756269593" calcext:value-type="float">
            <text:p>119935.7562695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164531584" calcext:value-type="float">
            <text:p>3164531584</text:p>
          </table:table-cell>
          <table:table-cell office:value-type="float" office:value="70322" calcext:value-type="float">
            <text:p>70322</text:p>
          </table:table-cell>
          <table:table-cell office:value-type="float" office:value="1.7082027168234" calcext:value-type="float">
            <text:p>1.70820271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33" calcext:value-type="float">
            <text:p>33</text:p>
          </table:table-cell>
          <table:table-cell office:value-type="float" office:value="23.4719101123596" calcext:value-type="float">
            <text:p>23.4719101124</text:p>
          </table:table-cell>
          <table:table-cell table:formula="of:=[.I579]*[.J579]" office:value-type="float" office:value="120124.231452455" calcext:value-type="float">
            <text:p>120124.2314524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36138560" calcext:value-type="float">
            <text:p>3136138560</text:p>
          </table:table-cell>
          <table:table-cell office:value-type="float" office:value="69691" calcext:value-type="float">
            <text:p>69691</text:p>
          </table:table-cell>
          <table:table-cell office:value-type="float" office:value="1.72551361681797" calcext:value-type="float">
            <text:p>1.72551361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30.090909090909" calcext:value-type="float">
            <text:p>30.0909090909</text:p>
          </table:table-cell>
          <table:table-cell office:value-type="float" office:value="23.5842696629213" calcext:value-type="float">
            <text:p>23.5842696629</text:p>
          </table:table-cell>
          <table:table-cell table:formula="of:=[.I580]*[.J580]" office:value-type="float" office:value="120252.769469661" calcext:value-type="float">
            <text:p>120252.769469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25813824" calcext:value-type="float">
            <text:p>3125813824</text:p>
          </table:table-cell>
          <table:table-cell office:value-type="float" office:value="69462" calcext:value-type="float">
            <text:p>69462</text:p>
          </table:table-cell>
          <table:table-cell office:value-type="float" office:value="1.73183520599251" calcext:value-type="float">
            <text:p>1.7318352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2" calcext:value-type="float">
            <text:p>24.22</text:p>
          </table:table-cell>
          <table:table-cell office:value-type="float" office:value="14.5" calcext:value-type="float">
            <text:p>14.5</text:p>
          </table:table-cell>
          <table:table-cell office:value-type="float" office:value="25.3" calcext:value-type="float">
            <text:p>25.3</text:p>
          </table:table-cell>
          <table:table-cell table:formula="of:=[.I581]*[.J581]" office:value-type="float" office:value="120296.737078651" calcext:value-type="float">
            <text:p>120296.737078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272941312" calcext:value-type="float">
            <text:p>3272941312</text:p>
          </table:table-cell>
          <table:table-cell office:value-type="float" office:value="72732" calcext:value-type="float">
            <text:p>72732</text:p>
          </table:table-cell>
          <table:table-cell office:value-type="float" office:value="1.65582655826558" calcext:value-type="float">
            <text:p>1.65582655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36" calcext:value-type="float">
            <text:p>25.36</text:p>
          </table:table-cell>
          <table:table-cell office:value-type="float" office:value="34.7272727272727" calcext:value-type="float">
            <text:p>34.7272727273</text:p>
          </table:table-cell>
          <table:table-cell office:value-type="float" office:value="24.2022471910113" calcext:value-type="float">
            <text:p>24.202247191</text:p>
          </table:table-cell>
          <table:table-cell table:formula="of:=[.I582]*[.J582]" office:value-type="float" office:value="120431.577235772" calcext:value-type="float">
            <text:p>120431.5772357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094839616" calcext:value-type="float">
            <text:p>3094839616</text:p>
          </table:table-cell>
          <table:table-cell office:value-type="float" office:value="68774" calcext:value-type="float">
            <text:p>68774</text:p>
          </table:table-cell>
          <table:table-cell office:value-type="float" office:value="1.75314573324182" calcext:value-type="float">
            <text:p>1.75314573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.98" calcext:value-type="float">
            <text:p>23.98</text:p>
          </table:table-cell>
          <table:table-cell office:value-type="float" office:value="30.4545454545455" calcext:value-type="float">
            <text:p>30.4545454545</text:p>
          </table:table-cell>
          <table:table-cell office:value-type="float" office:value="23.1797752808989" calcext:value-type="float">
            <text:p>23.1797752809</text:p>
          </table:table-cell>
          <table:table-cell table:formula="of:=[.I583]*[.J583]" office:value-type="float" office:value="120570.844657973" calcext:value-type="float">
            <text:p>120570.844657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87762240" calcext:value-type="float">
            <text:p>3187762240</text:p>
          </table:table-cell>
          <table:table-cell office:value-type="float" office:value="70839" calcext:value-type="float">
            <text:p>70839</text:p>
          </table:table-cell>
          <table:table-cell office:value-type="float" office:value="1.70429009193054" calcext:value-type="float">
            <text:p>1.70429009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23.752808988764" calcext:value-type="float">
            <text:p>23.7528089888</text:p>
          </table:table-cell>
          <table:table-cell table:formula="of:=[.I584]*[.J584]" office:value-type="float" office:value="120730.205822268" calcext:value-type="float">
            <text:p>120730.205822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118070272" calcext:value-type="float">
            <text:p>3118070272</text:p>
          </table:table-cell>
          <table:table-cell office:value-type="float" office:value="69290" calcext:value-type="float">
            <text:p>69290</text:p>
          </table:table-cell>
          <table:table-cell office:value-type="float" office:value="1.74676434676435" calcext:value-type="float">
            <text:p>1.74676434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7.27272727272726" calcext:value-type="float">
            <text:p>7.2727272727</text:p>
          </table:table-cell>
          <table:table-cell office:value-type="float" office:value="26.247191011236" calcext:value-type="float">
            <text:p>26.2471910112</text:p>
          </table:table-cell>
          <table:table-cell table:formula="of:=[.I585]*[.J585]" office:value-type="float" office:value="121033.301587301" calcext:value-type="float">
            <text:p>121033.301587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20651456" calcext:value-type="float">
            <text:p>3120651456</text:p>
          </table:table-cell>
          <table:table-cell office:value-type="float" office:value="69347" calcext:value-type="float">
            <text:p>69347</text:p>
          </table:table-cell>
          <table:table-cell office:value-type="float" office:value="1.74669652855543" calcext:value-type="float">
            <text:p>1.74669652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29.2727272727273" calcext:value-type="float">
            <text:p>29.2727272727</text:p>
          </table:table-cell>
          <table:table-cell office:value-type="float" office:value="23.5505617977528" calcext:value-type="float">
            <text:p>23.5505617978</text:p>
          </table:table-cell>
          <table:table-cell table:formula="of:=[.I586]*[.J586]" office:value-type="float" office:value="121128.164165733" calcext:value-type="float">
            <text:p>121128.1641657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72275136" calcext:value-type="float">
            <text:p>3172275136</text:p>
          </table:table-cell>
          <table:table-cell office:value-type="float" office:value="70494" calcext:value-type="float">
            <text:p>70494</text:p>
          </table:table-cell>
          <table:table-cell office:value-type="float" office:value="1.71935648621042" calcext:value-type="float">
            <text:p>1.71935648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58" calcext:value-type="float">
            <text:p>24.58</text:p>
          </table:table-cell>
          <table:table-cell office:value-type="float" office:value="17.4545454545455" calcext:value-type="float">
            <text:p>17.4545454545</text:p>
          </table:table-cell>
          <table:table-cell office:value-type="float" office:value="25.4606741573034" calcext:value-type="float">
            <text:p>25.4606741573</text:p>
          </table:table-cell>
          <table:table-cell table:formula="of:=[.I587]*[.J587]" office:value-type="float" office:value="121204.316138917" calcext:value-type="float">
            <text:p>121204.3161389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87762240" calcext:value-type="float">
            <text:p>3187762240</text:p>
          </table:table-cell>
          <table:table-cell office:value-type="float" office:value="70839" calcext:value-type="float">
            <text:p>70839</text:p>
          </table:table-cell>
          <table:table-cell office:value-type="float" office:value="1.71485642946317" calcext:value-type="float">
            <text:p>1.7148564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33" calcext:value-type="float">
            <text:p>33</text:p>
          </table:table-cell>
          <table:table-cell office:value-type="float" office:value="23.6741573033708" calcext:value-type="float">
            <text:p>23.6741573034</text:p>
          </table:table-cell>
          <table:table-cell table:formula="of:=[.I588]*[.J588]" office:value-type="float" office:value="121478.714606741" calcext:value-type="float">
            <text:p>121478.714606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252291840" calcext:value-type="float">
            <text:p>3252291840</text:p>
          </table:table-cell>
          <table:table-cell office:value-type="float" office:value="72273" calcext:value-type="float">
            <text:p>72273</text:p>
          </table:table-cell>
          <table:table-cell office:value-type="float" office:value="1.68344733242134" calcext:value-type="float">
            <text:p>1.68344733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16.3636363636363" calcext:value-type="float">
            <text:p>16.3636363636</text:p>
          </table:table-cell>
          <table:table-cell office:value-type="float" office:value="26.2921348314607" calcext:value-type="float">
            <text:p>26.2921348315</text:p>
          </table:table-cell>
          <table:table-cell table:formula="of:=[.I589]*[.J589]" office:value-type="float" office:value="121667.789056087" calcext:value-type="float">
            <text:p>121667.789056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61950400" calcext:value-type="float">
            <text:p>3161950400</text:p>
          </table:table-cell>
          <table:table-cell office:value-type="float" office:value="70265" calcext:value-type="float">
            <text:p>70265</text:p>
          </table:table-cell>
          <table:table-cell office:value-type="float" office:value="1.7336359292881" calcext:value-type="float">
            <text:p>1.73363592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3.9090909090909" calcext:value-type="float">
            <text:p>13.9090909091</text:p>
          </table:table-cell>
          <table:table-cell office:value-type="float" office:value="25.8089887640449" calcext:value-type="float">
            <text:p>25.808988764</text:p>
          </table:table-cell>
          <table:table-cell table:formula="of:=[.I590]*[.J590]" office:value-type="float" office:value="121813.928571429" calcext:value-type="float">
            <text:p>121813.928571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85181056" calcext:value-type="float">
            <text:p>3185181056</text:p>
          </table:table-cell>
          <table:table-cell office:value-type="float" office:value="70781" calcext:value-type="float">
            <text:p>70781</text:p>
          </table:table-cell>
          <table:table-cell office:value-type="float" office:value="1.72209737827715" calcext:value-type="float">
            <text:p>1.72209737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68" calcext:value-type="float">
            <text:p>24.68</text:p>
          </table:table-cell>
          <table:table-cell office:value-type="float" office:value="20" calcext:value-type="float">
            <text:p>20</text:p>
          </table:table-cell>
          <table:table-cell office:value-type="float" office:value="25.2" calcext:value-type="float">
            <text:p>25.2</text:p>
          </table:table-cell>
          <table:table-cell table:formula="of:=[.I591]*[.J591]" office:value-type="float" office:value="121891.774531835" calcext:value-type="float">
            <text:p>121891.774531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21317632" calcext:value-type="float">
            <text:p>3221317632</text:p>
          </table:table-cell>
          <table:table-cell office:value-type="float" office:value="71584" calcext:value-type="float">
            <text:p>71584</text:p>
          </table:table-cell>
          <table:table-cell office:value-type="float" office:value="1.70369357045144" calcext:value-type="float">
            <text:p>1.7036935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float" office:value="12.2727272727273" calcext:value-type="float">
            <text:p>12.2727272727</text:p>
          </table:table-cell>
          <table:table-cell office:value-type="float" office:value="26.5280898876404" calcext:value-type="float">
            <text:p>26.5280898876</text:p>
          </table:table-cell>
          <table:table-cell table:formula="of:=[.I592]*[.J592]" office:value-type="float" office:value="121957.200547196" calcext:value-type="float">
            <text:p>121957.200547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244548288" calcext:value-type="float">
            <text:p>3244548288</text:p>
          </table:table-cell>
          <table:table-cell office:value-type="float" office:value="72101" calcext:value-type="float">
            <text:p>72101</text:p>
          </table:table-cell>
          <table:table-cell office:value-type="float" office:value="1.69274965800274" calcext:value-type="float">
            <text:p>1.692749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34.7272727272727" calcext:value-type="float">
            <text:p>34.7272727273</text:p>
          </table:table-cell>
          <table:table-cell office:value-type="float" office:value="23.9550561797752" calcext:value-type="float">
            <text:p>23.9550561798</text:p>
          </table:table-cell>
          <table:table-cell table:formula="of:=[.I593]*[.J593]" office:value-type="float" office:value="122048.943091655" calcext:value-type="float">
            <text:p>122048.9430916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159369216" calcext:value-type="float">
            <text:p>3159369216</text:p>
          </table:table-cell>
          <table:table-cell office:value-type="float" office:value="70208" calcext:value-type="float">
            <text:p>70208</text:p>
          </table:table-cell>
          <table:table-cell office:value-type="float" office:value="1.74124914207275" calcext:value-type="float">
            <text:p>1.74124914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28.7272727272727" calcext:value-type="float">
            <text:p>28.7272727273</text:p>
          </table:table-cell>
          <table:table-cell office:value-type="float" office:value="23.9550561797752" calcext:value-type="float">
            <text:p>23.9550561798</text:p>
          </table:table-cell>
          <table:table-cell table:formula="of:=[.I594]*[.J594]" office:value-type="float" office:value="122249.619766644" calcext:value-type="float">
            <text:p>122249.619766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00668160" calcext:value-type="float">
            <text:p>3200668160</text:p>
          </table:table-cell>
          <table:table-cell office:value-type="float" office:value="71125" calcext:value-type="float">
            <text:p>71125</text:p>
          </table:table-cell>
          <table:table-cell office:value-type="float" office:value="1.7191011235955" calcext:value-type="float">
            <text:p>1.71910112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24.1818181818182" calcext:value-type="float">
            <text:p>24.1818181818</text:p>
          </table:table-cell>
          <table:table-cell office:value-type="float" office:value="24.876404494382" calcext:value-type="float">
            <text:p>24.8764044944</text:p>
          </table:table-cell>
          <table:table-cell table:formula="of:=[.I595]*[.J595]" office:value-type="float" office:value="122271.06741573" calcext:value-type="float">
            <text:p>122271.06741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03249344" calcext:value-type="float">
            <text:p>3203249344</text:p>
          </table:table-cell>
          <table:table-cell office:value-type="float" office:value="71183" calcext:value-type="float">
            <text:p>71183</text:p>
          </table:table-cell>
          <table:table-cell office:value-type="float" office:value="1.72112332112332" calcext:value-type="float">
            <text:p>1.72112332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office:value-type="float" office:value="28.7272727272727" calcext:value-type="float">
            <text:p>28.7272727273</text:p>
          </table:table-cell>
          <table:table-cell office:value-type="float" office:value="24.3370786516854" calcext:value-type="float">
            <text:p>24.3370786517</text:p>
          </table:table-cell>
          <table:table-cell table:formula="of:=[.I596]*[.J596]" office:value-type="float" office:value="122514.721367521" calcext:value-type="float">
            <text:p>122514.721367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311659072" calcext:value-type="float">
            <text:p>3311659072</text:p>
          </table:table-cell>
          <table:table-cell office:value-type="float" office:value="73592" calcext:value-type="float">
            <text:p>73592</text:p>
          </table:table-cell>
          <table:table-cell office:value-type="float" office:value="1.66576332429991" calcext:value-type="float">
            <text:p>1.66576332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66" calcext:value-type="float">
            <text:p>25.66</text:p>
          </table:table-cell>
          <table:table-cell office:value-type="float" office:value="39.3636363636364" calcext:value-type="float">
            <text:p>39.3636363636</text:p>
          </table:table-cell>
          <table:table-cell office:value-type="float" office:value="23.9662921348315" calcext:value-type="float">
            <text:p>23.9662921348</text:p>
          </table:table-cell>
          <table:table-cell table:formula="of:=[.I597]*[.J597]" office:value-type="float" office:value="122586.854561879" calcext:value-type="float">
            <text:p>122586.854561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96171968" calcext:value-type="float">
            <text:p>3296171968</text:p>
          </table:table-cell>
          <table:table-cell office:value-type="float" office:value="73248" calcext:value-type="float">
            <text:p>73248</text:p>
          </table:table-cell>
          <table:table-cell office:value-type="float" office:value="1.67842799770511" calcext:value-type="float">
            <text:p>1.67842799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54" calcext:value-type="float">
            <text:p>25.54</text:p>
          </table:table-cell>
          <table:table-cell office:value-type="float" office:value="20.1818181818182" calcext:value-type="float">
            <text:p>20.1818181818</text:p>
          </table:table-cell>
          <table:table-cell office:value-type="float" office:value="26.2022471910113" calcext:value-type="float">
            <text:p>26.202247191</text:p>
          </table:table-cell>
          <table:table-cell table:formula="of:=[.I598]*[.J598]" office:value-type="float" office:value="122941.493975904" calcext:value-type="float">
            <text:p>122941.493975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262616576" calcext:value-type="float">
            <text:p>3262616576</text:p>
          </table:table-cell>
          <table:table-cell office:value-type="float" office:value="72502" calcext:value-type="float">
            <text:p>72502</text:p>
          </table:table-cell>
          <table:table-cell office:value-type="float" office:value="1.6966051857792" calcext:value-type="float">
            <text:p>1.69660518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28" calcext:value-type="float">
            <text:p>25.28</text:p>
          </table:table-cell>
          <table:table-cell office:value-type="float" office:value="48.8000000000001" calcext:value-type="float">
            <text:p>48.8</text:p>
          </table:table-cell>
          <table:table-cell office:value-type="float" office:value="22.6666666666667" calcext:value-type="float">
            <text:p>22.6666666667</text:p>
          </table:table-cell>
          <table:table-cell table:formula="of:=[.I599]*[.J599]" office:value-type="float" office:value="123007.269179364" calcext:value-type="float">
            <text:p>123007.2691793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185181056" calcext:value-type="float">
            <text:p>3185181056</text:p>
          </table:table-cell>
          <table:table-cell office:value-type="float" office:value="70781" calcext:value-type="float">
            <text:p>70781</text:p>
          </table:table-cell>
          <table:table-cell office:value-type="float" office:value="1.73889668069191" calcext:value-type="float">
            <text:p>1.73889668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68" calcext:value-type="float">
            <text:p>24.68</text:p>
          </table:table-cell>
          <table:table-cell office:value-type="float" office:value="14.5" calcext:value-type="float">
            <text:p>14.5</text:p>
          </table:table-cell>
          <table:table-cell office:value-type="float" office:value="25.8111111111111" calcext:value-type="float">
            <text:p>25.8111111111</text:p>
          </table:table-cell>
          <table:table-cell table:formula="of:=[.I600]*[.J600]" office:value-type="float" office:value="123080.845956054" calcext:value-type="float">
            <text:p>123080.845956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03249344" calcext:value-type="float">
            <text:p>3203249344</text:p>
          </table:table-cell>
          <table:table-cell office:value-type="float" office:value="71183" calcext:value-type="float">
            <text:p>71183</text:p>
          </table:table-cell>
          <table:table-cell office:value-type="float" office:value="1.73208489388265" calcext:value-type="float">
            <text:p>1.73208489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office:value-type="float" office:value="10.9" calcext:value-type="float">
            <text:p>10.9</text:p>
          </table:table-cell>
          <table:table-cell office:value-type="float" office:value="26.3666666666667" calcext:value-type="float">
            <text:p>26.3666666667</text:p>
          </table:table-cell>
          <table:table-cell table:formula="of:=[.I601]*[.J601]" office:value-type="float" office:value="123294.999001248" calcext:value-type="float">
            <text:p>123294.999001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247129472" calcext:value-type="float">
            <text:p>3247129472</text:p>
          </table:table-cell>
          <table:table-cell office:value-type="float" office:value="72158" calcext:value-type="float">
            <text:p>72158</text:p>
          </table:table-cell>
          <table:table-cell office:value-type="float" office:value="1.70911360799002" calcext:value-type="float">
            <text:p>1.709113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16" calcext:value-type="float">
            <text:p>25.16</text:p>
          </table:table-cell>
          <table:table-cell office:value-type="float" office:value="29.5454545454545" calcext:value-type="float">
            <text:p>29.5454545455</text:p>
          </table:table-cell>
          <table:table-cell office:value-type="float" office:value="24.6179775280898" calcext:value-type="float">
            <text:p>24.6179775281</text:p>
          </table:table-cell>
          <table:table-cell table:formula="of:=[.I602]*[.J602]" office:value-type="float" office:value="123326.219725344" calcext:value-type="float">
            <text:p>123326.219725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29061184" calcext:value-type="float">
            <text:p>3229061184</text:p>
          </table:table-cell>
          <table:table-cell office:value-type="float" office:value="71756" calcext:value-type="float">
            <text:p>71756</text:p>
          </table:table-cell>
          <table:table-cell office:value-type="float" office:value="1.7191011235955" calcext:value-type="float">
            <text:p>1.71910112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  <table:table-cell office:value-type="float" office:value="9.18181818181816" calcext:value-type="float">
            <text:p>9.1818181818</text:p>
          </table:table-cell>
          <table:table-cell office:value-type="float" office:value="26.9775280898876" calcext:value-type="float">
            <text:p>26.9775280899</text:p>
          </table:table-cell>
          <table:table-cell table:formula="of:=[.I603]*[.J603]" office:value-type="float" office:value="123355.820224719" calcext:value-type="float">
            <text:p>123355.820224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249710656" calcext:value-type="float">
            <text:p>3249710656</text:p>
          </table:table-cell>
          <table:table-cell office:value-type="float" office:value="72215" calcext:value-type="float">
            <text:p>72215</text:p>
          </table:table-cell>
          <table:table-cell office:value-type="float" office:value="1.70950888192268" calcext:value-type="float">
            <text:p>1.70950888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18" calcext:value-type="float">
            <text:p>25.18</text:p>
          </table:table-cell>
          <table:table-cell office:value-type="float" office:value="14.6" calcext:value-type="float">
            <text:p>14.6</text:p>
          </table:table-cell>
          <table:table-cell office:value-type="float" office:value="26.3555555555555" calcext:value-type="float">
            <text:p>26.3555555556</text:p>
          </table:table-cell>
          <table:table-cell table:formula="of:=[.I604]*[.J604]" office:value-type="float" office:value="123452.183908046" calcext:value-type="float">
            <text:p>123452.1839080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83266048" calcext:value-type="float">
            <text:p>3283266048</text:p>
          </table:table-cell>
          <table:table-cell office:value-type="float" office:value="72961" calcext:value-type="float">
            <text:p>72961</text:p>
          </table:table-cell>
          <table:table-cell office:value-type="float" office:value="1.69662921348314" calcext:value-type="float">
            <text:p>1.6966292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.44</text:p>
          </table:table-cell>
          <table:table-cell office:value-type="float" office:value="28" calcext:value-type="float">
            <text:p>28</text:p>
          </table:table-cell>
          <table:table-cell office:value-type="float" office:value="25.123595505618" calcext:value-type="float">
            <text:p>25.1235955056</text:p>
          </table:table-cell>
          <table:table-cell table:formula="of:=[.I605]*[.J605]" office:value-type="float" office:value="123787.764044944" calcext:value-type="float">
            <text:p>123787.764044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41967104" calcext:value-type="float">
            <text:p>3241967104</text:p>
          </table:table-cell>
          <table:table-cell office:value-type="float" office:value="72043" calcext:value-type="float">
            <text:p>72043</text:p>
          </table:table-cell>
          <table:table-cell office:value-type="float" office:value="1.71833503575077" calcext:value-type="float">
            <text:p>1.71833503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1199999999999" calcext:value-type="float">
            <text:p>25.12</text:p>
          </table:table-cell>
          <table:table-cell office:value-type="float" office:value="23.0909090909091" calcext:value-type="float">
            <text:p>23.0909090909</text:p>
          </table:table-cell>
          <table:table-cell office:value-type="float" office:value="25.370786516854" calcext:value-type="float">
            <text:p>25.3707865169</text:p>
          </table:table-cell>
          <table:table-cell table:formula="of:=[.I606]*[.J606]" office:value-type="float" office:value="123794.010980592" calcext:value-type="float">
            <text:p>123794.010980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223898816" calcext:value-type="float">
            <text:p>3223898816</text:p>
          </table:table-cell>
          <table:table-cell office:value-type="float" office:value="71642" calcext:value-type="float">
            <text:p>71642</text:p>
          </table:table-cell>
          <table:table-cell office:value-type="float" office:value="1.73594624860022" calcext:value-type="float">
            <text:p>1.73594624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98" calcext:value-type="float">
            <text:p>24.98</text:p>
          </table:table-cell>
          <table:table-cell office:value-type="float" office:value="38.5454545454545" calcext:value-type="float">
            <text:p>38.5454545455</text:p>
          </table:table-cell>
          <table:table-cell office:value-type="float" office:value="23.3033707865168" calcext:value-type="float">
            <text:p>23.3033707865</text:p>
          </table:table-cell>
          <table:table-cell table:formula="of:=[.I607]*[.J607]" office:value-type="float" office:value="124366.661142217" calcext:value-type="float">
            <text:p>124366.661142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31642368" calcext:value-type="float">
            <text:p>3231642368</text:p>
          </table:table-cell>
          <table:table-cell office:value-type="float" office:value="71814" calcext:value-type="float">
            <text:p>71814</text:p>
          </table:table-cell>
          <table:table-cell office:value-type="float" office:value="1.73211781206171" calcext:value-type="float">
            <text:p>1.73211781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04" calcext:value-type="float">
            <text:p>25.04</text:p>
          </table:table-cell>
          <table:table-cell office:value-type="float" office:value="37.8000000000001" calcext:value-type="float">
            <text:p>37.8</text:p>
          </table:table-cell>
          <table:table-cell office:value-type="float" office:value="23.6222222222222" calcext:value-type="float">
            <text:p>23.6222222222</text:p>
          </table:table-cell>
          <table:table-cell table:formula="of:=[.I608]*[.J608]" office:value-type="float" office:value="124390.3085554" calcext:value-type="float">
            <text:p>124390.30855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18736448" calcext:value-type="float">
            <text:p>3218736448</text:p>
          </table:table-cell>
          <table:table-cell office:value-type="float" office:value="71527" calcext:value-type="float">
            <text:p>71527</text:p>
          </table:table-cell>
          <table:table-cell office:value-type="float" office:value="1.74032489249881" calcext:value-type="float">
            <text:p>1.74032489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94" calcext:value-type="float">
            <text:p>24.94</text:p>
          </table:table-cell>
          <table:table-cell office:value-type="float" office:value="10.6" calcext:value-type="float">
            <text:p>10.6</text:p>
          </table:table-cell>
          <table:table-cell office:value-type="float" office:value="26.5333333333333" calcext:value-type="float">
            <text:p>26.5333333333</text:p>
          </table:table-cell>
          <table:table-cell table:formula="of:=[.I609]*[.J609]" office:value-type="float" office:value="124480.218585762" calcext:value-type="float">
            <text:p>124480.2185857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96171968" calcext:value-type="float">
            <text:p>3296171968</text:p>
          </table:table-cell>
          <table:table-cell office:value-type="float" office:value="73248" calcext:value-type="float">
            <text:p>73248</text:p>
          </table:table-cell>
          <table:table-cell office:value-type="float" office:value="1.70122574055158" calcext:value-type="float">
            <text:p>1.70122574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54" calcext:value-type="float">
            <text:p>25.54</text:p>
          </table:table-cell>
          <table:table-cell office:value-type="float" office:value="21.7272727272727" calcext:value-type="float">
            <text:p>21.7272727273</text:p>
          </table:table-cell>
          <table:table-cell office:value-type="float" office:value="26.0112359550562" calcext:value-type="float">
            <text:p>26.0112359551</text:p>
          </table:table-cell>
          <table:table-cell table:formula="of:=[.I610]*[.J610]" office:value-type="float" office:value="124611.383043922" calcext:value-type="float">
            <text:p>124611.383043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288428416" calcext:value-type="float">
            <text:p>3288428416</text:p>
          </table:table-cell>
          <table:table-cell office:value-type="float" office:value="73076" calcext:value-type="float">
            <text:p>73076</text:p>
          </table:table-cell>
          <table:table-cell office:value-type="float" office:value="1.71144024514811" calcext:value-type="float">
            <text:p>1.71144024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24.5555555555556" calcext:value-type="float">
            <text:p>24.5555555556</text:p>
          </table:table-cell>
          <table:table-cell table:formula="of:=[.I611]*[.J611]" office:value-type="float" office:value="125065.207354443" calcext:value-type="float">
            <text:p>125065.207354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309077888" calcext:value-type="float">
            <text:p>3309077888</text:p>
          </table:table-cell>
          <table:table-cell office:value-type="float" office:value="73535" calcext:value-type="float">
            <text:p>73535</text:p>
          </table:table-cell>
          <table:table-cell office:value-type="float" office:value="1.70212234706617" calcext:value-type="float">
            <text:p>1.70212234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64" calcext:value-type="float">
            <text:p>25.64</text:p>
          </table:table-cell>
          <table:table-cell office:value-type="float" office:value="38.7272727272726" calcext:value-type="float">
            <text:p>38.7272727273</text:p>
          </table:table-cell>
          <table:table-cell office:value-type="float" office:value="24.0224719101124" calcext:value-type="float">
            <text:p>24.0224719101</text:p>
          </table:table-cell>
          <table:table-cell table:formula="of:=[.I612]*[.J612]" office:value-type="float" office:value="125165.566791511" calcext:value-type="float">
            <text:p>125165.5667915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44548288" calcext:value-type="float">
            <text:p>3244548288</text:p>
          </table:table-cell>
          <table:table-cell office:value-type="float" office:value="72101" calcext:value-type="float">
            <text:p>72101</text:p>
          </table:table-cell>
          <table:table-cell office:value-type="float" office:value="1.73815789473684" calcext:value-type="float">
            <text:p>1.73815789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33.909090909091" calcext:value-type="float">
            <text:p>33.9090909091</text:p>
          </table:table-cell>
          <table:table-cell office:value-type="float" office:value="24.0561797752809" calcext:value-type="float">
            <text:p>24.0561797753</text:p>
          </table:table-cell>
          <table:table-cell table:formula="of:=[.I613]*[.J613]" office:value-type="float" office:value="125322.922368421" calcext:value-type="float">
            <text:p>125322.9223684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29061184" calcext:value-type="float">
            <text:p>3229061184</text:p>
          </table:table-cell>
          <table:table-cell office:value-type="float" office:value="71756" calcext:value-type="float">
            <text:p>71756</text:p>
          </table:table-cell>
          <table:table-cell office:value-type="float" office:value="1.74956140350878" calcext:value-type="float">
            <text:p>1.74956140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  <table:table-cell office:value-type="float" office:value="48.909090909091" calcext:value-type="float">
            <text:p>48.9090909091</text:p>
          </table:table-cell>
          <table:table-cell office:value-type="float" office:value="22.0674157303371" calcext:value-type="float">
            <text:p>22.0674157303</text:p>
          </table:table-cell>
          <table:table-cell table:formula="of:=[.I614]*[.J614]" office:value-type="float" office:value="125541.528070176" calcext:value-type="float">
            <text:p>125541.528070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88428416" calcext:value-type="float">
            <text:p>3288428416</text:p>
          </table:table-cell>
          <table:table-cell office:value-type="float" office:value="73076" calcext:value-type="float">
            <text:p>73076</text:p>
          </table:table-cell>
          <table:table-cell office:value-type="float" office:value="1.71834687052078" calcext:value-type="float">
            <text:p>1.7183468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21.8181818181818" calcext:value-type="float">
            <text:p>21.8181818182</text:p>
          </table:table-cell>
          <table:table-cell office:value-type="float" office:value="25.9325842696629" calcext:value-type="float">
            <text:p>25.9325842697</text:p>
          </table:table-cell>
          <table:table-cell table:formula="of:=[.I615]*[.J615]" office:value-type="float" office:value="125569.915910177" calcext:value-type="float">
            <text:p>125569.915910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345214464" calcext:value-type="float">
            <text:p>3345214464</text:p>
          </table:table-cell>
          <table:table-cell office:value-type="float" office:value="74338" calcext:value-type="float">
            <text:p>74338</text:p>
          </table:table-cell>
          <table:table-cell office:value-type="float" office:value="1.69232825447741" calcext:value-type="float">
            <text:p>1.69232825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office:value-type="float" office:value="23.9" calcext:value-type="float">
            <text:p>23.9</text:p>
          </table:table-cell>
          <table:table-cell office:value-type="float" office:value="26.1444444444444" calcext:value-type="float">
            <text:p>26.1444444444</text:p>
          </table:table-cell>
          <table:table-cell table:formula="of:=[.I616]*[.J616]" office:value-type="float" office:value="125804.297781342" calcext:value-type="float">
            <text:p>125804.297781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298753152" calcext:value-type="float">
            <text:p>3298753152</text:p>
          </table:table-cell>
          <table:table-cell office:value-type="float" office:value="73305" calcext:value-type="float">
            <text:p>73305</text:p>
          </table:table-cell>
          <table:table-cell office:value-type="float" office:value="1.71834687052078" calcext:value-type="float">
            <text:p>1.7183468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56" calcext:value-type="float">
            <text:p>25.56</text:p>
          </table:table-cell>
          <table:table-cell office:value-type="float" office:value="19.2727272727273" calcext:value-type="float">
            <text:p>19.2727272727</text:p>
          </table:table-cell>
          <table:table-cell office:value-type="float" office:value="26.3370786516854" calcext:value-type="float">
            <text:p>26.3370786517</text:p>
          </table:table-cell>
          <table:table-cell table:formula="of:=[.I617]*[.J617]" office:value-type="float" office:value="125963.417343526" calcext:value-type="float">
            <text:p>125963.417343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383932224" calcext:value-type="float">
            <text:p>3383932224</text:p>
          </table:table-cell>
          <table:table-cell office:value-type="float" office:value="75198" calcext:value-type="float">
            <text:p>75198</text:p>
          </table:table-cell>
          <table:table-cell office:value-type="float" office:value="1.67523939808481" calcext:value-type="float">
            <text:p>1.67523939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22" calcext:value-type="float">
            <text:p>26.22</text:p>
          </table:table-cell>
          <table:table-cell office:value-type="float" office:value="23.8181818181818" calcext:value-type="float">
            <text:p>23.8181818182</text:p>
          </table:table-cell>
          <table:table-cell office:value-type="float" office:value="26.5168539325843" calcext:value-type="float">
            <text:p>26.5168539326</text:p>
          </table:table-cell>
          <table:table-cell table:formula="of:=[.I618]*[.J618]" office:value-type="float" office:value="125974.652257182" calcext:value-type="float">
            <text:p>125974.652257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80684864" calcext:value-type="float">
            <text:p>3280684864</text:p>
          </table:table-cell>
          <table:table-cell office:value-type="float" office:value="72904" calcext:value-type="float">
            <text:p>72904</text:p>
          </table:table-cell>
          <table:table-cell office:value-type="float" office:value="1.72884525479196" calcext:value-type="float">
            <text:p>1.72884525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42" calcext:value-type="float">
            <text:p>25.42</text:p>
          </table:table-cell>
          <table:table-cell office:value-type="float" office:value="26.909090909091" calcext:value-type="float">
            <text:p>26.9090909091</text:p>
          </table:table-cell>
          <table:table-cell office:value-type="float" office:value="25.2359550561798" calcext:value-type="float">
            <text:p>25.2359550562</text:p>
          </table:table-cell>
          <table:table-cell table:formula="of:=[.I619]*[.J619]" office:value-type="float" office:value="126039.734455353" calcext:value-type="float">
            <text:p>126039.734455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342633280" calcext:value-type="float">
            <text:p>3342633280</text:p>
          </table:table-cell>
          <table:table-cell office:value-type="float" office:value="74280" calcext:value-type="float">
            <text:p>74280</text:p>
          </table:table-cell>
          <table:table-cell office:value-type="float" office:value="1.69937578027466" calcext:value-type="float">
            <text:p>1.69937578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9000000000001" calcext:value-type="float">
            <text:p>25.9</text:p>
          </table:table-cell>
          <table:table-cell office:value-type="float" office:value="26.090909090909" calcext:value-type="float">
            <text:p>26.0909090909</text:p>
          </table:table-cell>
          <table:table-cell office:value-type="float" office:value="25.876404494382" calcext:value-type="float">
            <text:p>25.8764044944</text:p>
          </table:table-cell>
          <table:table-cell table:formula="of:=[.I620]*[.J620]" office:value-type="float" office:value="126229.632958801" calcext:value-type="float">
            <text:p>126229.6329588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50376832" calcext:value-type="float">
            <text:p>3350376832</text:p>
          </table:table-cell>
          <table:table-cell office:value-type="float" office:value="74452" calcext:value-type="float">
            <text:p>74452</text:p>
          </table:table-cell>
          <table:table-cell office:value-type="float" office:value="1.69994892747702" calcext:value-type="float">
            <text:p>1.69994892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96" calcext:value-type="float">
            <text:p>25.96</text:p>
          </table:table-cell>
          <table:table-cell office:value-type="float" office:value="36.6999999999999" calcext:value-type="float">
            <text:p>36.7</text:p>
          </table:table-cell>
          <table:table-cell office:value-type="float" office:value="24.7666666666667" calcext:value-type="float">
            <text:p>24.7666666667</text:p>
          </table:table-cell>
          <table:table-cell table:formula="of:=[.I621]*[.J621]" office:value-type="float" office:value="126564.597548519" calcext:value-type="float">
            <text:p>126564.5975485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394256960" calcext:value-type="float">
            <text:p>3394256960</text:p>
          </table:table-cell>
          <table:table-cell office:value-type="float" office:value="75427" calcext:value-type="float">
            <text:p>75427</text:p>
          </table:table-cell>
          <table:table-cell office:value-type="float" office:value="1.67972831765935" calcext:value-type="float">
            <text:p>1.67972831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37.0999999999999" calcext:value-type="float">
            <text:p>37.1</text:p>
          </table:table-cell>
          <table:table-cell office:value-type="float" office:value="25.1" calcext:value-type="float">
            <text:p>25.1</text:p>
          </table:table-cell>
          <table:table-cell table:formula="of:=[.I622]*[.J622]" office:value-type="float" office:value="126696.867816092" calcext:value-type="float">
            <text:p>126696.867816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83266048" calcext:value-type="float">
            <text:p>3283266048</text:p>
          </table:table-cell>
          <table:table-cell office:value-type="float" office:value="72961" calcext:value-type="float">
            <text:p>72961</text:p>
          </table:table-cell>
          <table:table-cell office:value-type="float" office:value="1.73781743308168" calcext:value-type="float">
            <text:p>1.73781743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.44</text:p>
          </table:table-cell>
          <table:table-cell office:value-type="float" office:value="24.4" calcext:value-type="float">
            <text:p>24.4</text:p>
          </table:table-cell>
          <table:table-cell office:value-type="float" office:value="25.5555555555556" calcext:value-type="float">
            <text:p>25.5555555556</text:p>
          </table:table-cell>
          <table:table-cell table:formula="of:=[.I623]*[.J623]" office:value-type="float" office:value="126792.897735072" calcext:value-type="float">
            <text:p>126792.897735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404581696" calcext:value-type="float">
            <text:p>3404581696</text:p>
          </table:table-cell>
          <table:table-cell office:value-type="float" office:value="75657" calcext:value-type="float">
            <text:p>75657</text:p>
          </table:table-cell>
          <table:table-cell office:value-type="float" office:value="1.67762630312751" calcext:value-type="float">
            <text:p>1.67762630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3800000000001" calcext:value-type="float">
            <text:p>26.38</text:p>
          </table:table-cell>
          <table:table-cell office:value-type="float" office:value="26.7272727272727" calcext:value-type="float">
            <text:p>26.7272727273</text:p>
          </table:table-cell>
          <table:table-cell office:value-type="float" office:value="26.3370786516854" calcext:value-type="float">
            <text:p>26.3370786517</text:p>
          </table:table-cell>
          <table:table-cell table:formula="of:=[.I624]*[.J624]" office:value-type="float" office:value="126924.173215718" calcext:value-type="float">
            <text:p>126924.1732157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376188672" calcext:value-type="float">
            <text:p>3376188672</text:p>
          </table:table-cell>
          <table:table-cell office:value-type="float" office:value="75026" calcext:value-type="float">
            <text:p>75026</text:p>
          </table:table-cell>
          <table:table-cell office:value-type="float" office:value="1.69560776302349" calcext:value-type="float">
            <text:p>1.6956077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16" calcext:value-type="float">
            <text:p>26.16</text:p>
          </table:table-cell>
          <table:table-cell office:value-type="float" office:value="16.8181818181818" calcext:value-type="float">
            <text:p>16.8181818182</text:p>
          </table:table-cell>
          <table:table-cell office:value-type="float" office:value="27.3146067415731" calcext:value-type="float">
            <text:p>27.3146067416</text:p>
          </table:table-cell>
          <table:table-cell table:formula="of:=[.I625]*[.J625]" office:value-type="float" office:value="127214.668028601" calcext:value-type="float">
            <text:p>127214.668028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319402624" calcext:value-type="float">
            <text:p>3319402624</text:p>
          </table:table-cell>
          <table:table-cell office:value-type="float" office:value="73764" calcext:value-type="float">
            <text:p>73764</text:p>
          </table:table-cell>
          <table:table-cell office:value-type="float" office:value="1.72503052503052" calcext:value-type="float">
            <text:p>1.725030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.72</text:p>
          </table:table-cell>
          <table:table-cell office:value-type="float" office:value="13.2727272727273" calcext:value-type="float">
            <text:p>13.2727272727</text:p>
          </table:table-cell>
          <table:table-cell office:value-type="float" office:value="27.2584269662921" calcext:value-type="float">
            <text:p>27.2584269663</text:p>
          </table:table-cell>
          <table:table-cell table:formula="of:=[.I626]*[.J626]" office:value-type="float" office:value="127245.151648351" calcext:value-type="float">
            <text:p>127245.151648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371026304" calcext:value-type="float">
            <text:p>3371026304</text:p>
          </table:table-cell>
          <table:table-cell office:value-type="float" office:value="74911" calcext:value-type="float">
            <text:p>74911</text:p>
          </table:table-cell>
          <table:table-cell office:value-type="float" office:value="1.69994892747702" calcext:value-type="float">
            <text:p>1.69994892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1199999999999" calcext:value-type="float">
            <text:p>26.12</text:p>
          </table:table-cell>
          <table:table-cell office:value-type="float" office:value="29.1818181818181" calcext:value-type="float">
            <text:p>29.1818181818</text:p>
          </table:table-cell>
          <table:table-cell office:value-type="float" office:value="25.7415730337079" calcext:value-type="float">
            <text:p>25.7415730337</text:p>
          </table:table-cell>
          <table:table-cell table:formula="of:=[.I627]*[.J627]" office:value-type="float" office:value="127344.874106231" calcext:value-type="float">
            <text:p>127344.874106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376188672" calcext:value-type="float">
            <text:p>3376188672</text:p>
          </table:table-cell>
          <table:table-cell office:value-type="float" office:value="75026" calcext:value-type="float">
            <text:p>75026</text:p>
          </table:table-cell>
          <table:table-cell office:value-type="float" office:value="1.69775339602926" calcext:value-type="float">
            <text:p>1.6977533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16" calcext:value-type="float">
            <text:p>26.16</text:p>
          </table:table-cell>
          <table:table-cell office:value-type="float" office:value="16" calcext:value-type="float">
            <text:p>16</text:p>
          </table:table-cell>
          <table:table-cell office:value-type="float" office:value="27.4157303370786" calcext:value-type="float">
            <text:p>27.4157303371</text:p>
          </table:table-cell>
          <table:table-cell table:formula="of:=[.I628]*[.J628]" office:value-type="float" office:value="127375.646290491" calcext:value-type="float">
            <text:p>127375.6462904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19402624" calcext:value-type="float">
            <text:p>3319402624</text:p>
          </table:table-cell>
          <table:table-cell office:value-type="float" office:value="73764" calcext:value-type="float">
            <text:p>73764</text:p>
          </table:table-cell>
          <table:table-cell office:value-type="float" office:value="1.73001402524544" calcext:value-type="float">
            <text:p>1.73001402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.72</text:p>
          </table:table-cell>
          <table:table-cell office:value-type="float" office:value="13.5454545454545" calcext:value-type="float">
            <text:p>13.5454545455</text:p>
          </table:table-cell>
          <table:table-cell office:value-type="float" office:value="27.2247191011236" calcext:value-type="float">
            <text:p>27.2247191011</text:p>
          </table:table-cell>
          <table:table-cell table:formula="of:=[.I629]*[.J629]" office:value-type="float" office:value="127612.754558205" calcext:value-type="float">
            <text:p>127612.754558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420068800" calcext:value-type="float">
            <text:p>3420068800</text:p>
          </table:table-cell>
          <table:table-cell office:value-type="float" office:value="76001" calcext:value-type="float">
            <text:p>76001</text:p>
          </table:table-cell>
          <table:table-cell office:value-type="float" office:value="1.68110130981021" calcext:value-type="float">
            <text:p>1.6811013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14.2727272727273" calcext:value-type="float">
            <text:p>14.2727272727</text:p>
          </table:table-cell>
          <table:table-cell office:value-type="float" office:value="28.0112359550562" calcext:value-type="float">
            <text:p>28.0112359551</text:p>
          </table:table-cell>
          <table:table-cell table:formula="of:=[.I630]*[.J630]" office:value-type="float" office:value="127765.380646886" calcext:value-type="float">
            <text:p>127765.3806468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68445120" calcext:value-type="float">
            <text:p>3368445120</text:p>
          </table:table-cell>
          <table:table-cell office:value-type="float" office:value="74854" calcext:value-type="float">
            <text:p>74854</text:p>
          </table:table-cell>
          <table:table-cell office:value-type="float" office:value="1.70735785953177" calcext:value-type="float">
            <text:p>1.70735785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29.8" calcext:value-type="float">
            <text:p>29.8</text:p>
          </table:table-cell>
          <table:table-cell office:value-type="float" office:value="25.6888888888889" calcext:value-type="float">
            <text:p>25.6888888889</text:p>
          </table:table-cell>
          <table:table-cell table:formula="of:=[.I631]*[.J631]" office:value-type="float" office:value="127802.565217391" calcext:value-type="float">
            <text:p>127802.5652173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347795648" calcext:value-type="float">
            <text:p>3347795648</text:p>
          </table:table-cell>
          <table:table-cell office:value-type="float" office:value="74395" calcext:value-type="float">
            <text:p>74395</text:p>
          </table:table-cell>
          <table:table-cell office:value-type="float" office:value="1.71954132823698" calcext:value-type="float">
            <text:p>1.7195413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94" calcext:value-type="float">
            <text:p>25.94</text:p>
          </table:table-cell>
          <table:table-cell office:value-type="float" office:value="20.7272727272727" calcext:value-type="float">
            <text:p>20.7272727273</text:p>
          </table:table-cell>
          <table:table-cell office:value-type="float" office:value="26.5842696629214" calcext:value-type="float">
            <text:p>26.5842696629</text:p>
          </table:table-cell>
          <table:table-cell table:formula="of:=[.I632]*[.J632]" office:value-type="float" office:value="127925.27711419" calcext:value-type="float">
            <text:p>127925.27711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09744064" calcext:value-type="float">
            <text:p>3409744064</text:p>
          </table:table-cell>
          <table:table-cell office:value-type="float" office:value="75772" calcext:value-type="float">
            <text:p>75772</text:p>
          </table:table-cell>
          <table:table-cell office:value-type="float" office:value="1.69075587334014" calcext:value-type="float">
            <text:p>1.69075587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42" calcext:value-type="float">
            <text:p>26.42</text:p>
          </table:table-cell>
          <table:table-cell office:value-type="float" office:value="29.1818181818181" calcext:value-type="float">
            <text:p>29.1818181818</text:p>
          </table:table-cell>
          <table:table-cell office:value-type="float" office:value="26.0786516853932" calcext:value-type="float">
            <text:p>26.0786516854</text:p>
          </table:table-cell>
          <table:table-cell table:formula="of:=[.I633]*[.J633]" office:value-type="float" office:value="128111.954034729" calcext:value-type="float">
            <text:p>128111.9540347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40052096" calcext:value-type="float">
            <text:p>3340052096</text:p>
          </table:table-cell>
          <table:table-cell office:value-type="float" office:value="74223" calcext:value-type="float">
            <text:p>74223</text:p>
          </table:table-cell>
          <table:table-cell office:value-type="float" office:value="1.72775108670785" calcext:value-type="float">
            <text:p>1.72775108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.8800000000001" calcext:value-type="float">
            <text:p>25.88</text:p>
          </table:table-cell>
          <table:table-cell office:value-type="float" office:value="23.090909090909" calcext:value-type="float">
            <text:p>23.0909090909</text:p>
          </table:table-cell>
          <table:table-cell office:value-type="float" office:value="26.2247191011236" calcext:value-type="float">
            <text:p>26.2247191011</text:p>
          </table:table-cell>
          <table:table-cell table:formula="of:=[.I634]*[.J634]" office:value-type="float" office:value="128238.868908717" calcext:value-type="float">
            <text:p>128238.868908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435555904" calcext:value-type="float">
            <text:p>3435555904</text:p>
          </table:table-cell>
          <table:table-cell office:value-type="float" office:value="76345" calcext:value-type="float">
            <text:p>76345</text:p>
          </table:table-cell>
          <table:table-cell office:value-type="float" office:value="1.68043775649795" calcext:value-type="float">
            <text:p>1.68043775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6199999999999" calcext:value-type="float">
            <text:p>26.62</text:p>
          </table:table-cell>
          <table:table-cell office:value-type="float" office:value="7.54545454545454" calcext:value-type="float">
            <text:p>7.5454545455</text:p>
          </table:table-cell>
          <table:table-cell office:value-type="float" office:value="28.9775280898877" calcext:value-type="float">
            <text:p>28.9775280899</text:p>
          </table:table-cell>
          <table:table-cell table:formula="of:=[.I635]*[.J635]" office:value-type="float" office:value="128293.020519836" calcext:value-type="float">
            <text:p>128293.0205198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389094592" calcext:value-type="float">
            <text:p>3389094592</text:p>
          </table:table-cell>
          <table:table-cell office:value-type="float" office:value="75313" calcext:value-type="float">
            <text:p>75313</text:p>
          </table:table-cell>
          <table:table-cell office:value-type="float" office:value="1.70911360799002" calcext:value-type="float">
            <text:p>1.709113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26" calcext:value-type="float">
            <text:p>26.26</text:p>
          </table:table-cell>
          <table:table-cell office:value-type="float" office:value="14.9090909090909" calcext:value-type="float">
            <text:p>14.9090909091</text:p>
          </table:table-cell>
          <table:table-cell office:value-type="float" office:value="27.6629213483146" calcext:value-type="float">
            <text:p>27.6629213483</text:p>
          </table:table-cell>
          <table:table-cell table:formula="of:=[.I636]*[.J636]" office:value-type="float" office:value="128718.473158552" calcext:value-type="float">
            <text:p>128718.4731585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94256960" calcext:value-type="float">
            <text:p>3394256960</text:p>
          </table:table-cell>
          <table:table-cell office:value-type="float" office:value="75427" calcext:value-type="float">
            <text:p>75427</text:p>
          </table:table-cell>
          <table:table-cell office:value-type="float" office:value="1.70671550671551" calcext:value-type="float">
            <text:p>1.70671550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28.2" calcext:value-type="float">
            <text:p>28.2</text:p>
          </table:table-cell>
          <table:table-cell office:value-type="float" office:value="26.0888888888889" calcext:value-type="float">
            <text:p>26.0888888889</text:p>
          </table:table-cell>
          <table:table-cell table:formula="of:=[.I637]*[.J637]" office:value-type="float" office:value="128732.430525031" calcext:value-type="float">
            <text:p>128732.4305250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422649984" calcext:value-type="float">
            <text:p>3422649984</text:p>
          </table:table-cell>
          <table:table-cell office:value-type="float" office:value="76058" calcext:value-type="float">
            <text:p>76058</text:p>
          </table:table-cell>
          <table:table-cell office:value-type="float" office:value="1.69357045143639" calcext:value-type="float">
            <text:p>1.69357045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float" office:value="25.6" calcext:value-type="float">
            <text:p>25.6</text:p>
          </table:table-cell>
          <table:table-cell office:value-type="float" office:value="26.6222222222223" calcext:value-type="float">
            <text:p>26.6222222222</text:p>
          </table:table-cell>
          <table:table-cell table:formula="of:=[.I638]*[.J638]" office:value-type="float" office:value="128809.581395349" calcext:value-type="float">
            <text:p>128809.581395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425231168" calcext:value-type="float">
            <text:p>3425231168</text:p>
          </table:table-cell>
          <table:table-cell office:value-type="float" office:value="76116" calcext:value-type="float">
            <text:p>76116</text:p>
          </table:table-cell>
          <table:table-cell office:value-type="float" office:value="1.69330949948928" calcext:value-type="float">
            <text:p>1.69330949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54" calcext:value-type="float">
            <text:p>26.54</text:p>
          </table:table-cell>
          <table:table-cell office:value-type="float" office:value="35.3000000000001" calcext:value-type="float">
            <text:p>35.3</text:p>
          </table:table-cell>
          <table:table-cell office:value-type="float" office:value="25.5666666666666" calcext:value-type="float">
            <text:p>25.5666666667</text:p>
          </table:table-cell>
          <table:table-cell table:formula="of:=[.I639]*[.J639]" office:value-type="float" office:value="128887.945863126" calcext:value-type="float">
            <text:p>128887.945863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381351040" calcext:value-type="float">
            <text:p>3381351040</text:p>
          </table:table-cell>
          <table:table-cell office:value-type="float" office:value="75141" calcext:value-type="float">
            <text:p>75141</text:p>
          </table:table-cell>
          <table:table-cell office:value-type="float" office:value="1.71635455680399" calcext:value-type="float">
            <text:p>1.71635455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7.1818181818182" calcext:value-type="float">
            <text:p>27.1818181818</text:p>
          </table:table-cell>
          <table:table-cell office:value-type="float" office:value="26.0786516853932" calcext:value-type="float">
            <text:p>26.0786516854</text:p>
          </table:table-cell>
          <table:table-cell table:formula="of:=[.I640]*[.J640]" office:value-type="float" office:value="128968.597752809" calcext:value-type="float">
            <text:p>128968.5977528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22649984" calcext:value-type="float">
            <text:p>3422649984</text:p>
          </table:table-cell>
          <table:table-cell office:value-type="float" office:value="76058" calcext:value-type="float">
            <text:p>76058</text:p>
          </table:table-cell>
          <table:table-cell office:value-type="float" office:value="1.69737827715356" calcext:value-type="float">
            <text:p>1.69737827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float" office:value="20" calcext:value-type="float">
            <text:p>20</text:p>
          </table:table-cell>
          <table:table-cell office:value-type="float" office:value="27.2444444444445" calcext:value-type="float">
            <text:p>27.2444444444</text:p>
          </table:table-cell>
          <table:table-cell table:formula="of:=[.I641]*[.J641]" office:value-type="float" office:value="129099.197003745" calcext:value-type="float">
            <text:p>129099.1970037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461367744" calcext:value-type="float">
            <text:p>3461367744</text:p>
          </table:table-cell>
          <table:table-cell office:value-type="float" office:value="76919" calcext:value-type="float">
            <text:p>76919</text:p>
          </table:table-cell>
          <table:table-cell office:value-type="float" office:value="1.67852257181943" calcext:value-type="float">
            <text:p>1.67852257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float" office:value="28.909090909091" calcext:value-type="float">
            <text:p>28.9090909091</text:p>
          </table:table-cell>
          <table:table-cell office:value-type="float" office:value="26.561797752809" calcext:value-type="float">
            <text:p>26.5617977528</text:p>
          </table:table-cell>
          <table:table-cell table:formula="of:=[.I642]*[.J642]" office:value-type="float" office:value="129110.277701779" calcext:value-type="float">
            <text:p>129110.2777017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448461824" calcext:value-type="float">
            <text:p>3448461824</text:p>
          </table:table-cell>
          <table:table-cell office:value-type="float" office:value="76632" calcext:value-type="float">
            <text:p>76632</text:p>
          </table:table-cell>
          <table:table-cell office:value-type="float" office:value="1.68513789581205" calcext:value-type="float">
            <text:p>1.6851378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4.375" calcext:value-type="float">
            <text:p>34.375</text:p>
          </table:table-cell>
          <table:table-cell office:value-type="float" office:value="26.054347826087" calcext:value-type="float">
            <text:p>26.0543478261</text:p>
          </table:table-cell>
          <table:table-cell table:formula="of:=[.I643]*[.J643]" office:value-type="float" office:value="129135.487231869" calcext:value-type="float">
            <text:p>129135.4872318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83932224" calcext:value-type="float">
            <text:p>3383932224</text:p>
          </table:table-cell>
          <table:table-cell office:value-type="float" office:value="75198" calcext:value-type="float">
            <text:p>75198</text:p>
          </table:table-cell>
          <table:table-cell office:value-type="float" office:value="1.71960049937578" calcext:value-type="float">
            <text:p>1.71960049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22" calcext:value-type="float">
            <text:p>26.22</text:p>
          </table:table-cell>
          <table:table-cell office:value-type="float" office:value="10.1818181818182" calcext:value-type="float">
            <text:p>10.1818181818</text:p>
          </table:table-cell>
          <table:table-cell office:value-type="float" office:value="28.2022471910113" calcext:value-type="float">
            <text:p>28.202247191</text:p>
          </table:table-cell>
          <table:table-cell table:formula="of:=[.I644]*[.J644]" office:value-type="float" office:value="129310.51835206" calcext:value-type="float">
            <text:p>129310.51835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07162880" calcext:value-type="float">
            <text:p>3407162880</text:p>
          </table:table-cell>
          <table:table-cell office:value-type="float" office:value="75714" calcext:value-type="float">
            <text:p>75714</text:p>
          </table:table-cell>
          <table:table-cell office:value-type="float" office:value="1.70793650793651" calcext:value-type="float">
            <text:p>1.70793650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37.6363636363636" calcext:value-type="float">
            <text:p>37.6363636364</text:p>
          </table:table-cell>
          <table:table-cell office:value-type="float" office:value="25.0112359550562" calcext:value-type="float">
            <text:p>25.0112359551</text:p>
          </table:table-cell>
          <table:table-cell table:formula="of:=[.I645]*[.J645]" office:value-type="float" office:value="129314.704761905" calcext:value-type="float">
            <text:p>129314.704761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487179584" calcext:value-type="float">
            <text:p>3487179584</text:p>
          </table:table-cell>
          <table:table-cell office:value-type="float" office:value="77492" calcext:value-type="float">
            <text:p>77492</text:p>
          </table:table-cell>
          <table:table-cell office:value-type="float" office:value="1.66933974873029" calcext:value-type="float">
            <text:p>1.66933974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34.4545454545455" calcext:value-type="float">
            <text:p>34.4545454545</text:p>
          </table:table-cell>
          <table:table-cell office:value-type="float" office:value="26.1011235955057" calcext:value-type="float">
            <text:p>26.1011235955</text:p>
          </table:table-cell>
          <table:table-cell table:formula="of:=[.I646]*[.J646]" office:value-type="float" office:value="129360.475808607" calcext:value-type="float">
            <text:p>129360.475808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458786560" calcext:value-type="float">
            <text:p>3458786560</text:p>
          </table:table-cell>
          <table:table-cell office:value-type="float" office:value="76861" calcext:value-type="float">
            <text:p>76861</text:p>
          </table:table-cell>
          <table:table-cell office:value-type="float" office:value="1.68547544409613" calcext:value-type="float">
            <text:p>1.68547544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16.7272727272727" calcext:value-type="float">
            <text:p>16.7272727273</text:p>
          </table:table-cell>
          <table:table-cell office:value-type="float" office:value="28.0449438202247" calcext:value-type="float">
            <text:p>28.0449438202</text:p>
          </table:table-cell>
          <table:table-cell table:formula="of:=[.I647]*[.J647]" office:value-type="float" office:value="129547.328108673" calcext:value-type="float">
            <text:p>129547.3281086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507829056" calcext:value-type="float">
            <text:p>3507829056</text:p>
          </table:table-cell>
          <table:table-cell office:value-type="float" office:value="77951" calcext:value-type="float">
            <text:p>77951</text:p>
          </table:table-cell>
          <table:table-cell office:value-type="float" office:value="1.66274509803921" calcext:value-type="float">
            <text:p>1.6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18" calcext:value-type="float">
            <text:p>27.18</text:p>
          </table:table-cell>
          <table:table-cell office:value-type="float" office:value="14.3" calcext:value-type="float">
            <text:p>14.3</text:p>
          </table:table-cell>
          <table:table-cell office:value-type="float" office:value="28.6111111111112" calcext:value-type="float">
            <text:p>28.6111111111</text:p>
          </table:table-cell>
          <table:table-cell table:formula="of:=[.I648]*[.J648]" office:value-type="float" office:value="129612.643137255" calcext:value-type="float">
            <text:p>129612.643137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14906432" calcext:value-type="float">
            <text:p>3414906432</text:p>
          </table:table-cell>
          <table:table-cell office:value-type="float" office:value="75886" calcext:value-type="float">
            <text:p>75886</text:p>
          </table:table-cell>
          <table:table-cell office:value-type="float" office:value="1.71013431013431" calcext:value-type="float">
            <text:p>1.7101343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46" calcext:value-type="float">
            <text:p>26.46</text:p>
          </table:table-cell>
          <table:table-cell office:value-type="float" office:value="28.5454545454545" calcext:value-type="float">
            <text:p>28.5454545455</text:p>
          </table:table-cell>
          <table:table-cell office:value-type="float" office:value="26.2022471910113" calcext:value-type="float">
            <text:p>26.202247191</text:p>
          </table:table-cell>
          <table:table-cell table:formula="of:=[.I649]*[.J649]" office:value-type="float" office:value="129775.252258852" calcext:value-type="float">
            <text:p>129775.252258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551709184" calcext:value-type="float">
            <text:p>3551709184</text:p>
          </table:table-cell>
          <table:table-cell office:value-type="float" office:value="78926" calcext:value-type="float">
            <text:p>78926</text:p>
          </table:table-cell>
          <table:table-cell office:value-type="float" office:value="1.64629948364888" calcext:value-type="float">
            <text:p>1.64629948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.52</text:p>
          </table:table-cell>
          <table:table-cell office:value-type="float" office:value="30.2" calcext:value-type="float">
            <text:p>30.2</text:p>
          </table:table-cell>
          <table:table-cell office:value-type="float" office:value="27.2222222222222" calcext:value-type="float">
            <text:p>27.2222222222</text:p>
          </table:table-cell>
          <table:table-cell table:formula="of:=[.I650]*[.J650]" office:value-type="float" office:value="129935.833046471" calcext:value-type="float">
            <text:p>129935.833046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461367744" calcext:value-type="float">
            <text:p>3461367744</text:p>
          </table:table-cell>
          <table:table-cell office:value-type="float" office:value="76919" calcext:value-type="float">
            <text:p>76919</text:p>
          </table:table-cell>
          <table:table-cell office:value-type="float" office:value="1.69279877425945" calcext:value-type="float">
            <text:p>1.6927987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float" office:value="13.0909090909091" calcext:value-type="float">
            <text:p>13.0909090909</text:p>
          </table:table-cell>
          <table:table-cell office:value-type="float" office:value="28.5168539325843" calcext:value-type="float">
            <text:p>28.5168539326</text:p>
          </table:table-cell>
          <table:table-cell table:formula="of:=[.I651]*[.J651]" office:value-type="float" office:value="130208.388917262" calcext:value-type="float">
            <text:p>130208.388917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440718272" calcext:value-type="float">
            <text:p>3440718272</text:p>
          </table:table-cell>
          <table:table-cell office:value-type="float" office:value="76460" calcext:value-type="float">
            <text:p>76460</text:p>
          </table:table-cell>
          <table:table-cell office:value-type="float" office:value="1.70950788342093" calcext:value-type="float">
            <text:p>1.70950788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66" calcext:value-type="float">
            <text:p>26.66</text:p>
          </table:table-cell>
          <table:table-cell office:value-type="float" office:value="36.8000000000001" calcext:value-type="float">
            <text:p>36.8</text:p>
          </table:table-cell>
          <table:table-cell office:value-type="float" office:value="25.5333333333333" calcext:value-type="float">
            <text:p>25.5333333333</text:p>
          </table:table-cell>
          <table:table-cell table:formula="of:=[.I652]*[.J652]" office:value-type="float" office:value="130708.972766364" calcext:value-type="float">
            <text:p>130708.9727663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448461824" calcext:value-type="float">
            <text:p>3448461824</text:p>
          </table:table-cell>
          <table:table-cell office:value-type="float" office:value="76632" calcext:value-type="float">
            <text:p>76632</text:p>
          </table:table-cell>
          <table:table-cell office:value-type="float" office:value="1.70695970695971" calcext:value-type="float">
            <text:p>1.7069597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4.909090909091" calcext:value-type="float">
            <text:p>34.9090909091</text:p>
          </table:table-cell>
          <table:table-cell office:value-type="float" office:value="25.7078651685393" calcext:value-type="float">
            <text:p>25.7078651685</text:p>
          </table:table-cell>
          <table:table-cell table:formula="of:=[.I653]*[.J653]" office:value-type="float" office:value="130807.736263736" calcext:value-type="float">
            <text:p>130807.7362637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18153792" calcext:value-type="float">
            <text:p>3518153792</text:p>
          </table:table-cell>
          <table:table-cell office:value-type="float" office:value="78181" calcext:value-type="float">
            <text:p>78181</text:p>
          </table:table-cell>
          <table:table-cell office:value-type="float" office:value="1.67319749216301" calcext:value-type="float">
            <text:p>1.67319749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2600000000001" calcext:value-type="float">
            <text:p>27.26</text:p>
          </table:table-cell>
          <table:table-cell office:value-type="float" office:value="30.5454545454545" calcext:value-type="float">
            <text:p>30.5454545455</text:p>
          </table:table-cell>
          <table:table-cell office:value-type="float" office:value="26.8539325842697" calcext:value-type="float">
            <text:p>26.8539325843</text:p>
          </table:table-cell>
          <table:table-cell table:formula="of:=[.I654]*[.J654]" office:value-type="float" office:value="130812.253134796" calcext:value-type="float">
            <text:p>130812.2531347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574939840" calcext:value-type="float">
            <text:p>3574939840</text:p>
          </table:table-cell>
          <table:table-cell office:value-type="float" office:value="79443" calcext:value-type="float">
            <text:p>79443</text:p>
          </table:table-cell>
          <table:table-cell office:value-type="float" office:value="1.64761904761905" calcext:value-type="float">
            <text:p>1.6476190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8.8888888888889" calcext:value-type="float">
            <text:p>18.8888888889</text:p>
          </table:table-cell>
          <table:table-cell office:value-type="float" office:value="28.5714285714286" calcext:value-type="float">
            <text:p>28.5714285714</text:p>
          </table:table-cell>
          <table:table-cell table:formula="of:=[.I655]*[.J655]" office:value-type="float" office:value="130891.8" calcext:value-type="float">
            <text:p>130891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438137088" calcext:value-type="float">
            <text:p>3438137088</text:p>
          </table:table-cell>
          <table:table-cell office:value-type="float" office:value="76403" calcext:value-type="float">
            <text:p>76403</text:p>
          </table:table-cell>
          <table:table-cell office:value-type="float" office:value="1.7143570536829" calcext:value-type="float">
            <text:p>1.71435705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64" calcext:value-type="float">
            <text:p>26.64</text:p>
          </table:table-cell>
          <table:table-cell office:value-type="float" office:value="12.4" calcext:value-type="float">
            <text:p>12.4</text:p>
          </table:table-cell>
          <table:table-cell office:value-type="float" office:value="28.2222222222222" calcext:value-type="float">
            <text:p>28.2222222222</text:p>
          </table:table-cell>
          <table:table-cell table:formula="of:=[.I656]*[.J656]" office:value-type="float" office:value="130982.021972535" calcext:value-type="float">
            <text:p>130982.021972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533640896" calcext:value-type="float">
            <text:p>3533640896</text:p>
          </table:table-cell>
          <table:table-cell office:value-type="float" office:value="78525" calcext:value-type="float">
            <text:p>78525</text:p>
          </table:table-cell>
          <table:table-cell office:value-type="float" office:value="1.66812585499316" calcext:value-type="float">
            <text:p>1.6681258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800000000001" calcext:value-type="float">
            <text:p>27.38</text:p>
          </table:table-cell>
          <table:table-cell office:value-type="float" office:value="20.6363636363637" calcext:value-type="float">
            <text:p>20.6363636364</text:p>
          </table:table-cell>
          <table:table-cell office:value-type="float" office:value="28.2134831460674" calcext:value-type="float">
            <text:p>28.2134831461</text:p>
          </table:table-cell>
          <table:table-cell table:formula="of:=[.I657]*[.J657]" office:value-type="float" office:value="130989.582763338" calcext:value-type="float">
            <text:p>130989.582763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67196288" calcext:value-type="float">
            <text:p>3567196288</text:p>
          </table:table-cell>
          <table:table-cell office:value-type="float" office:value="79270" calcext:value-type="float">
            <text:p>79270</text:p>
          </table:table-cell>
          <table:table-cell office:value-type="float" office:value="1.65289730349971" calcext:value-type="float">
            <text:p>1.65289730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4" calcext:value-type="float">
            <text:p>27.64</text:p>
          </table:table-cell>
          <table:table-cell office:value-type="float" office:value="17.7" calcext:value-type="float">
            <text:p>17.7</text:p>
          </table:table-cell>
          <table:table-cell office:value-type="float" office:value="28.7444444444445" calcext:value-type="float">
            <text:p>28.7444444444</text:p>
          </table:table-cell>
          <table:table-cell table:formula="of:=[.I658]*[.J658]" office:value-type="float" office:value="131025.169248422" calcext:value-type="float">
            <text:p>131025.1692484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494923136" calcext:value-type="float">
            <text:p>3494923136</text:p>
          </table:table-cell>
          <table:table-cell office:value-type="float" office:value="77664" calcext:value-type="float">
            <text:p>77664</text:p>
          </table:table-cell>
          <table:table-cell office:value-type="float" office:value="1.68743615934627" calcext:value-type="float">
            <text:p>1.68743615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08" calcext:value-type="float">
            <text:p>27.08</text:p>
          </table:table-cell>
          <table:table-cell office:value-type="float" office:value="20.1818181818182" calcext:value-type="float">
            <text:p>20.1818181818</text:p>
          </table:table-cell>
          <table:table-cell office:value-type="float" office:value="27.9325842696629" calcext:value-type="float">
            <text:p>27.9325842697</text:p>
          </table:table-cell>
          <table:table-cell table:formula="of:=[.I659]*[.J659]" office:value-type="float" office:value="131053.041879469" calcext:value-type="float">
            <text:p>131053.0418794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87179584" calcext:value-type="float">
            <text:p>3487179584</text:p>
          </table:table-cell>
          <table:table-cell office:value-type="float" office:value="77492" calcext:value-type="float">
            <text:p>77492</text:p>
          </table:table-cell>
          <table:table-cell office:value-type="float" office:value="1.69413233458177" calcext:value-type="float">
            <text:p>1.69413233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29.0909090909091" calcext:value-type="float">
            <text:p>29.0909090909</text:p>
          </table:table-cell>
          <table:table-cell office:value-type="float" office:value="26.7640449438202" calcext:value-type="float">
            <text:p>26.7640449438</text:p>
          </table:table-cell>
          <table:table-cell table:formula="of:=[.I660]*[.J660]" office:value-type="float" office:value="131281.702871411" calcext:value-type="float">
            <text:p>131281.702871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05247872" calcext:value-type="float">
            <text:p>3505247872</text:p>
          </table:table-cell>
          <table:table-cell office:value-type="float" office:value="77894" calcext:value-type="float">
            <text:p>77894</text:p>
          </table:table-cell>
          <table:table-cell office:value-type="float" office:value="1.68896833503575" calcext:value-type="float">
            <text:p>1.688968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16" calcext:value-type="float">
            <text:p>27.16</text:p>
          </table:table-cell>
          <table:table-cell office:value-type="float" office:value="16.2727272727273" calcext:value-type="float">
            <text:p>16.2727272727</text:p>
          </table:table-cell>
          <table:table-cell office:value-type="float" office:value="28.5056179775281" calcext:value-type="float">
            <text:p>28.5056179775</text:p>
          </table:table-cell>
          <table:table-cell table:formula="of:=[.I661]*[.J661]" office:value-type="float" office:value="131560.499489275" calcext:value-type="float">
            <text:p>131560.4994892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458786560" calcext:value-type="float">
            <text:p>3458786560</text:p>
          </table:table-cell>
          <table:table-cell office:value-type="float" office:value="76861" calcext:value-type="float">
            <text:p>76861</text:p>
          </table:table-cell>
          <table:table-cell office:value-type="float" office:value="1.71448181194235" calcext:value-type="float">
            <text:p>1.71448181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38.3333333333334" calcext:value-type="float">
            <text:p>38.3333333333</text:p>
          </table:table-cell>
          <table:table-cell office:value-type="float" office:value="25.6593406593406" calcext:value-type="float">
            <text:p>25.6593406593</text:p>
          </table:table-cell>
          <table:table-cell table:formula="of:=[.I662]*[.J662]" office:value-type="float" office:value="131776.786547701" calcext:value-type="float">
            <text:p>131776.786547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36222080" calcext:value-type="float">
            <text:p>3536222080</text:p>
          </table:table-cell>
          <table:table-cell office:value-type="float" office:value="78582" calcext:value-type="float">
            <text:p>78582</text:p>
          </table:table-cell>
          <table:table-cell office:value-type="float" office:value="1.6782431052094" calcext:value-type="float">
            <text:p>1.67824310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45.6" calcext:value-type="float">
            <text:p>45.6</text:p>
          </table:table-cell>
          <table:table-cell office:value-type="float" office:value="25.3777777777778" calcext:value-type="float">
            <text:p>25.3777777778</text:p>
          </table:table-cell>
          <table:table-cell table:formula="of:=[.I663]*[.J663]" office:value-type="float" office:value="131879.699693565" calcext:value-type="float">
            <text:p>131879.699693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471692480" calcext:value-type="float">
            <text:p>3471692480</text:p>
          </table:table-cell>
          <table:table-cell office:value-type="float" office:value="77148" calcext:value-type="float">
            <text:p>77148</text:p>
          </table:table-cell>
          <table:table-cell office:value-type="float" office:value="1.71448181194235" calcext:value-type="float">
            <text:p>1.71448181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9000000000001" calcext:value-type="float">
            <text:p>26.9</text:p>
          </table:table-cell>
          <table:table-cell office:value-type="float" office:value="23" calcext:value-type="float">
            <text:p>23</text:p>
          </table:table-cell>
          <table:table-cell office:value-type="float" office:value="27.3820224719102" calcext:value-type="float">
            <text:p>27.3820224719</text:p>
          </table:table-cell>
          <table:table-cell table:formula="of:=[.I664]*[.J664]" office:value-type="float" office:value="132268.842827728" calcext:value-type="float">
            <text:p>132268.842827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482017216" calcext:value-type="float">
            <text:p>3482017216</text:p>
          </table:table-cell>
          <table:table-cell office:value-type="float" office:value="77378" calcext:value-type="float">
            <text:p>77378</text:p>
          </table:table-cell>
          <table:table-cell office:value-type="float" office:value="1.71404682274248" calcext:value-type="float">
            <text:p>1.7140468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98" calcext:value-type="float">
            <text:p>26.98</text:p>
          </table:table-cell>
          <table:table-cell office:value-type="float" office:value="16.5454545454545" calcext:value-type="float">
            <text:p>16.5454545455</text:p>
          </table:table-cell>
          <table:table-cell office:value-type="float" office:value="28.2696629213483" calcext:value-type="float">
            <text:p>28.2696629213</text:p>
          </table:table-cell>
          <table:table-cell table:formula="of:=[.I665]*[.J665]" office:value-type="float" office:value="132629.515050168" calcext:value-type="float">
            <text:p>132629.515050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30393536" calcext:value-type="float">
            <text:p>3430393536</text:p>
          </table:table-cell>
          <table:table-cell office:value-type="float" office:value="76230" calcext:value-type="float">
            <text:p>76230</text:p>
          </table:table-cell>
          <table:table-cell office:value-type="float" office:value="1.74232456140351" calcext:value-type="float">
            <text:p>1.74232456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58" calcext:value-type="float">
            <text:p>26.58</text:p>
          </table:table-cell>
          <table:table-cell office:value-type="float" office:value="35.4545454545455" calcext:value-type="float">
            <text:p>35.4545454545</text:p>
          </table:table-cell>
          <table:table-cell office:value-type="float" office:value="25.4831460674157" calcext:value-type="float">
            <text:p>25.4831460674</text:p>
          </table:table-cell>
          <table:table-cell table:formula="of:=[.I666]*[.J666]" office:value-type="float" office:value="132817.401315789" calcext:value-type="float">
            <text:p>132817.401315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18153792" calcext:value-type="float">
            <text:p>3518153792</text:p>
          </table:table-cell>
          <table:table-cell office:value-type="float" office:value="78181" calcext:value-type="float">
            <text:p>78181</text:p>
          </table:table-cell>
          <table:table-cell office:value-type="float" office:value="1.6993894993895" calcext:value-type="float">
            <text:p>1.69938949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26" calcext:value-type="float">
            <text:p>27.26</text:p>
          </table:table-cell>
          <table:table-cell office:value-type="float" office:value="24.5454545454545" calcext:value-type="float">
            <text:p>24.5454545455</text:p>
          </table:table-cell>
          <table:table-cell office:value-type="float" office:value="27.5955056179775" calcext:value-type="float">
            <text:p>27.595505618</text:p>
          </table:table-cell>
          <table:table-cell table:formula="of:=[.I667]*[.J667]" office:value-type="float" office:value="132859.97045177" calcext:value-type="float">
            <text:p>132859.97045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482017216" calcext:value-type="float">
            <text:p>3482017216</text:p>
          </table:table-cell>
          <table:table-cell office:value-type="float" office:value="77378" calcext:value-type="float">
            <text:p>77378</text:p>
          </table:table-cell>
          <table:table-cell office:value-type="float" office:value="1.71713325867861" calcext:value-type="float">
            <text:p>1.71713325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98" calcext:value-type="float">
            <text:p>26.98</text:p>
          </table:table-cell>
          <table:table-cell office:value-type="float" office:value="44" calcext:value-type="float">
            <text:p>44</text:p>
          </table:table-cell>
          <table:table-cell office:value-type="float" office:value="25.0888888888889" calcext:value-type="float">
            <text:p>25.0888888889</text:p>
          </table:table-cell>
          <table:table-cell table:formula="of:=[.I668]*[.J668]" office:value-type="float" office:value="132868.337290034" calcext:value-type="float">
            <text:p>132868.337290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62033920" calcext:value-type="float">
            <text:p>3562033920</text:p>
          </table:table-cell>
          <table:table-cell office:value-type="float" office:value="79156" calcext:value-type="float">
            <text:p>79156</text:p>
          </table:table-cell>
          <table:table-cell office:value-type="float" office:value="1.67875383043922" calcext:value-type="float">
            <text:p>1.67875383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26.6363636363636" calcext:value-type="float">
            <text:p>26.6363636364</text:p>
          </table:table-cell>
          <table:table-cell office:value-type="float" office:value="27.7191011235955" calcext:value-type="float">
            <text:p>27.7191011236</text:p>
          </table:table-cell>
          <table:table-cell table:formula="of:=[.I669]*[.J669]" office:value-type="float" office:value="132883.438202247" calcext:value-type="float">
            <text:p>132883.438202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02666688" calcext:value-type="float">
            <text:p>3502666688</text:p>
          </table:table-cell>
          <table:table-cell office:value-type="float" office:value="77836" calcext:value-type="float">
            <text:p>77836</text:p>
          </table:table-cell>
          <table:table-cell office:value-type="float" office:value="1.70757363253857" calcext:value-type="float">
            <text:p>1.70757363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.14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26.4943820224719" calcext:value-type="float">
            <text:p>26.4943820225</text:p>
          </table:table-cell>
          <table:table-cell table:formula="of:=[.I670]*[.J670]" office:value-type="float" office:value="132910.701262272" calcext:value-type="float">
            <text:p>132910.7012622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598170496" calcext:value-type="float">
            <text:p>3598170496</text:p>
          </table:table-cell>
          <table:table-cell office:value-type="float" office:value="79959" calcext:value-type="float">
            <text:p>79959</text:p>
          </table:table-cell>
          <table:table-cell office:value-type="float" office:value="1.66265704357124" calcext:value-type="float">
            <text:p>1.66265704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800000000001" calcext:value-type="float">
            <text:p>27.88</text:p>
          </table:table-cell>
          <table:table-cell office:value-type="float" office:value="27.0999999999999" calcext:value-type="float">
            <text:p>27.1</text:p>
          </table:table-cell>
          <table:table-cell office:value-type="float" office:value="27.9666666666667" calcext:value-type="float">
            <text:p>27.9666666667</text:p>
          </table:table-cell>
          <table:table-cell table:formula="of:=[.I671]*[.J671]" office:value-type="float" office:value="132944.394546913" calcext:value-type="float">
            <text:p>132944.3945469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479436032" calcext:value-type="float">
            <text:p>3479436032</text:p>
          </table:table-cell>
          <table:table-cell office:value-type="float" office:value="77320" calcext:value-type="float">
            <text:p>77320</text:p>
          </table:table-cell>
          <table:table-cell office:value-type="float" office:value="1.71996259934549" calcext:value-type="float">
            <text:p>1.71996259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.96" calcext:value-type="float">
            <text:p>26.96</text:p>
          </table:table-cell>
          <table:table-cell office:value-type="float" office:value="42.3636363636364" calcext:value-type="float">
            <text:p>42.3636363636</text:p>
          </table:table-cell>
          <table:table-cell office:value-type="float" office:value="25.0561797752809" calcext:value-type="float">
            <text:p>25.0561797753</text:p>
          </table:table-cell>
          <table:table-cell table:formula="of:=[.I672]*[.J672]" office:value-type="float" office:value="132987.508181393" calcext:value-type="float">
            <text:p>132987.508181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564615104" calcext:value-type="float">
            <text:p>3564615104</text:p>
          </table:table-cell>
          <table:table-cell office:value-type="float" office:value="79213" calcext:value-type="float">
            <text:p>79213</text:p>
          </table:table-cell>
          <table:table-cell office:value-type="float" office:value="1.67920585161965" calcext:value-type="float">
            <text:p>1.67920585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199999999999" calcext:value-type="float">
            <text:p>27.62</text:p>
          </table:table-cell>
          <table:table-cell office:value-type="float" office:value="25.9" calcext:value-type="float">
            <text:p>25.9</text:p>
          </table:table-cell>
          <table:table-cell office:value-type="float" office:value="27.8111111111111" calcext:value-type="float">
            <text:p>27.8111111111</text:p>
          </table:table-cell>
          <table:table-cell table:formula="of:=[.I673]*[.J673]" office:value-type="float" office:value="133014.933124347" calcext:value-type="float">
            <text:p>133014.933124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2991424" calcext:value-type="float">
            <text:p>3512991424</text:p>
          </table:table-cell>
          <table:table-cell office:value-type="float" office:value="78066" calcext:value-type="float">
            <text:p>78066</text:p>
          </table:table-cell>
          <table:table-cell office:value-type="float" office:value="1.7044911610129" calcext:value-type="float">
            <text:p>1.7044911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22" calcext:value-type="float">
            <text:p>27.22</text:p>
          </table:table-cell>
          <table:table-cell office:value-type="float" office:value="33.3636363636364" calcext:value-type="float">
            <text:p>33.3636363636</text:p>
          </table:table-cell>
          <table:table-cell office:value-type="float" office:value="26.4606741573034" calcext:value-type="float">
            <text:p>26.4606741573</text:p>
          </table:table-cell>
          <table:table-cell table:formula="of:=[.I674]*[.J674]" office:value-type="float" office:value="133062.806975633" calcext:value-type="float">
            <text:p>133062.806975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590426944" calcext:value-type="float">
            <text:p>3590426944</text:p>
          </table:table-cell>
          <table:table-cell office:value-type="float" office:value="79787" calcext:value-type="float">
            <text:p>79787</text:p>
          </table:table-cell>
          <table:table-cell office:value-type="float" office:value="1.66800320769848" calcext:value-type="float">
            <text:p>1.66800320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2" calcext:value-type="float">
            <text:p>27.82</text:p>
          </table:table-cell>
          <table:table-cell office:value-type="float" office:value="14.6363636363637" calcext:value-type="float">
            <text:p>14.6363636364</text:p>
          </table:table-cell>
          <table:table-cell office:value-type="float" office:value="29.4494382022472" calcext:value-type="float">
            <text:p>29.4494382022</text:p>
          </table:table-cell>
          <table:table-cell table:formula="of:=[.I675]*[.J675]" office:value-type="float" office:value="133084.971932639" calcext:value-type="float">
            <text:p>133084.971932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605914048" calcext:value-type="float">
            <text:p>3605914048</text:p>
          </table:table-cell>
          <table:table-cell office:value-type="float" office:value="80131" calcext:value-type="float">
            <text:p>80131</text:p>
          </table:table-cell>
          <table:table-cell office:value-type="float" office:value="1.66372627639669" calcext:value-type="float">
            <text:p>1.66372627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94" calcext:value-type="float">
            <text:p>27.94</text:p>
          </table:table-cell>
          <table:table-cell office:value-type="float" office:value="30.7272727272727" calcext:value-type="float">
            <text:p>30.7272727273</text:p>
          </table:table-cell>
          <table:table-cell office:value-type="float" office:value="27.5955056179775" calcext:value-type="float">
            <text:p>27.595505618</text:p>
          </table:table-cell>
          <table:table-cell table:formula="of:=[.I676]*[.J676]" office:value-type="float" office:value="133316.050253943" calcext:value-type="float">
            <text:p>133316.050253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621401152" calcext:value-type="float">
            <text:p>3621401152</text:p>
          </table:table-cell>
          <table:table-cell office:value-type="float" office:value="80475" calcext:value-type="float">
            <text:p>80475</text:p>
          </table:table-cell>
          <table:table-cell office:value-type="float" office:value="1.65704357123764" calcext:value-type="float">
            <text:p>1.65704357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.06</text:p>
          </table:table-cell>
          <table:table-cell office:value-type="float" office:value="22.7272727272727" calcext:value-type="float">
            <text:p>22.7272727273</text:p>
          </table:table-cell>
          <table:table-cell office:value-type="float" office:value="28.7191011235955" calcext:value-type="float">
            <text:p>28.7191011236</text:p>
          </table:table-cell>
          <table:table-cell table:formula="of:=[.I677]*[.J677]" office:value-type="float" office:value="133350.581395349" calcext:value-type="float">
            <text:p>133350.581395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87845760" calcext:value-type="float">
            <text:p>3587845760</text:p>
          </table:table-cell>
          <table:table-cell office:value-type="float" office:value="79729" calcext:value-type="float">
            <text:p>79729</text:p>
          </table:table-cell>
          <table:table-cell office:value-type="float" office:value="1.67288049029622" calcext:value-type="float">
            <text:p>1.67288049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31.7" calcext:value-type="float">
            <text:p>31.7</text:p>
          </table:table-cell>
          <table:table-cell office:value-type="float" office:value="27.3666666666667" calcext:value-type="float">
            <text:p>27.3666666667</text:p>
          </table:table-cell>
          <table:table-cell table:formula="of:=[.I678]*[.J678]" office:value-type="float" office:value="133377.088610827" calcext:value-type="float">
            <text:p>133377.0886108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10410240" calcext:value-type="float">
            <text:p>3510410240</text:p>
          </table:table-cell>
          <table:table-cell office:value-type="float" office:value="78009" calcext:value-type="float">
            <text:p>78009</text:p>
          </table:table-cell>
          <table:table-cell office:value-type="float" office:value="1.70986267166043" calcext:value-type="float">
            <text:p>1.70986267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9.18181818181816" calcext:value-type="float">
            <text:p>9.1818181818</text:p>
          </table:table-cell>
          <table:table-cell office:value-type="float" office:value="29.4269662921348" calcext:value-type="float">
            <text:p>29.4269662921</text:p>
          </table:table-cell>
          <table:table-cell table:formula="of:=[.I679]*[.J679]" office:value-type="float" office:value="133384.677153558" calcext:value-type="float">
            <text:p>133384.677153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21401152" calcext:value-type="float">
            <text:p>3621401152</text:p>
          </table:table-cell>
          <table:table-cell office:value-type="float" office:value="80475" calcext:value-type="float">
            <text:p>80475</text:p>
          </table:table-cell>
          <table:table-cell office:value-type="float" office:value="1.66210670314638" calcext:value-type="float">
            <text:p>1.66210670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.06</text:p>
          </table:table-cell>
          <table:table-cell office:value-type="float" office:value="12.5454545454545" calcext:value-type="float">
            <text:p>12.5454545455</text:p>
          </table:table-cell>
          <table:table-cell office:value-type="float" office:value="29.9775280898876" calcext:value-type="float">
            <text:p>29.9775280899</text:p>
          </table:table-cell>
          <table:table-cell table:formula="of:=[.I680]*[.J680]" office:value-type="float" office:value="133758.036935705" calcext:value-type="float">
            <text:p>133758.0369357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543965632" calcext:value-type="float">
            <text:p>3543965632</text:p>
          </table:table-cell>
          <table:table-cell office:value-type="float" office:value="78754" calcext:value-type="float">
            <text:p>78754</text:p>
          </table:table-cell>
          <table:table-cell office:value-type="float" office:value="1.69862671660424" calcext:value-type="float">
            <text:p>1.69862671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6" calcext:value-type="float">
            <text:p>27.46</text:p>
          </table:table-cell>
          <table:table-cell office:value-type="float" office:value="21.1818181818182" calcext:value-type="float">
            <text:p>21.1818181818</text:p>
          </table:table-cell>
          <table:table-cell office:value-type="float" office:value="28.2359550561797" calcext:value-type="float">
            <text:p>28.2359550562</text:p>
          </table:table-cell>
          <table:table-cell table:formula="of:=[.I681]*[.J681]" office:value-type="float" office:value="133773.648439451" calcext:value-type="float">
            <text:p>133773.648439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93008128" calcext:value-type="float">
            <text:p>3593008128</text:p>
          </table:table-cell>
          <table:table-cell office:value-type="float" office:value="79844" calcext:value-type="float">
            <text:p>79844</text:p>
          </table:table-cell>
          <table:table-cell office:value-type="float" office:value="1.67659352142111" calcext:value-type="float">
            <text:p>1.67659352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31.090909090909" calcext:value-type="float">
            <text:p>31.0909090909</text:p>
          </table:table-cell>
          <table:table-cell office:value-type="float" office:value="27.438202247191" calcext:value-type="float">
            <text:p>27.4382022472</text:p>
          </table:table-cell>
          <table:table-cell table:formula="of:=[.I682]*[.J682]" office:value-type="float" office:value="133865.933124347" calcext:value-type="float">
            <text:p>133865.933124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28478528" calcext:value-type="float">
            <text:p>3528478528</text:p>
          </table:table-cell>
          <table:table-cell office:value-type="float" office:value="78410" calcext:value-type="float">
            <text:p>78410</text:p>
          </table:table-cell>
          <table:table-cell office:value-type="float" office:value="1.70757363253857" calcext:value-type="float">
            <text:p>1.70757363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4" calcext:value-type="float">
            <text:p>27.34</text:p>
          </table:table-cell>
          <table:table-cell office:value-type="float" office:value="37.5999999999999" calcext:value-type="float">
            <text:p>37.6</text:p>
          </table:table-cell>
          <table:table-cell office:value-type="float" office:value="26.2" calcext:value-type="float">
            <text:p>26.2</text:p>
          </table:table-cell>
          <table:table-cell table:formula="of:=[.I683]*[.J683]" office:value-type="float" office:value="133890.84852735" calcext:value-type="float">
            <text:p>133890.848527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657537728" calcext:value-type="float">
            <text:p>3657537728</text:p>
          </table:table-cell>
          <table:table-cell office:value-type="float" office:value="81278" calcext:value-type="float">
            <text:p>81278</text:p>
          </table:table-cell>
          <table:table-cell office:value-type="float" office:value="1.6484593837535" calcext:value-type="float">
            <text:p>1.64845938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4" calcext:value-type="float">
            <text:p>28.34</text:p>
          </table:table-cell>
          <table:table-cell office:value-type="float" office:value="18.9" calcext:value-type="float">
            <text:p>18.9</text:p>
          </table:table-cell>
          <table:table-cell office:value-type="float" office:value="29.3888888888888" calcext:value-type="float">
            <text:p>29.3888888889</text:p>
          </table:table-cell>
          <table:table-cell table:formula="of:=[.I684]*[.J684]" office:value-type="float" office:value="133983.481792717" calcext:value-type="float">
            <text:p>133983.481792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28478528" calcext:value-type="float">
            <text:p>3528478528</text:p>
          </table:table-cell>
          <table:table-cell office:value-type="float" office:value="78410" calcext:value-type="float">
            <text:p>78410</text:p>
          </table:table-cell>
          <table:table-cell office:value-type="float" office:value="1.70974677496417" calcext:value-type="float">
            <text:p>1.7097467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4" calcext:value-type="float">
            <text:p>27.34</text:p>
          </table:table-cell>
          <table:table-cell office:value-type="float" office:value="28.2727272727273" calcext:value-type="float">
            <text:p>28.2727272727</text:p>
          </table:table-cell>
          <table:table-cell office:value-type="float" office:value="27.2247191011236" calcext:value-type="float">
            <text:p>27.2247191011</text:p>
          </table:table-cell>
          <table:table-cell table:formula="of:=[.I685]*[.J685]" office:value-type="float" office:value="134061.24462494" calcext:value-type="float">
            <text:p>134061.24462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497504320" calcext:value-type="float">
            <text:p>3497504320</text:p>
          </table:table-cell>
          <table:table-cell office:value-type="float" office:value="77722" calcext:value-type="float">
            <text:p>77722</text:p>
          </table:table-cell>
          <table:table-cell office:value-type="float" office:value="1.72683596431023" calcext:value-type="float">
            <text:p>1.72683596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0999999999999" calcext:value-type="float">
            <text:p>27.1</text:p>
          </table:table-cell>
          <table:table-cell office:value-type="float" office:value="35.090909090909" calcext:value-type="float">
            <text:p>35.0909090909</text:p>
          </table:table-cell>
          <table:table-cell office:value-type="float" office:value="26.1123595505619" calcext:value-type="float">
            <text:p>26.1123595506</text:p>
          </table:table-cell>
          <table:table-cell table:formula="of:=[.I686]*[.J686]" office:value-type="float" office:value="134213.144818119" calcext:value-type="float">
            <text:p>134213.144818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564615104" calcext:value-type="float">
            <text:p>3564615104</text:p>
          </table:table-cell>
          <table:table-cell office:value-type="float" office:value="79213" calcext:value-type="float">
            <text:p>79213</text:p>
          </table:table-cell>
          <table:table-cell office:value-type="float" office:value="1.69565217391304" calcext:value-type="float">
            <text:p>1.69565217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199999999999" calcext:value-type="float">
            <text:p>27.62</text:p>
          </table:table-cell>
          <table:table-cell office:value-type="float" office:value="21.4545454545455" calcext:value-type="float">
            <text:p>21.4545454545</text:p>
          </table:table-cell>
          <table:table-cell office:value-type="float" office:value="28.3820224719102" calcext:value-type="float">
            <text:p>28.3820224719</text:p>
          </table:table-cell>
          <table:table-cell table:formula="of:=[.I687]*[.J687]" office:value-type="float" office:value="134317.695652174" calcext:value-type="float">
            <text:p>134317.695652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23982336" calcext:value-type="float">
            <text:p>3623982336</text:p>
          </table:table-cell>
          <table:table-cell office:value-type="float" office:value="80532" calcext:value-type="float">
            <text:p>80532</text:p>
          </table:table-cell>
          <table:table-cell office:value-type="float" office:value="1.66797283176593" calcext:value-type="float">
            <text:p>1.6679728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08" calcext:value-type="float">
            <text:p>28.08</text:p>
          </table:table-cell>
          <table:table-cell office:value-type="float" office:value="43" calcext:value-type="float">
            <text:p>43</text:p>
          </table:table-cell>
          <table:table-cell office:value-type="float" office:value="26.4222222222223" calcext:value-type="float">
            <text:p>26.4222222222</text:p>
          </table:table-cell>
          <table:table-cell table:formula="of:=[.I688]*[.J688]" office:value-type="float" office:value="134325.188087774" calcext:value-type="float">
            <text:p>134325.188087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77521024" calcext:value-type="float">
            <text:p>3577521024</text:p>
          </table:table-cell>
          <table:table-cell office:value-type="float" office:value="79500" calcext:value-type="float">
            <text:p>79500</text:p>
          </table:table-cell>
          <table:table-cell office:value-type="float" office:value="1.69035409035409" calcext:value-type="float">
            <text:p>1.69035409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72" calcext:value-type="float">
            <text:p>27.72</text:p>
          </table:table-cell>
          <table:table-cell office:value-type="float" office:value="28.6363636363636" calcext:value-type="float">
            <text:p>28.6363636364</text:p>
          </table:table-cell>
          <table:table-cell office:value-type="float" office:value="27.6067415730337" calcext:value-type="float">
            <text:p>27.606741573</text:p>
          </table:table-cell>
          <table:table-cell table:formula="of:=[.I689]*[.J689]" office:value-type="float" office:value="134383.15018315" calcext:value-type="float">
            <text:p>134383.15018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574939840" calcext:value-type="float">
            <text:p>3574939840</text:p>
          </table:table-cell>
          <table:table-cell office:value-type="float" office:value="79443" calcext:value-type="float">
            <text:p>79443</text:p>
          </table:table-cell>
          <table:table-cell office:value-type="float" office:value="1.69588014981273" calcext:value-type="float">
            <text:p>1.6958801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3.1818181818182" calcext:value-type="float">
            <text:p>13.1818181818</text:p>
          </table:table-cell>
          <table:table-cell office:value-type="float" office:value="29.494382022472" calcext:value-type="float">
            <text:p>29.4943820225</text:p>
          </table:table-cell>
          <table:table-cell table:formula="of:=[.I690]*[.J690]" office:value-type="float" office:value="134725.806741573" calcext:value-type="float">
            <text:p>134725.806741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678187200" calcext:value-type="float">
            <text:p>3678187200</text:p>
          </table:table-cell>
          <table:table-cell office:value-type="float" office:value="81737" calcext:value-type="float">
            <text:p>81737</text:p>
          </table:table-cell>
          <table:table-cell office:value-type="float" office:value="1.6484268125855" calcext:value-type="float">
            <text:p>1.64842681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1.7272727272727" calcext:value-type="float">
            <text:p>31.7272727273</text:p>
          </table:table-cell>
          <table:table-cell office:value-type="float" office:value="28.1011235955057" calcext:value-type="float">
            <text:p>28.1011235955</text:p>
          </table:table-cell>
          <table:table-cell table:formula="of:=[.I691]*[.J691]" office:value-type="float" office:value="134737.462380301" calcext:value-type="float">
            <text:p>134737.462380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11076416" calcext:value-type="float">
            <text:p>3611076416</text:p>
          </table:table-cell>
          <table:table-cell office:value-type="float" office:value="80246" calcext:value-type="float">
            <text:p>80246</text:p>
          </table:table-cell>
          <table:table-cell office:value-type="float" office:value="1.67915106117353" calcext:value-type="float">
            <text:p>1.67915106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98" calcext:value-type="float">
            <text:p>27.98</text:p>
          </table:table-cell>
          <table:table-cell office:value-type="float" office:value="34.7272727272727" calcext:value-type="float">
            <text:p>34.7272727273</text:p>
          </table:table-cell>
          <table:table-cell office:value-type="float" office:value="27.1460674157303" calcext:value-type="float">
            <text:p>27.1460674157</text:p>
          </table:table-cell>
          <table:table-cell table:formula="of:=[.I692]*[.J692]" office:value-type="float" office:value="134745.156054931" calcext:value-type="float">
            <text:p>134745.156054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93008128" calcext:value-type="float">
            <text:p>3593008128</text:p>
          </table:table-cell>
          <table:table-cell office:value-type="float" office:value="79844" calcext:value-type="float">
            <text:p>79844</text:p>
          </table:table-cell>
          <table:table-cell office:value-type="float" office:value="1.68840048840049" calcext:value-type="float">
            <text:p>1.68840048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32.3" calcext:value-type="float">
            <text:p>32.3</text:p>
          </table:table-cell>
          <table:table-cell office:value-type="float" office:value="27.3444444444444" calcext:value-type="float">
            <text:p>27.3444444444</text:p>
          </table:table-cell>
          <table:table-cell table:formula="of:=[.I693]*[.J693]" office:value-type="float" office:value="134808.648595848" calcext:value-type="float">
            <text:p>134808.648595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567196288" calcext:value-type="float">
            <text:p>3567196288</text:p>
          </table:table-cell>
          <table:table-cell office:value-type="float" office:value="79270" calcext:value-type="float">
            <text:p>79270</text:p>
          </table:table-cell>
          <table:table-cell office:value-type="float" office:value="1.70313230481534" calcext:value-type="float">
            <text:p>1.70313230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4" calcext:value-type="float">
            <text:p>27.64</text:p>
          </table:table-cell>
          <table:table-cell office:value-type="float" office:value="45.1999999999999" calcext:value-type="float">
            <text:p>45.2</text:p>
          </table:table-cell>
          <table:table-cell office:value-type="float" office:value="25.6888888888889" calcext:value-type="float">
            <text:p>25.6888888889</text:p>
          </table:table-cell>
          <table:table-cell table:formula="of:=[.I694]*[.J694]" office:value-type="float" office:value="135007.297802712" calcext:value-type="float">
            <text:p>135007.297802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691093120" calcext:value-type="float">
            <text:p>3691093120</text:p>
          </table:table-cell>
          <table:table-cell office:value-type="float" office:value="82024" calcext:value-type="float">
            <text:p>82024</text:p>
          </table:table-cell>
          <table:table-cell office:value-type="float" office:value="1.64649859943978" calcext:value-type="float">
            <text:p>1.64649859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5999999999999" calcext:value-type="float">
            <text:p>28.6</text:p>
          </table:table-cell>
          <table:table-cell office:value-type="float" office:value="21.2" calcext:value-type="float">
            <text:p>21.2</text:p>
          </table:table-cell>
          <table:table-cell office:value-type="float" office:value="29.4222222222223" calcext:value-type="float">
            <text:p>29.4222222222</text:p>
          </table:table-cell>
          <table:table-cell table:formula="of:=[.I695]*[.J695]" office:value-type="float" office:value="135052.401120448" calcext:value-type="float">
            <text:p>135052.401120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590426944" calcext:value-type="float">
            <text:p>3590426944</text:p>
          </table:table-cell>
          <table:table-cell office:value-type="float" office:value="79787" calcext:value-type="float">
            <text:p>79787</text:p>
          </table:table-cell>
          <table:table-cell office:value-type="float" office:value="1.69279609279609" calcext:value-type="float">
            <text:p>1.69279609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2" calcext:value-type="float">
            <text:p>27.82</text:p>
          </table:table-cell>
          <table:table-cell office:value-type="float" office:value="37.4545454545455" calcext:value-type="float">
            <text:p>37.4545454545</text:p>
          </table:table-cell>
          <table:table-cell office:value-type="float" office:value="26.629213483146" calcext:value-type="float">
            <text:p>26.6292134831</text:p>
          </table:table-cell>
          <table:table-cell table:formula="of:=[.I696]*[.J696]" office:value-type="float" office:value="135063.121855922" calcext:value-type="float">
            <text:p>135063.1218559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87845760" calcext:value-type="float">
            <text:p>3587845760</text:p>
          </table:table-cell>
          <table:table-cell office:value-type="float" office:value="79729" calcext:value-type="float">
            <text:p>79729</text:p>
          </table:table-cell>
          <table:table-cell office:value-type="float" office:value="1.6969474969475" calcext:value-type="float">
            <text:p>1.69694749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15.1818181818182" calcext:value-type="float">
            <text:p>15.1818181818</text:p>
          </table:table-cell>
          <table:table-cell office:value-type="float" office:value="29.3595505617977" calcext:value-type="float">
            <text:p>29.3595505618</text:p>
          </table:table-cell>
          <table:table-cell table:formula="of:=[.I697]*[.J697]" office:value-type="float" office:value="135295.926984127" calcext:value-type="float">
            <text:p>135295.926984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93008128" calcext:value-type="float">
            <text:p>3593008128</text:p>
          </table:table-cell>
          <table:table-cell office:value-type="float" office:value="79844" calcext:value-type="float">
            <text:p>79844</text:p>
          </table:table-cell>
          <table:table-cell office:value-type="float" office:value="1.69621489621489" calcext:value-type="float">
            <text:p>1.69621489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25.3636363636364" calcext:value-type="float">
            <text:p>25.3636363636</text:p>
          </table:table-cell>
          <table:table-cell office:value-type="float" office:value="28.1460674157303" calcext:value-type="float">
            <text:p>28.1460674157</text:p>
          </table:table-cell>
          <table:table-cell table:formula="of:=[.I698]*[.J698]" office:value-type="float" office:value="135432.582173382" calcext:value-type="float">
            <text:p>135432.5821733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773691008" calcext:value-type="float">
            <text:p>3773691008</text:p>
          </table:table-cell>
          <table:table-cell office:value-type="float" office:value="83859" calcext:value-type="float">
            <text:p>83859</text:p>
          </table:table-cell>
          <table:table-cell office:value-type="float" office:value="1.61563326476639" calcext:value-type="float">
            <text:p>1.61563326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2399999999999" calcext:value-type="float">
            <text:p>29.24</text:p>
          </table:table-cell>
          <table:table-cell office:value-type="float" office:value="31" calcext:value-type="float">
            <text:p>31</text:p>
          </table:table-cell>
          <table:table-cell office:value-type="float" office:value="29.0224719101123" calcext:value-type="float">
            <text:p>29.0224719101</text:p>
          </table:table-cell>
          <table:table-cell table:formula="of:=[.I699]*[.J699]" office:value-type="float" office:value="135485.389950044" calcext:value-type="float">
            <text:p>135485.389950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16238784" calcext:value-type="float">
            <text:p>3616238784</text:p>
          </table:table-cell>
          <table:table-cell office:value-type="float" office:value="80360" calcext:value-type="float">
            <text:p>80360</text:p>
          </table:table-cell>
          <table:table-cell office:value-type="float" office:value="1.68620268620269" calcext:value-type="float">
            <text:p>1.68620268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02" calcext:value-type="float">
            <text:p>28.02</text:p>
          </table:table-cell>
          <table:table-cell office:value-type="float" office:value="43" calcext:value-type="float">
            <text:p>43</text:p>
          </table:table-cell>
          <table:table-cell office:value-type="float" office:value="26.3555555555555" calcext:value-type="float">
            <text:p>26.3555555556</text:p>
          </table:table-cell>
          <table:table-cell table:formula="of:=[.I700]*[.J700]" office:value-type="float" office:value="135503.247863248" calcext:value-type="float">
            <text:p>135503.247863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25897344" calcext:value-type="float">
            <text:p>3525897344</text:p>
          </table:table-cell>
          <table:table-cell office:value-type="float" office:value="78353" calcext:value-type="float">
            <text:p>78353</text:p>
          </table:table-cell>
          <table:table-cell office:value-type="float" office:value="1.72989921612542" calcext:value-type="float">
            <text:p>1.72989921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23.6363636363637" calcext:value-type="float">
            <text:p>23.6363636364</text:p>
          </table:table-cell>
          <table:table-cell office:value-type="float" office:value="27.7752808988764" calcext:value-type="float">
            <text:p>27.7752808989</text:p>
          </table:table-cell>
          <table:table-cell table:formula="of:=[.I701]*[.J701]" office:value-type="float" office:value="135542.793281075" calcext:value-type="float">
            <text:p>135542.793281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46546816" calcext:value-type="float">
            <text:p>3546546816</text:p>
          </table:table-cell>
          <table:table-cell office:value-type="float" office:value="78812" calcext:value-type="float">
            <text:p>78812</text:p>
          </table:table-cell>
          <table:table-cell office:value-type="float" office:value="1.72417017297803" calcext:value-type="float">
            <text:p>1.7241701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8" calcext:value-type="float">
            <text:p>27.48</text:p>
          </table:table-cell>
          <table:table-cell office:value-type="float" office:value="9.45454545454547" calcext:value-type="float">
            <text:p>9.4545454545</text:p>
          </table:table-cell>
          <table:table-cell office:value-type="float" office:value="29.7078651685393" calcext:value-type="float">
            <text:p>29.7078651685</text:p>
          </table:table-cell>
          <table:table-cell table:formula="of:=[.I702]*[.J702]" office:value-type="float" office:value="135885.299672744" calcext:value-type="float">
            <text:p>135885.299672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39469440" calcext:value-type="float">
            <text:p>3639469440</text:p>
          </table:table-cell>
          <table:table-cell office:value-type="float" office:value="80877" calcext:value-type="float">
            <text:p>80877</text:p>
          </table:table-cell>
          <table:table-cell office:value-type="float" office:value="1.68105209397345" calcext:value-type="float">
            <text:p>1.6810520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35.5999999999999" calcext:value-type="float">
            <text:p>35.6</text:p>
          </table:table-cell>
          <table:table-cell office:value-type="float" office:value="27.3777777777777" calcext:value-type="float">
            <text:p>27.3777777778</text:p>
          </table:table-cell>
          <table:table-cell table:formula="of:=[.I703]*[.J703]" office:value-type="float" office:value="135958.45020429" calcext:value-type="float">
            <text:p>135958.45020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556871552" calcext:value-type="float">
            <text:p>3556871552</text:p>
          </table:table-cell>
          <table:table-cell office:value-type="float" office:value="79041" calcext:value-type="float">
            <text:p>79041</text:p>
          </table:table-cell>
          <table:table-cell office:value-type="float" office:value="1.72105263157894" calcext:value-type="float">
            <text:p>1.72105263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" calcext:value-type="float">
            <text:p>33.3</text:p>
          </table:table-cell>
          <table:table-cell office:value-type="float" office:value="26.9222222222223" calcext:value-type="float">
            <text:p>26.9222222222</text:p>
          </table:table-cell>
          <table:table-cell table:formula="of:=[.I704]*[.J704]" office:value-type="float" office:value="136033.721052631" calcext:value-type="float">
            <text:p>136033.721052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62700096" calcext:value-type="float">
            <text:p>3662700096</text:p>
          </table:table-cell>
          <table:table-cell office:value-type="float" office:value="81393" calcext:value-type="float">
            <text:p>81393</text:p>
          </table:table-cell>
          <table:table-cell office:value-type="float" office:value="1.67134831460674" calcext:value-type="float">
            <text:p>1.67134831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800000000001" calcext:value-type="float">
            <text:p>28.38</text:p>
          </table:table-cell>
          <table:table-cell office:value-type="float" office:value="15.3636363636363" calcext:value-type="float">
            <text:p>15.3636363636</text:p>
          </table:table-cell>
          <table:table-cell office:value-type="float" office:value="29.9887640449438" calcext:value-type="float">
            <text:p>29.9887640449</text:p>
          </table:table-cell>
          <table:table-cell table:formula="of:=[.I705]*[.J705]" office:value-type="float" office:value="136036.053370787" calcext:value-type="float">
            <text:p>136036.0533707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67196288" calcext:value-type="float">
            <text:p>3567196288</text:p>
          </table:table-cell>
          <table:table-cell office:value-type="float" office:value="79270" calcext:value-type="float">
            <text:p>79270</text:p>
          </table:table-cell>
          <table:table-cell office:value-type="float" office:value="1.72228443449048" calcext:value-type="float">
            <text:p>1.72228443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64" calcext:value-type="float">
            <text:p>27.64</text:p>
          </table:table-cell>
          <table:table-cell office:value-type="float" office:value="17.2727272727273" calcext:value-type="float">
            <text:p>17.2727272727</text:p>
          </table:table-cell>
          <table:table-cell office:value-type="float" office:value="28.9213483146068" calcext:value-type="float">
            <text:p>28.9213483146</text:p>
          </table:table-cell>
          <table:table-cell table:formula="of:=[.I706]*[.J706]" office:value-type="float" office:value="136525.487122061" calcext:value-type="float">
            <text:p>136525.487122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01417856" calcext:value-type="float">
            <text:p>3701417856</text:p>
          </table:table-cell>
          <table:table-cell office:value-type="float" office:value="82253" calcext:value-type="float">
            <text:p>82253</text:p>
          </table:table-cell>
          <table:table-cell office:value-type="float" office:value="1.66266598569969" calcext:value-type="float">
            <text:p>1.66266598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68" calcext:value-type="float">
            <text:p>28.68</text:p>
          </table:table-cell>
          <table:table-cell office:value-type="float" office:value="31.6363636363636" calcext:value-type="float">
            <text:p>31.6363636364</text:p>
          </table:table-cell>
          <table:table-cell office:value-type="float" office:value="28.3146067415731" calcext:value-type="float">
            <text:p>28.3146067416</text:p>
          </table:table-cell>
          <table:table-cell table:formula="of:=[.I707]*[.J707]" office:value-type="float" office:value="136759.265321757" calcext:value-type="float">
            <text:p>136759.265321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691093120" calcext:value-type="float">
            <text:p>3691093120</text:p>
          </table:table-cell>
          <table:table-cell office:value-type="float" office:value="82024" calcext:value-type="float">
            <text:p>82024</text:p>
          </table:table-cell>
          <table:table-cell office:value-type="float" office:value="1.67345872518286" calcext:value-type="float">
            <text:p>1.67345872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5999999999999" calcext:value-type="float">
            <text:p>28.6</text:p>
          </table:table-cell>
          <table:table-cell office:value-type="float" office:value="23" calcext:value-type="float">
            <text:p>23</text:p>
          </table:table-cell>
          <table:table-cell office:value-type="float" office:value="29.2921348314607" calcext:value-type="float">
            <text:p>29.2921348315</text:p>
          </table:table-cell>
          <table:table-cell table:formula="of:=[.I708]*[.J708]" office:value-type="float" office:value="137263.778474399" calcext:value-type="float">
            <text:p>137263.778474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724648512" calcext:value-type="float">
            <text:p>3724648512</text:p>
          </table:table-cell>
          <table:table-cell office:value-type="float" office:value="82769" calcext:value-type="float">
            <text:p>82769</text:p>
          </table:table-cell>
          <table:table-cell office:value-type="float" office:value="1.66025126971398" calcext:value-type="float">
            <text:p>1.66025126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  <table:table-cell office:value-type="float" office:value="21.9" calcext:value-type="float">
            <text:p>21.9</text:p>
          </table:table-cell>
          <table:table-cell office:value-type="float" office:value="29.6333333333333" calcext:value-type="float">
            <text:p>29.6333333333</text:p>
          </table:table-cell>
          <table:table-cell table:formula="of:=[.I709]*[.J709]" office:value-type="float" office:value="137417.337342956" calcext:value-type="float">
            <text:p>137417.3373429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52375360" calcext:value-type="float">
            <text:p>3652375360</text:p>
          </table:table-cell>
          <table:table-cell office:value-type="float" office:value="81163" calcext:value-type="float">
            <text:p>81163</text:p>
          </table:table-cell>
          <table:table-cell office:value-type="float" office:value="1.69426129426129" calcext:value-type="float">
            <text:p>1.69426129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32.5454545454545" calcext:value-type="float">
            <text:p>32.5454545455</text:p>
          </table:table-cell>
          <table:table-cell office:value-type="float" office:value="27.7752808988764" calcext:value-type="float">
            <text:p>27.7752808989</text:p>
          </table:table-cell>
          <table:table-cell table:formula="of:=[.I710]*[.J710]" office:value-type="float" office:value="137511.329426129" calcext:value-type="float">
            <text:p>137511.329426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62700096" calcext:value-type="float">
            <text:p>3662700096</text:p>
          </table:table-cell>
          <table:table-cell office:value-type="float" office:value="81393" calcext:value-type="float">
            <text:p>81393</text:p>
          </table:table-cell>
          <table:table-cell office:value-type="float" office:value="1.69039655996178" calcext:value-type="float">
            <text:p>1.690396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800000000001" calcext:value-type="float">
            <text:p>28.38</text:p>
          </table:table-cell>
          <table:table-cell office:value-type="float" office:value="24.4" calcext:value-type="float">
            <text:p>24.4</text:p>
          </table:table-cell>
          <table:table-cell office:value-type="float" office:value="28.8222222222222" calcext:value-type="float">
            <text:p>28.8222222222</text:p>
          </table:table-cell>
          <table:table-cell table:formula="of:=[.I711]*[.J711]" office:value-type="float" office:value="137586.447204969" calcext:value-type="float">
            <text:p>137586.4472049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652375360" calcext:value-type="float">
            <text:p>3652375360</text:p>
          </table:table-cell>
          <table:table-cell office:value-type="float" office:value="81163" calcext:value-type="float">
            <text:p>81163</text:p>
          </table:table-cell>
          <table:table-cell office:value-type="float" office:value="1.6979242979243" calcext:value-type="float">
            <text:p>1.69792429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22.9090909090909" calcext:value-type="float">
            <text:p>22.9090909091</text:p>
          </table:table-cell>
          <table:table-cell office:value-type="float" office:value="28.9662921348314" calcext:value-type="float">
            <text:p>28.9662921348</text:p>
          </table:table-cell>
          <table:table-cell table:formula="of:=[.I712]*[.J712]" office:value-type="float" office:value="137808.62979243" calcext:value-type="float">
            <text:p>137808.62979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34307072" calcext:value-type="float">
            <text:p>3634307072</text:p>
          </table:table-cell>
          <table:table-cell office:value-type="float" office:value="80762" calcext:value-type="float">
            <text:p>80762</text:p>
          </table:table-cell>
          <table:table-cell office:value-type="float" office:value="1.70647449096316" calcext:value-type="float">
            <text:p>1.7064744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16" calcext:value-type="float">
            <text:p>28.16</text:p>
          </table:table-cell>
          <table:table-cell office:value-type="float" office:value="36.6363636363636" calcext:value-type="float">
            <text:p>36.6363636364</text:p>
          </table:table-cell>
          <table:table-cell office:value-type="float" office:value="27.1123595505619" calcext:value-type="float">
            <text:p>27.1123595506</text:p>
          </table:table-cell>
          <table:table-cell table:formula="of:=[.I713]*[.J713]" office:value-type="float" office:value="137818.292839167" calcext:value-type="float">
            <text:p>137818.292839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657537728" calcext:value-type="float">
            <text:p>3657537728</text:p>
          </table:table-cell>
          <table:table-cell office:value-type="float" office:value="81278" calcext:value-type="float">
            <text:p>81278</text:p>
          </table:table-cell>
          <table:table-cell office:value-type="float" office:value="1.70212765957447" calcext:value-type="float">
            <text:p>1.70212765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4" calcext:value-type="float">
            <text:p>28.34</text:p>
          </table:table-cell>
          <table:table-cell office:value-type="float" office:value="44.1818181818181" calcext:value-type="float">
            <text:p>44.1818181818</text:p>
          </table:table-cell>
          <table:table-cell office:value-type="float" office:value="26.3820224719102" calcext:value-type="float">
            <text:p>26.3820224719</text:p>
          </table:table-cell>
          <table:table-cell table:formula="of:=[.I714]*[.J714]" office:value-type="float" office:value="138345.531914894" calcext:value-type="float">
            <text:p>138345.531914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778853376" calcext:value-type="float">
            <text:p>3778853376</text:p>
          </table:table-cell>
          <table:table-cell office:value-type="float" office:value="83974" calcext:value-type="float">
            <text:p>83974</text:p>
          </table:table-cell>
          <table:table-cell office:value-type="float" office:value="1.64982624966586" calcext:value-type="float">
            <text:p>1.6498262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19.4" calcext:value-type="float">
            <text:p>19.4</text:p>
          </table:table-cell>
          <table:table-cell office:value-type="float" office:value="30.3777777777777" calcext:value-type="float">
            <text:p>30.3777777778</text:p>
          </table:table-cell>
          <table:table-cell table:formula="of:=[.I715]*[.J715]" office:value-type="float" office:value="138542.509489441" calcext:value-type="float">
            <text:p>138542.509489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20152320" calcext:value-type="float">
            <text:p>3820152320</text:p>
          </table:table-cell>
          <table:table-cell office:value-type="float" office:value="84892" calcext:value-type="float">
            <text:p>84892</text:p>
          </table:table-cell>
          <table:table-cell office:value-type="float" office:value="1.63337893296854" calcext:value-type="float">
            <text:p>1.6333789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5999999999999" calcext:value-type="float">
            <text:p>29.6</text:p>
          </table:table-cell>
          <table:table-cell office:value-type="float" office:value="31.6363636363636" calcext:value-type="float">
            <text:p>31.6363636364</text:p>
          </table:table-cell>
          <table:table-cell office:value-type="float" office:value="29.3483146067415" calcext:value-type="float">
            <text:p>29.3483146067</text:p>
          </table:table-cell>
          <table:table-cell table:formula="of:=[.I716]*[.J716]" office:value-type="float" office:value="138660.804377565" calcext:value-type="float">
            <text:p>138660.804377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768528640" calcext:value-type="float">
            <text:p>3768528640</text:p>
          </table:table-cell>
          <table:table-cell office:value-type="float" office:value="83745" calcext:value-type="float">
            <text:p>83745</text:p>
          </table:table-cell>
          <table:table-cell office:value-type="float" office:value="1.65832482124617" calcext:value-type="float">
            <text:p>1.65832482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29.3636363636364" calcext:value-type="float">
            <text:p>29.3636363636</text:p>
          </table:table-cell>
          <table:table-cell office:value-type="float" office:value="29.1797752808989" calcext:value-type="float">
            <text:p>29.1797752809</text:p>
          </table:table-cell>
          <table:table-cell table:formula="of:=[.I717]*[.J717]" office:value-type="float" office:value="138876.41215526" calcext:value-type="float">
            <text:p>138876.41215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768528640" calcext:value-type="float">
            <text:p>3768528640</text:p>
          </table:table-cell>
          <table:table-cell office:value-type="float" office:value="83745" calcext:value-type="float">
            <text:p>83745</text:p>
          </table:table-cell>
          <table:table-cell office:value-type="float" office:value="1.65918203688853" calcext:value-type="float">
            <text:p>1.65918203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7.9" calcext:value-type="float">
            <text:p>17.9</text:p>
          </table:table-cell>
          <table:table-cell office:value-type="float" office:value="30.4555555555556" calcext:value-type="float">
            <text:p>30.4555555556</text:p>
          </table:table-cell>
          <table:table-cell table:formula="of:=[.I718]*[.J718]" office:value-type="float" office:value="138948.19967923" calcext:value-type="float">
            <text:p>138948.19967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47212992" calcext:value-type="float">
            <text:p>3647212992</text:p>
          </table:table-cell>
          <table:table-cell office:value-type="float" office:value="81049" calcext:value-type="float">
            <text:p>81049</text:p>
          </table:table-cell>
          <table:table-cell office:value-type="float" office:value="1.71885964912281" calcext:value-type="float">
            <text:p>1.71885964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2600000000001" calcext:value-type="float">
            <text:p>28.26</text:p>
          </table:table-cell>
          <table:table-cell office:value-type="float" office:value="43.8000000000001" calcext:value-type="float">
            <text:p>43.8</text:p>
          </table:table-cell>
          <table:table-cell office:value-type="float" office:value="26.5333333333333" calcext:value-type="float">
            <text:p>26.5333333333</text:p>
          </table:table-cell>
          <table:table-cell table:formula="of:=[.I719]*[.J719]" office:value-type="float" office:value="139311.855701754" calcext:value-type="float">
            <text:p>139311.855701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737554432" calcext:value-type="float">
            <text:p>3737554432</text:p>
          </table:table-cell>
          <table:table-cell office:value-type="float" office:value="83056" calcext:value-type="float">
            <text:p>83056</text:p>
          </table:table-cell>
          <table:table-cell office:value-type="float" office:value="1.67740324594257" calcext:value-type="float">
            <text:p>1.67740324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27.5" calcext:value-type="float">
            <text:p>27.5</text:p>
          </table:table-cell>
          <table:table-cell office:value-type="float" office:value="29.1222222222223" calcext:value-type="float">
            <text:p>29.1222222222</text:p>
          </table:table-cell>
          <table:table-cell table:formula="of:=[.I720]*[.J720]" office:value-type="float" office:value="139318.403995006" calcext:value-type="float">
            <text:p>139318.403995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03999040" calcext:value-type="float">
            <text:p>3703999040</text:p>
          </table:table-cell>
          <table:table-cell office:value-type="float" office:value="82311" calcext:value-type="float">
            <text:p>82311</text:p>
          </table:table-cell>
          <table:table-cell office:value-type="float" office:value="1.69326325848065" calcext:value-type="float">
            <text:p>1.69326325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44.4" calcext:value-type="float">
            <text:p>44.4</text:p>
          </table:table-cell>
          <table:table-cell office:value-type="float" office:value="26.9555555555556" calcext:value-type="float">
            <text:p>26.9555555556</text:p>
          </table:table-cell>
          <table:table-cell table:formula="of:=[.I721]*[.J721]" office:value-type="float" office:value="139374.192068801" calcext:value-type="float">
            <text:p>139374.1920688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78187200" calcext:value-type="float">
            <text:p>3678187200</text:p>
          </table:table-cell>
          <table:table-cell office:value-type="float" office:value="81737" calcext:value-type="float">
            <text:p>81737</text:p>
          </table:table-cell>
          <table:table-cell office:value-type="float" office:value="1.70716083276139" calcext:value-type="float">
            <text:p>1.70716083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4.8888888888888" calcext:value-type="float">
            <text:p>34.8888888889</text:p>
          </table:table-cell>
          <table:table-cell office:value-type="float" office:value="27.8681318681319" calcext:value-type="float">
            <text:p>27.8681318681</text:p>
          </table:table-cell>
          <table:table-cell table:formula="of:=[.I722]*[.J722]" office:value-type="float" office:value="139538.204987417" calcext:value-type="float">
            <text:p>139538.204987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06580224" calcext:value-type="float">
            <text:p>3706580224</text:p>
          </table:table-cell>
          <table:table-cell office:value-type="float" office:value="82368" calcext:value-type="float">
            <text:p>82368</text:p>
          </table:table-cell>
          <table:table-cell office:value-type="float" office:value="1.69798971482001" calcext:value-type="float">
            <text:p>1.69798971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23.5454545454545" calcext:value-type="float">
            <text:p>23.5454545455</text:p>
          </table:table-cell>
          <table:table-cell office:value-type="float" office:value="29.3595505617977" calcext:value-type="float">
            <text:p>29.3595505618</text:p>
          </table:table-cell>
          <table:table-cell table:formula="of:=[.I723]*[.J723]" office:value-type="float" office:value="139860.016830295" calcext:value-type="float">
            <text:p>139860.016830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19486144" calcext:value-type="float">
            <text:p>3719486144</text:p>
          </table:table-cell>
          <table:table-cell office:value-type="float" office:value="82655" calcext:value-type="float">
            <text:p>82655</text:p>
          </table:table-cell>
          <table:table-cell office:value-type="float" office:value="1.69397993311037" calcext:value-type="float">
            <text:p>1.69397993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82" calcext:value-type="float">
            <text:p>28.82</text:p>
          </table:table-cell>
          <table:table-cell office:value-type="float" office:value="28.7777777777778" calcext:value-type="float">
            <text:p>28.7777777778</text:p>
          </table:table-cell>
          <table:table-cell office:value-type="float" office:value="28.8241758241758" calcext:value-type="float">
            <text:p>28.8241758242</text:p>
          </table:table-cell>
          <table:table-cell table:formula="of:=[.I724]*[.J724]" office:value-type="float" office:value="140015.911371238" calcext:value-type="float">
            <text:p>140015.911371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79519552" calcext:value-type="float">
            <text:p>3879519552</text:p>
          </table:table-cell>
          <table:table-cell office:value-type="float" office:value="86211" calcext:value-type="float">
            <text:p>86211</text:p>
          </table:table-cell>
          <table:table-cell office:value-type="float" office:value="1.62492997198879" calcext:value-type="float">
            <text:p>1.6249299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06" calcext:value-type="float">
            <text:p>30.06</text:p>
          </table:table-cell>
          <table:table-cell office:value-type="float" office:value="26.5" calcext:value-type="float">
            <text:p>26.5</text:p>
          </table:table-cell>
          <table:table-cell office:value-type="float" office:value="30.4555555555556" calcext:value-type="float">
            <text:p>30.4555555556</text:p>
          </table:table-cell>
          <table:table-cell table:formula="of:=[.I725]*[.J725]" office:value-type="float" office:value="140086.837815126" calcext:value-type="float">
            <text:p>140086.837815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773691008" calcext:value-type="float">
            <text:p>3773691008</text:p>
          </table:table-cell>
          <table:table-cell office:value-type="float" office:value="83859" calcext:value-type="float">
            <text:p>83859</text:p>
          </table:table-cell>
          <table:table-cell office:value-type="float" office:value="1.67179487179487" calcext:value-type="float">
            <text:p>1.67179487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2399999999999" calcext:value-type="float">
            <text:p>29.24</text:p>
          </table:table-cell>
          <table:table-cell office:value-type="float" office:value="36.6363636363636" calcext:value-type="float">
            <text:p>36.6363636364</text:p>
          </table:table-cell>
          <table:table-cell office:value-type="float" office:value="28.3258426966292" calcext:value-type="float">
            <text:p>28.3258426966</text:p>
          </table:table-cell>
          <table:table-cell table:formula="of:=[.I726]*[.J726]" office:value-type="float" office:value="140195.046153846" calcext:value-type="float">
            <text:p>140195.046153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740135616" calcext:value-type="float">
            <text:p>3740135616</text:p>
          </table:table-cell>
          <table:table-cell office:value-type="float" office:value="83114" calcext:value-type="float">
            <text:p>83114</text:p>
          </table:table-cell>
          <table:table-cell office:value-type="float" office:value="1.68717948717949" calcext:value-type="float">
            <text:p>1.68717948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98" calcext:value-type="float">
            <text:p>28.98</text:p>
          </table:table-cell>
          <table:table-cell office:value-type="float" office:value="8.72727272727274" calcext:value-type="float">
            <text:p>8.7272727273</text:p>
          </table:table-cell>
          <table:table-cell office:value-type="float" office:value="31.4831460674158" calcext:value-type="float">
            <text:p>31.4831460674</text:p>
          </table:table-cell>
          <table:table-cell table:formula="of:=[.I727]*[.J727]" office:value-type="float" office:value="140228.235897436" calcext:value-type="float">
            <text:p>140228.2358974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719486144" calcext:value-type="float">
            <text:p>3719486144</text:p>
          </table:table-cell>
          <table:table-cell office:value-type="float" office:value="82655" calcext:value-type="float">
            <text:p>82655</text:p>
          </table:table-cell>
          <table:table-cell office:value-type="float" office:value="1.69728845254792" calcext:value-type="float">
            <text:p>1.6972884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82" calcext:value-type="float">
            <text:p>28.82</text:p>
          </table:table-cell>
          <table:table-cell office:value-type="float" office:value="20.3" calcext:value-type="float">
            <text:p>20.3</text:p>
          </table:table-cell>
          <table:table-cell office:value-type="float" office:value="29.7666666666667" calcext:value-type="float">
            <text:p>29.7666666667</text:p>
          </table:table-cell>
          <table:table-cell table:formula="of:=[.I728]*[.J728]" office:value-type="float" office:value="140289.377045349" calcext:value-type="float">
            <text:p>140289.377045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709161408" calcext:value-type="float">
            <text:p>3709161408</text:p>
          </table:table-cell>
          <table:table-cell office:value-type="float" office:value="82425" calcext:value-type="float">
            <text:p>82425</text:p>
          </table:table-cell>
          <table:table-cell office:value-type="float" office:value="1.70761839396019" calcext:value-type="float">
            <text:p>1.7076183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7399999999999" calcext:value-type="float">
            <text:p>28.74</text:p>
          </table:table-cell>
          <table:table-cell office:value-type="float" office:value="22.2" calcext:value-type="float">
            <text:p>22.2</text:p>
          </table:table-cell>
          <table:table-cell office:value-type="float" office:value="29.4666666666667" calcext:value-type="float">
            <text:p>29.4666666667</text:p>
          </table:table-cell>
          <table:table-cell table:formula="of:=[.I729]*[.J729]" office:value-type="float" office:value="140750.446122169" calcext:value-type="float">
            <text:p>140750.446122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94340480" calcext:value-type="float">
            <text:p>3794340480</text:p>
          </table:table-cell>
          <table:table-cell office:value-type="float" office:value="84318" calcext:value-type="float">
            <text:p>84318</text:p>
          </table:table-cell>
          <table:table-cell office:value-type="float" office:value="1.67185903983656" calcext:value-type="float">
            <text:p>1.67185903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4000000000001" calcext:value-type="float">
            <text:p>29.4</text:p>
          </table:table-cell>
          <table:table-cell office:value-type="float" office:value="9.79999999999998" calcext:value-type="float">
            <text:p>9.8</text:p>
          </table:table-cell>
          <table:table-cell office:value-type="float" office:value="31.5777777777779" calcext:value-type="float">
            <text:p>31.5777777778</text:p>
          </table:table-cell>
          <table:table-cell table:formula="of:=[.I730]*[.J730]" office:value-type="float" office:value="140967.810520939" calcext:value-type="float">
            <text:p>140967.8105209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49211520" calcext:value-type="float">
            <text:p>3949211520</text:p>
          </table:table-cell>
          <table:table-cell office:value-type="float" office:value="87760" calcext:value-type="float">
            <text:p>87760</text:p>
          </table:table-cell>
          <table:table-cell office:value-type="float" office:value="1.60711137231854" calcext:value-type="float">
            <text:p>1.60711137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5999999999999" calcext:value-type="float">
            <text:p>30.6</text:p>
          </table:table-cell>
          <table:table-cell office:value-type="float" office:value="39.1818181818181" calcext:value-type="float">
            <text:p>39.1818181818</text:p>
          </table:table-cell>
          <table:table-cell office:value-type="float" office:value="29.5393258426966" calcext:value-type="float">
            <text:p>29.5393258427</text:p>
          </table:table-cell>
          <table:table-cell table:formula="of:=[.I731]*[.J731]" office:value-type="float" office:value="141040.094034675" calcext:value-type="float">
            <text:p>141040.094034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43382976" calcext:value-type="float">
            <text:p>3843382976</text:p>
          </table:table-cell>
          <table:table-cell office:value-type="float" office:value="85408" calcext:value-type="float">
            <text:p>85408</text:p>
          </table:table-cell>
          <table:table-cell office:value-type="float" office:value="1.65196471531676" calcext:value-type="float">
            <text:p>1.65196471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14.0909090909091" calcext:value-type="float">
            <text:p>14.0909090909</text:p>
          </table:table-cell>
          <table:table-cell office:value-type="float" office:value="31.7191011235955" calcext:value-type="float">
            <text:p>31.7191011236</text:p>
          </table:table-cell>
          <table:table-cell table:formula="of:=[.I732]*[.J732]" office:value-type="float" office:value="141091.002405774" calcext:value-type="float">
            <text:p>141091.002405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830477056" calcext:value-type="float">
            <text:p>3830477056</text:p>
          </table:table-cell>
          <table:table-cell office:value-type="float" office:value="85121" calcext:value-type="float">
            <text:p>85121</text:p>
          </table:table-cell>
          <table:table-cell office:value-type="float" office:value="1.65781409601634" calcext:value-type="float">
            <text:p>1.6578140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40.8181818181819" calcext:value-type="float">
            <text:p>40.8181818182</text:p>
          </table:table-cell>
          <table:table-cell office:value-type="float" office:value="28.3033707865169" calcext:value-type="float">
            <text:p>28.3033707865</text:p>
          </table:table-cell>
          <table:table-cell table:formula="of:=[.I733]*[.J733]" office:value-type="float" office:value="141114.793667007" calcext:value-type="float">
            <text:p>141114.793667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784015744" calcext:value-type="float">
            <text:p>3784015744</text:p>
          </table:table-cell>
          <table:table-cell office:value-type="float" office:value="84089" calcext:value-type="float">
            <text:p>84089</text:p>
          </table:table-cell>
          <table:table-cell office:value-type="float" office:value="1.68275203057812" calcext:value-type="float">
            <text:p>1.68275203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24.7272727272727" calcext:value-type="float">
            <text:p>24.7272727273</text:p>
          </table:table-cell>
          <table:table-cell office:value-type="float" office:value="29.8876404494381" calcext:value-type="float">
            <text:p>29.8876404494</text:p>
          </table:table-cell>
          <table:table-cell table:formula="of:=[.I734]*[.J734]" office:value-type="float" office:value="141500.935499283" calcext:value-type="float">
            <text:p>141500.935499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796921664" calcext:value-type="float">
            <text:p>3796921664</text:p>
          </table:table-cell>
          <table:table-cell office:value-type="float" office:value="84376" calcext:value-type="float">
            <text:p>84376</text:p>
          </table:table-cell>
          <table:table-cell office:value-type="float" office:value="1.67725752508361" calcext:value-type="float">
            <text:p>1.67725752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42" calcext:value-type="float">
            <text:p>29.42</text:p>
          </table:table-cell>
          <table:table-cell office:value-type="float" office:value="25.5" calcext:value-type="float">
            <text:p>25.5</text:p>
          </table:table-cell>
          <table:table-cell office:value-type="float" office:value="29.8555555555555" calcext:value-type="float">
            <text:p>29.8555555556</text:p>
          </table:table-cell>
          <table:table-cell table:formula="of:=[.I735]*[.J735]" office:value-type="float" office:value="141520.280936455" calcext:value-type="float">
            <text:p>141520.2809364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843382976" calcext:value-type="float">
            <text:p>3843382976</text:p>
          </table:table-cell>
          <table:table-cell office:value-type="float" office:value="85408" calcext:value-type="float">
            <text:p>85408</text:p>
          </table:table-cell>
          <table:table-cell office:value-type="float" office:value="1.657310879444" calcext:value-type="float">
            <text:p>1.65731087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7800000000001" calcext:value-type="float">
            <text:p>29.78</text:p>
          </table:table-cell>
          <table:table-cell office:value-type="float" office:value="17.7272727272727" calcext:value-type="float">
            <text:p>17.7272727273</text:p>
          </table:table-cell>
          <table:table-cell office:value-type="float" office:value="31.2696629213483" calcext:value-type="float">
            <text:p>31.2696629213</text:p>
          </table:table-cell>
          <table:table-cell table:formula="of:=[.I736]*[.J736]" office:value-type="float" office:value="141547.607591553" calcext:value-type="float">
            <text:p>141547.607591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814989952" calcext:value-type="float">
            <text:p>3814989952</text:p>
          </table:table-cell>
          <table:table-cell office:value-type="float" office:value="84777" calcext:value-type="float">
            <text:p>84777</text:p>
          </table:table-cell>
          <table:table-cell office:value-type="float" office:value="1.67106227106227" calcext:value-type="float">
            <text:p>1.67106227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56" calcext:value-type="float">
            <text:p>29.56</text:p>
          </table:table-cell>
          <table:table-cell office:value-type="float" office:value="39.6363636363636" calcext:value-type="float">
            <text:p>39.6363636364</text:p>
          </table:table-cell>
          <table:table-cell office:value-type="float" office:value="28.3146067415731" calcext:value-type="float">
            <text:p>28.3146067416</text:p>
          </table:table-cell>
          <table:table-cell table:formula="of:=[.I737]*[.J737]" office:value-type="float" office:value="141667.646153846" calcext:value-type="float">
            <text:p>141667.646153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799502848" calcext:value-type="float">
            <text:p>3799502848</text:p>
          </table:table-cell>
          <table:table-cell office:value-type="float" office:value="84433" calcext:value-type="float">
            <text:p>84433</text:p>
          </table:table-cell>
          <table:table-cell office:value-type="float" office:value="1.67821309125657" calcext:value-type="float">
            <text:p>1.67821309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22.9090909090909" calcext:value-type="float">
            <text:p>22.9090909091</text:p>
          </table:table-cell>
          <table:table-cell office:value-type="float" office:value="30.2471910112359" calcext:value-type="float">
            <text:p>30.2471910112</text:p>
          </table:table-cell>
          <table:table-cell table:formula="of:=[.I738]*[.J738]" office:value-type="float" office:value="141696.565934066" calcext:value-type="float">
            <text:p>141696.565934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30477056" calcext:value-type="float">
            <text:p>3830477056</text:p>
          </table:table-cell>
          <table:table-cell office:value-type="float" office:value="85121" calcext:value-type="float">
            <text:p>85121</text:p>
          </table:table-cell>
          <table:table-cell office:value-type="float" office:value="1.67058222676201" calcext:value-type="float">
            <text:p>1.67058222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7.20000000000001" calcext:value-type="float">
            <text:p>7.2</text:p>
          </table:table-cell>
          <table:table-cell office:value-type="float" office:value="32.1777777777778" calcext:value-type="float">
            <text:p>32.1777777778</text:p>
          </table:table-cell>
          <table:table-cell table:formula="of:=[.I739]*[.J739]" office:value-type="float" office:value="142201.629724209" calcext:value-type="float">
            <text:p>142201.629724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907912576" calcext:value-type="float">
            <text:p>3907912576</text:p>
          </table:table-cell>
          <table:table-cell office:value-type="float" office:value="86842" calcext:value-type="float">
            <text:p>86842</text:p>
          </table:table-cell>
          <table:table-cell office:value-type="float" office:value="1.63830369357045" calcext:value-type="float">
            <text:p>1.63830369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  <table:table-cell office:value-type="float" office:value="23.7" calcext:value-type="float">
            <text:p>23.7</text:p>
          </table:table-cell>
          <table:table-cell office:value-type="float" office:value="31.0111111111111" calcext:value-type="float">
            <text:p>31.0111111111</text:p>
          </table:table-cell>
          <table:table-cell table:formula="of:=[.I740]*[.J740]" office:value-type="float" office:value="142273.569357045" calcext:value-type="float">
            <text:p>142273.5693570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95006656" calcext:value-type="float">
            <text:p>3895006656</text:p>
          </table:table-cell>
          <table:table-cell office:value-type="float" office:value="86555" calcext:value-type="float">
            <text:p>86555</text:p>
          </table:table-cell>
          <table:table-cell office:value-type="float" office:value="1.64629049111808" calcext:value-type="float">
            <text:p>1.64629049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18" calcext:value-type="float">
            <text:p>30.18</text:p>
          </table:table-cell>
          <table:table-cell office:value-type="float" office:value="35" calcext:value-type="float">
            <text:p>35</text:p>
          </table:table-cell>
          <table:table-cell office:value-type="float" office:value="29.5842696629214" calcext:value-type="float">
            <text:p>29.5842696629</text:p>
          </table:table-cell>
          <table:table-cell table:formula="of:=[.I741]*[.J741]" office:value-type="float" office:value="142494.673458725" calcext:value-type="float">
            <text:p>142494.673458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51792704" calcext:value-type="float">
            <text:p>3951792704</text:p>
          </table:table-cell>
          <table:table-cell office:value-type="float" office:value="87817" calcext:value-type="float">
            <text:p>87817</text:p>
          </table:table-cell>
          <table:table-cell office:value-type="float" office:value="1.62298221614227" calcext:value-type="float">
            <text:p>1.62298221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6199999999999" calcext:value-type="float">
            <text:p>30.62</text:p>
          </table:table-cell>
          <table:table-cell office:value-type="float" office:value="41.1999999999999" calcext:value-type="float">
            <text:p>41.2</text:p>
          </table:table-cell>
          <table:table-cell office:value-type="float" office:value="29.4444444444444" calcext:value-type="float">
            <text:p>29.4444444444</text:p>
          </table:table-cell>
          <table:table-cell table:formula="of:=[.I742]*[.J742]" office:value-type="float" office:value="142525.429274966" calcext:value-type="float">
            <text:p>142525.4292749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812408768" calcext:value-type="float">
            <text:p>3812408768</text:p>
          </table:table-cell>
          <table:table-cell office:value-type="float" office:value="84720" calcext:value-type="float">
            <text:p>84720</text:p>
          </table:table-cell>
          <table:table-cell office:value-type="float" office:value="1.68424908424908" calcext:value-type="float">
            <text:p>1.68424908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54" calcext:value-type="float">
            <text:p>29.54</text:p>
          </table:table-cell>
          <table:table-cell office:value-type="float" office:value="17.1818181818182" calcext:value-type="float">
            <text:p>17.1818181818</text:p>
          </table:table-cell>
          <table:table-cell office:value-type="float" office:value="31.0674157303371" calcext:value-type="float">
            <text:p>31.0674157303</text:p>
          </table:table-cell>
          <table:table-cell table:formula="of:=[.I743]*[.J743]" office:value-type="float" office:value="142689.582417582" calcext:value-type="float">
            <text:p>142689.582417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97587840" calcext:value-type="float">
            <text:p>3897587840</text:p>
          </table:table-cell>
          <table:table-cell office:value-type="float" office:value="86613" calcext:value-type="float">
            <text:p>86613</text:p>
          </table:table-cell>
          <table:table-cell office:value-type="float" office:value="1.64887640449439" calcext:value-type="float">
            <text:p>1.64887640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28.1818181818181" calcext:value-type="float">
            <text:p>28.1818181818</text:p>
          </table:table-cell>
          <table:table-cell office:value-type="float" office:value="30.4494382022472" calcext:value-type="float">
            <text:p>30.4494382022</text:p>
          </table:table-cell>
          <table:table-cell table:formula="of:=[.I744]*[.J744]" office:value-type="float" office:value="142814.132022472" calcext:value-type="float">
            <text:p>142814.13202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69194816" calcext:value-type="float">
            <text:p>3869194816</text:p>
          </table:table-cell>
          <table:table-cell office:value-type="float" office:value="85982" calcext:value-type="float">
            <text:p>85982</text:p>
          </table:table-cell>
          <table:table-cell office:value-type="float" office:value="1.66394279877426" calcext:value-type="float">
            <text:p>1.66394279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98" calcext:value-type="float">
            <text:p>29.98</text:p>
          </table:table-cell>
          <table:table-cell office:value-type="float" office:value="41.2727272727274" calcext:value-type="float">
            <text:p>41.2727272727</text:p>
          </table:table-cell>
          <table:table-cell office:value-type="float" office:value="28.5842696629214" calcext:value-type="float">
            <text:p>28.5842696629</text:p>
          </table:table-cell>
          <table:table-cell table:formula="of:=[.I745]*[.J745]" office:value-type="float" office:value="143069.129724208" calcext:value-type="float">
            <text:p>143069.129724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884681920" calcext:value-type="float">
            <text:p>3884681920</text:p>
          </table:table-cell>
          <table:table-cell office:value-type="float" office:value="86326" calcext:value-type="float">
            <text:p>86326</text:p>
          </table:table-cell>
          <table:table-cell office:value-type="float" office:value="1.65767790262172" calcext:value-type="float">
            <text:p>1.65767790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0999999999999" calcext:value-type="float">
            <text:p>30.1</text:p>
          </table:table-cell>
          <table:table-cell office:value-type="float" office:value="44.7272727272727" calcext:value-type="float">
            <text:p>44.7272727273</text:p>
          </table:table-cell>
          <table:table-cell office:value-type="float" office:value="28.2921348314607" calcext:value-type="float">
            <text:p>28.2921348315</text:p>
          </table:table-cell>
          <table:table-cell table:formula="of:=[.I746]*[.J746]" office:value-type="float" office:value="143100.702621723" calcext:value-type="float">
            <text:p>143100.702621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51126528" calcext:value-type="float">
            <text:p>3851126528</text:p>
          </table:table-cell>
          <table:table-cell office:value-type="float" office:value="85580" calcext:value-type="float">
            <text:p>85580</text:p>
          </table:table-cell>
          <table:table-cell office:value-type="float" office:value="1.67648433847592" calcext:value-type="float">
            <text:p>1.67648433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37.1999999999999" calcext:value-type="float">
            <text:p>37.2</text:p>
          </table:table-cell>
          <table:table-cell office:value-type="float" office:value="29.0222222222222" calcext:value-type="float">
            <text:p>29.0222222222</text:p>
          </table:table-cell>
          <table:table-cell table:formula="of:=[.I747]*[.J747]" office:value-type="float" office:value="143473.52968677" calcext:value-type="float">
            <text:p>143473.52968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874357184" calcext:value-type="float">
            <text:p>3874357184</text:p>
          </table:table-cell>
          <table:table-cell office:value-type="float" office:value="86096" calcext:value-type="float">
            <text:p>86096</text:p>
          </table:table-cell>
          <table:table-cell office:value-type="float" office:value="1.6669163545568" calcext:value-type="float">
            <text:p>1.66691635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office:value-type="float" office:value="31.7272727272727" calcext:value-type="float">
            <text:p>31.7272727273</text:p>
          </table:table-cell>
          <table:table-cell office:value-type="float" office:value="29.8089887640449" calcext:value-type="float">
            <text:p>29.808988764</text:p>
          </table:table-cell>
          <table:table-cell table:formula="of:=[.I748]*[.J748]" office:value-type="float" office:value="143514.830461923" calcext:value-type="float">
            <text:p>143514.830461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866613632" calcext:value-type="float">
            <text:p>3866613632</text:p>
          </table:table-cell>
          <table:table-cell office:value-type="float" office:value="85924" calcext:value-type="float">
            <text:p>85924</text:p>
          </table:table-cell>
          <table:table-cell office:value-type="float" office:value="1.67252747252747" calcext:value-type="float">
            <text:p>1.67252747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42.3000000000001" calcext:value-type="float">
            <text:p>42.3</text:p>
          </table:table-cell>
          <table:table-cell office:value-type="float" office:value="28.5888888888889" calcext:value-type="float">
            <text:p>28.5888888889</text:p>
          </table:table-cell>
          <table:table-cell table:formula="of:=[.I749]*[.J749]" office:value-type="float" office:value="143710.25054945" calcext:value-type="float">
            <text:p>143710.25054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15656128" calcext:value-type="float">
            <text:p>3915656128</text:p>
          </table:table-cell>
          <table:table-cell office:value-type="float" office:value="87014" calcext:value-type="float">
            <text:p>87014</text:p>
          </table:table-cell>
          <table:table-cell office:value-type="float" office:value="1.65393258426966" calcext:value-type="float">
            <text:p>1.6539325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4" calcext:value-type="float">
            <text:p>30.34</text:p>
          </table:table-cell>
          <table:table-cell office:value-type="float" office:value="44" calcext:value-type="float">
            <text:p>44</text:p>
          </table:table-cell>
          <table:table-cell office:value-type="float" office:value="28.8222222222222" calcext:value-type="float">
            <text:p>28.8222222222</text:p>
          </table:table-cell>
          <table:table-cell table:formula="of:=[.I750]*[.J750]" office:value-type="float" office:value="143915.28988764" calcext:value-type="float">
            <text:p>143915.289887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843382976" calcext:value-type="float">
            <text:p>3843382976</text:p>
          </table:table-cell>
          <table:table-cell office:value-type="float" office:value="85408" calcext:value-type="float">
            <text:p>85408</text:p>
          </table:table-cell>
          <table:table-cell office:value-type="float" office:value="1.68571428571428" calcext:value-type="float">
            <text:p>1.68571428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26.1" calcext:value-type="float">
            <text:p>26.1</text:p>
          </table:table-cell>
          <table:table-cell office:value-type="float" office:value="30.1888888888889" calcext:value-type="float">
            <text:p>30.1888888889</text:p>
          </table:table-cell>
          <table:table-cell table:formula="of:=[.I751]*[.J751]" office:value-type="float" office:value="143973.485714286" calcext:value-type="float">
            <text:p>143973.48571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67279808" calcext:value-type="float">
            <text:p>3967279808</text:p>
          </table:table-cell>
          <table:table-cell office:value-type="float" office:value="88161" calcext:value-type="float">
            <text:p>88161</text:p>
          </table:table-cell>
          <table:table-cell office:value-type="float" office:value="1.63897596656217" calcext:value-type="float">
            <text:p>1.63897596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7399999999999" calcext:value-type="float">
            <text:p>30.74</text:p>
          </table:table-cell>
          <table:table-cell office:value-type="float" office:value="26.2" calcext:value-type="float">
            <text:p>26.2</text:p>
          </table:table-cell>
          <table:table-cell office:value-type="float" office:value="31.2444444444445" calcext:value-type="float">
            <text:p>31.2444444444</text:p>
          </table:table-cell>
          <table:table-cell table:formula="of:=[.I752]*[.J752]" office:value-type="float" office:value="144493.760188088" calcext:value-type="float">
            <text:p>144493.760188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84681920" calcext:value-type="float">
            <text:p>3884681920</text:p>
          </table:table-cell>
          <table:table-cell office:value-type="float" office:value="86326" calcext:value-type="float">
            <text:p>86326</text:p>
          </table:table-cell>
          <table:table-cell office:value-type="float" office:value="1.67515605493134" calcext:value-type="float">
            <text:p>1.67515605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0999999999999" calcext:value-type="float">
            <text:p>30.1</text:p>
          </table:table-cell>
          <table:table-cell office:value-type="float" office:value="11.1818181818182" calcext:value-type="float">
            <text:p>11.1818181818</text:p>
          </table:table-cell>
          <table:table-cell office:value-type="float" office:value="32.438202247191" calcext:value-type="float">
            <text:p>32.4382022472</text:p>
          </table:table-cell>
          <table:table-cell table:formula="of:=[.I753]*[.J753]" office:value-type="float" office:value="144609.521598002" calcext:value-type="float">
            <text:p>144609.521598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92425472" calcext:value-type="float">
            <text:p>3892425472</text:p>
          </table:table-cell>
          <table:table-cell office:value-type="float" office:value="86498" calcext:value-type="float">
            <text:p>86498</text:p>
          </table:table-cell>
          <table:table-cell office:value-type="float" office:value="1.67215980024969" calcext:value-type="float">
            <text:p>1.67215980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.16</text:p>
          </table:table-cell>
          <table:table-cell office:value-type="float" office:value="17.1818181818182" calcext:value-type="float">
            <text:p>17.1818181818</text:p>
          </table:table-cell>
          <table:table-cell office:value-type="float" office:value="31.7640449438203" calcext:value-type="float">
            <text:p>31.7640449438</text:p>
          </table:table-cell>
          <table:table-cell table:formula="of:=[.I754]*[.J754]" office:value-type="float" office:value="144638.478401998" calcext:value-type="float">
            <text:p>144638.478401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807246400" calcext:value-type="float">
            <text:p>3807246400</text:p>
          </table:table-cell>
          <table:table-cell office:value-type="float" office:value="84605" calcext:value-type="float">
            <text:p>84605</text:p>
          </table:table-cell>
          <table:table-cell office:value-type="float" office:value="1.71198453608247" calcext:value-type="float">
            <text:p>1.71198453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21" calcext:value-type="float">
            <text:p>21</text:p>
          </table:table-cell>
          <table:table-cell office:value-type="float" office:value="30.5505617977528" calcext:value-type="float">
            <text:p>30.5505617978</text:p>
          </table:table-cell>
          <table:table-cell table:formula="of:=[.I755]*[.J755]" office:value-type="float" office:value="144842.451675257" calcext:value-type="float">
            <text:p>144842.4516752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23399680" calcext:value-type="float">
            <text:p>3923399680</text:p>
          </table:table-cell>
          <table:table-cell office:value-type="float" office:value="87186" calcext:value-type="float">
            <text:p>87186</text:p>
          </table:table-cell>
          <table:table-cell office:value-type="float" office:value="1.66217228464419" calcext:value-type="float">
            <text:p>1.66217228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4000000000001" calcext:value-type="float">
            <text:p>30.4</text:p>
          </table:table-cell>
          <table:table-cell office:value-type="float" office:value="18.3636363636363" calcext:value-type="float">
            <text:p>18.3636363636</text:p>
          </table:table-cell>
          <table:table-cell office:value-type="float" office:value="31.8876404494381" calcext:value-type="float">
            <text:p>31.8876404494</text:p>
          </table:table-cell>
          <table:table-cell table:formula="of:=[.I756]*[.J756]" office:value-type="float" office:value="144918.152808989" calcext:value-type="float">
            <text:p>144918.152808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40801792" calcext:value-type="float">
            <text:p>3840801792</text:p>
          </table:table-cell>
          <table:table-cell office:value-type="float" office:value="85351" calcext:value-type="float">
            <text:p>85351</text:p>
          </table:table-cell>
          <table:table-cell office:value-type="float" office:value="1.69822346891071" calcext:value-type="float">
            <text:p>1.69822346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7600000000001" calcext:value-type="float">
            <text:p>29.76</text:p>
          </table:table-cell>
          <table:table-cell office:value-type="float" office:value="23.1818181818182" calcext:value-type="float">
            <text:p>23.1818181818</text:p>
          </table:table-cell>
          <table:table-cell office:value-type="float" office:value="30.5730337078652" calcext:value-type="float">
            <text:p>30.5730337079</text:p>
          </table:table-cell>
          <table:table-cell table:formula="of:=[.I757]*[.J757]" office:value-type="float" office:value="144945.071294998" calcext:value-type="float">
            <text:p>144945.0712949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18237312" calcext:value-type="float">
            <text:p>3918237312</text:p>
          </table:table-cell>
          <table:table-cell office:value-type="float" office:value="87071" calcext:value-type="float">
            <text:p>87071</text:p>
          </table:table-cell>
          <table:table-cell office:value-type="float" office:value="1.66568986568987" calcext:value-type="float">
            <text:p>1.66568986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21.2727272727273" calcext:value-type="float">
            <text:p>21.2727272727</text:p>
          </table:table-cell>
          <table:table-cell office:value-type="float" office:value="31.4831460674158" calcext:value-type="float">
            <text:p>31.4831460674</text:p>
          </table:table-cell>
          <table:table-cell table:formula="of:=[.I758]*[.J758]" office:value-type="float" office:value="145033.282295483" calcext:value-type="float">
            <text:p>145033.282295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31143232" calcext:value-type="float">
            <text:p>3931143232</text:p>
          </table:table-cell>
          <table:table-cell office:value-type="float" office:value="87358" calcext:value-type="float">
            <text:p>87358</text:p>
          </table:table-cell>
          <table:table-cell office:value-type="float" office:value="1.66092384519351" calcext:value-type="float">
            <text:p>1.66092384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46" calcext:value-type="float">
            <text:p>30.46</text:p>
          </table:table-cell>
          <table:table-cell office:value-type="float" office:value="34.6363636363636" calcext:value-type="float">
            <text:p>34.6363636364</text:p>
          </table:table-cell>
          <table:table-cell office:value-type="float" office:value="29.9438202247191" calcext:value-type="float">
            <text:p>29.9438202247</text:p>
          </table:table-cell>
          <table:table-cell table:formula="of:=[.I759]*[.J759]" office:value-type="float" office:value="145094.985268414" calcext:value-type="float">
            <text:p>145094.985268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75023360" calcext:value-type="float">
            <text:p>3975023360</text:p>
          </table:table-cell>
          <table:table-cell office:value-type="float" office:value="88333" calcext:value-type="float">
            <text:p>88333</text:p>
          </table:table-cell>
          <table:table-cell office:value-type="float" office:value="1.64300306435138" calcext:value-type="float">
            <text:p>1.64300306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35.0999999999999" calcext:value-type="float">
            <text:p>35.1</text:p>
          </table:table-cell>
          <table:table-cell office:value-type="float" office:value="30.3222222222222" calcext:value-type="float">
            <text:p>30.3222222222</text:p>
          </table:table-cell>
          <table:table-cell table:formula="of:=[.I760]*[.J760]" office:value-type="float" office:value="145131.38968335" calcext:value-type="float">
            <text:p>145131.38968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51792704" calcext:value-type="float">
            <text:p>3951792704</text:p>
          </table:table-cell>
          <table:table-cell office:value-type="float" office:value="87817" calcext:value-type="float">
            <text:p>87817</text:p>
          </table:table-cell>
          <table:table-cell office:value-type="float" office:value="1.65653728294178" calcext:value-type="float">
            <text:p>1.65653728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62" calcext:value-type="float">
            <text:p>30.62</text:p>
          </table:table-cell>
          <table:table-cell office:value-type="float" office:value="20.7272727272727" calcext:value-type="float">
            <text:p>20.7272727273</text:p>
          </table:table-cell>
          <table:table-cell office:value-type="float" office:value="31.8426966292135" calcext:value-type="float">
            <text:p>31.8426966292</text:p>
          </table:table-cell>
          <table:table-cell table:formula="of:=[.I761]*[.J761]" office:value-type="float" office:value="145472.134576098" calcext:value-type="float">
            <text:p>145472.134576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44049152" calcext:value-type="float">
            <text:p>3944049152</text:p>
          </table:table-cell>
          <table:table-cell office:value-type="float" office:value="87645" calcext:value-type="float">
            <text:p>87645</text:p>
          </table:table-cell>
          <table:table-cell office:value-type="float" office:value="1.66349206349206" calcext:value-type="float">
            <text:p>1.66349206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37.4545454545455" calcext:value-type="float">
            <text:p>37.4545454545</text:p>
          </table:table-cell>
          <table:table-cell office:value-type="float" office:value="29.7078651685393" calcext:value-type="float">
            <text:p>29.7078651685</text:p>
          </table:table-cell>
          <table:table-cell table:formula="of:=[.I762]*[.J762]" office:value-type="float" office:value="145796.761904762" calcext:value-type="float">
            <text:p>145796.7619047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856288896" calcext:value-type="float">
            <text:p>3856288896</text:p>
          </table:table-cell>
          <table:table-cell office:value-type="float" office:value="85695" calcext:value-type="float">
            <text:p>85695</text:p>
          </table:table-cell>
          <table:table-cell office:value-type="float" office:value="1.70145576707727" calcext:value-type="float">
            <text:p>1.70145576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  <table:table-cell office:value-type="float" office:value="14.5" calcext:value-type="float">
            <text:p>14.5</text:p>
          </table:table-cell>
          <table:table-cell office:value-type="float" office:value="31.5888888888889" calcext:value-type="float">
            <text:p>31.5888888889</text:p>
          </table:table-cell>
          <table:table-cell table:formula="of:=[.I763]*[.J763]" office:value-type="float" office:value="145806.251959687" calcext:value-type="float">
            <text:p>145806.2519596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54373888" calcext:value-type="float">
            <text:p>3954373888</text:p>
          </table:table-cell>
          <table:table-cell office:value-type="float" office:value="87874" calcext:value-type="float">
            <text:p>87874</text:p>
          </table:table-cell>
          <table:table-cell office:value-type="float" office:value="1.66268514094601" calcext:value-type="float">
            <text:p>1.66268514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.64</text:p>
          </table:table-cell>
          <table:table-cell office:value-type="float" office:value="23.8181818181818" calcext:value-type="float">
            <text:p>23.8181818182</text:p>
          </table:table-cell>
          <table:table-cell office:value-type="float" office:value="31.4831460674158" calcext:value-type="float">
            <text:p>31.4831460674</text:p>
          </table:table-cell>
          <table:table-cell table:formula="of:=[.I764]*[.J764]" office:value-type="float" office:value="146106.79407549" calcext:value-type="float">
            <text:p>146106.794075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067945984" calcext:value-type="float">
            <text:p>4067945984</text:p>
          </table:table-cell>
          <table:table-cell office:value-type="float" office:value="90398" calcext:value-type="float">
            <text:p>90398</text:p>
          </table:table-cell>
          <table:table-cell office:value-type="float" office:value="1.61668946648427" calcext:value-type="float">
            <text:p>1.61668946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31.4157303370786" calcext:value-type="float">
            <text:p>31.4157303371</text:p>
          </table:table-cell>
          <table:table-cell table:formula="of:=[.I765]*[.J765]" office:value-type="float" office:value="146145.494391245" calcext:value-type="float">
            <text:p>146145.4943912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985348096" calcext:value-type="float">
            <text:p>3985348096</text:p>
          </table:table-cell>
          <table:table-cell office:value-type="float" office:value="88563" calcext:value-type="float">
            <text:p>88563</text:p>
          </table:table-cell>
          <table:table-cell office:value-type="float" office:value="1.65449438202247" calcext:value-type="float">
            <text:p>1.6544943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8800000000001" calcext:value-type="float">
            <text:p>30.88</text:p>
          </table:table-cell>
          <table:table-cell office:value-type="float" office:value="32.1818181818181" calcext:value-type="float">
            <text:p>32.1818181818</text:p>
          </table:table-cell>
          <table:table-cell office:value-type="float" office:value="30.7191011235955" calcext:value-type="float">
            <text:p>30.7191011236</text:p>
          </table:table-cell>
          <table:table-cell table:formula="of:=[.I766]*[.J766]" office:value-type="float" office:value="146526.985955056" calcext:value-type="float">
            <text:p>146526.985955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36305600" calcext:value-type="float">
            <text:p>3936305600</text:p>
          </table:table-cell>
          <table:table-cell office:value-type="float" office:value="87473" calcext:value-type="float">
            <text:p>87473</text:p>
          </table:table-cell>
          <table:table-cell office:value-type="float" office:value="1.67701863354037" calcext:value-type="float">
            <text:p>1.6770186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32.3333333333334" calcext:value-type="float">
            <text:p>32.3333333333</text:p>
          </table:table-cell>
          <table:table-cell table:formula="of:=[.I767]*[.J767]" office:value-type="float" office:value="146693.850931677" calcext:value-type="float">
            <text:p>146693.850931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20818496" calcext:value-type="float">
            <text:p>3920818496</text:p>
          </table:table-cell>
          <table:table-cell office:value-type="float" office:value="87129" calcext:value-type="float">
            <text:p>87129</text:p>
          </table:table-cell>
          <table:table-cell office:value-type="float" office:value="1.68466316292404" calcext:value-type="float">
            <text:p>1.68466316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800000000001" calcext:value-type="float">
            <text:p>30.38</text:p>
          </table:table-cell>
          <table:table-cell office:value-type="float" office:value="16.0909090909091" calcext:value-type="float">
            <text:p>16.0909090909</text:p>
          </table:table-cell>
          <table:table-cell office:value-type="float" office:value="32.1460674157303" calcext:value-type="float">
            <text:p>32.1460674157</text:p>
          </table:table-cell>
          <table:table-cell table:formula="of:=[.I768]*[.J768]" office:value-type="float" office:value="146783.016722408" calcext:value-type="float">
            <text:p>146783.016722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18237312" calcext:value-type="float">
            <text:p>3918237312</text:p>
          </table:table-cell>
          <table:table-cell office:value-type="float" office:value="87071" calcext:value-type="float">
            <text:p>87071</text:p>
          </table:table-cell>
          <table:table-cell office:value-type="float" office:value="1.68606825619449" calcext:value-type="float">
            <text:p>1.68606825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16.3" calcext:value-type="float">
            <text:p>16.3</text:p>
          </table:table-cell>
          <table:table-cell office:value-type="float" office:value="31.9222222222223" calcext:value-type="float">
            <text:p>31.9222222222</text:p>
          </table:table-cell>
          <table:table-cell table:formula="of:=[.I769]*[.J769]" office:value-type="float" office:value="146807.64913511" calcext:value-type="float">
            <text:p>146807.649135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44049152" calcext:value-type="float">
            <text:p>3944049152</text:p>
          </table:table-cell>
          <table:table-cell office:value-type="float" office:value="87645" calcext:value-type="float">
            <text:p>87645</text:p>
          </table:table-cell>
          <table:table-cell office:value-type="float" office:value="1.67749641662685" calcext:value-type="float">
            <text:p>1.67749641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24.5" calcext:value-type="float">
            <text:p>24.5</text:p>
          </table:table-cell>
          <table:table-cell office:value-type="float" office:value="31.2333333333333" calcext:value-type="float">
            <text:p>31.2333333333</text:p>
          </table:table-cell>
          <table:table-cell table:formula="of:=[.I770]*[.J770]" office:value-type="float" office:value="147024.17343526" calcext:value-type="float">
            <text:p>147024.17343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25980864" calcext:value-type="float">
            <text:p>3925980864</text:p>
          </table:table-cell>
          <table:table-cell office:value-type="float" office:value="87244" calcext:value-type="float">
            <text:p>87244</text:p>
          </table:table-cell>
          <table:table-cell office:value-type="float" office:value="1.68583450210378" calcext:value-type="float">
            <text:p>1.68583450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42" calcext:value-type="float">
            <text:p>30.42</text:p>
          </table:table-cell>
          <table:table-cell office:value-type="float" office:value="14.4545454545455" calcext:value-type="float">
            <text:p>14.4545454545</text:p>
          </table:table-cell>
          <table:table-cell office:value-type="float" office:value="32.3932584269663" calcext:value-type="float">
            <text:p>32.393258427</text:p>
          </table:table-cell>
          <table:table-cell table:formula="of:=[.I771]*[.J771]" office:value-type="float" office:value="147078.945301543" calcext:value-type="float">
            <text:p>147078.945301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18903488" calcext:value-type="float">
            <text:p>4018903488</text:p>
          </table:table-cell>
          <table:table-cell office:value-type="float" office:value="89308" calcext:value-type="float">
            <text:p>89308</text:p>
          </table:table-cell>
          <table:table-cell office:value-type="float" office:value="1.64688644688644" calcext:value-type="float">
            <text:p>1.64688644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14" calcext:value-type="float">
            <text:p>31.14</text:p>
          </table:table-cell>
          <table:table-cell office:value-type="float" office:value="29.8181818181819" calcext:value-type="float">
            <text:p>29.8181818182</text:p>
          </table:table-cell>
          <table:table-cell office:value-type="float" office:value="31.3033707865169" calcext:value-type="float">
            <text:p>31.3033707865</text:p>
          </table:table-cell>
          <table:table-cell table:formula="of:=[.I772]*[.J772]" office:value-type="float" office:value="147080.134798535" calcext:value-type="float">
            <text:p>147080.134798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46630336" calcext:value-type="float">
            <text:p>3946630336</text:p>
          </table:table-cell>
          <table:table-cell office:value-type="float" office:value="87702" calcext:value-type="float">
            <text:p>87702</text:p>
          </table:table-cell>
          <table:table-cell office:value-type="float" office:value="1.67999064983637" calcext:value-type="float">
            <text:p>1.67999064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58" calcext:value-type="float">
            <text:p>30.58</text:p>
          </table:table-cell>
          <table:table-cell office:value-type="float" office:value="28.5999999999999" calcext:value-type="float">
            <text:p>28.6</text:p>
          </table:table-cell>
          <table:table-cell office:value-type="float" office:value="30.8" calcext:value-type="float">
            <text:p>30.8</text:p>
          </table:table-cell>
          <table:table-cell table:formula="of:=[.I773]*[.J773]" office:value-type="float" office:value="147338.53997195" calcext:value-type="float">
            <text:p>147338.539971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44715328" calcext:value-type="float">
            <text:p>4044715328</text:p>
          </table:table-cell>
          <table:table-cell office:value-type="float" office:value="89882" calcext:value-type="float">
            <text:p>89882</text:p>
          </table:table-cell>
          <table:table-cell office:value-type="float" office:value="1.64054336468129" calcext:value-type="float">
            <text:p>1.64054336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4" calcext:value-type="float">
            <text:p>31.34</text:p>
          </table:table-cell>
          <table:table-cell office:value-type="float" office:value="24" calcext:value-type="float">
            <text:p>24</text:p>
          </table:table-cell>
          <table:table-cell office:value-type="float" office:value="32.2471910112359" calcext:value-type="float">
            <text:p>32.2471910112</text:p>
          </table:table-cell>
          <table:table-cell table:formula="of:=[.I774]*[.J774]" office:value-type="float" office:value="147455.318704284" calcext:value-type="float">
            <text:p>147455.318704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31809408" calcext:value-type="float">
            <text:p>4031809408</text:p>
          </table:table-cell>
          <table:table-cell office:value-type="float" office:value="89595" calcext:value-type="float">
            <text:p>89595</text:p>
          </table:table-cell>
          <table:table-cell office:value-type="float" office:value="1.64594257178527" calcext:value-type="float">
            <text:p>1.64594257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2399999999999" calcext:value-type="float">
            <text:p>31.24</text:p>
          </table:table-cell>
          <table:table-cell office:value-type="float" office:value="31.5454545454545" calcext:value-type="float">
            <text:p>31.5454545455</text:p>
          </table:table-cell>
          <table:table-cell office:value-type="float" office:value="31.2022471910113" calcext:value-type="float">
            <text:p>31.202247191</text:p>
          </table:table-cell>
          <table:table-cell table:formula="of:=[.I775]*[.J775]" office:value-type="float" office:value="147468.224719101" calcext:value-type="float">
            <text:p>147468.224719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016322304" calcext:value-type="float">
            <text:p>4016322304</text:p>
          </table:table-cell>
          <table:table-cell office:value-type="float" office:value="89251" calcext:value-type="float">
            <text:p>89251</text:p>
          </table:table-cell>
          <table:table-cell office:value-type="float" office:value="1.65245148110317" calcext:value-type="float">
            <text:p>1.65245148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12" calcext:value-type="float">
            <text:p>31.12</text:p>
          </table:table-cell>
          <table:table-cell office:value-type="float" office:value="24.8181818181818" calcext:value-type="float">
            <text:p>24.8181818182</text:p>
          </table:table-cell>
          <table:table-cell office:value-type="float" office:value="31.8988764044943" calcext:value-type="float">
            <text:p>31.8988764045</text:p>
          </table:table-cell>
          <table:table-cell table:formula="of:=[.I776]*[.J776]" office:value-type="float" office:value="147482.947139939" calcext:value-type="float">
            <text:p>147482.9471399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18237312" calcext:value-type="float">
            <text:p>3918237312</text:p>
          </table:table-cell>
          <table:table-cell office:value-type="float" office:value="87071" calcext:value-type="float">
            <text:p>87071</text:p>
          </table:table-cell>
          <table:table-cell office:value-type="float" office:value="1.69517543859649" calcext:value-type="float">
            <text:p>1.69517543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17.1" calcext:value-type="float">
            <text:p>17.1</text:p>
          </table:table-cell>
          <table:table-cell office:value-type="float" office:value="31.8333333333334" calcext:value-type="float">
            <text:p>31.8333333333</text:p>
          </table:table-cell>
          <table:table-cell table:formula="of:=[.I777]*[.J777]" office:value-type="float" office:value="147600.620614035" calcext:value-type="float">
            <text:p>147600.620614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044715328" calcext:value-type="float">
            <text:p>4044715328</text:p>
          </table:table-cell>
          <table:table-cell office:value-type="float" office:value="89882" calcext:value-type="float">
            <text:p>89882</text:p>
          </table:table-cell>
          <table:table-cell office:value-type="float" office:value="1.64269662921348" calcext:value-type="float">
            <text:p>1.64269662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4" calcext:value-type="float">
            <text:p>31.34</text:p>
          </table:table-cell>
          <table:table-cell office:value-type="float" office:value="37.5999999999999" calcext:value-type="float">
            <text:p>37.6</text:p>
          </table:table-cell>
          <table:table-cell office:value-type="float" office:value="30.6444444444445" calcext:value-type="float">
            <text:p>30.6444444444</text:p>
          </table:table-cell>
          <table:table-cell table:formula="of:=[.I778]*[.J778]" office:value-type="float" office:value="147648.858426966" calcext:value-type="float">
            <text:p>147648.8584269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977604544" calcext:value-type="float">
            <text:p>3977604544</text:p>
          </table:table-cell>
          <table:table-cell office:value-type="float" office:value="88391" calcext:value-type="float">
            <text:p>88391</text:p>
          </table:table-cell>
          <table:table-cell office:value-type="float" office:value="1.67057387057387" calcext:value-type="float">
            <text:p>1.67057387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.82</text:p>
          </table:table-cell>
          <table:table-cell office:value-type="float" office:value="25.2727272727273" calcext:value-type="float">
            <text:p>25.2727272727</text:p>
          </table:table-cell>
          <table:table-cell office:value-type="float" office:value="31.505617977528" calcext:value-type="float">
            <text:p>31.5056179775</text:p>
          </table:table-cell>
          <table:table-cell table:formula="of:=[.I779]*[.J779]" office:value-type="float" office:value="147663.694993895" calcext:value-type="float">
            <text:p>147663.694993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29228224" calcext:value-type="float">
            <text:p>4029228224</text:p>
          </table:table-cell>
          <table:table-cell office:value-type="float" office:value="89538" calcext:value-type="float">
            <text:p>89538</text:p>
          </table:table-cell>
          <table:table-cell office:value-type="float" office:value="1.64993757802747" calcext:value-type="float">
            <text:p>1.6499375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2199999999999" calcext:value-type="float">
            <text:p>31.22</text:p>
          </table:table-cell>
          <table:table-cell office:value-type="float" office:value="25.7272727272727" calcext:value-type="float">
            <text:p>25.7272727273</text:p>
          </table:table-cell>
          <table:table-cell office:value-type="float" office:value="31.8988764044944" calcext:value-type="float">
            <text:p>31.8988764045</text:p>
          </table:table-cell>
          <table:table-cell table:formula="of:=[.I780]*[.J780]" office:value-type="float" office:value="147732.110861423" calcext:value-type="float">
            <text:p>147732.110861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137637952" calcext:value-type="float">
            <text:p>4137637952</text:p>
          </table:table-cell>
          <table:table-cell office:value-type="float" office:value="91947" calcext:value-type="float">
            <text:p>91947</text:p>
          </table:table-cell>
          <table:table-cell office:value-type="float" office:value="1.60820793433652" calcext:value-type="float">
            <text:p>1.60820793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0599999999999" calcext:value-type="float">
            <text:p>32.06</text:p>
          </table:table-cell>
          <table:table-cell office:value-type="float" office:value="46.4" calcext:value-type="float">
            <text:p>46.4</text:p>
          </table:table-cell>
          <table:table-cell office:value-type="float" office:value="30.4666666666667" calcext:value-type="float">
            <text:p>30.4666666667</text:p>
          </table:table-cell>
          <table:table-cell table:formula="of:=[.I781]*[.J781]" office:value-type="float" office:value="147869.89493844" calcext:value-type="float">
            <text:p>147869.89493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72442176" calcext:value-type="float">
            <text:p>3972442176</text:p>
          </table:table-cell>
          <table:table-cell office:value-type="float" office:value="88276" calcext:value-type="float">
            <text:p>88276</text:p>
          </table:table-cell>
          <table:table-cell office:value-type="float" office:value="1.67554932211314" calcext:value-type="float">
            <text:p>1.67554932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7800000000001" calcext:value-type="float">
            <text:p>30.78</text:p>
          </table:table-cell>
          <table:table-cell office:value-type="float" office:value="16.7272727272727" calcext:value-type="float">
            <text:p>16.7272727273</text:p>
          </table:table-cell>
          <table:table-cell office:value-type="float" office:value="32.5168539325842" calcext:value-type="float">
            <text:p>32.5168539326</text:p>
          </table:table-cell>
          <table:table-cell table:formula="of:=[.I782]*[.J782]" office:value-type="float" office:value="147910.79195886" calcext:value-type="float">
            <text:p>147910.791958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42134144" calcext:value-type="float">
            <text:p>4042134144</text:p>
          </table:table-cell>
          <table:table-cell office:value-type="float" office:value="89825" calcext:value-type="float">
            <text:p>89825</text:p>
          </table:table-cell>
          <table:table-cell office:value-type="float" office:value="1.64683350357508" calcext:value-type="float">
            <text:p>1.64683350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30.3636363636364" calcext:value-type="float">
            <text:p>30.3636363636</text:p>
          </table:table-cell>
          <table:table-cell office:value-type="float" office:value="31.438202247191" calcext:value-type="float">
            <text:p>31.4382022472</text:p>
          </table:table-cell>
          <table:table-cell table:formula="of:=[.I783]*[.J783]" office:value-type="float" office:value="147926.819458631" calcext:value-type="float">
            <text:p>147926.819458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10493760" calcext:value-type="float">
            <text:p>3910493760</text:p>
          </table:table-cell>
          <table:table-cell office:value-type="float" office:value="86899" calcext:value-type="float">
            <text:p>86899</text:p>
          </table:table-cell>
          <table:table-cell office:value-type="float" office:value="1.7030701754386" calcext:value-type="float">
            <text:p>1.70307017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43.1818181818181" calcext:value-type="float">
            <text:p>43.1818181818</text:p>
          </table:table-cell>
          <table:table-cell office:value-type="float" office:value="28.7078651685393" calcext:value-type="float">
            <text:p>28.7078651685</text:p>
          </table:table-cell>
          <table:table-cell table:formula="of:=[.I784]*[.J784]" office:value-type="float" office:value="147995.095175439" calcext:value-type="float">
            <text:p>147995.095175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47962688" calcext:value-type="float">
            <text:p>4147962688</text:p>
          </table:table-cell>
          <table:table-cell office:value-type="float" office:value="92176" calcext:value-type="float">
            <text:p>92176</text:p>
          </table:table-cell>
          <table:table-cell office:value-type="float" office:value="1.60656634746922" calcext:value-type="float">
            <text:p>1.60656634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float" office:value="25" calcext:value-type="float">
            <text:p>25</text:p>
          </table:table-cell>
          <table:table-cell office:value-type="float" office:value="33.0224719101124" calcext:value-type="float">
            <text:p>33.0224719101</text:p>
          </table:table-cell>
          <table:table-cell table:formula="of:=[.I785]*[.J785]" office:value-type="float" office:value="148086.859644323" calcext:value-type="float">
            <text:p>148086.859644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005997568" calcext:value-type="float">
            <text:p>4005997568</text:p>
          </table:table-cell>
          <table:table-cell office:value-type="float" office:value="89022" calcext:value-type="float">
            <text:p>89022</text:p>
          </table:table-cell>
          <table:table-cell office:value-type="float" office:value="1.66617826617826" calcext:value-type="float">
            <text:p>1.66617826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33.5888888888889" calcext:value-type="float">
            <text:p>33.5888888889</text:p>
          </table:table-cell>
          <table:table-cell table:formula="of:=[.I786]*[.J786]" office:value-type="float" office:value="148326.521611721" calcext:value-type="float">
            <text:p>148326.5216117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153125056" calcext:value-type="float">
            <text:p>4153125056</text:p>
          </table:table-cell>
          <table:table-cell office:value-type="float" office:value="92291" calcext:value-type="float">
            <text:p>92291</text:p>
          </table:table-cell>
          <table:table-cell office:value-type="float" office:value="1.60766073871409" calcext:value-type="float">
            <text:p>1.60766073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.18</text:p>
          </table:table-cell>
          <table:table-cell office:value-type="float" office:value="26.090909090909" calcext:value-type="float">
            <text:p>26.0909090909</text:p>
          </table:table-cell>
          <table:table-cell office:value-type="float" office:value="32.9325842696629" calcext:value-type="float">
            <text:p>32.9325842697</text:p>
          </table:table-cell>
          <table:table-cell table:formula="of:=[.I787]*[.J787]" office:value-type="float" office:value="148372.617236662" calcext:value-type="float">
            <text:p>148372.617236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78270720" calcext:value-type="float">
            <text:p>4078270720</text:p>
          </table:table-cell>
          <table:table-cell office:value-type="float" office:value="90628" calcext:value-type="float">
            <text:p>90628</text:p>
          </table:table-cell>
          <table:table-cell office:value-type="float" office:value="1.63840653728294" calcext:value-type="float">
            <text:p>1.63840653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5999999999999" calcext:value-type="float">
            <text:p>31.6</text:p>
          </table:table-cell>
          <table:table-cell office:value-type="float" office:value="17.6" calcext:value-type="float">
            <text:p>17.6</text:p>
          </table:table-cell>
          <table:table-cell office:value-type="float" office:value="33.1555555555556" calcext:value-type="float">
            <text:p>33.1555555556</text:p>
          </table:table-cell>
          <table:table-cell table:formula="of:=[.I788]*[.J788]" office:value-type="float" office:value="148485.507660879" calcext:value-type="float">
            <text:p>148485.507660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24732032" calcext:value-type="float">
            <text:p>4124732032</text:p>
          </table:table-cell>
          <table:table-cell office:value-type="float" office:value="91660" calcext:value-type="float">
            <text:p>91660</text:p>
          </table:table-cell>
          <table:table-cell office:value-type="float" office:value="1.62068965517241" calcext:value-type="float">
            <text:p>1.62068965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96" calcext:value-type="float">
            <text:p>31.96</text:p>
          </table:table-cell>
          <table:table-cell office:value-type="float" office:value="30" calcext:value-type="float">
            <text:p>30</text:p>
          </table:table-cell>
          <table:table-cell office:value-type="float" office:value="32.2022471910113" calcext:value-type="float">
            <text:p>32.202247191</text:p>
          </table:table-cell>
          <table:table-cell table:formula="of:=[.I789]*[.J789]" office:value-type="float" office:value="148552.413793103" calcext:value-type="float">
            <text:p>148552.413793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26647040" calcext:value-type="float">
            <text:p>4026647040</text:p>
          </table:table-cell>
          <table:table-cell office:value-type="float" office:value="89481" calcext:value-type="float">
            <text:p>89481</text:p>
          </table:table-cell>
          <table:table-cell office:value-type="float" office:value="1.66153846153846" calcext:value-type="float">
            <text:p>1.66153846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9.5" calcext:value-type="float">
            <text:p>19.5</text:p>
          </table:table-cell>
          <table:table-cell office:value-type="float" office:value="32.5" calcext:value-type="float">
            <text:p>32.5</text:p>
          </table:table-cell>
          <table:table-cell table:formula="of:=[.I790]*[.J790]" office:value-type="float" office:value="148676.123076923" calcext:value-type="float">
            <text:p>148676.123076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044715328" calcext:value-type="float">
            <text:p>4044715328</text:p>
          </table:table-cell>
          <table:table-cell office:value-type="float" office:value="89882" calcext:value-type="float">
            <text:p>89882</text:p>
          </table:table-cell>
          <table:table-cell office:value-type="float" office:value="1.65862398471094" calcext:value-type="float">
            <text:p>1.65862398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4" calcext:value-type="float">
            <text:p>31.34</text:p>
          </table:table-cell>
          <table:table-cell office:value-type="float" office:value="33.0999999999999" calcext:value-type="float">
            <text:p>33.1</text:p>
          </table:table-cell>
          <table:table-cell office:value-type="float" office:value="31.1444444444445" calcext:value-type="float">
            <text:p>31.1444444444</text:p>
          </table:table-cell>
          <table:table-cell table:formula="of:=[.I791]*[.J791]" office:value-type="float" office:value="149080.440993789" calcext:value-type="float">
            <text:p>149080.440993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011159936" calcext:value-type="float">
            <text:p>4011159936</text:p>
          </table:table-cell>
          <table:table-cell office:value-type="float" office:value="89136" calcext:value-type="float">
            <text:p>89136</text:p>
          </table:table-cell>
          <table:table-cell office:value-type="float" office:value="1.67301587301587" calcext:value-type="float">
            <text:p>1.6730158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31.5505617977528" calcext:value-type="float">
            <text:p>31.5505617978</text:p>
          </table:table-cell>
          <table:table-cell table:formula="of:=[.I792]*[.J792]" office:value-type="float" office:value="149125.942857143" calcext:value-type="float">
            <text:p>149125.942857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49877696" calcext:value-type="float">
            <text:p>4049877696</text:p>
          </table:table-cell>
          <table:table-cell office:value-type="float" office:value="89997" calcext:value-type="float">
            <text:p>89997</text:p>
          </table:table-cell>
          <table:table-cell office:value-type="float" office:value="1.6645628798504" calcext:value-type="float">
            <text:p>1.66456287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800000000001" calcext:value-type="float">
            <text:p>31.38</text:p>
          </table:table-cell>
          <table:table-cell office:value-type="float" office:value="30.3636363636364" calcext:value-type="float">
            <text:p>30.3636363636</text:p>
          </table:table-cell>
          <table:table-cell office:value-type="float" office:value="31.505617977528" calcext:value-type="float">
            <text:p>31.5056179775</text:p>
          </table:table-cell>
          <table:table-cell table:formula="of:=[.I793]*[.J793]" office:value-type="float" office:value="149805.665497896" calcext:value-type="float">
            <text:p>149805.6654978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104082560" calcext:value-type="float">
            <text:p>4104082560</text:p>
          </table:table-cell>
          <table:table-cell office:value-type="float" office:value="91201" calcext:value-type="float">
            <text:p>91201</text:p>
          </table:table-cell>
          <table:table-cell office:value-type="float" office:value="1.64394506866417" calcext:value-type="float">
            <text:p>1.64394506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50" calcext:value-type="float">
            <text:p>50</text:p>
          </table:table-cell>
          <table:table-cell office:value-type="float" office:value="29.7777777777778" calcext:value-type="float">
            <text:p>29.7777777778</text:p>
          </table:table-cell>
          <table:table-cell table:formula="of:=[.I794]*[.J794]" office:value-type="float" office:value="149929.434207241" calcext:value-type="float">
            <text:p>149929.434207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145381504" calcext:value-type="float">
            <text:p>4145381504</text:p>
          </table:table-cell>
          <table:table-cell office:value-type="float" office:value="92119" calcext:value-type="float">
            <text:p>92119</text:p>
          </table:table-cell>
          <table:table-cell office:value-type="float" office:value="1.62819203268642" calcext:value-type="float">
            <text:p>1.62819203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1199999999999" calcext:value-type="float">
            <text:p>32.12</text:p>
          </table:table-cell>
          <table:table-cell office:value-type="float" office:value="30.6363636363636" calcext:value-type="float">
            <text:p>30.6363636364</text:p>
          </table:table-cell>
          <table:table-cell office:value-type="float" office:value="32.3033707865169" calcext:value-type="float">
            <text:p>32.3033707865</text:p>
          </table:table-cell>
          <table:table-cell table:formula="of:=[.I795]*[.J795]" office:value-type="float" office:value="149987.42185904" calcext:value-type="float">
            <text:p>149987.42185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052458880" calcext:value-type="float">
            <text:p>4052458880</text:p>
          </table:table-cell>
          <table:table-cell office:value-type="float" office:value="90054" calcext:value-type="float">
            <text:p>90054</text:p>
          </table:table-cell>
          <table:table-cell office:value-type="float" office:value="1.66985188724319" calcext:value-type="float">
            <text:p>1.66985188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4000000000001" calcext:value-type="float">
            <text:p>31.4</text:p>
          </table:table-cell>
          <table:table-cell office:value-type="float" office:value="13.3636363636363" calcext:value-type="float">
            <text:p>13.3636363636</text:p>
          </table:table-cell>
          <table:table-cell office:value-type="float" office:value="33.629213483146" calcext:value-type="float">
            <text:p>33.6292134831</text:p>
          </table:table-cell>
          <table:table-cell table:formula="of:=[.I796]*[.J796]" office:value-type="float" office:value="150376.841853799" calcext:value-type="float">
            <text:p>150376.841853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53125056" calcext:value-type="float">
            <text:p>4153125056</text:p>
          </table:table-cell>
          <table:table-cell office:value-type="float" office:value="92291" calcext:value-type="float">
            <text:p>92291</text:p>
          </table:table-cell>
          <table:table-cell office:value-type="float" office:value="1.63220973782772" calcext:value-type="float">
            <text:p>1.63220973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.18</text:p>
          </table:table-cell>
          <table:table-cell office:value-type="float" office:value="27.2" calcext:value-type="float">
            <text:p>27.2</text:p>
          </table:table-cell>
          <table:table-cell office:value-type="float" office:value="32.7333333333333" calcext:value-type="float">
            <text:p>32.7333333333</text:p>
          </table:table-cell>
          <table:table-cell table:formula="of:=[.I797]*[.J797]" office:value-type="float" office:value="150638.268913858" calcext:value-type="float">
            <text:p>150638.268913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088595456" calcext:value-type="float">
            <text:p>4088595456</text:p>
          </table:table-cell>
          <table:table-cell office:value-type="float" office:value="90857" calcext:value-type="float">
            <text:p>90857</text:p>
          </table:table-cell>
          <table:table-cell office:value-type="float" office:value="1.6601747815231" calcext:value-type="float">
            <text:p>1.66017478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27.1818181818182" calcext:value-type="float">
            <text:p>27.1818181818</text:p>
          </table:table-cell>
          <table:table-cell office:value-type="float" office:value="32.2359550561797" calcext:value-type="float">
            <text:p>32.2359550562</text:p>
          </table:table-cell>
          <table:table-cell table:formula="of:=[.I798]*[.J798]" office:value-type="float" office:value="150838.500124844" calcext:value-type="float">
            <text:p>150838.500124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197005184" calcext:value-type="float">
            <text:p>4197005184</text:p>
          </table:table-cell>
          <table:table-cell office:value-type="float" office:value="93266" calcext:value-type="float">
            <text:p>93266</text:p>
          </table:table-cell>
          <table:table-cell office:value-type="float" office:value="1.61774926490243" calcext:value-type="float">
            <text:p>1.61774926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41.4545454545455" calcext:value-type="float">
            <text:p>41.4545454545</text:p>
          </table:table-cell>
          <table:table-cell office:value-type="float" office:value="31.4157303370786" calcext:value-type="float">
            <text:p>31.4157303371</text:p>
          </table:table-cell>
          <table:table-cell table:formula="of:=[.I799]*[.J799]" office:value-type="float" office:value="150881.00294039" calcext:value-type="float">
            <text:p>150881.002940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37637952" calcext:value-type="float">
            <text:p>4137637952</text:p>
          </table:table-cell>
          <table:table-cell office:value-type="float" office:value="91947" calcext:value-type="float">
            <text:p>91947</text:p>
          </table:table-cell>
          <table:table-cell office:value-type="float" office:value="1.64169787765293" calcext:value-type="float">
            <text:p>1.64169787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0599999999999" calcext:value-type="float">
            <text:p>32.06</text:p>
          </table:table-cell>
          <table:table-cell office:value-type="float" office:value="43.6999999999999" calcext:value-type="float">
            <text:p>43.7</text:p>
          </table:table-cell>
          <table:table-cell office:value-type="float" office:value="30.7666666666667" calcext:value-type="float">
            <text:p>30.7666666667</text:p>
          </table:table-cell>
          <table:table-cell table:formula="of:=[.I800]*[.J800]" office:value-type="float" office:value="150949.194756554" calcext:value-type="float">
            <text:p>150949.1947565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104082560" calcext:value-type="float">
            <text:p>4104082560</text:p>
          </table:table-cell>
          <table:table-cell office:value-type="float" office:value="91201" calcext:value-type="float">
            <text:p>91201</text:p>
          </table:table-cell>
          <table:table-cell office:value-type="float" office:value="1.65544647031323" calcext:value-type="float">
            <text:p>1.65544647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39.1999999999999" calcext:value-type="float">
            <text:p>39.2</text:p>
          </table:table-cell>
          <table:table-cell office:value-type="float" office:value="30.9777777777778" calcext:value-type="float">
            <text:p>30.9777777778</text:p>
          </table:table-cell>
          <table:table-cell table:formula="of:=[.I801]*[.J801]" office:value-type="float" office:value="150978.373539037" calcext:value-type="float">
            <text:p>150978.373539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67945984" calcext:value-type="float">
            <text:p>4067945984</text:p>
          </table:table-cell>
          <table:table-cell office:value-type="float" office:value="90398" calcext:value-type="float">
            <text:p>90398</text:p>
          </table:table-cell>
          <table:table-cell office:value-type="float" office:value="1.67057387057387" calcext:value-type="float">
            <text:p>1.67057387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11.7272727272727" calcext:value-type="float">
            <text:p>11.7272727273</text:p>
          </table:table-cell>
          <table:table-cell office:value-type="float" office:value="33.9662921348314" calcext:value-type="float">
            <text:p>33.9662921348</text:p>
          </table:table-cell>
          <table:table-cell table:formula="of:=[.I802]*[.J802]" office:value-type="float" office:value="151016.536752137" calcext:value-type="float">
            <text:p>151016.536752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36971776" calcext:value-type="float">
            <text:p>4036971776</text:p>
          </table:table-cell>
          <table:table-cell office:value-type="float" office:value="89710" calcext:value-type="float">
            <text:p>89710</text:p>
          </table:table-cell>
          <table:table-cell office:value-type="float" office:value="1.68382521162206" calcext:value-type="float">
            <text:p>1.6838252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2800000000001" calcext:value-type="float">
            <text:p>31.28</text:p>
          </table:table-cell>
          <table:table-cell office:value-type="float" office:value="22.4" calcext:value-type="float">
            <text:p>22.4</text:p>
          </table:table-cell>
          <table:table-cell office:value-type="float" office:value="32.2666666666667" calcext:value-type="float">
            <text:p>32.2666666667</text:p>
          </table:table-cell>
          <table:table-cell table:formula="of:=[.I803]*[.J803]" office:value-type="float" office:value="151055.959734615" calcext:value-type="float">
            <text:p>151055.9597346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24065856" calcext:value-type="float">
            <text:p>4024065856</text:p>
          </table:table-cell>
          <table:table-cell office:value-type="float" office:value="89423" calcext:value-type="float">
            <text:p>89423</text:p>
          </table:table-cell>
          <table:table-cell office:value-type="float" office:value="1.68947368421053" calcext:value-type="float">
            <text:p>1.68947368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18" calcext:value-type="float">
            <text:p>31.18</text:p>
          </table:table-cell>
          <table:table-cell office:value-type="float" office:value="32.3636363636364" calcext:value-type="float">
            <text:p>32.3636363636</text:p>
          </table:table-cell>
          <table:table-cell office:value-type="float" office:value="31.0337078651686" calcext:value-type="float">
            <text:p>31.0337078652</text:p>
          </table:table-cell>
          <table:table-cell table:formula="of:=[.I804]*[.J804]" office:value-type="float" office:value="151077.805263158" calcext:value-type="float">
            <text:p>151077.8052631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142800320" calcext:value-type="float">
            <text:p>4142800320</text:p>
          </table:table-cell>
          <table:table-cell office:value-type="float" office:value="92062" calcext:value-type="float">
            <text:p>92062</text:p>
          </table:table-cell>
          <table:table-cell office:value-type="float" office:value="1.64119850187266" calcext:value-type="float">
            <text:p>1.64119850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0999999999999" calcext:value-type="float">
            <text:p>32.1</text:p>
          </table:table-cell>
          <table:table-cell office:value-type="float" office:value="22.3636363636363" calcext:value-type="float">
            <text:p>22.3636363636</text:p>
          </table:table-cell>
          <table:table-cell office:value-type="float" office:value="33.3033707865169" calcext:value-type="float">
            <text:p>33.3033707865</text:p>
          </table:table-cell>
          <table:table-cell table:formula="of:=[.I805]*[.J805]" office:value-type="float" office:value="151092.016479401" calcext:value-type="float">
            <text:p>151092.0164794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09244928" calcext:value-type="float">
            <text:p>4109244928</text:p>
          </table:table-cell>
          <table:table-cell office:value-type="float" office:value="91316" calcext:value-type="float">
            <text:p>91316</text:p>
          </table:table-cell>
          <table:table-cell office:value-type="float" office:value="1.65684899485741" calcext:value-type="float">
            <text:p>1.65684899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36" calcext:value-type="float">
            <text:p>36</text:p>
          </table:table-cell>
          <table:table-cell office:value-type="float" office:value="31.3258426966292" calcext:value-type="float">
            <text:p>31.3258426966</text:p>
          </table:table-cell>
          <table:table-cell table:formula="of:=[.I806]*[.J806]" office:value-type="float" office:value="151296.822814399" calcext:value-type="float">
            <text:p>151296.822814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119569664" calcext:value-type="float">
            <text:p>4119569664</text:p>
          </table:table-cell>
          <table:table-cell office:value-type="float" office:value="91545" calcext:value-type="float">
            <text:p>91545</text:p>
          </table:table-cell>
          <table:table-cell office:value-type="float" office:value="1.66244624940277" calcext:value-type="float">
            <text:p>1.66244624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30.4000000000001" calcext:value-type="float">
            <text:p>30.4</text:p>
          </table:table-cell>
          <table:table-cell office:value-type="float" office:value="32.0888888888889" calcext:value-type="float">
            <text:p>32.0888888889</text:p>
          </table:table-cell>
          <table:table-cell table:formula="of:=[.I807]*[.J807]" office:value-type="float" office:value="152188.641901577" calcext:value-type="float">
            <text:p>152188.641901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88595456" calcext:value-type="float">
            <text:p>4088595456</text:p>
          </table:table-cell>
          <table:table-cell office:value-type="float" office:value="90857" calcext:value-type="float">
            <text:p>90857</text:p>
          </table:table-cell>
          <table:table-cell office:value-type="float" office:value="1.67793952967525" calcext:value-type="float">
            <text:p>1.67793952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34.909090909091" calcext:value-type="float">
            <text:p>34.9090909091</text:p>
          </table:table-cell>
          <table:table-cell office:value-type="float" office:value="31.2808988764045" calcext:value-type="float">
            <text:p>31.2808988764</text:p>
          </table:table-cell>
          <table:table-cell table:formula="of:=[.I808]*[.J808]" office:value-type="float" office:value="152452.551847705" calcext:value-type="float">
            <text:p>152452.5518477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160868608" calcext:value-type="float">
            <text:p>4160868608</text:p>
          </table:table-cell>
          <table:table-cell office:value-type="float" office:value="92463" calcext:value-type="float">
            <text:p>92463</text:p>
          </table:table-cell>
          <table:table-cell office:value-type="float" office:value="1.65143570536829" calcext:value-type="float">
            <text:p>1.65143570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2399999999999" calcext:value-type="float">
            <text:p>32.24</text:p>
          </table:table-cell>
          <table:table-cell office:value-type="float" office:value="25.4545454545455" calcext:value-type="float">
            <text:p>25.4545454545</text:p>
          </table:table-cell>
          <table:table-cell office:value-type="float" office:value="33.0786516853932" calcext:value-type="float">
            <text:p>33.0786516854</text:p>
          </table:table-cell>
          <table:table-cell table:formula="of:=[.I809]*[.J809]" office:value-type="float" office:value="152696.699625468" calcext:value-type="float">
            <text:p>152696.699625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135056768" calcext:value-type="float">
            <text:p>4135056768</text:p>
          </table:table-cell>
          <table:table-cell office:value-type="float" office:value="91890" calcext:value-type="float">
            <text:p>91890</text:p>
          </table:table-cell>
          <table:table-cell office:value-type="float" office:value="1.66199158485273" calcext:value-type="float">
            <text:p>1.66199158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04" calcext:value-type="float">
            <text:p>32.04</text:p>
          </table:table-cell>
          <table:table-cell office:value-type="float" office:value="32.1818181818182" calcext:value-type="float">
            <text:p>32.1818181818</text:p>
          </table:table-cell>
          <table:table-cell office:value-type="float" office:value="32.0224719101124" calcext:value-type="float">
            <text:p>32.0224719101</text:p>
          </table:table-cell>
          <table:table-cell table:formula="of:=[.I810]*[.J810]" office:value-type="float" office:value="152720.406732117" calcext:value-type="float">
            <text:p>152720.406732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06663744" calcext:value-type="float">
            <text:p>4106663744</text:p>
          </table:table-cell>
          <table:table-cell office:value-type="float" office:value="91259" calcext:value-type="float">
            <text:p>91259</text:p>
          </table:table-cell>
          <table:table-cell office:value-type="float" office:value="1.67673301304049" calcext:value-type="float">
            <text:p>1.6767330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82" calcext:value-type="float">
            <text:p>31.82</text:p>
          </table:table-cell>
          <table:table-cell office:value-type="float" office:value="50.1818181818181" calcext:value-type="float">
            <text:p>50.1818181818</text:p>
          </table:table-cell>
          <table:table-cell office:value-type="float" office:value="29.5505617977528" calcext:value-type="float">
            <text:p>29.5505617978</text:p>
          </table:table-cell>
          <table:table-cell table:formula="of:=[.I811]*[.J811]" office:value-type="float" office:value="153016.978037062" calcext:value-type="float">
            <text:p>153016.978037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84099264" calcext:value-type="float">
            <text:p>4184099264</text:p>
          </table:table-cell>
          <table:table-cell office:value-type="float" office:value="92979" calcext:value-type="float">
            <text:p>92979</text:p>
          </table:table-cell>
          <table:table-cell office:value-type="float" office:value="1.64639804639805" calcext:value-type="float">
            <text:p>1.64639804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42" calcext:value-type="float">
            <text:p>32.42</text:p>
          </table:table-cell>
          <table:table-cell office:value-type="float" office:value="21.4545454545455" calcext:value-type="float">
            <text:p>21.4545454545</text:p>
          </table:table-cell>
          <table:table-cell office:value-type="float" office:value="33.7752808988763" calcext:value-type="float">
            <text:p>33.7752808989</text:p>
          </table:table-cell>
          <table:table-cell table:formula="of:=[.I812]*[.J812]" office:value-type="float" office:value="153080.443956044" calcext:value-type="float">
            <text:p>153080.443956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55706240" calcext:value-type="float">
            <text:p>4155706240</text:p>
          </table:table-cell>
          <table:table-cell office:value-type="float" office:value="92348" calcext:value-type="float">
            <text:p>92348</text:p>
          </table:table-cell>
          <table:table-cell office:value-type="float" office:value="1.65814620162446" calcext:value-type="float">
            <text:p>1.65814620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18.4" calcext:value-type="float">
            <text:p>18.4</text:p>
          </table:table-cell>
          <table:table-cell office:value-type="float" office:value="33.7333333333334" calcext:value-type="float">
            <text:p>33.7333333333</text:p>
          </table:table-cell>
          <table:table-cell table:formula="of:=[.I813]*[.J813]" office:value-type="float" office:value="153126.485427616" calcext:value-type="float">
            <text:p>153126.485427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68612160" calcext:value-type="float">
            <text:p>4168612160</text:p>
          </table:table-cell>
          <table:table-cell office:value-type="float" office:value="92635" calcext:value-type="float">
            <text:p>92635</text:p>
          </table:table-cell>
          <table:table-cell office:value-type="float" office:value="1.65543071161049" calcext:value-type="float">
            <text:p>1.6554307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7.55555555555555" calcext:value-type="float">
            <text:p>7.5555555556</text:p>
          </table:table-cell>
          <table:table-cell office:value-type="float" office:value="34.7472527472528" calcext:value-type="float">
            <text:p>34.7472527473</text:p>
          </table:table-cell>
          <table:table-cell table:formula="of:=[.I814]*[.J814]" office:value-type="float" office:value="153350.823970037" calcext:value-type="float">
            <text:p>153350.823970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227979392" calcext:value-type="float">
            <text:p>4227979392</text:p>
          </table:table-cell>
          <table:table-cell office:value-type="float" office:value="93955" calcext:value-type="float">
            <text:p>93955</text:p>
          </table:table-cell>
          <table:table-cell office:value-type="float" office:value="1.63304392236976" calcext:value-type="float">
            <text:p>1.63304392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7600000000001" calcext:value-type="float">
            <text:p>32.76</text:p>
          </table:table-cell>
          <table:table-cell office:value-type="float" office:value="41.2727272727274" calcext:value-type="float">
            <text:p>41.2727272727</text:p>
          </table:table-cell>
          <table:table-cell office:value-type="float" office:value="31.7078651685393" calcext:value-type="float">
            <text:p>31.7078651685</text:p>
          </table:table-cell>
          <table:table-cell table:formula="of:=[.I815]*[.J815]" office:value-type="float" office:value="153432.641726251" calcext:value-type="float">
            <text:p>153432.641726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19569664" calcext:value-type="float">
            <text:p>4119569664</text:p>
          </table:table-cell>
          <table:table-cell office:value-type="float" office:value="91545" calcext:value-type="float">
            <text:p>91545</text:p>
          </table:table-cell>
          <table:table-cell office:value-type="float" office:value="1.67614781634938" calcext:value-type="float">
            <text:p>1.67614781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41.090909090909" calcext:value-type="float">
            <text:p>41.0909090909</text:p>
          </table:table-cell>
          <table:table-cell office:value-type="float" office:value="30.7865168539325" calcext:value-type="float">
            <text:p>30.7865168539</text:p>
          </table:table-cell>
          <table:table-cell table:formula="of:=[.I816]*[.J816]" office:value-type="float" office:value="153442.951847704" calcext:value-type="float">
            <text:p>153442.9518477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271859520" calcext:value-type="float">
            <text:p>4271859520</text:p>
          </table:table-cell>
          <table:table-cell office:value-type="float" office:value="94930" calcext:value-type="float">
            <text:p>94930</text:p>
          </table:table-cell>
          <table:table-cell office:value-type="float" office:value="1.62282941777324" calcext:value-type="float">
            <text:p>1.622829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0999999999999" calcext:value-type="float">
            <text:p>33.1</text:p>
          </table:table-cell>
          <table:table-cell office:value-type="float" office:value="49.6" calcext:value-type="float">
            <text:p>49.6</text:p>
          </table:table-cell>
          <table:table-cell office:value-type="float" office:value="31.2666666666667" calcext:value-type="float">
            <text:p>31.2666666667</text:p>
          </table:table-cell>
          <table:table-cell table:formula="of:=[.I817]*[.J817]" office:value-type="float" office:value="154055.196629213" calcext:value-type="float">
            <text:p>154055.196629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284765440" calcext:value-type="float">
            <text:p>4284765440</text:p>
          </table:table-cell>
          <table:table-cell office:value-type="float" office:value="95216" calcext:value-type="float">
            <text:p>95216</text:p>
          </table:table-cell>
          <table:table-cell office:value-type="float" office:value="1.61976506639428" calcext:value-type="float">
            <text:p>1.61976506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29.2727272727273" calcext:value-type="float">
            <text:p>29.2727272727</text:p>
          </table:table-cell>
          <table:table-cell office:value-type="float" office:value="33.6853932584269" calcext:value-type="float">
            <text:p>33.6853932584</text:p>
          </table:table-cell>
          <table:table-cell table:formula="of:=[.I818]*[.J818]" office:value-type="float" office:value="154227.550561798" calcext:value-type="float">
            <text:p>154227.550561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222817024" calcext:value-type="float">
            <text:p>4222817024</text:p>
          </table:table-cell>
          <table:table-cell office:value-type="float" office:value="93840" calcext:value-type="float">
            <text:p>93840</text:p>
          </table:table-cell>
          <table:table-cell office:value-type="float" office:value="1.64884004884005" calcext:value-type="float">
            <text:p>1.64884004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7199999999999" calcext:value-type="float">
            <text:p>32.72</text:p>
          </table:table-cell>
          <table:table-cell office:value-type="float" office:value="20.2727272727273" calcext:value-type="float">
            <text:p>20.2727272727</text:p>
          </table:table-cell>
          <table:table-cell office:value-type="float" office:value="34.2584269662921" calcext:value-type="float">
            <text:p>34.2584269663</text:p>
          </table:table-cell>
          <table:table-cell table:formula="of:=[.I819]*[.J819]" office:value-type="float" office:value="154727.15018315" calcext:value-type="float">
            <text:p>154727.15018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168612160" calcext:value-type="float">
            <text:p>4168612160</text:p>
          </table:table-cell>
          <table:table-cell office:value-type="float" office:value="92635" calcext:value-type="float">
            <text:p>92635</text:p>
          </table:table-cell>
          <table:table-cell office:value-type="float" office:value="1.67346024636058" calcext:value-type="float">
            <text:p>1.67346024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21.8181818181818" calcext:value-type="float">
            <text:p>21.8181818182</text:p>
          </table:table-cell>
          <table:table-cell office:value-type="float" office:value="33.5955056179775" calcext:value-type="float">
            <text:p>33.595505618</text:p>
          </table:table-cell>
          <table:table-cell table:formula="of:=[.I820]*[.J820]" office:value-type="float" office:value="155020.989921612" calcext:value-type="float">
            <text:p>155020.9899216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48628864" calcext:value-type="float">
            <text:p>4248628864</text:p>
          </table:table-cell>
          <table:table-cell office:value-type="float" office:value="94413" calcext:value-type="float">
            <text:p>94413</text:p>
          </table:table-cell>
          <table:table-cell office:value-type="float" office:value="1.64269662921348" calcext:value-type="float">
            <text:p>1.64269662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32.090909090909" calcext:value-type="float">
            <text:p>32.0909090909</text:p>
          </table:table-cell>
          <table:table-cell office:value-type="float" office:value="33.0224719101124" calcext:value-type="float">
            <text:p>33.0224719101</text:p>
          </table:table-cell>
          <table:table-cell table:formula="of:=[.I821]*[.J821]" office:value-type="float" office:value="155091.916853933" calcext:value-type="float">
            <text:p>155091.916853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194424000" calcext:value-type="float">
            <text:p>4194424000</text:p>
          </table:table-cell>
          <table:table-cell office:value-type="float" office:value="93209" calcext:value-type="float">
            <text:p>93209</text:p>
          </table:table-cell>
          <table:table-cell office:value-type="float" office:value="1.66506520247083" calcext:value-type="float">
            <text:p>1.665065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27.090909090909" calcext:value-type="float">
            <text:p>27.0909090909</text:p>
          </table:table-cell>
          <table:table-cell office:value-type="float" office:value="33.1685393258427" calcext:value-type="float">
            <text:p>33.1685393258</text:p>
          </table:table-cell>
          <table:table-cell table:formula="of:=[.I822]*[.J822]" office:value-type="float" office:value="155199.062457104" calcext:value-type="float">
            <text:p>155199.062457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22817024" calcext:value-type="float">
            <text:p>4222817024</text:p>
          </table:table-cell>
          <table:table-cell office:value-type="float" office:value="93840" calcext:value-type="float">
            <text:p>93840</text:p>
          </table:table-cell>
          <table:table-cell office:value-type="float" office:value="1.65623506927855" calcext:value-type="float">
            <text:p>1.65623506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7199999999999" calcext:value-type="float">
            <text:p>32.72</text:p>
          </table:table-cell>
          <table:table-cell office:value-type="float" office:value="16.5454545454545" calcext:value-type="float">
            <text:p>16.5454545455</text:p>
          </table:table-cell>
          <table:table-cell office:value-type="float" office:value="34.7191011235955" calcext:value-type="float">
            <text:p>34.7191011236</text:p>
          </table:table-cell>
          <table:table-cell table:formula="of:=[.I823]*[.J823]" office:value-type="float" office:value="155421.098901099" calcext:value-type="float">
            <text:p>155421.098901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310577280" calcext:value-type="float">
            <text:p>4310577280</text:p>
          </table:table-cell>
          <table:table-cell office:value-type="float" office:value="95790" calcext:value-type="float">
            <text:p>95790</text:p>
          </table:table-cell>
          <table:table-cell office:value-type="float" office:value="1.62347066167291" calcext:value-type="float">
            <text:p>1.6234706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4000000000001" calcext:value-type="float">
            <text:p>33.4</text:p>
          </table:table-cell>
          <table:table-cell office:value-type="float" office:value="22.1818181818182" calcext:value-type="float">
            <text:p>22.1818181818</text:p>
          </table:table-cell>
          <table:table-cell office:value-type="float" office:value="34.7865168539325" calcext:value-type="float">
            <text:p>34.7865168539</text:p>
          </table:table-cell>
          <table:table-cell table:formula="of:=[.I824]*[.J824]" office:value-type="float" office:value="155512.254681648" calcext:value-type="float">
            <text:p>155512.254681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62200960" calcext:value-type="float">
            <text:p>4362200960</text:p>
          </table:table-cell>
          <table:table-cell office:value-type="float" office:value="96937" calcext:value-type="float">
            <text:p>96937</text:p>
          </table:table-cell>
          <table:table-cell office:value-type="float" office:value="1.60606060606061" calcext:value-type="float">
            <text:p>1.60606060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32.7" calcext:value-type="float">
            <text:p>32.7</text:p>
          </table:table-cell>
          <table:table-cell office:value-type="float" office:value="33.9222222222223" calcext:value-type="float">
            <text:p>33.9222222222</text:p>
          </table:table-cell>
          <table:table-cell table:formula="of:=[.I825]*[.J825]" office:value-type="float" office:value="155686.696969697" calcext:value-type="float">
            <text:p>155686.6969696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333807936" calcext:value-type="float">
            <text:p>4333807936</text:p>
          </table:table-cell>
          <table:table-cell office:value-type="float" office:value="96306" calcext:value-type="float">
            <text:p>96306</text:p>
          </table:table-cell>
          <table:table-cell office:value-type="float" office:value="1.61746680286006" calcext:value-type="float">
            <text:p>1.61746680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58" calcext:value-type="float">
            <text:p>33.58</text:p>
          </table:table-cell>
          <table:table-cell office:value-type="float" office:value="30.7272727272727" calcext:value-type="float">
            <text:p>30.7272727273</text:p>
          </table:table-cell>
          <table:table-cell office:value-type="float" office:value="33.9325842696629" calcext:value-type="float">
            <text:p>33.9325842697</text:p>
          </table:table-cell>
          <table:table-cell table:formula="of:=[.I826]*[.J826]" office:value-type="float" office:value="155771.757916241" calcext:value-type="float">
            <text:p>155771.757916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33141760" calcext:value-type="float">
            <text:p>4233141760</text:p>
          </table:table-cell>
          <table:table-cell office:value-type="float" office:value="94069" calcext:value-type="float">
            <text:p>94069</text:p>
          </table:table-cell>
          <table:table-cell office:value-type="float" office:value="1.66058906030855" calcext:value-type="float">
            <text:p>1.66058906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27.9" calcext:value-type="float">
            <text:p>27.9</text:p>
          </table:table-cell>
          <table:table-cell office:value-type="float" office:value="33.3444444444444" calcext:value-type="float">
            <text:p>33.3444444444</text:p>
          </table:table-cell>
          <table:table-cell table:formula="of:=[.I827]*[.J827]" office:value-type="float" office:value="156209.952314165" calcext:value-type="float">
            <text:p>156209.952314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344132672" calcext:value-type="float">
            <text:p>4344132672</text:p>
          </table:table-cell>
          <table:table-cell office:value-type="float" office:value="96536" calcext:value-type="float">
            <text:p>96536</text:p>
          </table:table-cell>
          <table:table-cell office:value-type="float" office:value="1.62053115423902" calcext:value-type="float">
            <text:p>1.62053115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66" calcext:value-type="float">
            <text:p>33.66</text:p>
          </table:table-cell>
          <table:table-cell office:value-type="float" office:value="37.2727272727274" calcext:value-type="float">
            <text:p>37.2727272727</text:p>
          </table:table-cell>
          <table:table-cell office:value-type="float" office:value="33.2134831460674" calcext:value-type="float">
            <text:p>33.2134831461</text:p>
          </table:table-cell>
          <table:table-cell table:formula="of:=[.I828]*[.J828]" office:value-type="float" office:value="156439.595505618" calcext:value-type="float">
            <text:p>156439.595505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77021888" calcext:value-type="float">
            <text:p>4277021888</text:p>
          </table:table-cell>
          <table:table-cell office:value-type="float" office:value="95044" calcext:value-type="float">
            <text:p>95044</text:p>
          </table:table-cell>
          <table:table-cell office:value-type="float" office:value="1.64749883122954" calcext:value-type="float">
            <text:p>1.64749883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1399999999999" calcext:value-type="float">
            <text:p>33.14</text:p>
          </table:table-cell>
          <table:table-cell office:value-type="float" office:value="35.3000000000001" calcext:value-type="float">
            <text:p>35.3</text:p>
          </table:table-cell>
          <table:table-cell office:value-type="float" office:value="32.9000000000001" calcext:value-type="float">
            <text:p>32.9</text:p>
          </table:table-cell>
          <table:table-cell table:formula="of:=[.I829]*[.J829]" office:value-type="float" office:value="156584.878915381" calcext:value-type="float">
            <text:p>156584.878915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256372416" calcext:value-type="float">
            <text:p>4256372416</text:p>
          </table:table-cell>
          <table:table-cell office:value-type="float" office:value="94586" calcext:value-type="float">
            <text:p>94586</text:p>
          </table:table-cell>
          <table:table-cell office:value-type="float" office:value="1.65638148667602" calcext:value-type="float">
            <text:p>1.65638148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98" calcext:value-type="float">
            <text:p>32.98</text:p>
          </table:table-cell>
          <table:table-cell office:value-type="float" office:value="20.6363636363637" calcext:value-type="float">
            <text:p>20.6363636364</text:p>
          </table:table-cell>
          <table:table-cell office:value-type="float" office:value="34.505617977528" calcext:value-type="float">
            <text:p>34.5056179775</text:p>
          </table:table-cell>
          <table:table-cell table:formula="of:=[.I830]*[.J830]" office:value-type="float" office:value="156670.499298738" calcext:value-type="float">
            <text:p>156670.499298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48628864" calcext:value-type="float">
            <text:p>4248628864</text:p>
          </table:table-cell>
          <table:table-cell office:value-type="float" office:value="94413" calcext:value-type="float">
            <text:p>94413</text:p>
          </table:table-cell>
          <table:table-cell office:value-type="float" office:value="1.66199158485273" calcext:value-type="float">
            <text:p>1.66199158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34.909090909091" calcext:value-type="float">
            <text:p>34.9090909091</text:p>
          </table:table-cell>
          <table:table-cell office:value-type="float" office:value="32.6741573033709" calcext:value-type="float">
            <text:p>32.6741573034</text:p>
          </table:table-cell>
          <table:table-cell table:formula="of:=[.I831]*[.J831]" office:value-type="float" office:value="156913.611500701" calcext:value-type="float">
            <text:p>156913.611500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333807936" calcext:value-type="float">
            <text:p>4333807936</text:p>
          </table:table-cell>
          <table:table-cell office:value-type="float" office:value="96306" calcext:value-type="float">
            <text:p>96306</text:p>
          </table:table-cell>
          <table:table-cell office:value-type="float" office:value="1.63096129837703" calcext:value-type="float">
            <text:p>1.63096129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58" calcext:value-type="float">
            <text:p>33.58</text:p>
          </table:table-cell>
          <table:table-cell office:value-type="float" office:value="41.5454545454545" calcext:value-type="float">
            <text:p>41.5454545455</text:p>
          </table:table-cell>
          <table:table-cell office:value-type="float" office:value="32.5955056179775" calcext:value-type="float">
            <text:p>32.595505618</text:p>
          </table:table-cell>
          <table:table-cell table:formula="of:=[.I832]*[.J832]" office:value-type="float" office:value="157071.358801498" calcext:value-type="float">
            <text:p>157071.358801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87346624" calcext:value-type="float">
            <text:p>4287346624</text:p>
          </table:table-cell>
          <table:table-cell office:value-type="float" office:value="95274" calcext:value-type="float">
            <text:p>95274</text:p>
          </table:table-cell>
          <table:table-cell office:value-type="float" office:value="1.64913510986442" calcext:value-type="float">
            <text:p>1.64913510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2199999999999" calcext:value-type="float">
            <text:p>33.22</text:p>
          </table:table-cell>
          <table:table-cell office:value-type="float" office:value="28.4545454545455" calcext:value-type="float">
            <text:p>28.4545454545</text:p>
          </table:table-cell>
          <table:table-cell office:value-type="float" office:value="33.8089887640449" calcext:value-type="float">
            <text:p>33.808988764</text:p>
          </table:table-cell>
          <table:table-cell table:formula="of:=[.I833]*[.J833]" office:value-type="float" office:value="157119.698457223" calcext:value-type="float">
            <text:p>157119.6984572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173774528" calcext:value-type="float">
            <text:p>4173774528</text:p>
          </table:table-cell>
          <table:table-cell office:value-type="float" office:value="92750" calcext:value-type="float">
            <text:p>92750</text:p>
          </table:table-cell>
          <table:table-cell office:value-type="float" office:value="1.69415807560137" calcext:value-type="float">
            <text:p>1.69415807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.34" calcext:value-type="float">
            <text:p>32.34</text:p>
          </table:table-cell>
          <table:table-cell office:value-type="float" office:value="35.6363636363636" calcext:value-type="float">
            <text:p>35.6363636364</text:p>
          </table:table-cell>
          <table:table-cell office:value-type="float" office:value="31.932584269663" calcext:value-type="float">
            <text:p>31.9325842697</text:p>
          </table:table-cell>
          <table:table-cell table:formula="of:=[.I834]*[.J834]" office:value-type="float" office:value="157133.161512027" calcext:value-type="float">
            <text:p>157133.161512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338970304" calcext:value-type="float">
            <text:p>4338970304</text:p>
          </table:table-cell>
          <table:table-cell office:value-type="float" office:value="96421" calcext:value-type="float">
            <text:p>96421</text:p>
          </table:table-cell>
          <table:table-cell office:value-type="float" office:value="1.63052503052503" calcext:value-type="float">
            <text:p>1.63052503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62" calcext:value-type="float">
            <text:p>33.62</text:p>
          </table:table-cell>
          <table:table-cell office:value-type="float" office:value="37.090909090909" calcext:value-type="float">
            <text:p>37.0909090909</text:p>
          </table:table-cell>
          <table:table-cell office:value-type="float" office:value="33.1910112359551" calcext:value-type="float">
            <text:p>33.191011236</text:p>
          </table:table-cell>
          <table:table-cell table:formula="of:=[.I835]*[.J835]" office:value-type="float" office:value="157216.853968254" calcext:value-type="float">
            <text:p>157216.853968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377688064" calcext:value-type="float">
            <text:p>4377688064</text:p>
          </table:table-cell>
          <table:table-cell office:value-type="float" office:value="97281" calcext:value-type="float">
            <text:p>97281</text:p>
          </table:table-cell>
          <table:table-cell office:value-type="float" office:value="1.61897627965044" calcext:value-type="float">
            <text:p>1.61897627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29" calcext:value-type="float">
            <text:p>29</text:p>
          </table:table-cell>
          <table:table-cell office:value-type="float" office:value="34.5280898876404" calcext:value-type="float">
            <text:p>34.5280898876</text:p>
          </table:table-cell>
          <table:table-cell table:formula="of:=[.I836]*[.J836]" office:value-type="float" office:value="157495.631460674" calcext:value-type="float">
            <text:p>157495.6314606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362200960" calcext:value-type="float">
            <text:p>4362200960</text:p>
          </table:table-cell>
          <table:table-cell office:value-type="float" office:value="96937" calcext:value-type="float">
            <text:p>96937</text:p>
          </table:table-cell>
          <table:table-cell office:value-type="float" office:value="1.62881562881563" calcext:value-type="float">
            <text:p>1.62881562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19.0909090909091" calcext:value-type="float">
            <text:p>19.0909090909</text:p>
          </table:table-cell>
          <table:table-cell office:value-type="float" office:value="35.6179775280898" calcext:value-type="float">
            <text:p>35.6179775281</text:p>
          </table:table-cell>
          <table:table-cell table:formula="of:=[.I837]*[.J837]" office:value-type="float" office:value="157892.500610501" calcext:value-type="float">
            <text:p>157892.500610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400918720" calcext:value-type="float">
            <text:p>4400918720</text:p>
          </table:table-cell>
          <table:table-cell office:value-type="float" office:value="97798" calcext:value-type="float">
            <text:p>97798</text:p>
          </table:table-cell>
          <table:table-cell office:value-type="float" office:value="1.61567926455567" calcext:value-type="float">
            <text:p>1.61567926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0999999999999" calcext:value-type="float">
            <text:p>34.1</text:p>
          </table:table-cell>
          <table:table-cell office:value-type="float" office:value="29.7272727272727" calcext:value-type="float">
            <text:p>29.7272727273</text:p>
          </table:table-cell>
          <table:table-cell office:value-type="float" office:value="34.6404494382023" calcext:value-type="float">
            <text:p>34.6404494382</text:p>
          </table:table-cell>
          <table:table-cell table:formula="of:=[.I838]*[.J838]" office:value-type="float" office:value="158010.200715015" calcext:value-type="float">
            <text:p>158010.200715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49295040" calcext:value-type="float">
            <text:p>4349295040</text:p>
          </table:table-cell>
          <table:table-cell office:value-type="float" office:value="96650" calcext:value-type="float">
            <text:p>96650</text:p>
          </table:table-cell>
          <table:table-cell office:value-type="float" office:value="1.63809523809524" calcext:value-type="float">
            <text:p>1.63809523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6999999999999" calcext:value-type="float">
            <text:p>33.7</text:p>
          </table:table-cell>
          <table:table-cell office:value-type="float" office:value="17" calcext:value-type="float">
            <text:p>17</text:p>
          </table:table-cell>
          <table:table-cell office:value-type="float" office:value="35.5555555555556" calcext:value-type="float">
            <text:p>35.5555555556</text:p>
          </table:table-cell>
          <table:table-cell table:formula="of:=[.I839]*[.J839]" office:value-type="float" office:value="158321.904761905" calcext:value-type="float">
            <text:p>158321.904761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362200960" calcext:value-type="float">
            <text:p>4362200960</text:p>
          </table:table-cell>
          <table:table-cell office:value-type="float" office:value="96937" calcext:value-type="float">
            <text:p>96937</text:p>
          </table:table-cell>
          <table:table-cell office:value-type="float" office:value="1.64118490205447" calcext:value-type="float">
            <text:p>1.64118490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18.5454545454545" calcext:value-type="float">
            <text:p>18.5454545455</text:p>
          </table:table-cell>
          <table:table-cell office:value-type="float" office:value="35.6853932584269" calcext:value-type="float">
            <text:p>35.6853932584</text:p>
          </table:table-cell>
          <table:table-cell table:formula="of:=[.I840]*[.J840]" office:value-type="float" office:value="159091.540850454" calcext:value-type="float">
            <text:p>159091.540850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18987008" calcext:value-type="float">
            <text:p>4418987008</text:p>
          </table:table-cell>
          <table:table-cell office:value-type="float" office:value="98199" calcext:value-type="float">
            <text:p>98199</text:p>
          </table:table-cell>
          <table:table-cell office:value-type="float" office:value="1.62022471910112" calcext:value-type="float">
            <text:p>1.62022471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2399999999999" calcext:value-type="float">
            <text:p>34.24</text:p>
          </table:table-cell>
          <table:table-cell office:value-type="float" office:value="29.090909090909" calcext:value-type="float">
            <text:p>29.0909090909</text:p>
          </table:table-cell>
          <table:table-cell office:value-type="float" office:value="34.876404494382" calcext:value-type="float">
            <text:p>34.8764044944</text:p>
          </table:table-cell>
          <table:table-cell table:formula="of:=[.I841]*[.J841]" office:value-type="float" office:value="159104.447191011" calcext:value-type="float">
            <text:p>159104.447191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41551488" calcext:value-type="float">
            <text:p>4341551488</text:p>
          </table:table-cell>
          <table:table-cell office:value-type="float" office:value="96478" calcext:value-type="float">
            <text:p>96478</text:p>
          </table:table-cell>
          <table:table-cell office:value-type="float" office:value="1.6507713884993" calcext:value-type="float">
            <text:p>1.65077138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64" calcext:value-type="float">
            <text:p>33.64</text:p>
          </table:table-cell>
          <table:table-cell office:value-type="float" office:value="33.2727272727273" calcext:value-type="float">
            <text:p>33.2727272727</text:p>
          </table:table-cell>
          <table:table-cell office:value-type="float" office:value="33.6853932584269" calcext:value-type="float">
            <text:p>33.6853932584</text:p>
          </table:table-cell>
          <table:table-cell table:formula="of:=[.I842]*[.J842]" office:value-type="float" office:value="159263.122019635" calcext:value-type="float">
            <text:p>159263.122019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331226752" calcext:value-type="float">
            <text:p>4331226752</text:p>
          </table:table-cell>
          <table:table-cell office:value-type="float" office:value="96249" calcext:value-type="float">
            <text:p>96249</text:p>
          </table:table-cell>
          <table:table-cell office:value-type="float" office:value="1.65545641729581" calcext:value-type="float">
            <text:p>1.65545641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18.8181818181818" calcext:value-type="float">
            <text:p>18.8181818182</text:p>
          </table:table-cell>
          <table:table-cell office:value-type="float" office:value="35.3820224719102" calcext:value-type="float">
            <text:p>35.3820224719</text:p>
          </table:table-cell>
          <table:table-cell table:formula="of:=[.I843]*[.J843]" office:value-type="float" office:value="159336.024708305" calcext:value-type="float">
            <text:p>159336.0247083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362200960" calcext:value-type="float">
            <text:p>4362200960</text:p>
          </table:table-cell>
          <table:table-cell office:value-type="float" office:value="96937" calcext:value-type="float">
            <text:p>96937</text:p>
          </table:table-cell>
          <table:table-cell office:value-type="float" office:value="1.64476827520306" calcext:value-type="float">
            <text:p>1.6447682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8000000000001" calcext:value-type="float">
            <text:p>33.8</text:p>
          </table:table-cell>
          <table:table-cell office:value-type="float" office:value="42.6" calcext:value-type="float">
            <text:p>42.6</text:p>
          </table:table-cell>
          <table:table-cell office:value-type="float" office:value="32.8222222222222" calcext:value-type="float">
            <text:p>32.8222222222</text:p>
          </table:table-cell>
          <table:table-cell table:formula="of:=[.I844]*[.J844]" office:value-type="float" office:value="159438.902293359" calcext:value-type="float">
            <text:p>159438.9022933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11243456" calcext:value-type="float">
            <text:p>4411243456</text:p>
          </table:table-cell>
          <table:table-cell office:value-type="float" office:value="98027" calcext:value-type="float">
            <text:p>98027</text:p>
          </table:table-cell>
          <table:table-cell office:value-type="float" office:value="1.62905982905983" calcext:value-type="float">
            <text:p>1.62905982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1799999999999" calcext:value-type="float">
            <text:p>34.18</text:p>
          </table:table-cell>
          <table:table-cell office:value-type="float" office:value="45.090909090909" calcext:value-type="float">
            <text:p>45.0909090909</text:p>
          </table:table-cell>
          <table:table-cell office:value-type="float" office:value="32.8314606741573" calcext:value-type="float">
            <text:p>32.8314606742</text:p>
          </table:table-cell>
          <table:table-cell table:formula="of:=[.I845]*[.J845]" office:value-type="float" office:value="159691.847863248" calcext:value-type="float">
            <text:p>159691.847863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307996096" calcext:value-type="float">
            <text:p>4307996096</text:p>
          </table:table-cell>
          <table:table-cell office:value-type="float" office:value="95733" calcext:value-type="float">
            <text:p>95733</text:p>
          </table:table-cell>
          <table:table-cell office:value-type="float" office:value="1.67502799552072" calcext:value-type="float">
            <text:p>1.67502799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3800000000001" calcext:value-type="float">
            <text:p>33.38</text:p>
          </table:table-cell>
          <table:table-cell office:value-type="float" office:value="21.6363636363637" calcext:value-type="float">
            <text:p>21.6363636364</text:p>
          </table:table-cell>
          <table:table-cell office:value-type="float" office:value="34.8314606741573" calcext:value-type="float">
            <text:p>34.8314606742</text:p>
          </table:table-cell>
          <table:table-cell table:formula="of:=[.I846]*[.J846]" office:value-type="float" office:value="160355.455095185" calcext:value-type="float">
            <text:p>160355.455095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302833728" calcext:value-type="float">
            <text:p>4302833728</text:p>
          </table:table-cell>
          <table:table-cell office:value-type="float" office:value="95618" calcext:value-type="float">
            <text:p>95618</text:p>
          </table:table-cell>
          <table:table-cell office:value-type="float" office:value="1.67704607616242" calcext:value-type="float">
            <text:p>1.67704607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34" calcext:value-type="float">
            <text:p>33.34</text:p>
          </table:table-cell>
          <table:table-cell office:value-type="float" office:value="39.6363636363636" calcext:value-type="float">
            <text:p>39.6363636364</text:p>
          </table:table-cell>
          <table:table-cell office:value-type="float" office:value="32.561797752809" calcext:value-type="float">
            <text:p>32.5617977528</text:p>
          </table:table-cell>
          <table:table-cell table:formula="of:=[.I847]*[.J847]" office:value-type="float" office:value="160355.791710499" calcext:value-type="float">
            <text:p>160355.791710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21568192" calcext:value-type="float">
            <text:p>4421568192</text:p>
          </table:table-cell>
          <table:table-cell office:value-type="float" office:value="98257" calcext:value-type="float">
            <text:p>98257</text:p>
          </table:table-cell>
          <table:table-cell office:value-type="float" office:value="1.63569039655996" calcext:value-type="float">
            <text:p>1.63569039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2600000000001" calcext:value-type="float">
            <text:p>34.26</text:p>
          </table:table-cell>
          <table:table-cell office:value-type="float" office:value="36.5999999999999" calcext:value-type="float">
            <text:p>36.6</text:p>
          </table:table-cell>
          <table:table-cell office:value-type="float" office:value="34" calcext:value-type="float">
            <text:p>34</text:p>
          </table:table-cell>
          <table:table-cell table:formula="of:=[.I848]*[.J848]" office:value-type="float" office:value="160718.031294792" calcext:value-type="float">
            <text:p>160718.031294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431892928" calcext:value-type="float">
            <text:p>4431892928</text:p>
          </table:table-cell>
          <table:table-cell office:value-type="float" office:value="98486" calcext:value-type="float">
            <text:p>98486</text:p>
          </table:table-cell>
          <table:table-cell office:value-type="float" office:value="1.63464235624123" calcext:value-type="float">
            <text:p>1.63464235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34" calcext:value-type="float">
            <text:p>34.34</text:p>
          </table:table-cell>
          <table:table-cell office:value-type="float" office:value="34.1818181818181" calcext:value-type="float">
            <text:p>34.1818181818</text:p>
          </table:table-cell>
          <table:table-cell office:value-type="float" office:value="34.3595505617977" calcext:value-type="float">
            <text:p>34.3595505618</text:p>
          </table:table-cell>
          <table:table-cell table:formula="of:=[.I849]*[.J849]" office:value-type="float" office:value="160989.387096774" calcext:value-type="float">
            <text:p>160989.387096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447380032" calcext:value-type="float">
            <text:p>4447380032</text:p>
          </table:table-cell>
          <table:table-cell office:value-type="float" office:value="98830" calcext:value-type="float">
            <text:p>98830</text:p>
          </table:table-cell>
          <table:table-cell office:value-type="float" office:value="1.63347358578775" calcext:value-type="float">
            <text:p>1.63347358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46" calcext:value-type="float">
            <text:p>34.46</text:p>
          </table:table-cell>
          <table:table-cell office:value-type="float" office:value="24" calcext:value-type="float">
            <text:p>24</text:p>
          </table:table-cell>
          <table:table-cell office:value-type="float" office:value="35.7528089887641" calcext:value-type="float">
            <text:p>35.7528089888</text:p>
          </table:table-cell>
          <table:table-cell table:formula="of:=[.I850]*[.J850]" office:value-type="float" office:value="161436.194483404" calcext:value-type="float">
            <text:p>161436.1944834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359619776" calcext:value-type="float">
            <text:p>4359619776</text:p>
          </table:table-cell>
          <table:table-cell office:value-type="float" office:value="96880" calcext:value-type="float">
            <text:p>96880</text:p>
          </table:table-cell>
          <table:table-cell office:value-type="float" office:value="1.66987681970884" calcext:value-type="float">
            <text:p>1.66987681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7800000000001" calcext:value-type="float">
            <text:p>33.78</text:p>
          </table:table-cell>
          <table:table-cell office:value-type="float" office:value="33.2727272727273" calcext:value-type="float">
            <text:p>33.2727272727</text:p>
          </table:table-cell>
          <table:table-cell office:value-type="float" office:value="33.8426966292135" calcext:value-type="float">
            <text:p>33.8426966292</text:p>
          </table:table-cell>
          <table:table-cell table:formula="of:=[.I851]*[.J851]" office:value-type="float" office:value="161777.666293393" calcext:value-type="float">
            <text:p>161777.666293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447380032" calcext:value-type="float">
            <text:p>4447380032</text:p>
          </table:table-cell>
          <table:table-cell office:value-type="float" office:value="98830" calcext:value-type="float">
            <text:p>98830</text:p>
          </table:table-cell>
          <table:table-cell office:value-type="float" office:value="1.64165497896213" calcext:value-type="float">
            <text:p>1.6416549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46" calcext:value-type="float">
            <text:p>34.46</text:p>
          </table:table-cell>
          <table:table-cell office:value-type="float" office:value="34.9000000000001" calcext:value-type="float">
            <text:p>34.9</text:p>
          </table:table-cell>
          <table:table-cell office:value-type="float" office:value="34.4111111111111" calcext:value-type="float">
            <text:p>34.4111111111</text:p>
          </table:table-cell>
          <table:table-cell table:formula="of:=[.I852]*[.J852]" office:value-type="float" office:value="162244.761570827" calcext:value-type="float">
            <text:p>162244.7615708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39636480" calcext:value-type="float">
            <text:p>4439636480</text:p>
          </table:table-cell>
          <table:table-cell office:value-type="float" office:value="98658" calcext:value-type="float">
            <text:p>98658</text:p>
          </table:table-cell>
          <table:table-cell office:value-type="float" office:value="1.64813543811485" calcext:value-type="float">
            <text:p>1.64813543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4000000000001" calcext:value-type="float">
            <text:p>34.4</text:p>
          </table:table-cell>
          <table:table-cell office:value-type="float" office:value="32.909090909091" calcext:value-type="float">
            <text:p>32.9090909091</text:p>
          </table:table-cell>
          <table:table-cell office:value-type="float" office:value="34.5842696629214" calcext:value-type="float">
            <text:p>34.5842696629</text:p>
          </table:table-cell>
          <table:table-cell table:formula="of:=[.I853]*[.J853]" office:value-type="float" office:value="162601.746053535" calcext:value-type="float">
            <text:p>162601.746053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73191872" calcext:value-type="float">
            <text:p>4473191872</text:p>
          </table:table-cell>
          <table:table-cell office:value-type="float" office:value="99404" calcext:value-type="float">
            <text:p>99404</text:p>
          </table:table-cell>
          <table:table-cell office:value-type="float" office:value="1.6372136512389" calcext:value-type="float">
            <text:p>1.63721365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66" calcext:value-type="float">
            <text:p>34.66</text:p>
          </table:table-cell>
          <table:table-cell office:value-type="float" office:value="29.1818181818181" calcext:value-type="float">
            <text:p>29.1818181818</text:p>
          </table:table-cell>
          <table:table-cell office:value-type="float" office:value="35.3370786516854" calcext:value-type="float">
            <text:p>35.3370786517</text:p>
          </table:table-cell>
          <table:table-cell table:formula="of:=[.I854]*[.J854]" office:value-type="float" office:value="162745.585787751" calcext:value-type="float">
            <text:p>162745.5857877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514490816" calcext:value-type="float">
            <text:p>4514490816</text:p>
          </table:table-cell>
          <table:table-cell office:value-type="float" office:value="100322" calcext:value-type="float">
            <text:p>100322</text:p>
          </table:table-cell>
          <table:table-cell office:value-type="float" office:value="1.62565695174391" calcext:value-type="float">
            <text:p>1.62565695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98" calcext:value-type="float">
            <text:p>34.98</text:p>
          </table:table-cell>
          <table:table-cell office:value-type="float" office:value="30" calcext:value-type="float">
            <text:p>30</text:p>
          </table:table-cell>
          <table:table-cell office:value-type="float" office:value="35.5955056179774" calcext:value-type="float">
            <text:p>35.595505618</text:p>
          </table:table-cell>
          <table:table-cell table:formula="of:=[.I855]*[.J855]" office:value-type="float" office:value="163089.156712852" calcext:value-type="float">
            <text:p>163089.156712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617738176" calcext:value-type="float">
            <text:p>4617738176</text:p>
          </table:table-cell>
          <table:table-cell office:value-type="float" office:value="102616" calcext:value-type="float">
            <text:p>102616</text:p>
          </table:table-cell>
          <table:table-cell office:value-type="float" office:value="1.59065372829417" calcext:value-type="float">
            <text:p>1.59065372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7800000000001" calcext:value-type="float">
            <text:p>35.78</text:p>
          </table:table-cell>
          <table:table-cell office:value-type="float" office:value="43.6" calcext:value-type="float">
            <text:p>43.6</text:p>
          </table:table-cell>
          <table:table-cell office:value-type="float" office:value="34.911111111111" calcext:value-type="float">
            <text:p>34.9111111111</text:p>
          </table:table-cell>
          <table:table-cell table:formula="of:=[.I856]*[.J856]" office:value-type="float" office:value="163226.522982635" calcext:value-type="float">
            <text:p>163226.522982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504166080" calcext:value-type="float">
            <text:p>4504166080</text:p>
          </table:table-cell>
          <table:table-cell office:value-type="float" office:value="100092" calcext:value-type="float">
            <text:p>100092</text:p>
          </table:table-cell>
          <table:table-cell office:value-type="float" office:value="1.63425704730053" calcext:value-type="float">
            <text:p>1.63425704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9000000000001" calcext:value-type="float">
            <text:p>34.9</text:p>
          </table:table-cell>
          <table:table-cell office:value-type="float" office:value="25" calcext:value-type="float">
            <text:p>25</text:p>
          </table:table-cell>
          <table:table-cell office:value-type="float" office:value="36.123595505618" calcext:value-type="float">
            <text:p>36.1235955056</text:p>
          </table:table-cell>
          <table:table-cell table:formula="of:=[.I857]*[.J857]" office:value-type="float" office:value="163576.056378404" calcext:value-type="float">
            <text:p>163576.0563784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609994624" calcext:value-type="float">
            <text:p>4609994624</text:p>
          </table:table-cell>
          <table:table-cell office:value-type="float" office:value="102444" calcext:value-type="float">
            <text:p>102444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7199999999999" calcext:value-type="float">
            <text:p>35.72</text:p>
          </table:table-cell>
          <table:table-cell office:value-type="float" office:value="30.7" calcext:value-type="float">
            <text:p>30.7</text:p>
          </table:table-cell>
          <table:table-cell office:value-type="float" office:value="36.2777777777778" calcext:value-type="float">
            <text:p>36.2777777778</text:p>
          </table:table-cell>
          <table:table-cell table:formula="of:=[.I858]*[.J858]" office:value-type="float" office:value="163910.4" calcext:value-type="float">
            <text:p>16391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93841344" calcext:value-type="float">
            <text:p>4493841344</text:p>
          </table:table-cell>
          <table:table-cell office:value-type="float" office:value="99863" calcext:value-type="float">
            <text:p>99863</text:p>
          </table:table-cell>
          <table:table-cell office:value-type="float" office:value="1.64378860672615" calcext:value-type="float">
            <text:p>1.64378860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8200000000001" calcext:value-type="float">
            <text:p>34.82</text:p>
          </table:table-cell>
          <table:table-cell office:value-type="float" office:value="46.1818181818181" calcext:value-type="float">
            <text:p>46.1818181818</text:p>
          </table:table-cell>
          <table:table-cell office:value-type="float" office:value="33.4157303370786" calcext:value-type="float">
            <text:p>33.4157303371</text:p>
          </table:table-cell>
          <table:table-cell table:formula="of:=[.I859]*[.J859]" office:value-type="float" office:value="164153.661633494" calcext:value-type="float">
            <text:p>164153.661633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96422528" calcext:value-type="float">
            <text:p>4496422528</text:p>
          </table:table-cell>
          <table:table-cell office:value-type="float" office:value="99920" calcext:value-type="float">
            <text:p>99920</text:p>
          </table:table-cell>
          <table:table-cell office:value-type="float" office:value="1.64470372912377" calcext:value-type="float">
            <text:p>1.64470372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84" calcext:value-type="float">
            <text:p>34.84</text:p>
          </table:table-cell>
          <table:table-cell office:value-type="float" office:value="30.8888888888888" calcext:value-type="float">
            <text:p>30.8888888889</text:p>
          </table:table-cell>
          <table:table-cell office:value-type="float" office:value="35.2307692307692" calcext:value-type="float">
            <text:p>35.2307692308</text:p>
          </table:table-cell>
          <table:table-cell table:formula="of:=[.I860]*[.J860]" office:value-type="float" office:value="164338.796614047" calcext:value-type="float">
            <text:p>164338.796614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537721472" calcext:value-type="float">
            <text:p>4537721472</text:p>
          </table:table-cell>
          <table:table-cell office:value-type="float" office:value="100838" calcext:value-type="float">
            <text:p>100838</text:p>
          </table:table-cell>
          <table:table-cell office:value-type="float" office:value="1.63674614305751" calcext:value-type="float">
            <text:p>1.6367461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33.6999999999999" calcext:value-type="float">
            <text:p>33.7</text:p>
          </table:table-cell>
          <table:table-cell office:value-type="float" office:value="35.3222222222222" calcext:value-type="float">
            <text:p>35.3222222222</text:p>
          </table:table-cell>
          <table:table-cell table:formula="of:=[.I861]*[.J861]" office:value-type="float" office:value="165046.207573633" calcext:value-type="float">
            <text:p>165046.207573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597088704" calcext:value-type="float">
            <text:p>4597088704</text:p>
          </table:table-cell>
          <table:table-cell office:value-type="float" office:value="102157" calcext:value-type="float">
            <text:p>102157</text:p>
          </table:table-cell>
          <table:table-cell office:value-type="float" office:value="1.61636141636142" calcext:value-type="float">
            <text:p>1.61636141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6199999999999" calcext:value-type="float">
            <text:p>35.62</text:p>
          </table:table-cell>
          <table:table-cell office:value-type="float" office:value="36.4000000000001" calcext:value-type="float">
            <text:p>36.4</text:p>
          </table:table-cell>
          <table:table-cell office:value-type="float" office:value="35.5333333333333" calcext:value-type="float">
            <text:p>35.5333333333</text:p>
          </table:table-cell>
          <table:table-cell table:formula="of:=[.I862]*[.J862]" office:value-type="float" office:value="165122.633211233" calcext:value-type="float">
            <text:p>165122.633211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640968832" calcext:value-type="float">
            <text:p>4640968832</text:p>
          </table:table-cell>
          <table:table-cell office:value-type="float" office:value="103132" calcext:value-type="float">
            <text:p>103132</text:p>
          </table:table-cell>
          <table:table-cell office:value-type="float" office:value="1.60274656679151" calcext:value-type="float">
            <text:p>1.60274656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96" calcext:value-type="float">
            <text:p>35.96</text:p>
          </table:table-cell>
          <table:table-cell office:value-type="float" office:value="42.7272727272726" calcext:value-type="float">
            <text:p>42.7272727273</text:p>
          </table:table-cell>
          <table:table-cell office:value-type="float" office:value="35.123595505618" calcext:value-type="float">
            <text:p>35.1235955056</text:p>
          </table:table-cell>
          <table:table-cell table:formula="of:=[.I863]*[.J863]" office:value-type="float" office:value="165294.458926342" calcext:value-type="float">
            <text:p>165294.458926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537721472" calcext:value-type="float">
            <text:p>4537721472</text:p>
          </table:table-cell>
          <table:table-cell office:value-type="float" office:value="100838" calcext:value-type="float">
            <text:p>100838</text:p>
          </table:table-cell>
          <table:table-cell office:value-type="float" office:value="1.64071996259935" calcext:value-type="float">
            <text:p>1.64071996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30.909090909091" calcext:value-type="float">
            <text:p>30.9090909091</text:p>
          </table:table-cell>
          <table:table-cell office:value-type="float" office:value="35.6853932584269" calcext:value-type="float">
            <text:p>35.6853932584</text:p>
          </table:table-cell>
          <table:table-cell table:formula="of:=[.I864]*[.J864]" office:value-type="float" office:value="165446.919588593" calcext:value-type="float">
            <text:p>165446.9195885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591926336" calcext:value-type="float">
            <text:p>4591926336</text:p>
          </table:table-cell>
          <table:table-cell office:value-type="float" office:value="102042" calcext:value-type="float">
            <text:p>102042</text:p>
          </table:table-cell>
          <table:table-cell office:value-type="float" office:value="1.6299672744273" calcext:value-type="float">
            <text:p>1.62996727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5799999999999" calcext:value-type="float">
            <text:p>35.58</text:p>
          </table:table-cell>
          <table:table-cell office:value-type="float" office:value="30.6363636363636" calcext:value-type="float">
            <text:p>30.6363636364</text:p>
          </table:table-cell>
          <table:table-cell office:value-type="float" office:value="36.1910112359551" calcext:value-type="float">
            <text:p>36.191011236</text:p>
          </table:table-cell>
          <table:table-cell table:formula="of:=[.I865]*[.J865]" office:value-type="float" office:value="166325.120617111" calcext:value-type="float">
            <text:p>166325.1206171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566114496" calcext:value-type="float">
            <text:p>4566114496</text:p>
          </table:table-cell>
          <table:table-cell office:value-type="float" office:value="101469" calcext:value-type="float">
            <text:p>101469</text:p>
          </table:table-cell>
          <table:table-cell office:value-type="float" office:value="1.64071996259935" calcext:value-type="float">
            <text:p>1.64071996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3800000000001" calcext:value-type="float">
            <text:p>35.38</text:p>
          </table:table-cell>
          <table:table-cell office:value-type="float" office:value="32.909090909091" calcext:value-type="float">
            <text:p>32.9090909091</text:p>
          </table:table-cell>
          <table:table-cell office:value-type="float" office:value="35.6853932584269" calcext:value-type="float">
            <text:p>35.6853932584</text:p>
          </table:table-cell>
          <table:table-cell table:formula="of:=[.I866]*[.J866]" office:value-type="float" office:value="166482.213884993" calcext:value-type="float">
            <text:p>166482.213884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87430144" calcext:value-type="float">
            <text:p>4687430144</text:p>
          </table:table-cell>
          <table:table-cell office:value-type="float" office:value="104165" calcext:value-type="float">
            <text:p>104165</text:p>
          </table:table-cell>
          <table:table-cell office:value-type="float" office:value="1.603663003663" calcext:value-type="float">
            <text:p>1.60366300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26.909090909091" calcext:value-type="float">
            <text:p>26.9090909091</text:p>
          </table:table-cell>
          <table:table-cell office:value-type="float" office:value="37.4831460674158" calcext:value-type="float">
            <text:p>37.4831460674</text:p>
          </table:table-cell>
          <table:table-cell table:formula="of:=[.I867]*[.J867]" office:value-type="float" office:value="167045.556776557" calcext:value-type="float">
            <text:p>167045.556776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677105408" calcext:value-type="float">
            <text:p>4677105408</text:p>
          </table:table-cell>
          <table:table-cell office:value-type="float" office:value="103935" calcext:value-type="float">
            <text:p>103935</text:p>
          </table:table-cell>
          <table:table-cell office:value-type="float" office:value="1.61323459149546" calcext:value-type="float">
            <text:p>1.61323459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2399999999999" calcext:value-type="float">
            <text:p>36.24</text:p>
          </table:table-cell>
          <table:table-cell office:value-type="float" office:value="44.1" calcext:value-type="float">
            <text:p>44.1</text:p>
          </table:table-cell>
          <table:table-cell office:value-type="float" office:value="35.3666666666668" calcext:value-type="float">
            <text:p>35.3666666667</text:p>
          </table:table-cell>
          <table:table-cell table:formula="of:=[.I868]*[.J868]" office:value-type="float" office:value="167671.53726708" calcext:value-type="float">
            <text:p>167671.537267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671943040" calcext:value-type="float">
            <text:p>4671943040</text:p>
          </table:table-cell>
          <table:table-cell office:value-type="float" office:value="103820" calcext:value-type="float">
            <text:p>103820</text:p>
          </table:table-cell>
          <table:table-cell office:value-type="float" office:value="1.61991584852735" calcext:value-type="float">
            <text:p>1.61991584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1999999999999" calcext:value-type="float">
            <text:p>36.2</text:p>
          </table:table-cell>
          <table:table-cell office:value-type="float" office:value="35.8181818181819" calcext:value-type="float">
            <text:p>35.8181818182</text:p>
          </table:table-cell>
          <table:table-cell office:value-type="float" office:value="36.2471910112359" calcext:value-type="float">
            <text:p>36.2471910112</text:p>
          </table:table-cell>
          <table:table-cell table:formula="of:=[.I869]*[.J869]" office:value-type="float" office:value="168179.663394109" calcext:value-type="float">
            <text:p>168179.6633941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682267776" calcext:value-type="float">
            <text:p>4682267776</text:p>
          </table:table-cell>
          <table:table-cell office:value-type="float" office:value="104050" calcext:value-type="float">
            <text:p>104050</text:p>
          </table:table-cell>
          <table:table-cell office:value-type="float" office:value="1.628460306566" calcext:value-type="float">
            <text:p>1.62846030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2800000000001" calcext:value-type="float">
            <text:p>36.28</text:p>
          </table:table-cell>
          <table:table-cell office:value-type="float" office:value="44.8000000000001" calcext:value-type="float">
            <text:p>44.8</text:p>
          </table:table-cell>
          <table:table-cell office:value-type="float" office:value="35.3333333333334" calcext:value-type="float">
            <text:p>35.3333333333</text:p>
          </table:table-cell>
          <table:table-cell table:formula="of:=[.I870]*[.J870]" office:value-type="float" office:value="169441.294898193" calcext:value-type="float">
            <text:p>169441.294898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22900544" calcext:value-type="float">
            <text:p>4622900544</text:p>
          </table:table-cell>
          <table:table-cell office:value-type="float" office:value="102731" calcext:value-type="float">
            <text:p>102731</text:p>
          </table:table-cell>
          <table:table-cell office:value-type="float" office:value="1.65240761478163" calcext:value-type="float">
            <text:p>1.65240761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.8200000000001" calcext:value-type="float">
            <text:p>35.82</text:p>
          </table:table-cell>
          <table:table-cell office:value-type="float" office:value="27.6363636363636" calcext:value-type="float">
            <text:p>27.6363636364</text:p>
          </table:table-cell>
          <table:table-cell office:value-type="float" office:value="36.8314606741573" calcext:value-type="float">
            <text:p>36.8314606742</text:p>
          </table:table-cell>
          <table:table-cell table:formula="of:=[.I871]*[.J871]" office:value-type="float" office:value="169753.486674132" calcext:value-type="float">
            <text:p>169753.486674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713241984" calcext:value-type="float">
            <text:p>4713241984</text:p>
          </table:table-cell>
          <table:table-cell office:value-type="float" office:value="104738" calcext:value-type="float">
            <text:p>104738</text:p>
          </table:table-cell>
          <table:table-cell office:value-type="float" office:value="1.63574561403509" calcext:value-type="float">
            <text:p>1.6357456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52" calcext:value-type="float">
            <text:p>36.52</text:p>
          </table:table-cell>
          <table:table-cell office:value-type="float" office:value="31.6363636363636" calcext:value-type="float">
            <text:p>31.6363636364</text:p>
          </table:table-cell>
          <table:table-cell office:value-type="float" office:value="37.123595505618" calcext:value-type="float">
            <text:p>37.1235955056</text:p>
          </table:table-cell>
          <table:table-cell table:formula="of:=[.I872]*[.J872]" office:value-type="float" office:value="171324.724122807" calcext:value-type="float">
            <text:p>171324.7241228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826814080" calcext:value-type="float">
            <text:p>4826814080</text:p>
          </table:table-cell>
          <table:table-cell office:value-type="float" office:value="107262" calcext:value-type="float">
            <text:p>107262</text:p>
          </table:table-cell>
          <table:table-cell office:value-type="float" office:value="1.60152890587673" calcext:value-type="float">
            <text:p>1.6015289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.4000000000001" calcext:value-type="float">
            <text:p>37.4</text:p>
          </table:table-cell>
          <table:table-cell office:value-type="float" office:value="39" calcext:value-type="float">
            <text:p>39</text:p>
          </table:table-cell>
          <table:table-cell office:value-type="float" office:value="37.2222222222222" calcext:value-type="float">
            <text:p>37.2222222222</text:p>
          </table:table-cell>
          <table:table-cell table:formula="of:=[.I873]*[.J873]" office:value-type="float" office:value="171783.19350215" calcext:value-type="float">
            <text:p>171783.19350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759703296" calcext:value-type="float">
            <text:p>4759703296</text:p>
          </table:table-cell>
          <table:table-cell office:value-type="float" office:value="105771" calcext:value-type="float">
            <text:p>105771</text:p>
          </table:table-cell>
          <table:table-cell office:value-type="float" office:value="1.62933930571109" calcext:value-type="float">
            <text:p>1.6293393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.88" calcext:value-type="float">
            <text:p>36.88</text:p>
          </table:table-cell>
          <table:table-cell office:value-type="float" office:value="24.9090909090909" calcext:value-type="float">
            <text:p>24.9090909091</text:p>
          </table:table-cell>
          <table:table-cell office:value-type="float" office:value="38.3595505617977" calcext:value-type="float">
            <text:p>38.3595505618</text:p>
          </table:table-cell>
          <table:table-cell table:formula="of:=[.I874]*[.J874]" office:value-type="float" office:value="172336.847704367" calcext:value-type="float">
            <text:p>172336.8477043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881018944" calcext:value-type="float">
            <text:p>4881018944</text:p>
          </table:table-cell>
          <table:table-cell office:value-type="float" office:value="108467" calcext:value-type="float">
            <text:p>108467</text:p>
          </table:table-cell>
          <table:table-cell office:value-type="float" office:value="1.60081223124701" calcext:value-type="float">
            <text:p>1.60081223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.8200000000001" calcext:value-type="float">
            <text:p>37.82</text:p>
          </table:table-cell>
          <table:table-cell office:value-type="float" office:value="43.8181818181819" calcext:value-type="float">
            <text:p>43.8181818182</text:p>
          </table:table-cell>
          <table:table-cell office:value-type="float" office:value="37.0786516853932" calcext:value-type="float">
            <text:p>37.0786516854</text:p>
          </table:table-cell>
          <table:table-cell table:formula="of:=[.I875]*[.J875]" office:value-type="float" office:value="173635.30028667" calcext:value-type="float">
            <text:p>173635.30028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826814080" calcext:value-type="float">
            <text:p>4826814080</text:p>
          </table:table-cell>
          <table:table-cell office:value-type="float" office:value="107262" calcext:value-type="float">
            <text:p>107262</text:p>
          </table:table-cell>
          <table:table-cell office:value-type="float" office:value="1.62136810798444" calcext:value-type="float">
            <text:p>1.621368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.4000000000001" calcext:value-type="float">
            <text:p>37.4</text:p>
          </table:table-cell>
          <table:table-cell office:value-type="float" office:value="31.090909090909" calcext:value-type="float">
            <text:p>31.0909090909</text:p>
          </table:table-cell>
          <table:table-cell office:value-type="float" office:value="38.1797752808989" calcext:value-type="float">
            <text:p>38.1797752809</text:p>
          </table:table-cell>
          <table:table-cell table:formula="of:=[.I876]*[.J876]" office:value-type="float" office:value="173911.185998627" calcext:value-type="float">
            <text:p>173911.1859986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906830784" calcext:value-type="float">
            <text:p>4906830784</text:p>
          </table:table-cell>
          <table:table-cell office:value-type="float" office:value="109040" calcext:value-type="float">
            <text:p>109040</text:p>
          </table:table-cell>
          <table:table-cell office:value-type="float" office:value="1.59722885809842" calcext:value-type="float">
            <text:p>1.59722885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.02" calcext:value-type="float">
            <text:p>38.02</text:p>
          </table:table-cell>
          <table:table-cell office:value-type="float" office:value="42.6" calcext:value-type="float">
            <text:p>42.6</text:p>
          </table:table-cell>
          <table:table-cell office:value-type="float" office:value="37.5111111111111" calcext:value-type="float">
            <text:p>37.5111111111</text:p>
          </table:table-cell>
          <table:table-cell table:formula="of:=[.I877]*[.J877]" office:value-type="float" office:value="174161.834687052" calcext:value-type="float">
            <text:p>174161.8346870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813908160" calcext:value-type="float">
            <text:p>4813908160</text:p>
          </table:table-cell>
          <table:table-cell office:value-type="float" office:value="106975" calcext:value-type="float">
            <text:p>106975</text:p>
          </table:table-cell>
          <table:table-cell office:value-type="float" office:value="1.63964165733483" calcext:value-type="float">
            <text:p>1.63964165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.3000000000001" calcext:value-type="float">
            <text:p>37.3</text:p>
          </table:table-cell>
          <table:table-cell office:value-type="float" office:value="35.2727272727273" calcext:value-type="float">
            <text:p>35.2727272727</text:p>
          </table:table-cell>
          <table:table-cell office:value-type="float" office:value="37.5505617977528" calcext:value-type="float">
            <text:p>37.5505617978</text:p>
          </table:table-cell>
          <table:table-cell table:formula="of:=[.I878]*[.J878]" office:value-type="float" office:value="175400.666293393" calcext:value-type="float">
            <text:p>175400.666293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924899072" calcext:value-type="float">
            <text:p>4924899072</text:p>
          </table:table-cell>
          <table:table-cell office:value-type="float" office:value="109442" calcext:value-type="float">
            <text:p>109442</text:p>
          </table:table-cell>
          <table:table-cell office:value-type="float" office:value="1.61221688400823" calcext:value-type="float">
            <text:p>1.6122168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.1599999999999" calcext:value-type="float">
            <text:p>38.16</text:p>
          </table:table-cell>
          <table:table-cell office:value-type="float" office:value="38.909090909091" calcext:value-type="float">
            <text:p>38.9090909091</text:p>
          </table:table-cell>
          <table:table-cell office:value-type="float" office:value="38.0674157303371" calcext:value-type="float">
            <text:p>38.0674157303</text:p>
          </table:table-cell>
          <table:table-cell table:formula="of:=[.I879]*[.J879]" office:value-type="float" office:value="176444.240219629" calcext:value-type="float">
            <text:p>176444.240219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986847488" calcext:value-type="float">
            <text:p>4986847488</text:p>
          </table:table-cell>
          <table:table-cell office:value-type="float" office:value="110818" calcext:value-type="float">
            <text:p>110818</text:p>
          </table:table-cell>
          <table:table-cell office:value-type="float" office:value="1.60558224662549" calcext:value-type="float">
            <text:p>1.60558224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.6399999999999" calcext:value-type="float">
            <text:p>38.64</text:p>
          </table:table-cell>
          <table:table-cell office:value-type="float" office:value="34.909090909091" calcext:value-type="float">
            <text:p>34.9090909091</text:p>
          </table:table-cell>
          <table:table-cell office:value-type="float" office:value="39.1011235955057" calcext:value-type="float">
            <text:p>39.1011235955</text:p>
          </table:table-cell>
          <table:table-cell table:formula="of:=[.I880]*[.J880]" office:value-type="float" office:value="177927.413406543" calcext:value-type="float">
            <text:p>177927.413406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971360384" calcext:value-type="float">
            <text:p>4971360384</text:p>
          </table:table-cell>
          <table:table-cell office:value-type="float" office:value="110474" calcext:value-type="float">
            <text:p>110474</text:p>
          </table:table-cell>
          <table:table-cell office:value-type="float" office:value="1.62105263157895" calcext:value-type="float">
            <text:p>1.62105263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.52" calcext:value-type="float">
            <text:p>38.52</text:p>
          </table:table-cell>
          <table:table-cell office:value-type="float" office:value="30.4545454545455" calcext:value-type="float">
            <text:p>30.4545454545</text:p>
          </table:table-cell>
          <table:table-cell office:value-type="float" office:value="39.5168539325842" calcext:value-type="float">
            <text:p>39.5168539326</text:p>
          </table:table-cell>
          <table:table-cell table:formula="of:=[.I881]*[.J881]" office:value-type="float" office:value="179084.168421053" calcext:value-type="float">
            <text:p>179084.168421053</text:p>
          </table:table-cell>
        </table:table-row>
      </table:table>
      <table:named-expressions/>
      <table:database-ranges>
        <table:database-range table:name="data" table:target-range-address="'simul_100_0.9_10_5'.A1:'simul_100_0.9_10_5'.P881" table:on-update-keep-styles="true" table:on-update-keep-size="fals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6T17:38:29.542638992</dc:date>
    <meta:editing-duration>PT2M52S</meta:editing-duration>
    <meta:editing-cycles>1</meta:editing-cycles>
    <meta:document-statistic meta:table-count="1" meta:cell-count="14096" meta:object-count="0"/>
    <meta:generator>LibreOffice/5.1.6.2$Linux_X86_64 LibreOffice_project/10m0$Build-2</meta:generator>
  </office:meta>
</office:document-meta>
</file>